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8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 style:data-style-name="N108">
      <style:text-properties style:text-position=""/>
    </style:style>
    <style:style style:name="ce3" style:family="table-cell" style:parent-style-name="Default" style:data-style-name="N1">
      <style:text-properties fo:font-weight="bold"/>
    </style:style>
    <style:style style:name="ce4" style:family="table-cell" style:parent-style-name="Default" style:data-style-name="N1"/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 style:data-style-name="N10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251" table:default-cell-style-name="Default"/>
        <table:table-row table:style-name="ro3">
          <table:table-cell table:style-name="ce3" office:value-type="string">
            <text:p>ADC</text:p>
          </table:table-cell>
          <table:table-cell table:style-name="ce5" office:value-type="string">
            <text:p>V</text:p>
          </table:table-cell>
          <table:table-cell table:style-name="ce6" office:value-type="string">
            <text:p>R</text:p>
          </table:table-cell>
          <table:table-cell table:style-name="ce6" office:value-type="string">
            <text:p>Temp</text:p>
          </table:table-cell>
          <table:table-cell table:style-name="ce10" office:value-type="string">
            <text:p>Table</text:p>
          </table:table-cell>
          <table:table-cell table:style-name="ce5" table:number-columns-repeated="251"/>
        </table:table-row>
        <table:table-row table:style-name="ro3">
          <table:table-cell office:value-type="float" office:value="0">
            <text:p>0</text:p>
          </table:table-cell>
          <table:table-cell table:formula="of:=(2*[.A2]+512)*5/1024" office:value-type="float" office:value="2.5">
            <text:p>2,5</text:p>
          </table:table-cell>
          <table:table-cell table:style-name="ce7" table:formula="of:=10000/(5/(5-[.B2])-1)" office:value-type="float" office:value="10000">
            <text:p>10000</text:p>
          </table:table-cell>
          <table:table-cell table:style-name="ce7" table:formula="of:=-273.15+1/(3.354016*10^-3+2.56985*10^-4*LN([.C2]/10000)+2.620131*10^-6*LN([.C2]/10000)^2+6.383091*10^-8*LN([.C2]/10000)^3)" office:value-type="float" office:value="25.000038640245">
            <text:p>25</text:p>
          </table:table-cell>
          <table:table-cell table:style-name="ce11" table:formula="of:=MIN([.D2];255)" office:value-type="float" office:value="25.000038640245">
            <text:p>25</text:p>
          </table:table-cell>
          <table:table-cell table:style-name="ce5" table:number-columns-repeated="251"/>
        </table:table-row>
        <table:table-row table:style-name="ro3">
          <table:table-cell office:value-type="float" office:value="1">
            <text:p>1</text:p>
          </table:table-cell>
          <table:table-cell table:formula="of:=(2*[.A3]+512)*5/1024" office:value-type="float" office:value="2.509765625">
            <text:p>2,51</text:p>
          </table:table-cell>
          <table:table-cell table:style-name="ce7" table:formula="of:=10000/(5/(5-[.B3])-1)" office:value-type="float" office:value="9922.17898832685">
            <text:p>9922,18</text:p>
          </table:table-cell>
          <table:table-cell table:style-name="ce7" table:formula="of:=-273.15+1/(3.354016*10^-3+2.56985*10^-4*LN([.C3]/10000)+2.620131*10^-6*LN([.C3]/10000)^2+6.383091*10^-8*LN([.C3]/10000)^3)" office:value-type="float" office:value="25.1786031684045">
            <text:p>25,18</text:p>
          </table:table-cell>
          <table:table-cell table:style-name="ce11" table:formula="of:=MIN([.D3];255)" office:value-type="float" office:value="25.1786031684045">
            <text:p>25</text:p>
          </table:table-cell>
          <table:table-cell table:number-columns-repeated="251"/>
        </table:table-row>
        <table:table-row table:style-name="ro3">
          <table:table-cell table:formula="of:=[.A3]+1" office:value-type="float" office:value="2">
            <text:p>2</text:p>
          </table:table-cell>
          <table:table-cell table:formula="of:=(2*[.A4]+512)*5/1024" office:value-type="float" office:value="2.51953125">
            <text:p>2,52</text:p>
          </table:table-cell>
          <table:table-cell table:style-name="ce7" table:formula="of:=10000/(5/(5-[.B4])-1)" office:value-type="float" office:value="9844.96124031008">
            <text:p>9844,96</text:p>
          </table:table-cell>
          <table:table-cell table:style-name="ce7" table:formula="of:=-273.15+1/(3.35*10^-3+2.57*10^-4*LN([.C4]/10000)+2.63*10^-6*LN([.C4]/10000)^2+6.75*10^-8*LN([.C4]/10000)^3)" office:value-type="float" office:value="25.7156611966984">
            <text:p>25,72</text:p>
          </table:table-cell>
          <table:table-cell table:style-name="ce11" table:formula="of:=MIN([.D4];255)" office:value-type="float" office:value="25.7156611966984">
            <text:p>26</text:p>
          </table:table-cell>
          <table:table-cell table:number-columns-repeated="251"/>
        </table:table-row>
        <table:table-row table:style-name="ro3">
          <table:table-cell table:formula="of:=[.A4]+1" office:value-type="float" office:value="3">
            <text:p>3</text:p>
          </table:table-cell>
          <table:table-cell table:formula="of:=(2*[.A5]+512)*5/1024" office:value-type="float" office:value="2.529296875">
            <text:p>2,53</text:p>
          </table:table-cell>
          <table:table-cell table:style-name="ce7" table:formula="of:=10000/(5/(5-[.B5])-1)" office:value-type="float" office:value="9768.33976833977">
            <text:p>9768,34</text:p>
          </table:table-cell>
          <table:table-cell table:style-name="ce7" table:formula="of:=-273.15+1/(3.35*10^-3+2.57*10^-4*LN([.C5]/10000)+2.63*10^-6*LN([.C5]/10000)^2+6.75*10^-8*LN([.C5]/10000)^3)" office:value-type="float" office:value="25.8950536843856">
            <text:p>25,9</text:p>
          </table:table-cell>
          <table:table-cell table:style-name="ce11" table:formula="of:=MIN([.D5];255)" office:value-type="float" office:value="25.8950536843856">
            <text:p>26</text:p>
          </table:table-cell>
          <table:table-cell table:number-columns-repeated="251"/>
        </table:table-row>
        <table:table-row table:style-name="ro3">
          <table:table-cell table:formula="of:=[.A5]+1" office:value-type="float" office:value="4">
            <text:p>4</text:p>
          </table:table-cell>
          <table:table-cell table:formula="of:=(2*[.A6]+512)*5/1024" office:value-type="float" office:value="2.5390625">
            <text:p>2,54</text:p>
          </table:table-cell>
          <table:table-cell table:style-name="ce7" table:formula="of:=10000/(5/(5-[.B6])-1)" office:value-type="float" office:value="9692.30769230769">
            <text:p>9692,31</text:p>
          </table:table-cell>
          <table:table-cell table:style-name="ce7" table:formula="of:=-273.15+1/(3.35*10^-3+2.57*10^-4*LN([.C6]/10000)+2.63*10^-6*LN([.C6]/10000)^2+6.75*10^-8*LN([.C6]/10000)^3)" office:value-type="float" office:value="26.0746494143095">
            <text:p>26,07</text:p>
          </table:table-cell>
          <table:table-cell table:style-name="ce11" table:formula="of:=MIN([.D6];255)" office:value-type="float" office:value="26.0746494143095">
            <text:p>26</text:p>
          </table:table-cell>
          <table:table-cell table:number-columns-repeated="251"/>
        </table:table-row>
        <table:table-row table:style-name="ro3">
          <table:table-cell table:formula="of:=[.A6]+1" office:value-type="float" office:value="5">
            <text:p>5</text:p>
          </table:table-cell>
          <table:table-cell table:formula="of:=(2*[.A7]+512)*5/1024" office:value-type="float" office:value="2.548828125">
            <text:p>2,55</text:p>
          </table:table-cell>
          <table:table-cell table:style-name="ce7" table:formula="of:=10000/(5/(5-[.B7])-1)" office:value-type="float" office:value="9616.85823754789">
            <text:p>9616,86</text:p>
          </table:table-cell>
          <table:table-cell table:style-name="ce7" table:formula="of:=-273.15+1/(3.35*10^-3+2.57*10^-4*LN([.C7]/10000)+2.63*10^-6*LN([.C7]/10000)^2+6.75*10^-8*LN([.C7]/10000)^3)" office:value-type="float" office:value="26.2544542348843">
            <text:p>26,25</text:p>
          </table:table-cell>
          <table:table-cell table:style-name="ce11" table:formula="of:=MIN([.D7];255)" office:value-type="float" office:value="26.2544542348843">
            <text:p>26</text:p>
          </table:table-cell>
          <table:table-cell table:number-columns-repeated="251"/>
        </table:table-row>
        <table:table-row table:style-name="ro3">
          <table:table-cell table:formula="of:=[.A7]+1" office:value-type="float" office:value="6">
            <text:p>6</text:p>
          </table:table-cell>
          <table:table-cell table:formula="of:=(2*[.A8]+512)*5/1024" office:value-type="float" office:value="2.55859375">
            <text:p>2,56</text:p>
          </table:table-cell>
          <table:table-cell table:style-name="ce7" table:formula="of:=10000/(5/(5-[.B8])-1)" office:value-type="float" office:value="9541.98473282443">
            <text:p>9541,98</text:p>
          </table:table-cell>
          <table:table-cell table:style-name="ce7" table:formula="of:=-273.15+1/(3.35*10^-3+2.57*10^-4*LN([.C8]/10000)+2.63*10^-6*LN([.C8]/10000)^2+6.75*10^-8*LN([.C8]/10000)^3)" office:value-type="float" office:value="26.4344740223108">
            <text:p>26,43</text:p>
          </table:table-cell>
          <table:table-cell table:style-name="ce11" table:formula="of:=MIN([.D8];255)" office:value-type="float" office:value="26.4344740223108">
            <text:p>26</text:p>
          </table:table-cell>
          <table:table-cell table:number-columns-repeated="251"/>
        </table:table-row>
        <table:table-row table:style-name="ro3">
          <table:table-cell table:formula="of:=[.A8]+1" office:value-type="float" office:value="7">
            <text:p>7</text:p>
          </table:table-cell>
          <table:table-cell table:formula="of:=(2*[.A9]+512)*5/1024" office:value-type="float" office:value="2.568359375">
            <text:p>2,57</text:p>
          </table:table-cell>
          <table:table-cell table:style-name="ce7" table:formula="of:=10000/(5/(5-[.B9])-1)" office:value-type="float" office:value="9467.68060836502">
            <text:p>9467,68</text:p>
          </table:table-cell>
          <table:table-cell table:style-name="ce7" table:formula="of:=-273.15+1/(3.35*10^-3+2.57*10^-4*LN([.C9]/10000)+2.63*10^-6*LN([.C9]/10000)^2+6.75*10^-8*LN([.C9]/10000)^3)" office:value-type="float" office:value="26.6147146817128">
            <text:p>26,61</text:p>
          </table:table-cell>
          <table:table-cell table:style-name="ce11" table:formula="of:=MIN([.D9];255)" office:value-type="float" office:value="26.6147146817128">
            <text:p>27</text:p>
          </table:table-cell>
          <table:table-cell table:number-columns-repeated="251"/>
        </table:table-row>
        <table:table-row table:style-name="ro3">
          <table:table-cell table:formula="of:=[.A9]+1" office:value-type="float" office:value="8">
            <text:p>8</text:p>
          </table:table-cell>
          <table:table-cell table:formula="of:=(2*[.A10]+512)*5/1024" office:value-type="float" office:value="2.578125">
            <text:p>2,58</text:p>
          </table:table-cell>
          <table:table-cell table:style-name="ce7" table:formula="of:=10000/(5/(5-[.B10])-1)" office:value-type="float" office:value="9393.93939393939">
            <text:p>9393,94</text:p>
          </table:table-cell>
          <table:table-cell table:style-name="ce7" table:formula="of:=-273.15+1/(3.35*10^-3+2.57*10^-4*LN([.C10]/10000)+2.63*10^-6*LN([.C10]/10000)^2+6.75*10^-8*LN([.C10]/10000)^3)" office:value-type="float" office:value="26.7951821482839">
            <text:p>26,8</text:p>
          </table:table-cell>
          <table:table-cell table:style-name="ce11" table:formula="of:=MIN([.D10];255)" office:value-type="float" office:value="26.7951821482839">
            <text:p>27</text:p>
          </table:table-cell>
          <table:table-cell table:number-columns-repeated="251"/>
        </table:table-row>
        <table:table-row table:style-name="ro3">
          <table:table-cell table:formula="of:=[.A10]+1" office:value-type="float" office:value="9">
            <text:p>9</text:p>
          </table:table-cell>
          <table:table-cell table:formula="of:=(2*[.A11]+512)*5/1024" office:value-type="float" office:value="2.587890625">
            <text:p>2,59</text:p>
          </table:table-cell>
          <table:table-cell table:style-name="ce7" table:formula="of:=10000/(5/(5-[.B11])-1)" office:value-type="float" office:value="9320.75471698113">
            <text:p>9320,75</text:p>
          </table:table-cell>
          <table:table-cell table:style-name="ce7" table:formula="of:=-273.15+1/(3.35*10^-3+2.57*10^-4*LN([.C11]/10000)+2.63*10^-6*LN([.C11]/10000)^2+6.75*10^-8*LN([.C11]/10000)^3)" office:value-type="float" office:value="26.9758823884464">
            <text:p>26,98</text:p>
          </table:table-cell>
          <table:table-cell table:style-name="ce11" table:formula="of:=MIN([.D11];255)" office:value-type="float" office:value="26.9758823884464">
            <text:p>27</text:p>
          </table:table-cell>
          <table:table-cell table:number-columns-repeated="251"/>
        </table:table-row>
        <table:table-row table:style-name="ro3">
          <table:table-cell table:formula="of:=[.A11]+1" office:value-type="float" office:value="10">
            <text:p>10</text:p>
          </table:table-cell>
          <table:table-cell table:formula="of:=(2*[.A12]+512)*5/1024" office:value-type="float" office:value="2.59765625">
            <text:p>2,6</text:p>
          </table:table-cell>
          <table:table-cell table:style-name="ce7" table:formula="of:=10000/(5/(5-[.B12])-1)" office:value-type="float" office:value="9248.12030075188">
            <text:p>9248,12</text:p>
          </table:table-cell>
          <table:table-cell table:style-name="ce7" table:formula="of:=-273.15+1/(3.35*10^-3+2.57*10^-4*LN([.C12]/10000)+2.63*10^-6*LN([.C12]/10000)^2+6.75*10^-8*LN([.C12]/10000)^3)" office:value-type="float" office:value="27.1568214010225">
            <text:p>27,16</text:p>
          </table:table-cell>
          <table:table-cell table:style-name="ce11" table:formula="of:=MIN([.D12];255)" office:value-type="float" office:value="27.1568214010225">
            <text:p>27</text:p>
          </table:table-cell>
          <table:table-cell table:number-columns-repeated="251"/>
        </table:table-row>
        <table:table-row table:style-name="ro3">
          <table:table-cell table:formula="of:=[.A12]+1" office:value-type="float" office:value="11">
            <text:p>11</text:p>
          </table:table-cell>
          <table:table-cell table:formula="of:=(2*[.A13]+512)*5/1024" office:value-type="float" office:value="2.607421875">
            <text:p>2,61</text:p>
          </table:table-cell>
          <table:table-cell table:style-name="ce7" table:formula="of:=10000/(5/(5-[.B13])-1)" office:value-type="float" office:value="9176.02996254681">
            <text:p>9176,03</text:p>
          </table:table-cell>
          <table:table-cell table:style-name="ce7" table:formula="of:=-273.15+1/(3.35*10^-3+2.57*10^-4*LN([.C13]/10000)+2.63*10^-6*LN([.C13]/10000)^2+6.75*10^-8*LN([.C13]/10000)^3)" office:value-type="float" office:value="27.3380052184169">
            <text:p>27,34</text:p>
          </table:table-cell>
          <table:table-cell table:style-name="ce11" table:formula="of:=MIN([.D13];255)" office:value-type="float" office:value="27.3380052184169">
            <text:p>27</text:p>
          </table:table-cell>
          <table:table-cell table:number-columns-repeated="251"/>
        </table:table-row>
        <table:table-row table:style-name="ro3">
          <table:table-cell table:formula="of:=[.A13]+1" office:value-type="float" office:value="12">
            <text:p>12</text:p>
          </table:table-cell>
          <table:table-cell table:formula="of:=(2*[.A14]+512)*5/1024" office:value-type="float" office:value="2.6171875">
            <text:p>2,62</text:p>
          </table:table-cell>
          <table:table-cell table:style-name="ce7" table:formula="of:=10000/(5/(5-[.B14])-1)" office:value-type="float" office:value="9104.4776119403">
            <text:p>9104,48</text:p>
          </table:table-cell>
          <table:table-cell table:style-name="ce7" table:formula="of:=-273.15+1/(3.35*10^-3+2.57*10^-4*LN([.C14]/10000)+2.63*10^-6*LN([.C14]/10000)^2+6.75*10^-8*LN([.C14]/10000)^3)" office:value-type="float" office:value="27.5194399078148">
            <text:p>27,52</text:p>
          </table:table-cell>
          <table:table-cell table:style-name="ce11" table:formula="of:=MIN([.D14];255)" office:value-type="float" office:value="27.5194399078148">
            <text:p>28</text:p>
          </table:table-cell>
          <table:table-cell table:number-columns-repeated="251"/>
        </table:table-row>
        <table:table-row table:style-name="ro3">
          <table:table-cell table:formula="of:=[.A14]+1" office:value-type="float" office:value="13">
            <text:p>13</text:p>
          </table:table-cell>
          <table:table-cell table:formula="of:=(2*[.A15]+512)*5/1024" office:value-type="float" office:value="2.626953125">
            <text:p>2,63</text:p>
          </table:table-cell>
          <table:table-cell table:style-name="ce7" table:formula="of:=10000/(5/(5-[.B15])-1)" office:value-type="float" office:value="9033.45724907063">
            <text:p>9033,46</text:p>
          </table:table-cell>
          <table:table-cell table:style-name="ce7" table:formula="of:=-273.15+1/(3.35*10^-3+2.57*10^-4*LN([.C15]/10000)+2.63*10^-6*LN([.C15]/10000)^2+6.75*10^-8*LN([.C15]/10000)^3)" office:value-type="float" office:value="27.701131572392">
            <text:p>27,7</text:p>
          </table:table-cell>
          <table:table-cell table:style-name="ce11" table:formula="of:=MIN([.D15];255)" office:value-type="float" office:value="27.701131572392">
            <text:p>28</text:p>
          </table:table-cell>
          <table:table-cell table:number-columns-repeated="251"/>
        </table:table-row>
        <table:table-row table:style-name="ro3">
          <table:table-cell table:formula="of:=[.A15]+1" office:value-type="float" office:value="14">
            <text:p>14</text:p>
          </table:table-cell>
          <table:table-cell table:formula="of:=(2*[.A16]+512)*5/1024" office:value-type="float" office:value="2.63671875">
            <text:p>2,64</text:p>
          </table:table-cell>
          <table:table-cell table:style-name="ce7" table:formula="of:=10000/(5/(5-[.B16])-1)" office:value-type="float" office:value="8962.96296296296">
            <text:p>8962,96</text:p>
          </table:table-cell>
          <table:table-cell table:style-name="ce7" table:formula="of:=-273.15+1/(3.35*10^-3+2.57*10^-4*LN([.C16]/10000)+2.63*10^-6*LN([.C16]/10000)^2+6.75*10^-8*LN([.C16]/10000)^3)" office:value-type="float" office:value="27.8830863525403">
            <text:p>27,88</text:p>
          </table:table-cell>
          <table:table-cell table:style-name="ce11" table:formula="of:=MIN([.D16];255)" office:value-type="float" office:value="27.8830863525403">
            <text:p>28</text:p>
          </table:table-cell>
          <table:table-cell table:number-columns-repeated="251"/>
        </table:table-row>
        <table:table-row table:style-name="ro3">
          <table:table-cell table:formula="of:=[.A16]+1" office:value-type="float" office:value="15">
            <text:p>15</text:p>
          </table:table-cell>
          <table:table-cell table:formula="of:=(2*[.A17]+512)*5/1024" office:value-type="float" office:value="2.646484375">
            <text:p>2,65</text:p>
          </table:table-cell>
          <table:table-cell table:style-name="ce7" table:formula="of:=10000/(5/(5-[.B17])-1)" office:value-type="float" office:value="8892.9889298893">
            <text:p>8892,99</text:p>
          </table:table-cell>
          <table:table-cell table:style-name="ce7" table:formula="of:=-273.15+1/(3.35*10^-3+2.57*10^-4*LN([.C17]/10000)+2.63*10^-6*LN([.C17]/10000)^2+6.75*10^-8*LN([.C17]/10000)^3)" office:value-type="float" office:value="28.0653104271079">
            <text:p>28,07</text:p>
          </table:table-cell>
          <table:table-cell table:style-name="ce11" table:formula="of:=MIN([.D17];255)" office:value-type="float" office:value="28.0653104271079">
            <text:p>28</text:p>
          </table:table-cell>
          <table:table-cell table:number-columns-repeated="251"/>
        </table:table-row>
        <table:table-row table:style-name="ro3">
          <table:table-cell table:formula="of:=[.A17]+1" office:value-type="float" office:value="16">
            <text:p>16</text:p>
          </table:table-cell>
          <table:table-cell table:formula="of:=(2*[.A18]+512)*5/1024" office:value-type="float" office:value="2.65625">
            <text:p>2,66</text:p>
          </table:table-cell>
          <table:table-cell table:style-name="ce7" table:formula="of:=10000/(5/(5-[.B18])-1)" office:value-type="float" office:value="8823.52941176471">
            <text:p>8823,53</text:p>
          </table:table-cell>
          <table:table-cell table:style-name="ce7" table:formula="of:=-273.15+1/(3.35*10^-3+2.57*10^-4*LN([.C18]/10000)+2.63*10^-6*LN([.C18]/10000)^2+6.75*10^-8*LN([.C18]/10000)^3)" office:value-type="float" office:value="28.2478100146554">
            <text:p>28,25</text:p>
          </table:table-cell>
          <table:table-cell table:style-name="ce11" table:formula="of:=MIN([.D18];255)" office:value-type="float" office:value="28.2478100146554">
            <text:p>28</text:p>
          </table:table-cell>
          <table:table-cell table:number-columns-repeated="251"/>
        </table:table-row>
        <table:table-row table:style-name="ro3">
          <table:table-cell table:formula="of:=[.A18]+1" office:value-type="float" office:value="17">
            <text:p>17</text:p>
          </table:table-cell>
          <table:table-cell table:formula="of:=(2*[.A19]+512)*5/1024" office:value-type="float" office:value="2.666015625">
            <text:p>2,67</text:p>
          </table:table-cell>
          <table:table-cell table:style-name="ce7" table:formula="of:=10000/(5/(5-[.B19])-1)" office:value-type="float" office:value="8754.57875457876">
            <text:p>8754,58</text:p>
          </table:table-cell>
          <table:table-cell table:style-name="ce7" table:formula="of:=-273.15+1/(3.35*10^-3+2.57*10^-4*LN([.C19]/10000)+2.63*10^-6*LN([.C19]/10000)^2+6.75*10^-8*LN([.C19]/10000)^3)" office:value-type="float" office:value="28.4305913747285">
            <text:p>28,43</text:p>
          </table:table-cell>
          <table:table-cell table:style-name="ce11" table:formula="of:=MIN([.D19];255)" office:value-type="float" office:value="28.4305913747285">
            <text:p>28</text:p>
          </table:table-cell>
          <table:table-cell table:number-columns-repeated="251"/>
        </table:table-row>
        <table:table-row table:style-name="ro3">
          <table:table-cell table:formula="of:=[.A19]+1" office:value-type="float" office:value="18">
            <text:p>18</text:p>
          </table:table-cell>
          <table:table-cell table:formula="of:=(2*[.A20]+512)*5/1024" office:value-type="float" office:value="2.67578125">
            <text:p>2,68</text:p>
          </table:table-cell>
          <table:table-cell table:style-name="ce7" table:formula="of:=10000/(5/(5-[.B20])-1)" office:value-type="float" office:value="8686.13138686131">
            <text:p>8686,13</text:p>
          </table:table-cell>
          <table:table-cell table:style-name="ce7" table:formula="of:=-273.15+1/(3.35*10^-3+2.57*10^-4*LN([.C20]/10000)+2.63*10^-6*LN([.C20]/10000)^2+6.75*10^-8*LN([.C20]/10000)^3)" office:value-type="float" office:value="28.613660809147">
            <text:p>28,61</text:p>
          </table:table-cell>
          <table:table-cell table:style-name="ce11" table:formula="of:=MIN([.D20];255)" office:value-type="float" office:value="28.613660809147">
            <text:p>29</text:p>
          </table:table-cell>
          <table:table-cell table:number-columns-repeated="251"/>
        </table:table-row>
        <table:table-row table:style-name="ro3">
          <table:table-cell table:formula="of:=[.A20]+1" office:value-type="float" office:value="19">
            <text:p>19</text:p>
          </table:table-cell>
          <table:table-cell table:formula="of:=(2*[.A21]+512)*5/1024" office:value-type="float" office:value="2.685546875">
            <text:p>2,69</text:p>
          </table:table-cell>
          <table:table-cell table:style-name="ce7" table:formula="of:=10000/(5/(5-[.B21])-1)" office:value-type="float" office:value="8618.18181818182">
            <text:p>8618,18</text:p>
          </table:table-cell>
          <table:table-cell table:style-name="ce7" table:formula="of:=-273.15+1/(3.35*10^-3+2.57*10^-4*LN([.C21]/10000)+2.63*10^-6*LN([.C21]/10000)^2+6.75*10^-8*LN([.C21]/10000)^3)" office:value-type="float" office:value="28.7970246633128">
            <text:p>28,8</text:p>
          </table:table-cell>
          <table:table-cell table:style-name="ce11" table:formula="of:=MIN([.D21];255)" office:value-type="float" office:value="28.7970246633128">
            <text:p>29</text:p>
          </table:table-cell>
          <table:table-cell table:number-columns-repeated="251"/>
        </table:table-row>
        <table:table-row table:style-name="ro3">
          <table:table-cell table:formula="of:=[.A21]+1" office:value-type="float" office:value="20">
            <text:p>20</text:p>
          </table:table-cell>
          <table:table-cell table:formula="of:=(2*[.A22]+512)*5/1024" office:value-type="float" office:value="2.6953125">
            <text:p>2,7</text:p>
          </table:table-cell>
          <table:table-cell table:style-name="ce7" table:formula="of:=10000/(5/(5-[.B22])-1)" office:value-type="float" office:value="8550.72463768116">
            <text:p>8550,72</text:p>
          </table:table-cell>
          <table:table-cell table:style-name="ce7" table:formula="of:=-273.15+1/(3.35*10^-3+2.57*10^-4*LN([.C22]/10000)+2.63*10^-6*LN([.C22]/10000)^2+6.75*10^-8*LN([.C22]/10000)^3)" office:value-type="float" office:value="28.9806893275346">
            <text:p>28,98</text:p>
          </table:table-cell>
          <table:table-cell table:style-name="ce11" table:formula="of:=MIN([.D22];255)" office:value-type="float" office:value="28.9806893275346">
            <text:p>29</text:p>
          </table:table-cell>
          <table:table-cell table:number-columns-repeated="251"/>
        </table:table-row>
        <table:table-row table:style-name="ro3">
          <table:table-cell table:formula="of:=[.A22]+1" office:value-type="float" office:value="21">
            <text:p>21</text:p>
          </table:table-cell>
          <table:table-cell table:formula="of:=(2*[.A23]+512)*5/1024" office:value-type="float" office:value="2.705078125">
            <text:p>2,71</text:p>
          </table:table-cell>
          <table:table-cell table:style-name="ce7" table:formula="of:=10000/(5/(5-[.B23])-1)" office:value-type="float" office:value="8483.75451263538">
            <text:p>8483,75</text:p>
          </table:table-cell>
          <table:table-cell table:style-name="ce7" table:formula="of:=-273.15+1/(3.35*10^-3+2.57*10^-4*LN([.C23]/10000)+2.63*10^-6*LN([.C23]/10000)^2+6.75*10^-8*LN([.C23]/10000)^3)" office:value-type="float" office:value="29.1646612383732">
            <text:p>29,16</text:p>
          </table:table-cell>
          <table:table-cell table:style-name="ce11" table:formula="of:=MIN([.D23];255)" office:value-type="float" office:value="29.1646612383732">
            <text:p>29</text:p>
          </table:table-cell>
          <table:table-cell table:number-columns-repeated="251"/>
        </table:table-row>
        <table:table-row table:style-name="ro3">
          <table:table-cell table:formula="of:=[.A23]+1" office:value-type="float" office:value="22">
            <text:p>22</text:p>
          </table:table-cell>
          <table:table-cell table:formula="of:=(2*[.A24]+512)*5/1024" office:value-type="float" office:value="2.71484375">
            <text:p>2,71</text:p>
          </table:table-cell>
          <table:table-cell table:style-name="ce7" table:formula="of:=10000/(5/(5-[.B24])-1)" office:value-type="float" office:value="8417.26618705036">
            <text:p>8417,27</text:p>
          </table:table-cell>
          <table:table-cell table:style-name="ce7" table:formula="of:=-273.15+1/(3.35*10^-3+2.57*10^-4*LN([.C24]/10000)+2.63*10^-6*LN([.C24]/10000)^2+6.75*10^-8*LN([.C24]/10000)^3)" office:value-type="float" office:value="29.3489468800055">
            <text:p>29,35</text:p>
          </table:table-cell>
          <table:table-cell table:style-name="ce11" table:formula="of:=MIN([.D24];255)" office:value-type="float" office:value="29.3489468800055">
            <text:p>29</text:p>
          </table:table-cell>
          <table:table-cell table:number-columns-repeated="251"/>
        </table:table-row>
        <table:table-row table:style-name="ro3">
          <table:table-cell table:formula="of:=[.A24]+1" office:value-type="float" office:value="23">
            <text:p>23</text:p>
          </table:table-cell>
          <table:table-cell table:formula="of:=(2*[.A25]+512)*5/1024" office:value-type="float" office:value="2.724609375">
            <text:p>2,72</text:p>
          </table:table-cell>
          <table:table-cell table:style-name="ce7" table:formula="of:=10000/(5/(5-[.B25])-1)" office:value-type="float" office:value="8351.25448028674">
            <text:p>8351,25</text:p>
          </table:table-cell>
          <table:table-cell table:style-name="ce7" table:formula="of:=-273.15+1/(3.35*10^-3+2.57*10^-4*LN([.C25]/10000)+2.63*10^-6*LN([.C25]/10000)^2+6.75*10^-8*LN([.C25]/10000)^3)" office:value-type="float" office:value="29.5335527856097">
            <text:p>29,53</text:p>
          </table:table-cell>
          <table:table-cell table:style-name="ce11" table:formula="of:=MIN([.D25];255)" office:value-type="float" office:value="29.5335527856097">
            <text:p>30</text:p>
          </table:table-cell>
          <table:table-cell table:number-columns-repeated="251"/>
        </table:table-row>
        <table:table-row table:style-name="ro3">
          <table:table-cell table:formula="of:=[.A25]+1" office:value-type="float" office:value="24">
            <text:p>24</text:p>
          </table:table-cell>
          <table:table-cell table:formula="of:=(2*[.A26]+512)*5/1024" office:value-type="float" office:value="2.734375">
            <text:p>2,73</text:p>
          </table:table-cell>
          <table:table-cell table:style-name="ce7" table:formula="of:=10000/(5/(5-[.B26])-1)" office:value-type="float" office:value="8285.71428571429">
            <text:p>8285,71</text:p>
          </table:table-cell>
          <table:table-cell table:style-name="ce7" table:formula="of:=-273.15+1/(3.35*10^-3+2.57*10^-4*LN([.C26]/10000)+2.63*10^-6*LN([.C26]/10000)^2+6.75*10^-8*LN([.C26]/10000)^3)" office:value-type="float" office:value="29.7184855387714">
            <text:p>29,72</text:p>
          </table:table-cell>
          <table:table-cell table:style-name="ce11" table:formula="of:=MIN([.D26];255)" office:value-type="float" office:value="29.7184855387714">
            <text:p>30</text:p>
          </table:table-cell>
          <table:table-cell table:number-columns-repeated="251"/>
        </table:table-row>
        <table:table-row table:style-name="ro3">
          <table:table-cell table:formula="of:=[.A26]+1" office:value-type="float" office:value="25">
            <text:p>25</text:p>
          </table:table-cell>
          <table:table-cell table:formula="of:=(2*[.A27]+512)*5/1024" office:value-type="float" office:value="2.744140625">
            <text:p>2,74</text:p>
          </table:table-cell>
          <table:table-cell table:style-name="ce7" table:formula="of:=10000/(5/(5-[.B27])-1)" office:value-type="float" office:value="8220.64056939502">
            <text:p>8220,64</text:p>
          </table:table-cell>
          <table:table-cell table:style-name="ce7" table:formula="of:=-273.15+1/(3.35*10^-3+2.57*10^-4*LN([.C27]/10000)+2.63*10^-6*LN([.C27]/10000)^2+6.75*10^-8*LN([.C27]/10000)^3)" office:value-type="float" office:value="29.9037517749118">
            <text:p>29,9</text:p>
          </table:table-cell>
          <table:table-cell table:style-name="ce11" table:formula="of:=MIN([.D27];255)" office:value-type="float" office:value="29.9037517749118">
            <text:p>30</text:p>
          </table:table-cell>
          <table:table-cell table:number-columns-repeated="251"/>
        </table:table-row>
        <table:table-row table:style-name="ro3">
          <table:table-cell table:formula="of:=[.A27]+1" office:value-type="float" office:value="26">
            <text:p>26</text:p>
          </table:table-cell>
          <table:table-cell table:formula="of:=(2*[.A28]+512)*5/1024" office:value-type="float" office:value="2.75390625">
            <text:p>2,75</text:p>
          </table:table-cell>
          <table:table-cell table:style-name="ce7" table:formula="of:=10000/(5/(5-[.B28])-1)" office:value-type="float" office:value="8156.02836879433">
            <text:p>8156,03</text:p>
          </table:table-cell>
          <table:table-cell table:style-name="ce7" table:formula="of:=-273.15+1/(3.35*10^-3+2.57*10^-4*LN([.C28]/10000)+2.63*10^-6*LN([.C28]/10000)^2+6.75*10^-8*LN([.C28]/10000)^3)" office:value-type="float" office:value="30.0893581827388">
            <text:p>30,09</text:p>
          </table:table-cell>
          <table:table-cell table:style-name="ce11" table:formula="of:=MIN([.D28];255)" office:value-type="float" office:value="30.0893581827388">
            <text:p>30</text:p>
          </table:table-cell>
          <table:table-cell table:number-columns-repeated="251"/>
        </table:table-row>
        <table:table-row table:style-name="ro3">
          <table:table-cell table:formula="of:=[.A28]+1" office:value-type="float" office:value="27">
            <text:p>27</text:p>
          </table:table-cell>
          <table:table-cell table:formula="of:=(2*[.A29]+512)*5/1024" office:value-type="float" office:value="2.763671875">
            <text:p>2,76</text:p>
          </table:table-cell>
          <table:table-cell table:style-name="ce7" table:formula="of:=10000/(5/(5-[.B29])-1)" office:value-type="float" office:value="8091.87279151944">
            <text:p>8091,87</text:p>
          </table:table-cell>
          <table:table-cell table:style-name="ce7" table:formula="of:=-273.15+1/(3.35*10^-3+2.57*10^-4*LN([.C29]/10000)+2.63*10^-6*LN([.C29]/10000)^2+6.75*10^-8*LN([.C29]/10000)^3)" office:value-type="float" office:value="30.2753115057217">
            <text:p>30,28</text:p>
          </table:table-cell>
          <table:table-cell table:style-name="ce11" table:formula="of:=MIN([.D29];255)" office:value-type="float" office:value="30.2753115057217">
            <text:p>30</text:p>
          </table:table-cell>
          <table:table-cell table:number-columns-repeated="251"/>
        </table:table-row>
        <table:table-row table:style-name="ro3">
          <table:table-cell table:formula="of:=[.A29]+1" office:value-type="float" office:value="28">
            <text:p>28</text:p>
          </table:table-cell>
          <table:table-cell table:formula="of:=(2*[.A30]+512)*5/1024" office:value-type="float" office:value="2.7734375">
            <text:p>2,77</text:p>
          </table:table-cell>
          <table:table-cell table:style-name="ce7" table:formula="of:=10000/(5/(5-[.B30])-1)" office:value-type="float" office:value="8028.16901408451">
            <text:p>8028,17</text:p>
          </table:table-cell>
          <table:table-cell table:style-name="ce7" table:formula="of:=-273.15+1/(3.35*10^-3+2.57*10^-4*LN([.C30]/10000)+2.63*10^-6*LN([.C30]/10000)^2+6.75*10^-8*LN([.C30]/10000)^3)" office:value-type="float" office:value="30.4616185435901">
            <text:p>30,46</text:p>
          </table:table-cell>
          <table:table-cell table:style-name="ce11" table:formula="of:=MIN([.D30];255)" office:value-type="float" office:value="30.4616185435901">
            <text:p>30</text:p>
          </table:table-cell>
          <table:table-cell table:number-columns-repeated="251"/>
        </table:table-row>
        <table:table-row table:style-name="ro3">
          <table:table-cell table:formula="of:=[.A30]+1" office:value-type="float" office:value="29">
            <text:p>29</text:p>
          </table:table-cell>
          <table:table-cell table:formula="of:=(2*[.A31]+512)*5/1024" office:value-type="float" office:value="2.783203125">
            <text:p>2,78</text:p>
          </table:table-cell>
          <table:table-cell table:style-name="ce7" table:formula="of:=10000/(5/(5-[.B31])-1)" office:value-type="float" office:value="7964.91228070175">
            <text:p>7964,91</text:p>
          </table:table-cell>
          <table:table-cell table:style-name="ce7" table:formula="of:=-273.15+1/(3.35*10^-3+2.57*10^-4*LN([.C31]/10000)+2.63*10^-6*LN([.C31]/10000)^2+6.75*10^-8*LN([.C31]/10000)^3)" office:value-type="float" office:value="30.6482861538585">
            <text:p>30,65</text:p>
          </table:table-cell>
          <table:table-cell table:style-name="ce11" table:formula="of:=MIN([.D31];255)" office:value-type="float" office:value="30.6482861538585">
            <text:p>31</text:p>
          </table:table-cell>
          <table:table-cell table:number-columns-repeated="251"/>
        </table:table-row>
        <table:table-row table:style-name="ro3">
          <table:table-cell table:formula="of:=[.A31]+1" office:value-type="float" office:value="30">
            <text:p>30</text:p>
          </table:table-cell>
          <table:table-cell table:formula="of:=(2*[.A32]+512)*5/1024" office:value-type="float" office:value="2.79296875">
            <text:p>2,79</text:p>
          </table:table-cell>
          <table:table-cell table:style-name="ce7" table:formula="of:=10000/(5/(5-[.B32])-1)" office:value-type="float" office:value="7902.0979020979">
            <text:p>7902,1</text:p>
          </table:table-cell>
          <table:table-cell table:style-name="ce7" table:formula="of:=-273.15+1/(3.35*10^-3+2.57*10^-4*LN([.C32]/10000)+2.63*10^-6*LN([.C32]/10000)^2+6.75*10^-8*LN([.C32]/10000)^3)" office:value-type="float" office:value="30.8353212533766">
            <text:p>30,84</text:p>
          </table:table-cell>
          <table:table-cell table:style-name="ce11" table:formula="of:=MIN([.D32];255)" office:value-type="float" office:value="30.8353212533766">
            <text:p>31</text:p>
          </table:table-cell>
          <table:table-cell table:number-columns-repeated="251"/>
        </table:table-row>
        <table:table-row table:style-name="ro3">
          <table:table-cell table:formula="of:=[.A32]+1" office:value-type="float" office:value="31">
            <text:p>31</text:p>
          </table:table-cell>
          <table:table-cell table:formula="of:=(2*[.A33]+512)*5/1024" office:value-type="float" office:value="2.802734375">
            <text:p>2,8</text:p>
          </table:table-cell>
          <table:table-cell table:style-name="ce7" table:formula="of:=10000/(5/(5-[.B33])-1)" office:value-type="float" office:value="7839.7212543554">
            <text:p>7839,72</text:p>
          </table:table-cell>
          <table:table-cell table:style-name="ce7" table:formula="of:=-273.15+1/(3.35*10^-3+2.57*10^-4*LN([.C33]/10000)+2.63*10^-6*LN([.C33]/10000)^2+6.75*10^-8*LN([.C33]/10000)^3)" office:value-type="float" office:value="31.0227308199071">
            <text:p>31,02</text:p>
          </table:table-cell>
          <table:table-cell table:style-name="ce11" table:formula="of:=MIN([.D33];255)" office:value-type="float" office:value="31.0227308199071">
            <text:p>31</text:p>
          </table:table-cell>
          <table:table-cell table:number-columns-repeated="251"/>
        </table:table-row>
        <table:table-row table:style-name="ro3">
          <table:table-cell table:formula="of:=[.A33]+1" office:value-type="float" office:value="32">
            <text:p>32</text:p>
          </table:table-cell>
          <table:table-cell table:formula="of:=(2*[.A34]+512)*5/1024" office:value-type="float" office:value="2.8125">
            <text:p>2,81</text:p>
          </table:table-cell>
          <table:table-cell table:style-name="ce7" table:formula="of:=10000/(5/(5-[.B34])-1)" office:value-type="float" office:value="7777.77777777778">
            <text:p>7777,78</text:p>
          </table:table-cell>
          <table:table-cell table:style-name="ce7" table:formula="of:=-273.15+1/(3.35*10^-3+2.57*10^-4*LN([.C34]/10000)+2.63*10^-6*LN([.C34]/10000)^2+6.75*10^-8*LN([.C34]/10000)^3)" office:value-type="float" office:value="31.210521893731">
            <text:p>31,21</text:p>
          </table:table-cell>
          <table:table-cell table:style-name="ce11" table:formula="of:=MIN([.D34];255)" office:value-type="float" office:value="31.210521893731">
            <text:p>31</text:p>
          </table:table-cell>
          <table:table-cell table:number-columns-repeated="251"/>
        </table:table-row>
        <table:table-row table:style-name="ro3">
          <table:table-cell table:formula="of:=[.A34]+1" office:value-type="float" office:value="33">
            <text:p>33</text:p>
          </table:table-cell>
          <table:table-cell table:formula="of:=(2*[.A35]+512)*5/1024" office:value-type="float" office:value="2.822265625">
            <text:p>2,82</text:p>
          </table:table-cell>
          <table:table-cell table:style-name="ce7" table:formula="of:=10000/(5/(5-[.B35])-1)" office:value-type="float" office:value="7716.26297577855">
            <text:p>7716,26</text:p>
          </table:table-cell>
          <table:table-cell table:style-name="ce7" table:formula="of:=-273.15+1/(3.35*10^-3+2.57*10^-4*LN([.C35]/10000)+2.63*10^-6*LN([.C35]/10000)^2+6.75*10^-8*LN([.C35]/10000)^3)" office:value-type="float" office:value="31.3987015792821">
            <text:p>31,4</text:p>
          </table:table-cell>
          <table:table-cell table:style-name="ce11" table:formula="of:=MIN([.D35];255)" office:value-type="float" office:value="31.3987015792821">
            <text:p>31</text:p>
          </table:table-cell>
          <table:table-cell table:number-columns-repeated="251"/>
        </table:table-row>
        <table:table-row table:style-name="ro3">
          <table:table-cell table:formula="of:=[.A35]+1" office:value-type="float" office:value="34">
            <text:p>34</text:p>
          </table:table-cell>
          <table:table-cell table:formula="of:=(2*[.A36]+512)*5/1024" office:value-type="float" office:value="2.83203125">
            <text:p>2,83</text:p>
          </table:table-cell>
          <table:table-cell table:style-name="ce7" table:formula="of:=10000/(5/(5-[.B36])-1)" office:value-type="float" office:value="7655.1724137931">
            <text:p>7655,17</text:p>
          </table:table-cell>
          <table:table-cell table:style-name="ce7" table:formula="of:=-273.15+1/(3.35*10^-3+2.57*10^-4*LN([.C36]/10000)+2.63*10^-6*LN([.C36]/10000)^2+6.75*10^-8*LN([.C36]/10000)^3)" office:value-type="float" office:value="31.5872770468113">
            <text:p>31,59</text:p>
          </table:table-cell>
          <table:table-cell table:style-name="ce11" table:formula="of:=MIN([.D36];255)" office:value-type="float" office:value="31.5872770468113">
            <text:p>32</text:p>
          </table:table-cell>
          <table:table-cell table:number-columns-repeated="251"/>
        </table:table-row>
        <table:table-row table:style-name="ro3">
          <table:table-cell table:formula="of:=[.A36]+1" office:value-type="float" office:value="35">
            <text:p>35</text:p>
          </table:table-cell>
          <table:table-cell table:formula="of:=(2*[.A37]+512)*5/1024" office:value-type="float" office:value="2.841796875">
            <text:p>2,84</text:p>
          </table:table-cell>
          <table:table-cell table:style-name="ce7" table:formula="of:=10000/(5/(5-[.B37])-1)" office:value-type="float" office:value="7594.50171821306">
            <text:p>7594,5</text:p>
          </table:table-cell>
          <table:table-cell table:style-name="ce7" table:formula="of:=-273.15+1/(3.35*10^-3+2.57*10^-4*LN([.C37]/10000)+2.63*10^-6*LN([.C37]/10000)^2+6.75*10^-8*LN([.C37]/10000)^3)" office:value-type="float" office:value="31.7762555340815">
            <text:p>31,78</text:p>
          </table:table-cell>
          <table:table-cell table:style-name="ce11" table:formula="of:=MIN([.D37];255)" office:value-type="float" office:value="31.7762555340815">
            <text:p>32</text:p>
          </table:table-cell>
          <table:table-cell table:number-columns-repeated="251"/>
        </table:table-row>
        <table:table-row table:style-name="ro3">
          <table:table-cell table:formula="of:=[.A37]+1" office:value-type="float" office:value="36">
            <text:p>36</text:p>
          </table:table-cell>
          <table:table-cell table:formula="of:=(2*[.A38]+512)*5/1024" office:value-type="float" office:value="2.8515625">
            <text:p>2,85</text:p>
          </table:table-cell>
          <table:table-cell table:style-name="ce7" table:formula="of:=10000/(5/(5-[.B38])-1)" office:value-type="float" office:value="7534.24657534247">
            <text:p>7534,25</text:p>
          </table:table-cell>
          <table:table-cell table:style-name="ce7" table:formula="of:=-273.15+1/(3.35*10^-3+2.57*10^-4*LN([.C38]/10000)+2.63*10^-6*LN([.C38]/10000)^2+6.75*10^-8*LN([.C38]/10000)^3)" office:value-type="float" office:value="31.9656443480951">
            <text:p>31,97</text:p>
          </table:table-cell>
          <table:table-cell table:style-name="ce11" table:formula="of:=MIN([.D38];255)" office:value-type="float" office:value="31.9656443480951">
            <text:p>32</text:p>
          </table:table-cell>
          <table:table-cell table:number-columns-repeated="251"/>
        </table:table-row>
        <table:table-row table:style-name="ro3">
          <table:table-cell table:formula="of:=[.A38]+1" office:value-type="float" office:value="37">
            <text:p>37</text:p>
          </table:table-cell>
          <table:table-cell table:formula="of:=(2*[.A39]+512)*5/1024" office:value-type="float" office:value="2.861328125">
            <text:p>2,86</text:p>
          </table:table-cell>
          <table:table-cell table:style-name="ce7" table:formula="of:=10000/(5/(5-[.B39])-1)" office:value-type="float" office:value="7474.40273037543">
            <text:p>7474,4</text:p>
          </table:table-cell>
          <table:table-cell table:style-name="ce7" table:formula="of:=-273.15+1/(3.35*10^-3+2.57*10^-4*LN([.C39]/10000)+2.63*10^-6*LN([.C39]/10000)^2+6.75*10^-8*LN([.C39]/10000)^3)" office:value-type="float" office:value="32.1554508668532">
            <text:p>32,16</text:p>
          </table:table-cell>
          <table:table-cell table:style-name="ce11" table:formula="of:=MIN([.D39];255)" office:value-type="float" office:value="32.1554508668532">
            <text:p>32</text:p>
          </table:table-cell>
          <table:table-cell table:number-columns-repeated="251"/>
        </table:table-row>
        <table:table-row table:style-name="ro3">
          <table:table-cell table:formula="of:=[.A39]+1" office:value-type="float" office:value="38">
            <text:p>38</text:p>
          </table:table-cell>
          <table:table-cell table:formula="of:=(2*[.A40]+512)*5/1024" office:value-type="float" office:value="2.87109375">
            <text:p>2,87</text:p>
          </table:table-cell>
          <table:table-cell table:style-name="ce7" table:formula="of:=10000/(5/(5-[.B40])-1)" office:value-type="float" office:value="7414.96598639456">
            <text:p>7414,97</text:p>
          </table:table-cell>
          <table:table-cell table:style-name="ce7" table:formula="of:=-273.15+1/(3.35*10^-3+2.57*10^-4*LN([.C40]/10000)+2.63*10^-6*LN([.C40]/10000)^2+6.75*10^-8*LN([.C40]/10000)^3)" office:value-type="float" office:value="32.3456825411504">
            <text:p>32,35</text:p>
          </table:table-cell>
          <table:table-cell table:style-name="ce11" table:formula="of:=MIN([.D40];255)" office:value-type="float" office:value="32.3456825411504">
            <text:p>32</text:p>
          </table:table-cell>
          <table:table-cell table:number-columns-repeated="251"/>
        </table:table-row>
        <table:table-row table:style-name="ro3">
          <table:table-cell table:formula="of:=[.A40]+1" office:value-type="float" office:value="39">
            <text:p>39</text:p>
          </table:table-cell>
          <table:table-cell table:formula="of:=(2*[.A41]+512)*5/1024" office:value-type="float" office:value="2.880859375">
            <text:p>2,88</text:p>
          </table:table-cell>
          <table:table-cell table:style-name="ce7" table:formula="of:=10000/(5/(5-[.B41])-1)" office:value-type="float" office:value="7355.93220338983">
            <text:p>7355,93</text:p>
          </table:table-cell>
          <table:table-cell table:style-name="ce7" table:formula="of:=-273.15+1/(3.35*10^-3+2.57*10^-4*LN([.C41]/10000)+2.63*10^-6*LN([.C41]/10000)^2+6.75*10^-8*LN([.C41]/10000)^3)" office:value-type="float" office:value="32.5363468964031">
            <text:p>32,54</text:p>
          </table:table-cell>
          <table:table-cell table:style-name="ce11" table:formula="of:=MIN([.D41];255)" office:value-type="float" office:value="32.5363468964031">
            <text:p>33</text:p>
          </table:table-cell>
          <table:table-cell table:number-columns-repeated="251"/>
        </table:table-row>
        <table:table-row table:style-name="ro3">
          <table:table-cell table:formula="of:=[.A41]+1" office:value-type="float" office:value="40">
            <text:p>40</text:p>
          </table:table-cell>
          <table:table-cell table:formula="of:=(2*[.A42]+512)*5/1024" office:value-type="float" office:value="2.890625">
            <text:p>2,89</text:p>
          </table:table-cell>
          <table:table-cell table:style-name="ce7" table:formula="of:=10000/(5/(5-[.B42])-1)" office:value-type="float" office:value="7297.2972972973">
            <text:p>7297,3</text:p>
          </table:table-cell>
          <table:table-cell table:style-name="ce7" table:formula="of:=-273.15+1/(3.35*10^-3+2.57*10^-4*LN([.C42]/10000)+2.63*10^-6*LN([.C42]/10000)^2+6.75*10^-8*LN([.C42]/10000)^3)" office:value-type="float" office:value="32.7274515345152">
            <text:p>32,73</text:p>
          </table:table-cell>
          <table:table-cell table:style-name="ce11" table:formula="of:=MIN([.D42];255)" office:value-type="float" office:value="32.7274515345152">
            <text:p>33</text:p>
          </table:table-cell>
          <table:table-cell table:number-columns-repeated="251"/>
        </table:table-row>
        <table:table-row table:style-name="ro3">
          <table:table-cell table:formula="of:=[.A42]+1" office:value-type="float" office:value="41">
            <text:p>41</text:p>
          </table:table-cell>
          <table:table-cell table:formula="of:=(2*[.A43]+512)*5/1024" office:value-type="float" office:value="2.900390625">
            <text:p>2,9</text:p>
          </table:table-cell>
          <table:table-cell table:style-name="ce7" table:formula="of:=10000/(5/(5-[.B43])-1)" office:value-type="float" office:value="7239.05723905724">
            <text:p>7239,06</text:p>
          </table:table-cell>
          <table:table-cell table:style-name="ce7" table:formula="of:=-273.15+1/(3.35*10^-3+2.57*10^-4*LN([.C43]/10000)+2.63*10^-6*LN([.C43]/10000)^2+6.75*10^-8*LN([.C43]/10000)^3)" office:value-type="float" office:value="32.9190041357809">
            <text:p>32,92</text:p>
          </table:table-cell>
          <table:table-cell table:style-name="ce11" table:formula="of:=MIN([.D43];255)" office:value-type="float" office:value="32.9190041357809">
            <text:p>33</text:p>
          </table:table-cell>
          <table:table-cell table:number-columns-repeated="251"/>
        </table:table-row>
        <table:table-row table:style-name="ro3">
          <table:table-cell table:formula="of:=[.A43]+1" office:value-type="float" office:value="42">
            <text:p>42</text:p>
          </table:table-cell>
          <table:table-cell table:formula="of:=(2*[.A44]+512)*5/1024" office:value-type="float" office:value="2.91015625">
            <text:p>2,91</text:p>
          </table:table-cell>
          <table:table-cell table:style-name="ce7" table:formula="of:=10000/(5/(5-[.B44])-1)" office:value-type="float" office:value="7181.20805369128">
            <text:p>7181,21</text:p>
          </table:table-cell>
          <table:table-cell table:style-name="ce7" table:formula="of:=-273.15+1/(3.35*10^-3+2.57*10^-4*LN([.C44]/10000)+2.63*10^-6*LN([.C44]/10000)^2+6.75*10^-8*LN([.C44]/10000)^3)" office:value-type="float" office:value="33.111012460826">
            <text:p>33,11</text:p>
          </table:table-cell>
          <table:table-cell table:style-name="ce11" table:formula="of:=MIN([.D44];255)" office:value-type="float" office:value="33.111012460826">
            <text:p>33</text:p>
          </table:table-cell>
          <table:table-cell table:number-columns-repeated="251"/>
        </table:table-row>
        <table:table-row table:style-name="ro3">
          <table:table-cell table:formula="of:=[.A44]+1" office:value-type="float" office:value="43">
            <text:p>43</text:p>
          </table:table-cell>
          <table:table-cell table:formula="of:=(2*[.A45]+512)*5/1024" office:value-type="float" office:value="2.919921875">
            <text:p>2,92</text:p>
          </table:table-cell>
          <table:table-cell table:style-name="ce7" table:formula="of:=10000/(5/(5-[.B45])-1)" office:value-type="float" office:value="7123.74581939799">
            <text:p>7123,75</text:p>
          </table:table-cell>
          <table:table-cell table:style-name="ce7" table:formula="of:=-273.15+1/(3.35*10^-3+2.57*10^-4*LN([.C45]/10000)+2.63*10^-6*LN([.C45]/10000)^2+6.75*10^-8*LN([.C45]/10000)^3)" office:value-type="float" office:value="33.3034843525895">
            <text:p>33,3</text:p>
          </table:table-cell>
          <table:table-cell table:style-name="ce11" table:formula="of:=MIN([.D45];255)" office:value-type="float" office:value="33.3034843525895">
            <text:p>33</text:p>
          </table:table-cell>
          <table:table-cell table:number-columns-repeated="251"/>
        </table:table-row>
        <table:table-row table:style-name="ro3">
          <table:table-cell table:formula="of:=[.A45]+1" office:value-type="float" office:value="44">
            <text:p>44</text:p>
          </table:table-cell>
          <table:table-cell table:formula="of:=(2*[.A46]+512)*5/1024" office:value-type="float" office:value="2.9296875">
            <text:p>2,93</text:p>
          </table:table-cell>
          <table:table-cell table:style-name="ce7" table:formula="of:=10000/(5/(5-[.B46])-1)" office:value-type="float" office:value="7066.66666666667">
            <text:p>7066,67</text:p>
          </table:table-cell>
          <table:table-cell table:style-name="ce7" table:formula="of:=-273.15+1/(3.35*10^-3+2.57*10^-4*LN([.C46]/10000)+2.63*10^-6*LN([.C46]/10000)^2+6.75*10^-8*LN([.C46]/10000)^3)" office:value-type="float" office:value="33.4964277383459">
            <text:p>33,5</text:p>
          </table:table-cell>
          <table:table-cell table:style-name="ce11" table:formula="of:=MIN([.D46];255)" office:value-type="float" office:value="33.4964277383459">
            <text:p>33</text:p>
          </table:table-cell>
          <table:table-cell table:number-columns-repeated="251"/>
        </table:table-row>
        <table:table-row table:style-name="ro3">
          <table:table-cell table:formula="of:=[.A46]+1" office:value-type="float" office:value="45">
            <text:p>45</text:p>
          </table:table-cell>
          <table:table-cell table:formula="of:=(2*[.A47]+512)*5/1024" office:value-type="float" office:value="2.939453125">
            <text:p>2,94</text:p>
          </table:table-cell>
          <table:table-cell table:style-name="ce7" table:formula="of:=10000/(5/(5-[.B47])-1)" office:value-type="float" office:value="7009.96677740864">
            <text:p>7009,97</text:p>
          </table:table-cell>
          <table:table-cell table:style-name="ce7" table:formula="of:=-273.15+1/(3.35*10^-3+2.57*10^-4*LN([.C47]/10000)+2.63*10^-6*LN([.C47]/10000)^2+6.75*10^-8*LN([.C47]/10000)^3)" office:value-type="float" office:value="33.6898506317709">
            <text:p>33,69</text:p>
          </table:table-cell>
          <table:table-cell table:style-name="ce11" table:formula="of:=MIN([.D47];255)" office:value-type="float" office:value="33.6898506317709">
            <text:p>34</text:p>
          </table:table-cell>
          <table:table-cell table:number-columns-repeated="251"/>
        </table:table-row>
        <table:table-row table:style-name="ro3">
          <table:table-cell table:formula="of:=[.A47]+1" office:value-type="float" office:value="46">
            <text:p>46</text:p>
          </table:table-cell>
          <table:table-cell table:formula="of:=(2*[.A48]+512)*5/1024" office:value-type="float" office:value="2.94921875">
            <text:p>2,95</text:p>
          </table:table-cell>
          <table:table-cell table:style-name="ce7" table:formula="of:=10000/(5/(5-[.B48])-1)" office:value-type="float" office:value="6953.64238410596">
            <text:p>6953,64</text:p>
          </table:table-cell>
          <table:table-cell table:style-name="ce7" table:formula="of:=-273.15+1/(3.35*10^-3+2.57*10^-4*LN([.C48]/10000)+2.63*10^-6*LN([.C48]/10000)^2+6.75*10^-8*LN([.C48]/10000)^3)" office:value-type="float" office:value="33.8837611350501">
            <text:p>33,88</text:p>
          </table:table-cell>
          <table:table-cell table:style-name="ce11" table:formula="of:=MIN([.D48];255)" office:value-type="float" office:value="33.8837611350501">
            <text:p>34</text:p>
          </table:table-cell>
          <table:table-cell table:number-columns-repeated="251"/>
        </table:table-row>
        <table:table-row table:style-name="ro3">
          <table:table-cell table:formula="of:=[.A48]+1" office:value-type="float" office:value="47">
            <text:p>47</text:p>
          </table:table-cell>
          <table:table-cell table:formula="of:=(2*[.A49]+512)*5/1024" office:value-type="float" office:value="2.958984375">
            <text:p>2,96</text:p>
          </table:table-cell>
          <table:table-cell table:style-name="ce7" table:formula="of:=10000/(5/(5-[.B49])-1)" office:value-type="float" office:value="6897.6897689769">
            <text:p>6897,69</text:p>
          </table:table-cell>
          <table:table-cell table:style-name="ce7" table:formula="of:=-273.15+1/(3.35*10^-3+2.57*10^-4*LN([.C49]/10000)+2.63*10^-6*LN([.C49]/10000)^2+6.75*10^-8*LN([.C49]/10000)^3)" office:value-type="float" office:value="34.0781674410333">
            <text:p>34,08</text:p>
          </table:table-cell>
          <table:table-cell table:style-name="ce11" table:formula="of:=MIN([.D49];255)" office:value-type="float" office:value="34.0781674410333">
            <text:p>34</text:p>
          </table:table-cell>
          <table:table-cell table:number-columns-repeated="251"/>
        </table:table-row>
        <table:table-row table:style-name="ro3">
          <table:table-cell table:formula="of:=[.A49]+1" office:value-type="float" office:value="48">
            <text:p>48</text:p>
          </table:table-cell>
          <table:table-cell table:formula="of:=(2*[.A50]+512)*5/1024" office:value-type="float" office:value="2.96875">
            <text:p>2,97</text:p>
          </table:table-cell>
          <table:table-cell table:style-name="ce7" table:formula="of:=10000/(5/(5-[.B50])-1)" office:value-type="float" office:value="6842.10526315789">
            <text:p>6842,11</text:p>
          </table:table-cell>
          <table:table-cell table:style-name="ce7" table:formula="of:=-273.15+1/(3.35*10^-3+2.57*10^-4*LN([.C50]/10000)+2.63*10^-6*LN([.C50]/10000)^2+6.75*10^-8*LN([.C50]/10000)^3)" office:value-type="float" office:value="34.2730778354365">
            <text:p>34,27</text:p>
          </table:table-cell>
          <table:table-cell table:style-name="ce11" table:formula="of:=MIN([.D50];255)" office:value-type="float" office:value="34.2730778354365">
            <text:p>34</text:p>
          </table:table-cell>
          <table:table-cell table:number-columns-repeated="251"/>
        </table:table-row>
        <table:table-row table:style-name="ro3">
          <table:table-cell table:formula="of:=[.A50]+1" office:value-type="float" office:value="49">
            <text:p>49</text:p>
          </table:table-cell>
          <table:table-cell table:formula="of:=(2*[.A51]+512)*5/1024" office:value-type="float" office:value="2.978515625">
            <text:p>2,98</text:p>
          </table:table-cell>
          <table:table-cell table:style-name="ce7" table:formula="of:=10000/(5/(5-[.B51])-1)" office:value-type="float" office:value="6786.88524590164">
            <text:p>6786,89</text:p>
          </table:table-cell>
          <table:table-cell table:style-name="ce7" table:formula="of:=-273.15+1/(3.35*10^-3+2.57*10^-4*LN([.C51]/10000)+2.63*10^-6*LN([.C51]/10000)^2+6.75*10^-8*LN([.C51]/10000)^3)" office:value-type="float" office:value="34.468500699091">
            <text:p>34,47</text:p>
          </table:table-cell>
          <table:table-cell table:style-name="ce11" table:formula="of:=MIN([.D51];255)" office:value-type="float" office:value="34.468500699091">
            <text:p>34</text:p>
          </table:table-cell>
          <table:table-cell table:number-columns-repeated="251"/>
        </table:table-row>
        <table:table-row table:style-name="ro3">
          <table:table-cell table:formula="of:=[.A51]+1" office:value-type="float" office:value="50">
            <text:p>50</text:p>
          </table:table-cell>
          <table:table-cell table:formula="of:=(2*[.A52]+512)*5/1024" office:value-type="float" office:value="2.98828125">
            <text:p>2,99</text:p>
          </table:table-cell>
          <table:table-cell table:style-name="ce7" table:formula="of:=10000/(5/(5-[.B52])-1)" office:value-type="float" office:value="6732.02614379085">
            <text:p>6732,03</text:p>
          </table:table-cell>
          <table:table-cell table:style-name="ce7" table:formula="of:=-273.15+1/(3.35*10^-3+2.57*10^-4*LN([.C52]/10000)+2.63*10^-6*LN([.C52]/10000)^2+6.75*10^-8*LN([.C52]/10000)^3)" office:value-type="float" office:value="34.664444510243">
            <text:p>34,66</text:p>
          </table:table-cell>
          <table:table-cell table:style-name="ce11" table:formula="of:=MIN([.D52];255)" office:value-type="float" office:value="34.664444510243">
            <text:p>35</text:p>
          </table:table-cell>
          <table:table-cell table:number-columns-repeated="251"/>
        </table:table-row>
        <table:table-row table:style-name="ro3">
          <table:table-cell table:formula="of:=[.A52]+1" office:value-type="float" office:value="51">
            <text:p>51</text:p>
          </table:table-cell>
          <table:table-cell table:formula="of:=(2*[.A53]+512)*5/1024" office:value-type="float" office:value="2.998046875">
            <text:p>3</text:p>
          </table:table-cell>
          <table:table-cell table:style-name="ce7" table:formula="of:=10000/(5/(5-[.B53])-1)" office:value-type="float" office:value="6677.52442996743">
            <text:p>6677,52</text:p>
          </table:table-cell>
          <table:table-cell table:style-name="ce7" table:formula="of:=-273.15+1/(3.35*10^-3+2.57*10^-4*LN([.C53]/10000)+2.63*10^-6*LN([.C53]/10000)^2+6.75*10^-8*LN([.C53]/10000)^3)" office:value-type="float" office:value="34.860917846905">
            <text:p>34,86</text:p>
          </table:table-cell>
          <table:table-cell table:style-name="ce11" table:formula="of:=MIN([.D53];255)" office:value-type="float" office:value="34.860917846905">
            <text:p>35</text:p>
          </table:table-cell>
          <table:table-cell table:number-columns-repeated="251"/>
        </table:table-row>
        <table:table-row table:style-name="ro3">
          <table:table-cell table:formula="of:=[.A53]+1" office:value-type="float" office:value="52">
            <text:p>52</text:p>
          </table:table-cell>
          <table:table-cell table:formula="of:=(2*[.A54]+512)*5/1024" office:value-type="float" office:value="3.0078125">
            <text:p>3,01</text:p>
          </table:table-cell>
          <table:table-cell table:style-name="ce7" table:formula="of:=10000/(5/(5-[.B54])-1)" office:value-type="float" office:value="6623.37662337662">
            <text:p>6623,38</text:p>
          </table:table-cell>
          <table:table-cell table:style-name="ce7" table:formula="of:=-273.15+1/(3.35*10^-3+2.57*10^-4*LN([.C54]/10000)+2.63*10^-6*LN([.C54]/10000)^2+6.75*10^-8*LN([.C54]/10000)^3)" office:value-type="float" office:value="35.0579293892598">
            <text:p>35,06</text:p>
          </table:table-cell>
          <table:table-cell table:style-name="ce11" table:formula="of:=MIN([.D54];255)" office:value-type="float" office:value="35.0579293892598">
            <text:p>35</text:p>
          </table:table-cell>
          <table:table-cell table:number-columns-repeated="251"/>
        </table:table-row>
        <table:table-row table:style-name="ro3">
          <table:table-cell table:formula="of:=[.A54]+1" office:value-type="float" office:value="53">
            <text:p>53</text:p>
          </table:table-cell>
          <table:table-cell table:formula="of:=(2*[.A55]+512)*5/1024" office:value-type="float" office:value="3.017578125">
            <text:p>3,02</text:p>
          </table:table-cell>
          <table:table-cell table:style-name="ce7" table:formula="of:=10000/(5/(5-[.B55])-1)" office:value-type="float" office:value="6569.57928802589">
            <text:p>6569,58</text:p>
          </table:table-cell>
          <table:table-cell table:style-name="ce7" table:formula="of:=-273.15+1/(3.35*10^-3+2.57*10^-4*LN([.C55]/10000)+2.63*10^-6*LN([.C55]/10000)^2+6.75*10^-8*LN([.C55]/10000)^3)" office:value-type="float" office:value="35.25548792212">
            <text:p>35,26</text:p>
          </table:table-cell>
          <table:table-cell table:style-name="ce11" table:formula="of:=MIN([.D55];255)" office:value-type="float" office:value="35.25548792212">
            <text:p>35</text:p>
          </table:table-cell>
          <table:table-cell table:number-columns-repeated="251"/>
        </table:table-row>
        <table:table-row table:style-name="ro3">
          <table:table-cell table:formula="of:=[.A55]+1" office:value-type="float" office:value="54">
            <text:p>54</text:p>
          </table:table-cell>
          <table:table-cell table:formula="of:=(2*[.A56]+512)*5/1024" office:value-type="float" office:value="3.02734375">
            <text:p>3,03</text:p>
          </table:table-cell>
          <table:table-cell table:style-name="ce7" table:formula="of:=10000/(5/(5-[.B56])-1)" office:value-type="float" office:value="6516.12903225806">
            <text:p>6516,13</text:p>
          </table:table-cell>
          <table:table-cell table:style-name="ce7" table:formula="of:=-273.15+1/(3.35*10^-3+2.57*10^-4*LN([.C56]/10000)+2.63*10^-6*LN([.C56]/10000)^2+6.75*10^-8*LN([.C56]/10000)^3)" office:value-type="float" office:value="35.4536023374437">
            <text:p>35,45</text:p>
          </table:table-cell>
          <table:table-cell table:style-name="ce11" table:formula="of:=MIN([.D56];255)" office:value-type="float" office:value="35.4536023374437">
            <text:p>35</text:p>
          </table:table-cell>
          <table:table-cell table:number-columns-repeated="251"/>
        </table:table-row>
        <table:table-row table:style-name="ro3">
          <table:table-cell table:formula="of:=[.A56]+1" office:value-type="float" office:value="55">
            <text:p>55</text:p>
          </table:table-cell>
          <table:table-cell table:formula="of:=(2*[.A57]+512)*5/1024" office:value-type="float" office:value="3.037109375">
            <text:p>3,04</text:p>
          </table:table-cell>
          <table:table-cell table:style-name="ce7" table:formula="of:=10000/(5/(5-[.B57])-1)" office:value-type="float" office:value="6463.02250803859">
            <text:p>6463,02</text:p>
          </table:table-cell>
          <table:table-cell table:style-name="ce7" table:formula="of:=-273.15+1/(3.35*10^-3+2.57*10^-4*LN([.C57]/10000)+2.63*10^-6*LN([.C57]/10000)^2+6.75*10^-8*LN([.C57]/10000)^3)" office:value-type="float" office:value="35.6522816369092">
            <text:p>35,65</text:p>
          </table:table-cell>
          <table:table-cell table:style-name="ce11" table:formula="of:=MIN([.D57];255)" office:value-type="float" office:value="35.6522816369092">
            <text:p>36</text:p>
          </table:table-cell>
          <table:table-cell table:number-columns-repeated="251"/>
        </table:table-row>
        <table:table-row table:style-name="ro3">
          <table:table-cell table:formula="of:=[.A57]+1" office:value-type="float" office:value="56">
            <text:p>56</text:p>
          </table:table-cell>
          <table:table-cell table:formula="of:=(2*[.A58]+512)*5/1024" office:value-type="float" office:value="3.046875">
            <text:p>3,05</text:p>
          </table:table-cell>
          <table:table-cell table:style-name="ce7" table:formula="of:=10000/(5/(5-[.B58])-1)" office:value-type="float" office:value="6410.25641025641">
            <text:p>6410,26</text:p>
          </table:table-cell>
          <table:table-cell table:style-name="ce7" table:formula="of:=-273.15+1/(3.35*10^-3+2.57*10^-4*LN([.C58]/10000)+2.63*10^-6*LN([.C58]/10000)^2+6.75*10^-8*LN([.C58]/10000)^3)" office:value-type="float" office:value="35.8515349345499">
            <text:p>35,85</text:p>
          </table:table-cell>
          <table:table-cell table:style-name="ce11" table:formula="of:=MIN([.D58];255)" office:value-type="float" office:value="35.8515349345499">
            <text:p>36</text:p>
          </table:table-cell>
          <table:table-cell table:number-columns-repeated="251"/>
        </table:table-row>
        <table:table-row table:style-name="ro3">
          <table:table-cell table:formula="of:=[.A58]+1" office:value-type="float" office:value="57">
            <text:p>57</text:p>
          </table:table-cell>
          <table:table-cell table:formula="of:=(2*[.A59]+512)*5/1024" office:value-type="float" office:value="3.056640625">
            <text:p>3,06</text:p>
          </table:table-cell>
          <table:table-cell table:style-name="ce7" table:formula="of:=10000/(5/(5-[.B59])-1)" office:value-type="float" office:value="6357.82747603834">
            <text:p>6357,83</text:p>
          </table:table-cell>
          <table:table-cell table:style-name="ce7" table:formula="of:=-273.15+1/(3.35*10^-3+2.57*10^-4*LN([.C59]/10000)+2.63*10^-6*LN([.C59]/10000)^2+6.75*10^-8*LN([.C59]/10000)^3)" office:value-type="float" office:value="36.0513714594517">
            <text:p>36,05</text:p>
          </table:table-cell>
          <table:table-cell table:style-name="ce11" table:formula="of:=MIN([.D59];255)" office:value-type="float" office:value="36.0513714594517">
            <text:p>36</text:p>
          </table:table-cell>
          <table:table-cell table:number-columns-repeated="251"/>
        </table:table-row>
        <table:table-row table:style-name="ro3">
          <table:table-cell table:formula="of:=[.A59]+1" office:value-type="float" office:value="58">
            <text:p>58</text:p>
          </table:table-cell>
          <table:table-cell table:formula="of:=(2*[.A60]+512)*5/1024" office:value-type="float" office:value="3.06640625">
            <text:p>3,07</text:p>
          </table:table-cell>
          <table:table-cell table:style-name="ce7" table:formula="of:=10000/(5/(5-[.B60])-1)" office:value-type="float" office:value="6305.73248407643">
            <text:p>6305,73</text:p>
          </table:table-cell>
          <table:table-cell table:style-name="ce7" table:formula="of:=-273.15+1/(3.35*10^-3+2.57*10^-4*LN([.C60]/10000)+2.63*10^-6*LN([.C60]/10000)^2+6.75*10^-8*LN([.C60]/10000)^3)" office:value-type="float" office:value="36.2518005585153">
            <text:p>36,25</text:p>
          </table:table-cell>
          <table:table-cell table:style-name="ce11" table:formula="of:=MIN([.D60];255)" office:value-type="float" office:value="36.2518005585153">
            <text:p>36</text:p>
          </table:table-cell>
          <table:table-cell table:number-columns-repeated="251"/>
        </table:table-row>
        <table:table-row table:style-name="ro3">
          <table:table-cell table:formula="of:=[.A60]+1" office:value-type="float" office:value="59">
            <text:p>59</text:p>
          </table:table-cell>
          <table:table-cell table:formula="of:=(2*[.A61]+512)*5/1024" office:value-type="float" office:value="3.076171875">
            <text:p>3,08</text:p>
          </table:table-cell>
          <table:table-cell table:style-name="ce7" table:formula="of:=10000/(5/(5-[.B61])-1)" office:value-type="float" office:value="6253.96825396826">
            <text:p>6253,97</text:p>
          </table:table-cell>
          <table:table-cell table:style-name="ce7" table:formula="of:=-273.15+1/(3.35*10^-3+2.57*10^-4*LN([.C61]/10000)+2.63*10^-6*LN([.C61]/10000)^2+6.75*10^-8*LN([.C61]/10000)^3)" office:value-type="float" office:value="36.452831699284">
            <text:p>36,45</text:p>
          </table:table-cell>
          <table:table-cell table:style-name="ce11" table:formula="of:=MIN([.D61];255)" office:value-type="float" office:value="36.452831699284">
            <text:p>36</text:p>
          </table:table-cell>
          <table:table-cell table:number-columns-repeated="251"/>
        </table:table-row>
        <table:table-row table:style-name="ro3">
          <table:table-cell table:formula="of:=[.A61]+1" office:value-type="float" office:value="60">
            <text:p>60</text:p>
          </table:table-cell>
          <table:table-cell table:formula="of:=(2*[.A62]+512)*5/1024" office:value-type="float" office:value="3.0859375">
            <text:p>3,09</text:p>
          </table:table-cell>
          <table:table-cell table:style-name="ce7" table:formula="of:=10000/(5/(5-[.B62])-1)" office:value-type="float" office:value="6202.53164556962">
            <text:p>6202,53</text:p>
          </table:table-cell>
          <table:table-cell table:style-name="ce7" table:formula="of:=-273.15+1/(3.35*10^-3+2.57*10^-4*LN([.C62]/10000)+2.63*10^-6*LN([.C62]/10000)^2+6.75*10^-8*LN([.C62]/10000)^3)" office:value-type="float" office:value="36.6544744728421">
            <text:p>36,65</text:p>
          </table:table-cell>
          <table:table-cell table:style-name="ce11" table:formula="of:=MIN([.D62];255)" office:value-type="float" office:value="36.6544744728421">
            <text:p>37</text:p>
          </table:table-cell>
          <table:table-cell table:number-columns-repeated="251"/>
        </table:table-row>
        <table:table-row table:style-name="ro3">
          <table:table-cell table:formula="of:=[.A62]+1" office:value-type="float" office:value="61">
            <text:p>61</text:p>
          </table:table-cell>
          <table:table-cell table:formula="of:=(2*[.A63]+512)*5/1024" office:value-type="float" office:value="3.095703125">
            <text:p>3,1</text:p>
          </table:table-cell>
          <table:table-cell table:style-name="ce7" table:formula="of:=10000/(5/(5-[.B63])-1)" office:value-type="float" office:value="6151.41955835962">
            <text:p>6151,42</text:p>
          </table:table-cell>
          <table:table-cell table:style-name="ce7" table:formula="of:=-273.15+1/(3.35*10^-3+2.57*10^-4*LN([.C63]/10000)+2.63*10^-6*LN([.C63]/10000)^2+6.75*10^-8*LN([.C63]/10000)^3)" office:value-type="float" office:value="36.8567385967823">
            <text:p>36,86</text:p>
          </table:table-cell>
          <table:table-cell table:style-name="ce11" table:formula="of:=MIN([.D63];255)" office:value-type="float" office:value="36.8567385967823">
            <text:p>37</text:p>
          </table:table-cell>
          <table:table-cell table:number-columns-repeated="251"/>
        </table:table-row>
        <table:table-row table:style-name="ro3">
          <table:table-cell table:formula="of:=[.A63]+1" office:value-type="float" office:value="62">
            <text:p>62</text:p>
          </table:table-cell>
          <table:table-cell table:formula="of:=(2*[.A64]+512)*5/1024" office:value-type="float" office:value="3.10546875">
            <text:p>3,11</text:p>
          </table:table-cell>
          <table:table-cell table:style-name="ce7" table:formula="of:=10000/(5/(5-[.B64])-1)" office:value-type="float" office:value="6100.62893081761">
            <text:p>6100,63</text:p>
          </table:table-cell>
          <table:table-cell table:style-name="ce7" table:formula="of:=-273.15+1/(3.35*10^-3+2.57*10^-4*LN([.C64]/10000)+2.63*10^-6*LN([.C64]/10000)^2+6.75*10^-8*LN([.C64]/10000)^3)" office:value-type="float" office:value="37.0596339182485">
            <text:p>37,06</text:p>
          </table:table-cell>
          <table:table-cell table:style-name="ce11" table:formula="of:=MIN([.D64];255)" office:value-type="float" office:value="37.0596339182485">
            <text:p>37</text:p>
          </table:table-cell>
          <table:table-cell table:number-columns-repeated="251"/>
        </table:table-row>
        <table:table-row table:style-name="ro3">
          <table:table-cell table:formula="of:=[.A64]+1" office:value-type="float" office:value="63">
            <text:p>63</text:p>
          </table:table-cell>
          <table:table-cell table:formula="of:=(2*[.A65]+512)*5/1024" office:value-type="float" office:value="3.115234375">
            <text:p>3,12</text:p>
          </table:table-cell>
          <table:table-cell table:style-name="ce7" table:formula="of:=10000/(5/(5-[.B65])-1)" office:value-type="float" office:value="6050.15673981191">
            <text:p>6050,16</text:p>
          </table:table-cell>
          <table:table-cell table:style-name="ce7" table:formula="of:=-273.15+1/(3.35*10^-3+2.57*10^-4*LN([.C65]/10000)+2.63*10^-6*LN([.C65]/10000)^2+6.75*10^-8*LN([.C65]/10000)^3)" office:value-type="float" office:value="37.2631704170529">
            <text:p>37,26</text:p>
          </table:table-cell>
          <table:table-cell table:style-name="ce11" table:formula="of:=MIN([.D65];255)" office:value-type="float" office:value="37.2631704170529">
            <text:p>37</text:p>
          </table:table-cell>
          <table:table-cell table:number-columns-repeated="251"/>
        </table:table-row>
        <table:table-row table:style-name="ro3">
          <table:table-cell table:formula="of:=[.A65]+1" office:value-type="float" office:value="64">
            <text:p>64</text:p>
          </table:table-cell>
          <table:table-cell table:formula="of:=(2*[.A66]+512)*5/1024" office:value-type="float" office:value="3.125">
            <text:p>3,13</text:p>
          </table:table-cell>
          <table:table-cell table:style-name="ce7" table:formula="of:=10000/(5/(5-[.B66])-1)" office:value-type="float" office:value="6000">
            <text:p>6000</text:p>
          </table:table-cell>
          <table:table-cell table:style-name="ce7" table:formula="of:=-273.15+1/(3.35*10^-3+2.57*10^-4*LN([.C66]/10000)+2.63*10^-6*LN([.C66]/10000)^2+6.75*10^-8*LN([.C66]/10000)^3)" office:value-type="float" office:value="37.4673582088728">
            <text:p>37,47</text:p>
          </table:table-cell>
          <table:table-cell table:style-name="ce11" table:formula="of:=MIN([.D66];255)" office:value-type="float" office:value="37.4673582088728">
            <text:p>37</text:p>
          </table:table-cell>
          <table:table-cell table:number-columns-repeated="251"/>
        </table:table-row>
        <table:table-row table:style-name="ro3">
          <table:table-cell table:formula="of:=[.A66]+1" office:value-type="float" office:value="65">
            <text:p>65</text:p>
          </table:table-cell>
          <table:table-cell table:formula="of:=(2*[.A67]+512)*5/1024" office:value-type="float" office:value="3.134765625">
            <text:p>3,13</text:p>
          </table:table-cell>
          <table:table-cell table:style-name="ce7" table:formula="of:=10000/(5/(5-[.B67])-1)" office:value-type="float" office:value="5950.15576323987">
            <text:p>5950,16</text:p>
          </table:table-cell>
          <table:table-cell table:style-name="ce7" table:formula="of:=-273.15+1/(3.35*10^-3+2.57*10^-4*LN([.C67]/10000)+2.63*10^-6*LN([.C67]/10000)^2+6.75*10^-8*LN([.C67]/10000)^3)" office:value-type="float" office:value="37.6722075485272">
            <text:p>37,67</text:p>
          </table:table-cell>
          <table:table-cell table:style-name="ce11" table:formula="of:=MIN([.D67];255)" office:value-type="float" office:value="37.6722075485272">
            <text:p>38</text:p>
          </table:table-cell>
          <table:table-cell table:number-columns-repeated="251"/>
        </table:table-row>
        <table:table-row table:style-name="ro3">
          <table:table-cell table:formula="of:=[.A67]+1" office:value-type="float" office:value="66">
            <text:p>66</text:p>
          </table:table-cell>
          <table:table-cell table:formula="of:=(2*[.A68]+512)*5/1024" office:value-type="float" office:value="3.14453125">
            <text:p>3,14</text:p>
          </table:table-cell>
          <table:table-cell table:style-name="ce7" table:formula="of:=10000/(5/(5-[.B68])-1)" office:value-type="float" office:value="5900.62111801242">
            <text:p>5900,62</text:p>
          </table:table-cell>
          <table:table-cell table:style-name="ce7" table:formula="of:=-273.15+1/(3.35*10^-3+2.57*10^-4*LN([.C68]/10000)+2.63*10^-6*LN([.C68]/10000)^2+6.75*10^-8*LN([.C68]/10000)^3)" office:value-type="float" office:value="37.8777288333377">
            <text:p>37,88</text:p>
          </table:table-cell>
          <table:table-cell table:style-name="ce11" table:formula="of:=MIN([.D68];255)" office:value-type="float" office:value="37.8777288333377">
            <text:p>38</text:p>
          </table:table-cell>
          <table:table-cell table:number-columns-repeated="251"/>
        </table:table-row>
        <table:table-row table:style-name="ro3">
          <table:table-cell table:formula="of:=[.A68]+1" office:value-type="float" office:value="67">
            <text:p>67</text:p>
          </table:table-cell>
          <table:table-cell table:formula="of:=(2*[.A69]+512)*5/1024" office:value-type="float" office:value="3.154296875">
            <text:p>3,15</text:p>
          </table:table-cell>
          <table:table-cell table:style-name="ce7" table:formula="of:=10000/(5/(5-[.B69])-1)" office:value-type="float" office:value="5851.39318885449">
            <text:p>5851,39</text:p>
          </table:table-cell>
          <table:table-cell table:style-name="ce7" table:formula="of:=-273.15+1/(3.35*10^-3+2.57*10^-4*LN([.C69]/10000)+2.63*10^-6*LN([.C69]/10000)^2+6.75*10^-8*LN([.C69]/10000)^3)" office:value-type="float" office:value="38.0839326065769">
            <text:p>38,08</text:p>
          </table:table-cell>
          <table:table-cell table:style-name="ce11" table:formula="of:=MIN([.D69];255)" office:value-type="float" office:value="38.0839326065769">
            <text:p>38</text:p>
          </table:table-cell>
          <table:table-cell table:number-columns-repeated="251"/>
        </table:table-row>
        <table:table-row table:style-name="ro3">
          <table:table-cell table:formula="of:=[.A69]+1" office:value-type="float" office:value="68">
            <text:p>68</text:p>
          </table:table-cell>
          <table:table-cell table:formula="of:=(2*[.A70]+512)*5/1024" office:value-type="float" office:value="3.1640625">
            <text:p>3,16</text:p>
          </table:table-cell>
          <table:table-cell table:style-name="ce7" table:formula="of:=10000/(5/(5-[.B70])-1)" office:value-type="float" office:value="5802.46913580247">
            <text:p>5802,47</text:p>
          </table:table-cell>
          <table:table-cell table:style-name="ce7" table:formula="of:=-273.15+1/(3.35*10^-3+2.57*10^-4*LN([.C70]/10000)+2.63*10^-6*LN([.C70]/10000)^2+6.75*10^-8*LN([.C70]/10000)^3)" office:value-type="float" office:value="38.290829561004">
            <text:p>38,29</text:p>
          </table:table-cell>
          <table:table-cell table:style-name="ce11" table:formula="of:=MIN([.D70];255)" office:value-type="float" office:value="38.290829561004">
            <text:p>38</text:p>
          </table:table-cell>
          <table:table-cell table:number-columns-repeated="251"/>
        </table:table-row>
        <table:table-row table:style-name="ro3">
          <table:table-cell table:formula="of:=[.A70]+1" office:value-type="float" office:value="69">
            <text:p>69</text:p>
          </table:table-cell>
          <table:table-cell table:formula="of:=(2*[.A71]+512)*5/1024" office:value-type="float" office:value="3.173828125">
            <text:p>3,17</text:p>
          </table:table-cell>
          <table:table-cell table:style-name="ce7" table:formula="of:=10000/(5/(5-[.B71])-1)" office:value-type="float" office:value="5753.84615384615">
            <text:p>5753,85</text:p>
          </table:table-cell>
          <table:table-cell table:style-name="ce7" table:formula="of:=-273.15+1/(3.35*10^-3+2.57*10^-4*LN([.C71]/10000)+2.63*10^-6*LN([.C71]/10000)^2+6.75*10^-8*LN([.C71]/10000)^3)" office:value-type="float" office:value="38.4984305424954">
            <text:p>38,5</text:p>
          </table:table-cell>
          <table:table-cell table:style-name="ce11" table:formula="of:=MIN([.D71];255)" office:value-type="float" office:value="38.4984305424954">
            <text:p>38</text:p>
          </table:table-cell>
          <table:table-cell table:number-columns-repeated="251"/>
        </table:table-row>
        <table:table-row table:style-name="ro3">
          <table:table-cell table:formula="of:=[.A71]+1" office:value-type="float" office:value="70">
            <text:p>70</text:p>
          </table:table-cell>
          <table:table-cell table:formula="of:=(2*[.A72]+512)*5/1024" office:value-type="float" office:value="3.18359375">
            <text:p>3,18</text:p>
          </table:table-cell>
          <table:table-cell table:style-name="ce7" table:formula="of:=10000/(5/(5-[.B72])-1)" office:value-type="float" office:value="5705.52147239264">
            <text:p>5705,52</text:p>
          </table:table-cell>
          <table:table-cell table:style-name="ce7" table:formula="of:=-273.15+1/(3.35*10^-3+2.57*10^-4*LN([.C72]/10000)+2.63*10^-6*LN([.C72]/10000)^2+6.75*10^-8*LN([.C72]/10000)^3)" office:value-type="float" office:value="38.7067465537691">
            <text:p>38,71</text:p>
          </table:table-cell>
          <table:table-cell table:style-name="ce11" table:formula="of:=MIN([.D72];255)" office:value-type="float" office:value="38.7067465537691">
            <text:p>39</text:p>
          </table:table-cell>
          <table:table-cell table:number-columns-repeated="251"/>
        </table:table-row>
        <table:table-row table:style-name="ro3">
          <table:table-cell table:formula="of:=[.A72]+1" office:value-type="float" office:value="71">
            <text:p>71</text:p>
          </table:table-cell>
          <table:table-cell table:formula="of:=(2*[.A73]+512)*5/1024" office:value-type="float" office:value="3.193359375">
            <text:p>3,19</text:p>
          </table:table-cell>
          <table:table-cell table:style-name="ce7" table:formula="of:=10000/(5/(5-[.B73])-1)" office:value-type="float" office:value="5657.49235474006">
            <text:p>5657,49</text:p>
          </table:table-cell>
          <table:table-cell table:style-name="ce7" table:formula="of:=-273.15+1/(3.35*10^-3+2.57*10^-4*LN([.C73]/10000)+2.63*10^-6*LN([.C73]/10000)^2+6.75*10^-8*LN([.C73]/10000)^3)" office:value-type="float" office:value="38.915788758209">
            <text:p>38,92</text:p>
          </table:table-cell>
          <table:table-cell table:style-name="ce11" table:formula="of:=MIN([.D73];255)" office:value-type="float" office:value="38.915788758209">
            <text:p>39</text:p>
          </table:table-cell>
          <table:table-cell table:number-columns-repeated="251"/>
        </table:table-row>
        <table:table-row table:style-name="ro3">
          <table:table-cell table:formula="of:=[.A73]+1" office:value-type="float" office:value="72">
            <text:p>72</text:p>
          </table:table-cell>
          <table:table-cell table:formula="of:=(2*[.A74]+512)*5/1024" office:value-type="float" office:value="3.203125">
            <text:p>3,2</text:p>
          </table:table-cell>
          <table:table-cell table:style-name="ce7" table:formula="of:=10000/(5/(5-[.B74])-1)" office:value-type="float" office:value="5609.75609756098">
            <text:p>5609,76</text:p>
          </table:table-cell>
          <table:table-cell table:style-name="ce7" table:formula="of:=-273.15+1/(3.35*10^-3+2.57*10^-4*LN([.C74]/10000)+2.63*10^-6*LN([.C74]/10000)^2+6.75*10^-8*LN([.C74]/10000)^3)" office:value-type="float" office:value="39.1255684837912">
            <text:p>39,13</text:p>
          </table:table-cell>
          <table:table-cell table:style-name="ce11" table:formula="of:=MIN([.D74];255)" office:value-type="float" office:value="39.1255684837912">
            <text:p>39</text:p>
          </table:table-cell>
          <table:table-cell table:number-columns-repeated="251"/>
        </table:table-row>
        <table:table-row table:style-name="ro3">
          <table:table-cell table:formula="of:=[.A74]+1" office:value-type="float" office:value="73">
            <text:p>73</text:p>
          </table:table-cell>
          <table:table-cell table:formula="of:=(2*[.A75]+512)*5/1024" office:value-type="float" office:value="3.212890625">
            <text:p>3,21</text:p>
          </table:table-cell>
          <table:table-cell table:style-name="ce7" table:formula="of:=10000/(5/(5-[.B75])-1)" office:value-type="float" office:value="5562.31003039514">
            <text:p>5562,31</text:p>
          </table:table-cell>
          <table:table-cell table:style-name="ce7" table:formula="of:=-273.15+1/(3.35*10^-3+2.57*10^-4*LN([.C75]/10000)+2.63*10^-6*LN([.C75]/10000)^2+6.75*10^-8*LN([.C75]/10000)^3)" office:value-type="float" office:value="39.3360972271162">
            <text:p>39,34</text:p>
          </table:table-cell>
          <table:table-cell table:style-name="ce11" table:formula="of:=MIN([.D75];255)" office:value-type="float" office:value="39.3360972271162">
            <text:p>39</text:p>
          </table:table-cell>
          <table:table-cell table:number-columns-repeated="251"/>
        </table:table-row>
        <table:table-row table:style-name="ro3">
          <table:table-cell table:formula="of:=[.A75]+1" office:value-type="float" office:value="74">
            <text:p>74</text:p>
          </table:table-cell>
          <table:table-cell table:formula="of:=(2*[.A76]+512)*5/1024" office:value-type="float" office:value="3.22265625">
            <text:p>3,22</text:p>
          </table:table-cell>
          <table:table-cell table:style-name="ce7" table:formula="of:=10000/(5/(5-[.B76])-1)" office:value-type="float" office:value="5515.15151515151">
            <text:p>5515,15</text:p>
          </table:table-cell>
          <table:table-cell table:style-name="ce7" table:formula="of:=-273.15+1/(3.35*10^-3+2.57*10^-4*LN([.C76]/10000)+2.63*10^-6*LN([.C76]/10000)^2+6.75*10^-8*LN([.C76]/10000)^3)" office:value-type="float" office:value="39.5473866575502">
            <text:p>39,55</text:p>
          </table:table-cell>
          <table:table-cell table:style-name="ce11" table:formula="of:=MIN([.D76];255)" office:value-type="float" office:value="39.5473866575502">
            <text:p>40</text:p>
          </table:table-cell>
          <table:table-cell table:number-columns-repeated="251"/>
        </table:table-row>
        <table:table-row table:style-name="ro3">
          <table:table-cell table:formula="of:=[.A76]+1" office:value-type="float" office:value="75">
            <text:p>75</text:p>
          </table:table-cell>
          <table:table-cell table:formula="of:=(2*[.A77]+512)*5/1024" office:value-type="float" office:value="3.232421875">
            <text:p>3,23</text:p>
          </table:table-cell>
          <table:table-cell table:style-name="ce7" table:formula="of:=10000/(5/(5-[.B77])-1)" office:value-type="float" office:value="5468.27794561934">
            <text:p>5468,28</text:p>
          </table:table-cell>
          <table:table-cell table:style-name="ce7" table:formula="of:=-273.15+1/(3.35*10^-3+2.57*10^-4*LN([.C77]/10000)+2.63*10^-6*LN([.C77]/10000)^2+6.75*10^-8*LN([.C77]/10000)^3)" office:value-type="float" office:value="39.7594486214805">
            <text:p>39,76</text:p>
          </table:table-cell>
          <table:table-cell table:style-name="ce11" table:formula="of:=MIN([.D77];255)" office:value-type="float" office:value="39.7594486214805">
            <text:p>40</text:p>
          </table:table-cell>
          <table:table-cell table:number-columns-repeated="251"/>
        </table:table-row>
        <table:table-row table:style-name="ro3">
          <table:table-cell table:formula="of:=[.A77]+1" office:value-type="float" office:value="76">
            <text:p>76</text:p>
          </table:table-cell>
          <table:table-cell table:formula="of:=(2*[.A78]+512)*5/1024" office:value-type="float" office:value="3.2421875">
            <text:p>3,24</text:p>
          </table:table-cell>
          <table:table-cell table:style-name="ce7" table:formula="of:=10000/(5/(5-[.B78])-1)" office:value-type="float" office:value="5421.68674698795">
            <text:p>5421,69</text:p>
          </table:table-cell>
          <table:table-cell table:style-name="ce7" table:formula="of:=-273.15+1/(3.35*10^-3+2.57*10^-4*LN([.C78]/10000)+2.63*10^-6*LN([.C78]/10000)^2+6.75*10^-8*LN([.C78]/10000)^3)" office:value-type="float" office:value="39.9722951466873">
            <text:p>39,97</text:p>
          </table:table-cell>
          <table:table-cell table:style-name="ce11" table:formula="of:=MIN([.D78];255)" office:value-type="float" office:value="39.9722951466873">
            <text:p>40</text:p>
          </table:table-cell>
          <table:table-cell table:number-columns-repeated="251"/>
        </table:table-row>
        <table:table-row table:style-name="ro3">
          <table:table-cell table:formula="of:=[.A78]+1" office:value-type="float" office:value="77">
            <text:p>77</text:p>
          </table:table-cell>
          <table:table-cell table:formula="of:=(2*[.A79]+512)*5/1024" office:value-type="float" office:value="3.251953125">
            <text:p>3,25</text:p>
          </table:table-cell>
          <table:table-cell table:style-name="ce7" table:formula="of:=10000/(5/(5-[.B79])-1)" office:value-type="float" office:value="5375.37537537538">
            <text:p>5375,38</text:p>
          </table:table-cell>
          <table:table-cell table:style-name="ce7" table:formula="of:=-273.15+1/(3.35*10^-3+2.57*10^-4*LN([.C79]/10000)+2.63*10^-6*LN([.C79]/10000)^2+6.75*10^-8*LN([.C79]/10000)^3)" office:value-type="float" office:value="40.1859384468374">
            <text:p>40,19</text:p>
          </table:table-cell>
          <table:table-cell table:style-name="ce11" table:formula="of:=MIN([.D79];255)" office:value-type="float" office:value="40.1859384468374">
            <text:p>40</text:p>
          </table:table-cell>
          <table:table-cell table:number-columns-repeated="251"/>
        </table:table-row>
        <table:table-row table:style-name="ro3">
          <table:table-cell table:formula="of:=[.A79]+1" office:value-type="float" office:value="78">
            <text:p>78</text:p>
          </table:table-cell>
          <table:table-cell table:formula="of:=(2*[.A80]+512)*5/1024" office:value-type="float" office:value="3.26171875">
            <text:p>3,26</text:p>
          </table:table-cell>
          <table:table-cell table:style-name="ce7" table:formula="of:=10000/(5/(5-[.B80])-1)" office:value-type="float" office:value="5329.34131736527">
            <text:p>5329,34</text:p>
          </table:table-cell>
          <table:table-cell table:style-name="ce7" table:formula="of:=-273.15+1/(3.35*10^-3+2.57*10^-4*LN([.C80]/10000)+2.63*10^-6*LN([.C80]/10000)^2+6.75*10^-8*LN([.C80]/10000)^3)" office:value-type="float" office:value="40.4003909261031">
            <text:p>40,4</text:p>
          </table:table-cell>
          <table:table-cell table:style-name="ce11" table:formula="of:=MIN([.D80];255)" office:value-type="float" office:value="40.4003909261031">
            <text:p>40</text:p>
          </table:table-cell>
          <table:table-cell table:number-columns-repeated="251"/>
        </table:table-row>
        <table:table-row table:style-name="ro3">
          <table:table-cell table:formula="of:=[.A80]+1" office:value-type="float" office:value="79">
            <text:p>79</text:p>
          </table:table-cell>
          <table:table-cell table:formula="of:=(2*[.A81]+512)*5/1024" office:value-type="float" office:value="3.271484375">
            <text:p>3,27</text:p>
          </table:table-cell>
          <table:table-cell table:style-name="ce7" table:formula="of:=10000/(5/(5-[.B81])-1)" office:value-type="float" office:value="5283.58208955224">
            <text:p>5283,58</text:p>
          </table:table-cell>
          <table:table-cell table:style-name="ce7" table:formula="of:=-273.15+1/(3.35*10^-3+2.57*10^-4*LN([.C81]/10000)+2.63*10^-6*LN([.C81]/10000)^2+6.75*10^-8*LN([.C81]/10000)^3)" office:value-type="float" office:value="40.6156651839117">
            <text:p>40,62</text:p>
          </table:table-cell>
          <table:table-cell table:style-name="ce11" table:formula="of:=MIN([.D81];255)" office:value-type="float" office:value="40.6156651839117">
            <text:p>41</text:p>
          </table:table-cell>
          <table:table-cell table:number-columns-repeated="251"/>
        </table:table-row>
        <table:table-row table:style-name="ro3">
          <table:table-cell table:formula="of:=[.A81]+1" office:value-type="float" office:value="80">
            <text:p>80</text:p>
          </table:table-cell>
          <table:table-cell table:formula="of:=(2*[.A82]+512)*5/1024" office:value-type="float" office:value="3.28125">
            <text:p>3,28</text:p>
          </table:table-cell>
          <table:table-cell table:style-name="ce7" table:formula="of:=10000/(5/(5-[.B82])-1)" office:value-type="float" office:value="5238.09523809524">
            <text:p>5238,1</text:p>
          </table:table-cell>
          <table:table-cell table:style-name="ce7" table:formula="of:=-273.15+1/(3.35*10^-3+2.57*10^-4*LN([.C82]/10000)+2.63*10^-6*LN([.C82]/10000)^2+6.75*10^-8*LN([.C82]/10000)^3)" office:value-type="float" office:value="40.8317740198288">
            <text:p>40,83</text:p>
          </table:table-cell>
          <table:table-cell table:style-name="ce11" table:formula="of:=MIN([.D82];255)" office:value-type="float" office:value="40.8317740198288">
            <text:p>41</text:p>
          </table:table-cell>
          <table:table-cell table:number-columns-repeated="251"/>
        </table:table-row>
        <table:table-row table:style-name="ro3">
          <table:table-cell table:formula="of:=[.A82]+1" office:value-type="float" office:value="81">
            <text:p>81</text:p>
          </table:table-cell>
          <table:table-cell table:formula="of:=(2*[.A83]+512)*5/1024" office:value-type="float" office:value="3.291015625">
            <text:p>3,29</text:p>
          </table:table-cell>
          <table:table-cell table:style-name="ce7" table:formula="of:=10000/(5/(5-[.B83])-1)" office:value-type="float" office:value="5192.87833827893">
            <text:p>5192,88</text:p>
          </table:table-cell>
          <table:table-cell table:style-name="ce7" table:formula="of:=-273.15+1/(3.35*10^-3+2.57*10^-4*LN([.C83]/10000)+2.63*10^-6*LN([.C83]/10000)^2+6.75*10^-8*LN([.C83]/10000)^3)" office:value-type="float" office:value="41.0487304385822">
            <text:p>41,05</text:p>
          </table:table-cell>
          <table:table-cell table:style-name="ce11" table:formula="of:=MIN([.D83];255)" office:value-type="float" office:value="41.0487304385822">
            <text:p>41</text:p>
          </table:table-cell>
          <table:table-cell table:number-columns-repeated="251"/>
        </table:table-row>
        <table:table-row table:style-name="ro3">
          <table:table-cell table:formula="of:=[.A83]+1" office:value-type="float" office:value="82">
            <text:p>82</text:p>
          </table:table-cell>
          <table:table-cell table:formula="of:=(2*[.A84]+512)*5/1024" office:value-type="float" office:value="3.30078125">
            <text:p>3,3</text:p>
          </table:table-cell>
          <table:table-cell table:style-name="ce7" table:formula="of:=10000/(5/(5-[.B84])-1)" office:value-type="float" office:value="5147.92899408284">
            <text:p>5147,93</text:p>
          </table:table-cell>
          <table:table-cell table:style-name="ce7" table:formula="of:=-273.15+1/(3.35*10^-3+2.57*10^-4*LN([.C84]/10000)+2.63*10^-6*LN([.C84]/10000)^2+6.75*10^-8*LN([.C84]/10000)^3)" office:value-type="float" office:value="41.2665476552292">
            <text:p>41,27</text:p>
          </table:table-cell>
          <table:table-cell table:style-name="ce11" table:formula="of:=MIN([.D84];255)" office:value-type="float" office:value="41.2665476552292">
            <text:p>41</text:p>
          </table:table-cell>
          <table:table-cell table:number-columns-repeated="251"/>
        </table:table-row>
        <table:table-row table:style-name="ro3">
          <table:table-cell table:formula="of:=[.A84]+1" office:value-type="float" office:value="83">
            <text:p>83</text:p>
          </table:table-cell>
          <table:table-cell table:formula="of:=(2*[.A85]+512)*5/1024" office:value-type="float" office:value="3.310546875">
            <text:p>3,31</text:p>
          </table:table-cell>
          <table:table-cell table:style-name="ce7" table:formula="of:=10000/(5/(5-[.B85])-1)" office:value-type="float" office:value="5103.24483775811">
            <text:p>5103,24</text:p>
          </table:table-cell>
          <table:table-cell table:style-name="ce7" table:formula="of:=-273.15+1/(3.35*10^-3+2.57*10^-4*LN([.C85]/10000)+2.63*10^-6*LN([.C85]/10000)^2+6.75*10^-8*LN([.C85]/10000)^3)" office:value-type="float" office:value="41.4852391004744">
            <text:p>41,49</text:p>
          </table:table-cell>
          <table:table-cell table:style-name="ce11" table:formula="of:=MIN([.D85];255)" office:value-type="float" office:value="41.4852391004744">
            <text:p>41</text:p>
          </table:table-cell>
          <table:table-cell table:number-columns-repeated="251"/>
        </table:table-row>
        <table:table-row table:style-name="ro3">
          <table:table-cell table:formula="of:=[.A85]+1" office:value-type="float" office:value="84">
            <text:p>84</text:p>
          </table:table-cell>
          <table:table-cell table:formula="of:=(2*[.A86]+512)*5/1024" office:value-type="float" office:value="3.3203125">
            <text:p>3,32</text:p>
          </table:table-cell>
          <table:table-cell table:style-name="ce7" table:formula="of:=10000/(5/(5-[.B86])-1)" office:value-type="float" office:value="5058.82352941176">
            <text:p>5058,82</text:p>
          </table:table-cell>
          <table:table-cell table:style-name="ce7" table:formula="of:=-273.15+1/(3.35*10^-3+2.57*10^-4*LN([.C86]/10000)+2.63*10^-6*LN([.C86]/10000)^2+6.75*10^-8*LN([.C86]/10000)^3)" office:value-type="float" office:value="41.704818426142">
            <text:p>41,7</text:p>
          </table:table-cell>
          <table:table-cell table:style-name="ce11" table:formula="of:=MIN([.D86];255)" office:value-type="float" office:value="41.704818426142">
            <text:p>42</text:p>
          </table:table-cell>
          <table:table-cell table:number-columns-repeated="251"/>
        </table:table-row>
        <table:table-row table:style-name="ro3">
          <table:table-cell table:formula="of:=[.A86]+1" office:value-type="float" office:value="85">
            <text:p>85</text:p>
          </table:table-cell>
          <table:table-cell table:formula="of:=(2*[.A87]+512)*5/1024" office:value-type="float" office:value="3.330078125">
            <text:p>3,33</text:p>
          </table:table-cell>
          <table:table-cell table:style-name="ce7" table:formula="of:=10000/(5/(5-[.B87])-1)" office:value-type="float" office:value="5014.66275659824">
            <text:p>5014,66</text:p>
          </table:table-cell>
          <table:table-cell table:style-name="ce7" table:formula="of:=-273.15+1/(3.35*10^-3+2.57*10^-4*LN([.C87]/10000)+2.63*10^-6*LN([.C87]/10000)^2+6.75*10^-8*LN([.C87]/10000)^3)" office:value-type="float" office:value="41.9252995108093">
            <text:p>41,93</text:p>
          </table:table-cell>
          <table:table-cell table:style-name="ce11" table:formula="of:=MIN([.D87];255)" office:value-type="float" office:value="41.9252995108093">
            <text:p>42</text:p>
          </table:table-cell>
          <table:table-cell table:number-columns-repeated="251"/>
        </table:table-row>
        <table:table-row table:style-name="ro3">
          <table:table-cell table:formula="of:=[.A87]+1" office:value-type="float" office:value="86">
            <text:p>86</text:p>
          </table:table-cell>
          <table:table-cell table:formula="of:=(2*[.A88]+512)*5/1024" office:value-type="float" office:value="3.33984375">
            <text:p>3,34</text:p>
          </table:table-cell>
          <table:table-cell table:style-name="ce7" table:formula="of:=10000/(5/(5-[.B88])-1)" office:value-type="float" office:value="4970.76023391813">
            <text:p>4970,76</text:p>
          </table:table-cell>
          <table:table-cell table:style-name="ce7" table:formula="of:=-273.15+1/(3.35*10^-3+2.57*10^-4*LN([.C88]/10000)+2.63*10^-6*LN([.C88]/10000)^2+6.75*10^-8*LN([.C88]/10000)^3)" office:value-type="float" office:value="42.1466964656068">
            <text:p>42,15</text:p>
          </table:table-cell>
          <table:table-cell table:style-name="ce11" table:formula="of:=MIN([.D88];255)" office:value-type="float" office:value="42.1466964656068">
            <text:p>42</text:p>
          </table:table-cell>
          <table:table-cell table:number-columns-repeated="251"/>
        </table:table-row>
        <table:table-row table:style-name="ro3">
          <table:table-cell table:formula="of:=[.A88]+1" office:value-type="float" office:value="87">
            <text:p>87</text:p>
          </table:table-cell>
          <table:table-cell table:formula="of:=(2*[.A89]+512)*5/1024" office:value-type="float" office:value="3.349609375">
            <text:p>3,35</text:p>
          </table:table-cell>
          <table:table-cell table:style-name="ce7" table:formula="of:=10000/(5/(5-[.B89])-1)" office:value-type="float" office:value="4927.11370262391">
            <text:p>4927,11</text:p>
          </table:table-cell>
          <table:table-cell table:style-name="ce7" table:formula="of:=-273.15+1/(3.35*10^-3+2.57*10^-4*LN([.C89]/10000)+2.63*10^-6*LN([.C89]/10000)^2+6.75*10^-8*LN([.C89]/10000)^3)" office:value-type="float" office:value="42.3690236401904">
            <text:p>42,37</text:p>
          </table:table-cell>
          <table:table-cell table:style-name="ce11" table:formula="of:=MIN([.D89];255)" office:value-type="float" office:value="42.3690236401904">
            <text:p>42</text:p>
          </table:table-cell>
          <table:table-cell table:number-columns-repeated="251"/>
        </table:table-row>
        <table:table-row table:style-name="ro3">
          <table:table-cell table:formula="of:=[.A89]+1" office:value-type="float" office:value="88">
            <text:p>88</text:p>
          </table:table-cell>
          <table:table-cell table:formula="of:=(2*[.A90]+512)*5/1024" office:value-type="float" office:value="3.359375">
            <text:p>3,36</text:p>
          </table:table-cell>
          <table:table-cell table:style-name="ce7" table:formula="of:=10000/(5/(5-[.B90])-1)" office:value-type="float" office:value="4883.72093023256">
            <text:p>4883,72</text:p>
          </table:table-cell>
          <table:table-cell table:style-name="ce7" table:formula="of:=-273.15+1/(3.35*10^-3+2.57*10^-4*LN([.C90]/10000)+2.63*10^-6*LN([.C90]/10000)^2+6.75*10^-8*LN([.C90]/10000)^3)" office:value-type="float" office:value="42.592295628894">
            <text:p>42,59</text:p>
          </table:table-cell>
          <table:table-cell table:style-name="ce11" table:formula="of:=MIN([.D90];255)" office:value-type="float" office:value="42.592295628894">
            <text:p>43</text:p>
          </table:table-cell>
          <table:table-cell table:number-columns-repeated="251"/>
        </table:table-row>
        <table:table-row table:style-name="ro3">
          <table:table-cell table:formula="of:=[.A90]+1" office:value-type="float" office:value="89">
            <text:p>89</text:p>
          </table:table-cell>
          <table:table-cell table:formula="of:=(2*[.A91]+512)*5/1024" office:value-type="float" office:value="3.369140625">
            <text:p>3,37</text:p>
          </table:table-cell>
          <table:table-cell table:style-name="ce7" table:formula="of:=10000/(5/(5-[.B91])-1)" office:value-type="float" office:value="4840.57971014493">
            <text:p>4840,58</text:p>
          </table:table-cell>
          <table:table-cell table:style-name="ce7" table:formula="of:=-273.15+1/(3.35*10^-3+2.57*10^-4*LN([.C91]/10000)+2.63*10^-6*LN([.C91]/10000)^2+6.75*10^-8*LN([.C91]/10000)^3)" office:value-type="float" office:value="42.8165272770667">
            <text:p>42,82</text:p>
          </table:table-cell>
          <table:table-cell table:style-name="ce11" table:formula="of:=MIN([.D91];255)" office:value-type="float" office:value="42.8165272770667">
            <text:p>43</text:p>
          </table:table-cell>
          <table:table-cell table:number-columns-repeated="251"/>
        </table:table-row>
        <table:table-row table:style-name="ro3">
          <table:table-cell table:formula="of:=[.A91]+1" office:value-type="float" office:value="90">
            <text:p>90</text:p>
          </table:table-cell>
          <table:table-cell table:formula="of:=(2*[.A92]+512)*5/1024" office:value-type="float" office:value="3.37890625">
            <text:p>3,38</text:p>
          </table:table-cell>
          <table:table-cell table:style-name="ce7" table:formula="of:=10000/(5/(5-[.B92])-1)" office:value-type="float" office:value="4797.68786127168">
            <text:p>4797,69</text:p>
          </table:table-cell>
          <table:table-cell table:style-name="ce7" table:formula="of:=-273.15+1/(3.35*10^-3+2.57*10^-4*LN([.C92]/10000)+2.63*10^-6*LN([.C92]/10000)^2+6.75*10^-8*LN([.C92]/10000)^3)" office:value-type="float" office:value="43.0417336876037">
            <text:p>43,04</text:p>
          </table:table-cell>
          <table:table-cell table:style-name="ce11" table:formula="of:=MIN([.D92];255)" office:value-type="float" office:value="43.0417336876037">
            <text:p>43</text:p>
          </table:table-cell>
          <table:table-cell table:number-columns-repeated="251"/>
        </table:table-row>
        <table:table-row table:style-name="ro3">
          <table:table-cell table:formula="of:=[.A92]+1" office:value-type="float" office:value="91">
            <text:p>91</text:p>
          </table:table-cell>
          <table:table-cell table:formula="of:=(2*[.A93]+512)*5/1024" office:value-type="float" office:value="3.388671875">
            <text:p>3,39</text:p>
          </table:table-cell>
          <table:table-cell table:style-name="ce7" table:formula="of:=10000/(5/(5-[.B93])-1)" office:value-type="float" office:value="4755.04322766571">
            <text:p>4755,04</text:p>
          </table:table-cell>
          <table:table-cell table:style-name="ce7" table:formula="of:=-273.15+1/(3.35*10^-3+2.57*10^-4*LN([.C93]/10000)+2.63*10^-6*LN([.C93]/10000)^2+6.75*10^-8*LN([.C93]/10000)^3)" office:value-type="float" office:value="43.2679302276765">
            <text:p>43,27</text:p>
          </table:table-cell>
          <table:table-cell table:style-name="ce11" table:formula="of:=MIN([.D93];255)" office:value-type="float" office:value="43.2679302276765">
            <text:p>43</text:p>
          </table:table-cell>
          <table:table-cell table:number-columns-repeated="251"/>
        </table:table-row>
        <table:table-row table:style-name="ro3">
          <table:table-cell table:formula="of:=[.A93]+1" office:value-type="float" office:value="92">
            <text:p>92</text:p>
          </table:table-cell>
          <table:table-cell table:formula="of:=(2*[.A94]+512)*5/1024" office:value-type="float" office:value="3.3984375">
            <text:p>3,4</text:p>
          </table:table-cell>
          <table:table-cell table:style-name="ce7" table:formula="of:=10000/(5/(5-[.B94])-1)" office:value-type="float" office:value="4712.64367816092">
            <text:p>4712,64</text:p>
          </table:table-cell>
          <table:table-cell table:style-name="ce7" table:formula="of:=-273.15+1/(3.35*10^-3+2.57*10^-4*LN([.C94]/10000)+2.63*10^-6*LN([.C94]/10000)^2+6.75*10^-8*LN([.C94]/10000)^3)" office:value-type="float" office:value="43.4951325356712">
            <text:p>43,5</text:p>
          </table:table-cell>
          <table:table-cell table:style-name="ce11" table:formula="of:=MIN([.D94];255)" office:value-type="float" office:value="43.4951325356712">
            <text:p>43</text:p>
          </table:table-cell>
          <table:table-cell table:number-columns-repeated="251"/>
        </table:table-row>
        <table:table-row table:style-name="ro3">
          <table:table-cell table:formula="of:=[.A94]+1" office:value-type="float" office:value="93">
            <text:p>93</text:p>
          </table:table-cell>
          <table:table-cell table:formula="of:=(2*[.A95]+512)*5/1024" office:value-type="float" office:value="3.408203125">
            <text:p>3,41</text:p>
          </table:table-cell>
          <table:table-cell table:style-name="ce7" table:formula="of:=10000/(5/(5-[.B95])-1)" office:value-type="float" office:value="4670.48710601719">
            <text:p>4670,49</text:p>
          </table:table-cell>
          <table:table-cell table:style-name="ce7" table:formula="of:=-273.15+1/(3.35*10^-3+2.57*10^-4*LN([.C95]/10000)+2.63*10^-6*LN([.C95]/10000)^2+6.75*10^-8*LN([.C95]/10000)^3)" office:value-type="float" office:value="43.7233565283419">
            <text:p>43,72</text:p>
          </table:table-cell>
          <table:table-cell table:style-name="ce11" table:formula="of:=MIN([.D95];255)" office:value-type="float" office:value="43.7233565283419">
            <text:p>44</text:p>
          </table:table-cell>
          <table:table-cell table:number-columns-repeated="251"/>
        </table:table-row>
        <table:table-row table:style-name="ro3">
          <table:table-cell table:formula="of:=[.A95]+1" office:value-type="float" office:value="94">
            <text:p>94</text:p>
          </table:table-cell>
          <table:table-cell table:formula="of:=(2*[.A96]+512)*5/1024" office:value-type="float" office:value="3.41796875">
            <text:p>3,42</text:p>
          </table:table-cell>
          <table:table-cell table:style-name="ce7" table:formula="of:=10000/(5/(5-[.B96])-1)" office:value-type="float" office:value="4628.57142857143">
            <text:p>4628,57</text:p>
          </table:table-cell>
          <table:table-cell table:style-name="ce7" table:formula="of:=-273.15+1/(3.35*10^-3+2.57*10^-4*LN([.C96]/10000)+2.63*10^-6*LN([.C96]/10000)^2+6.75*10^-8*LN([.C96]/10000)^3)" office:value-type="float" office:value="43.9526184081881">
            <text:p>43,95</text:p>
          </table:table-cell>
          <table:table-cell table:style-name="ce11" table:formula="of:=MIN([.D96];255)" office:value-type="float" office:value="43.9526184081881">
            <text:p>44</text:p>
          </table:table-cell>
          <table:table-cell table:number-columns-repeated="251"/>
        </table:table-row>
        <table:table-row table:style-name="ro3">
          <table:table-cell table:formula="of:=[.A96]+1" office:value-type="float" office:value="95">
            <text:p>95</text:p>
          </table:table-cell>
          <table:table-cell table:formula="of:=(2*[.A97]+512)*5/1024" office:value-type="float" office:value="3.427734375">
            <text:p>3,43</text:p>
          </table:table-cell>
          <table:table-cell table:style-name="ce7" table:formula="of:=10000/(5/(5-[.B97])-1)" office:value-type="float" office:value="4586.89458689459">
            <text:p>4586,89</text:p>
          </table:table-cell>
          <table:table-cell table:style-name="ce7" table:formula="of:=-273.15+1/(3.35*10^-3+2.57*10^-4*LN([.C97]/10000)+2.63*10^-6*LN([.C97]/10000)^2+6.75*10^-8*LN([.C97]/10000)^3)" office:value-type="float" office:value="44.1829346710649">
            <text:p>44,18</text:p>
          </table:table-cell>
          <table:table-cell table:style-name="ce11" table:formula="of:=MIN([.D97];255)" office:value-type="float" office:value="44.1829346710649">
            <text:p>44</text:p>
          </table:table-cell>
          <table:table-cell table:number-columns-repeated="251"/>
        </table:table-row>
        <table:table-row table:style-name="ro3">
          <table:table-cell table:formula="of:=[.A97]+1" office:value-type="float" office:value="96">
            <text:p>96</text:p>
          </table:table-cell>
          <table:table-cell table:formula="of:=(2*[.A98]+512)*5/1024" office:value-type="float" office:value="3.4375">
            <text:p>3,44</text:p>
          </table:table-cell>
          <table:table-cell table:style-name="ce7" table:formula="of:=10000/(5/(5-[.B98])-1)" office:value-type="float" office:value="4545.45454545455">
            <text:p>4545,45</text:p>
          </table:table-cell>
          <table:table-cell table:style-name="ce7" table:formula="of:=-273.15+1/(3.35*10^-3+2.57*10^-4*LN([.C98]/10000)+2.63*10^-6*LN([.C98]/10000)^2+6.75*10^-8*LN([.C98]/10000)^3)" office:value-type="float" office:value="44.4143221140328">
            <text:p>44,41</text:p>
          </table:table-cell>
          <table:table-cell table:style-name="ce11" table:formula="of:=MIN([.D98];255)" office:value-type="float" office:value="44.4143221140328">
            <text:p>44</text:p>
          </table:table-cell>
          <table:table-cell table:number-columns-repeated="251"/>
        </table:table-row>
        <table:table-row table:style-name="ro3">
          <table:table-cell table:formula="of:=[.A98]+1" office:value-type="float" office:value="97">
            <text:p>97</text:p>
          </table:table-cell>
          <table:table-cell table:formula="of:=(2*[.A99]+512)*5/1024" office:value-type="float" office:value="3.447265625">
            <text:p>3,45</text:p>
          </table:table-cell>
          <table:table-cell table:style-name="ce7" table:formula="of:=10000/(5/(5-[.B99])-1)" office:value-type="float" office:value="4504.2492917847">
            <text:p>4504,25</text:p>
          </table:table-cell>
          <table:table-cell table:style-name="ce7" table:formula="of:=-273.15+1/(3.35*10^-3+2.57*10^-4*LN([.C99]/10000)+2.63*10^-6*LN([.C99]/10000)^2+6.75*10^-8*LN([.C99]/10000)^3)" office:value-type="float" office:value="44.6467978434604">
            <text:p>44,65</text:p>
          </table:table-cell>
          <table:table-cell table:style-name="ce11" table:formula="of:=MIN([.D99];255)" office:value-type="float" office:value="44.6467978434604">
            <text:p>45</text:p>
          </table:table-cell>
          <table:table-cell table:number-columns-repeated="251"/>
        </table:table-row>
        <table:table-row table:style-name="ro3">
          <table:table-cell table:formula="of:=[.A99]+1" office:value-type="float" office:value="98">
            <text:p>98</text:p>
          </table:table-cell>
          <table:table-cell table:formula="of:=(2*[.A100]+512)*5/1024" office:value-type="float" office:value="3.45703125">
            <text:p>3,46</text:p>
          </table:table-cell>
          <table:table-cell table:style-name="ce7" table:formula="of:=10000/(5/(5-[.B100])-1)" office:value-type="float" office:value="4463.27683615819">
            <text:p>4463,28</text:p>
          </table:table-cell>
          <table:table-cell table:style-name="ce7" table:formula="of:=-273.15+1/(3.35*10^-3+2.57*10^-4*LN([.C100]/10000)+2.63*10^-6*LN([.C100]/10000)^2+6.75*10^-8*LN([.C100]/10000)^3)" office:value-type="float" office:value="44.8803792833862">
            <text:p>44,88</text:p>
          </table:table-cell>
          <table:table-cell table:style-name="ce11" table:formula="of:=MIN([.D100];255)" office:value-type="float" office:value="44.8803792833862">
            <text:p>45</text:p>
          </table:table-cell>
          <table:table-cell table:number-columns-repeated="251"/>
        </table:table-row>
        <table:table-row table:style-name="ro3">
          <table:table-cell table:formula="of:=[.A100]+1" office:value-type="float" office:value="99">
            <text:p>99</text:p>
          </table:table-cell>
          <table:table-cell table:formula="of:=(2*[.A101]+512)*5/1024" office:value-type="float" office:value="3.466796875">
            <text:p>3,47</text:p>
          </table:table-cell>
          <table:table-cell table:style-name="ce7" table:formula="of:=10000/(5/(5-[.B101])-1)" office:value-type="float" office:value="4422.53521126761">
            <text:p>4422,54</text:p>
          </table:table-cell>
          <table:table-cell table:style-name="ce7" table:formula="of:=-273.15+1/(3.35*10^-3+2.57*10^-4*LN([.C101]/10000)+2.63*10^-6*LN([.C101]/10000)^2+6.75*10^-8*LN([.C101]/10000)^3)" office:value-type="float" office:value="45.1150841841514">
            <text:p>45,12</text:p>
          </table:table-cell>
          <table:table-cell table:style-name="ce11" table:formula="of:=MIN([.D101];255)" office:value-type="float" office:value="45.1150841841514">
            <text:p>45</text:p>
          </table:table-cell>
          <table:table-cell table:number-columns-repeated="251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formula="of:=(2*[.A102]+512)*5/1024" office:value-type="float" office:value="3.4765625">
            <text:p>3,48</text:p>
          </table:table-cell>
          <table:table-cell table:style-name="ce7" table:formula="of:=10000/(5/(5-[.B102])-1)" office:value-type="float" office:value="4382.02247191011">
            <text:p>4382,02</text:p>
          </table:table-cell>
          <table:table-cell table:style-name="ce7" table:formula="of:=-273.15+1/(3.35*10^-3+2.57*10^-4*LN([.C102]/10000)+2.63*10^-6*LN([.C102]/10000)^2+6.75*10^-8*LN([.C102]/10000)^3)" office:value-type="float" office:value="45.3509306313149">
            <text:p>45,35</text:p>
          </table:table-cell>
          <table:table-cell table:style-name="ce11" table:formula="of:=MIN([.D102];255)" office:value-type="float" office:value="45.3509306313149">
            <text:p>45</text:p>
          </table:table-cell>
          <table:table-cell table:number-columns-repeated="251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formula="of:=(2*[.A103]+512)*5/1024" office:value-type="float" office:value="3.486328125">
            <text:p>3,49</text:p>
          </table:table-cell>
          <table:table-cell table:style-name="ce7" table:formula="of:=10000/(5/(5-[.B103])-1)" office:value-type="float" office:value="4341.73669467787">
            <text:p>4341,74</text:p>
          </table:table-cell>
          <table:table-cell table:style-name="ce7" table:formula="of:=-273.15+1/(3.35*10^-3+2.57*10^-4*LN([.C103]/10000)+2.63*10^-6*LN([.C103]/10000)^2+6.75*10^-8*LN([.C103]/10000)^3)" office:value-type="float" office:value="45.5879370548601">
            <text:p>45,59</text:p>
          </table:table-cell>
          <table:table-cell table:style-name="ce11" table:formula="of:=MIN([.D103];255)" office:value-type="float" office:value="45.5879370548601">
            <text:p>46</text:p>
          </table:table-cell>
          <table:table-cell table:number-columns-repeated="251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formula="of:=(2*[.A104]+512)*5/1024" office:value-type="float" office:value="3.49609375">
            <text:p>3,5</text:p>
          </table:table-cell>
          <table:table-cell table:style-name="ce7" table:formula="of:=10000/(5/(5-[.B104])-1)" office:value-type="float" office:value="4301.67597765363">
            <text:p>4301,68</text:p>
          </table:table-cell>
          <table:table-cell table:style-name="ce7" table:formula="of:=-273.15+1/(3.35*10^-3+2.57*10^-4*LN([.C104]/10000)+2.63*10^-6*LN([.C104]/10000)^2+6.75*10^-8*LN([.C104]/10000)^3)" office:value-type="float" office:value="45.8261222387069">
            <text:p>45,83</text:p>
          </table:table-cell>
          <table:table-cell table:style-name="ce11" table:formula="of:=MIN([.D104];255)" office:value-type="float" office:value="45.8261222387069">
            <text:p>46</text:p>
          </table:table-cell>
          <table:table-cell table:number-columns-repeated="251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formula="of:=(2*[.A105]+512)*5/1024" office:value-type="float" office:value="3.505859375">
            <text:p>3,51</text:p>
          </table:table-cell>
          <table:table-cell table:style-name="ce7" table:formula="of:=10000/(5/(5-[.B105])-1)" office:value-type="float" office:value="4261.83844011142">
            <text:p>4261,84</text:p>
          </table:table-cell>
          <table:table-cell table:style-name="ce7" table:formula="of:=-273.15+1/(3.35*10^-3+2.57*10^-4*LN([.C105]/10000)+2.63*10^-6*LN([.C105]/10000)^2+6.75*10^-8*LN([.C105]/10000)^3)" office:value-type="float" office:value="46.0655053305401">
            <text:p>46,07</text:p>
          </table:table-cell>
          <table:table-cell table:style-name="ce11" table:formula="of:=MIN([.D105];255)" office:value-type="float" office:value="46.0655053305401">
            <text:p>46</text:p>
          </table:table-cell>
          <table:table-cell table:number-columns-repeated="251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formula="of:=(2*[.A106]+512)*5/1024" office:value-type="float" office:value="3.515625">
            <text:p>3,52</text:p>
          </table:table-cell>
          <table:table-cell table:style-name="ce7" table:formula="of:=10000/(5/(5-[.B106])-1)" office:value-type="float" office:value="4222.22222222222">
            <text:p>4222,22</text:p>
          </table:table-cell>
          <table:table-cell table:style-name="ce7" table:formula="of:=-273.15+1/(3.35*10^-3+2.57*10^-4*LN([.C106]/10000)+2.63*10^-6*LN([.C106]/10000)^2+6.75*10^-8*LN([.C106]/10000)^3)" office:value-type="float" office:value="46.306105851968">
            <text:p>46,31</text:p>
          </table:table-cell>
          <table:table-cell table:style-name="ce11" table:formula="of:=MIN([.D106];255)" office:value-type="float" office:value="46.306105851968">
            <text:p>46</text:p>
          </table:table-cell>
          <table:table-cell table:number-columns-repeated="251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formula="of:=(2*[.A107]+512)*5/1024" office:value-type="float" office:value="3.525390625">
            <text:p>3,53</text:p>
          </table:table-cell>
          <table:table-cell table:style-name="ce7" table:formula="of:=10000/(5/(5-[.B107])-1)" office:value-type="float" office:value="4182.82548476454">
            <text:p>4182,83</text:p>
          </table:table-cell>
          <table:table-cell table:style-name="ce7" table:formula="of:=-273.15+1/(3.35*10^-3+2.57*10^-4*LN([.C107]/10000)+2.63*10^-6*LN([.C107]/10000)^2+6.75*10^-8*LN([.C107]/10000)^3)" office:value-type="float" office:value="46.5479437090231">
            <text:p>46,55</text:p>
          </table:table-cell>
          <table:table-cell table:style-name="ce11" table:formula="of:=MIN([.D107];255)" office:value-type="float" office:value="46.5479437090231">
            <text:p>47</text:p>
          </table:table-cell>
          <table:table-cell table:number-columns-repeated="251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formula="of:=(2*[.A108]+512)*5/1024" office:value-type="float" office:value="3.53515625">
            <text:p>3,54</text:p>
          </table:table-cell>
          <table:table-cell table:style-name="ce7" table:formula="of:=10000/(5/(5-[.B108])-1)" office:value-type="float" office:value="4143.64640883978">
            <text:p>4143,65</text:p>
          </table:table-cell>
          <table:table-cell table:style-name="ce7" table:formula="of:=-273.15+1/(3.35*10^-3+2.57*10^-4*LN([.C108]/10000)+2.63*10^-6*LN([.C108]/10000)^2+6.75*10^-8*LN([.C108]/10000)^3)" office:value-type="float" office:value="46.7910392030209">
            <text:p>46,79</text:p>
          </table:table-cell>
          <table:table-cell table:style-name="ce11" table:formula="of:=MIN([.D108];255)" office:value-type="float" office:value="46.7910392030209">
            <text:p>47</text:p>
          </table:table-cell>
          <table:table-cell table:number-columns-repeated="251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formula="of:=(2*[.A109]+512)*5/1024" office:value-type="float" office:value="3.544921875">
            <text:p>3,54</text:p>
          </table:table-cell>
          <table:table-cell table:style-name="ce7" table:formula="of:=10000/(5/(5-[.B109])-1)" office:value-type="float" office:value="4104.68319559229">
            <text:p>4104,68</text:p>
          </table:table-cell>
          <table:table-cell table:style-name="ce7" table:formula="of:=-273.15+1/(3.35*10^-3+2.57*10^-4*LN([.C109]/10000)+2.63*10^-6*LN([.C109]/10000)^2+6.75*10^-8*LN([.C109]/10000)^3)" office:value-type="float" office:value="47.0354130417913">
            <text:p>47,04</text:p>
          </table:table-cell>
          <table:table-cell table:style-name="ce11" table:formula="of:=MIN([.D109];255)" office:value-type="float" office:value="47.0354130417913">
            <text:p>47</text:p>
          </table:table-cell>
          <table:table-cell table:number-columns-repeated="251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formula="of:=(2*[.A110]+512)*5/1024" office:value-type="float" office:value="3.5546875">
            <text:p>3,55</text:p>
          </table:table-cell>
          <table:table-cell table:style-name="ce7" table:formula="of:=10000/(5/(5-[.B110])-1)" office:value-type="float" office:value="4065.93406593407">
            <text:p>4065,93</text:p>
          </table:table-cell>
          <table:table-cell table:style-name="ce7" table:formula="of:=-273.15+1/(3.35*10^-3+2.57*10^-4*LN([.C110]/10000)+2.63*10^-6*LN([.C110]/10000)^2+6.75*10^-8*LN([.C110]/10000)^3)" office:value-type="float" office:value="47.2810863512956">
            <text:p>47,28</text:p>
          </table:table-cell>
          <table:table-cell table:style-name="ce11" table:formula="of:=MIN([.D110];255)" office:value-type="float" office:value="47.2810863512956">
            <text:p>47</text:p>
          </table:table-cell>
          <table:table-cell table:number-columns-repeated="251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formula="of:=(2*[.A111]+512)*5/1024" office:value-type="float" office:value="3.564453125">
            <text:p>3,56</text:p>
          </table:table-cell>
          <table:table-cell table:style-name="ce7" table:formula="of:=10000/(5/(5-[.B111])-1)" office:value-type="float" office:value="4027.39726027397">
            <text:p>4027,4</text:p>
          </table:table-cell>
          <table:table-cell table:style-name="ce7" table:formula="of:=-273.15+1/(3.35*10^-3+2.57*10^-4*LN([.C111]/10000)+2.63*10^-6*LN([.C111]/10000)^2+6.75*10^-8*LN([.C111]/10000)^3)" office:value-type="float" office:value="47.5280806876494">
            <text:p>47,53</text:p>
          </table:table-cell>
          <table:table-cell table:style-name="ce11" table:formula="of:=MIN([.D111];255)" office:value-type="float" office:value="47.5280806876494">
            <text:p>48</text:p>
          </table:table-cell>
          <table:table-cell table:number-columns-repeated="251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formula="of:=(2*[.A112]+512)*5/1024" office:value-type="float" office:value="3.57421875">
            <text:p>3,57</text:p>
          </table:table-cell>
          <table:table-cell table:style-name="ce7" table:formula="of:=10000/(5/(5-[.B112])-1)" office:value-type="float" office:value="3989.07103825137">
            <text:p>3989,07</text:p>
          </table:table-cell>
          <table:table-cell table:style-name="ce7" table:formula="of:=-273.15+1/(3.35*10^-3+2.57*10^-4*LN([.C112]/10000)+2.63*10^-6*LN([.C112]/10000)^2+6.75*10^-8*LN([.C112]/10000)^3)" office:value-type="float" office:value="47.7764180495655">
            <text:p>47,78</text:p>
          </table:table-cell>
          <table:table-cell table:style-name="ce11" table:formula="of:=MIN([.D112];255)" office:value-type="float" office:value="47.7764180495655">
            <text:p>48</text:p>
          </table:table-cell>
          <table:table-cell table:number-columns-repeated="251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formula="of:=(2*[.A113]+512)*5/1024" office:value-type="float" office:value="3.583984375">
            <text:p>3,58</text:p>
          </table:table-cell>
          <table:table-cell table:style-name="ce7" table:formula="of:=10000/(5/(5-[.B113])-1)" office:value-type="float" office:value="3950.95367847411">
            <text:p>3950,95</text:p>
          </table:table-cell>
          <table:table-cell table:style-name="ce7" table:formula="of:=-273.15+1/(3.35*10^-3+2.57*10^-4*LN([.C113]/10000)+2.63*10^-6*LN([.C113]/10000)^2+6.75*10^-8*LN([.C113]/10000)^3)" office:value-type="float" office:value="48.0261208912352">
            <text:p>48,03</text:p>
          </table:table-cell>
          <table:table-cell table:style-name="ce11" table:formula="of:=MIN([.D113];255)" office:value-type="float" office:value="48.0261208912352">
            <text:p>48</text:p>
          </table:table-cell>
          <table:table-cell table:number-columns-repeated="251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formula="of:=(2*[.A114]+512)*5/1024" office:value-type="float" office:value="3.59375">
            <text:p>3,59</text:p>
          </table:table-cell>
          <table:table-cell table:style-name="ce7" table:formula="of:=10000/(5/(5-[.B114])-1)" office:value-type="float" office:value="3913.04347826087">
            <text:p>3913,04</text:p>
          </table:table-cell>
          <table:table-cell table:style-name="ce7" table:formula="of:=-273.15+1/(3.35*10^-3+2.57*10^-4*LN([.C114]/10000)+2.63*10^-6*LN([.C114]/10000)^2+6.75*10^-8*LN([.C114]/10000)^3)" office:value-type="float" office:value="48.2772121356682">
            <text:p>48,28</text:p>
          </table:table-cell>
          <table:table-cell table:style-name="ce11" table:formula="of:=MIN([.D114];255)" office:value-type="float" office:value="48.2772121356682">
            <text:p>48</text:p>
          </table:table-cell>
          <table:table-cell table:number-columns-repeated="251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formula="of:=(2*[.A115]+512)*5/1024" office:value-type="float" office:value="3.603515625">
            <text:p>3,6</text:p>
          </table:table-cell>
          <table:table-cell table:style-name="ce7" table:formula="of:=10000/(5/(5-[.B115])-1)" office:value-type="float" office:value="3875.33875338753">
            <text:p>3875,34</text:p>
          </table:table-cell>
          <table:table-cell table:style-name="ce7" table:formula="of:=-273.15+1/(3.35*10^-3+2.57*10^-4*LN([.C115]/10000)+2.63*10^-6*LN([.C115]/10000)^2+6.75*10^-8*LN([.C115]/10000)^3)" office:value-type="float" office:value="48.529715188509">
            <text:p>48,53</text:p>
          </table:table-cell>
          <table:table-cell table:style-name="ce11" table:formula="of:=MIN([.D115];255)" office:value-type="float" office:value="48.529715188509">
            <text:p>49</text:p>
          </table:table-cell>
          <table:table-cell table:number-columns-repeated="251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formula="of:=(2*[.A116]+512)*5/1024" office:value-type="float" office:value="3.61328125">
            <text:p>3,61</text:p>
          </table:table-cell>
          <table:table-cell table:style-name="ce7" table:formula="of:=10000/(5/(5-[.B116])-1)" office:value-type="float" office:value="3837.83783783784">
            <text:p>3837,84</text:p>
          </table:table-cell>
          <table:table-cell table:style-name="ce7" table:formula="of:=-273.15+1/(3.35*10^-3+2.57*10^-4*LN([.C116]/10000)+2.63*10^-6*LN([.C116]/10000)^2+6.75*10^-8*LN([.C116]/10000)^3)" office:value-type="float" office:value="48.7836539523516">
            <text:p>48,78</text:p>
          </table:table-cell>
          <table:table-cell table:style-name="ce11" table:formula="of:=MIN([.D116];255)" office:value-type="float" office:value="48.7836539523516">
            <text:p>49</text:p>
          </table:table-cell>
          <table:table-cell table:number-columns-repeated="251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formula="of:=(2*[.A117]+512)*5/1024" office:value-type="float" office:value="3.623046875">
            <text:p>3,62</text:p>
          </table:table-cell>
          <table:table-cell table:style-name="ce7" table:formula="of:=10000/(5/(5-[.B117])-1)" office:value-type="float" office:value="3800.53908355795">
            <text:p>3800,54</text:p>
          </table:table-cell>
          <table:table-cell table:style-name="ce7" table:formula="of:=-273.15+1/(3.35*10^-3+2.57*10^-4*LN([.C117]/10000)+2.63*10^-6*LN([.C117]/10000)^2+6.75*10^-8*LN([.C117]/10000)^3)" office:value-type="float" office:value="49.039052841574">
            <text:p>49,04</text:p>
          </table:table-cell>
          <table:table-cell table:style-name="ce11" table:formula="of:=MIN([.D117];255)" office:value-type="float" office:value="49.039052841574">
            <text:p>49</text:p>
          </table:table-cell>
          <table:table-cell table:number-columns-repeated="251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formula="of:=(2*[.A118]+512)*5/1024" office:value-type="float" office:value="3.6328125">
            <text:p>3,63</text:p>
          </table:table-cell>
          <table:table-cell table:style-name="ce7" table:formula="of:=10000/(5/(5-[.B118])-1)" office:value-type="float" office:value="3763.44086021505">
            <text:p>3763,44</text:p>
          </table:table-cell>
          <table:table-cell table:style-name="ce7" table:formula="of:=-273.15+1/(3.35*10^-3+2.57*10^-4*LN([.C118]/10000)+2.63*10^-6*LN([.C118]/10000)^2+6.75*10^-8*LN([.C118]/10000)^3)" office:value-type="float" office:value="49.2959367977157">
            <text:p>49,3</text:p>
          </table:table-cell>
          <table:table-cell table:style-name="ce11" table:formula="of:=MIN([.D118];255)" office:value-type="float" office:value="49.2959367977157">
            <text:p>49</text:p>
          </table:table-cell>
          <table:table-cell table:number-columns-repeated="251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formula="of:=(2*[.A119]+512)*5/1024" office:value-type="float" office:value="3.642578125">
            <text:p>3,64</text:p>
          </table:table-cell>
          <table:table-cell table:style-name="ce7" table:formula="of:=10000/(5/(5-[.B119])-1)" office:value-type="float" office:value="3726.54155495978">
            <text:p>3726,54</text:p>
          </table:table-cell>
          <table:table-cell table:style-name="ce7" table:formula="of:=-273.15+1/(3.35*10^-3+2.57*10^-4*LN([.C119]/10000)+2.63*10^-6*LN([.C119]/10000)^2+6.75*10^-8*LN([.C119]/10000)^3)" office:value-type="float" office:value="49.5543313054212">
            <text:p>49,55</text:p>
          </table:table-cell>
          <table:table-cell table:style-name="ce11" table:formula="of:=MIN([.D119];255)" office:value-type="float" office:value="49.5543313054212">
            <text:p>50</text:p>
          </table:table-cell>
          <table:table-cell table:number-columns-repeated="251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formula="of:=(2*[.A120]+512)*5/1024" office:value-type="float" office:value="3.65234375">
            <text:p>3,65</text:p>
          </table:table-cell>
          <table:table-cell table:style-name="ce7" table:formula="of:=10000/(5/(5-[.B120])-1)" office:value-type="float" office:value="3689.83957219251">
            <text:p>3689,84</text:p>
          </table:table-cell>
          <table:table-cell table:style-name="ce7" table:formula="of:=-273.15+1/(3.35*10^-3+2.57*10^-4*LN([.C120]/10000)+2.63*10^-6*LN([.C120]/10000)^2+6.75*10^-8*LN([.C120]/10000)^3)" office:value-type="float" office:value="49.8142624089763">
            <text:p>49,81</text:p>
          </table:table-cell>
          <table:table-cell table:style-name="ce11" table:formula="of:=MIN([.D120];255)" office:value-type="float" office:value="49.8142624089763">
            <text:p>50</text:p>
          </table:table-cell>
          <table:table-cell table:number-columns-repeated="251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formula="of:=(2*[.A121]+512)*5/1024" office:value-type="float" office:value="3.662109375">
            <text:p>3,66</text:p>
          </table:table-cell>
          <table:table-cell table:style-name="ce7" table:formula="of:=10000/(5/(5-[.B121])-1)" office:value-type="float" office:value="3653.33333333333">
            <text:p>3653,33</text:p>
          </table:table-cell>
          <table:table-cell table:style-name="ce7" table:formula="of:=-273.15+1/(3.35*10^-3+2.57*10^-4*LN([.C121]/10000)+2.63*10^-6*LN([.C121]/10000)^2+6.75*10^-8*LN([.C121]/10000)^3)" office:value-type="float" office:value="50.0757567294629">
            <text:p>50,08</text:p>
          </table:table-cell>
          <table:table-cell table:style-name="ce11" table:formula="of:=MIN([.D121];255)" office:value-type="float" office:value="50.0757567294629">
            <text:p>50</text:p>
          </table:table-cell>
          <table:table-cell table:number-columns-repeated="251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formula="of:=(2*[.A122]+512)*5/1024" office:value-type="float" office:value="3.671875">
            <text:p>3,67</text:p>
          </table:table-cell>
          <table:table-cell table:style-name="ce7" table:formula="of:=10000/(5/(5-[.B122])-1)" office:value-type="float" office:value="3617.02127659574">
            <text:p>3617,02</text:p>
          </table:table-cell>
          <table:table-cell table:style-name="ce7" table:formula="of:=-273.15+1/(3.35*10^-3+2.57*10^-4*LN([.C122]/10000)+2.63*10^-6*LN([.C122]/10000)^2+6.75*10^-8*LN([.C122]/10000)^3)" office:value-type="float" office:value="50.3388414825602">
            <text:p>50,34</text:p>
          </table:table-cell>
          <table:table-cell table:style-name="ce11" table:formula="of:=MIN([.D122];255)" office:value-type="float" office:value="50.3388414825602">
            <text:p>50</text:p>
          </table:table-cell>
          <table:table-cell table:number-columns-repeated="251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formula="of:=(2*[.A123]+512)*5/1024" office:value-type="float" office:value="3.681640625">
            <text:p>3,68</text:p>
          </table:table-cell>
          <table:table-cell table:style-name="ce7" table:formula="of:=10000/(5/(5-[.B123])-1)" office:value-type="float" office:value="3580.90185676393">
            <text:p>3580,9</text:p>
          </table:table-cell>
          <table:table-cell table:style-name="ce7" table:formula="of:=-273.15+1/(3.35*10^-3+2.57*10^-4*LN([.C123]/10000)+2.63*10^-6*LN([.C123]/10000)^2+6.75*10^-8*LN([.C123]/10000)^3)" office:value-type="float" office:value="50.6035444970223">
            <text:p>50,6</text:p>
          </table:table-cell>
          <table:table-cell table:style-name="ce11" table:formula="of:=MIN([.D123];255)" office:value-type="float" office:value="50.6035444970223">
            <text:p>51</text:p>
          </table:table-cell>
          <table:table-cell table:number-columns-repeated="251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formula="of:=(2*[.A124]+512)*5/1024" office:value-type="float" office:value="3.69140625">
            <text:p>3,69</text:p>
          </table:table-cell>
          <table:table-cell table:style-name="ce7" table:formula="of:=10000/(5/(5-[.B124])-1)" office:value-type="float" office:value="3544.97354497354">
            <text:p>3544,97</text:p>
          </table:table-cell>
          <table:table-cell table:style-name="ce7" table:formula="of:=-273.15+1/(3.35*10^-3+2.57*10^-4*LN([.C124]/10000)+2.63*10^-6*LN([.C124]/10000)^2+6.75*10^-8*LN([.C124]/10000)^3)" office:value-type="float" office:value="50.8698942338633">
            <text:p>50,87</text:p>
          </table:table-cell>
          <table:table-cell table:style-name="ce11" table:formula="of:=MIN([.D124];255)" office:value-type="float" office:value="50.8698942338633">
            <text:p>51</text:p>
          </table:table-cell>
          <table:table-cell table:number-columns-repeated="251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formula="of:=(2*[.A125]+512)*5/1024" office:value-type="float" office:value="3.701171875">
            <text:p>3,7</text:p>
          </table:table-cell>
          <table:table-cell table:style-name="ce7" table:formula="of:=10000/(5/(5-[.B125])-1)" office:value-type="float" office:value="3509.23482849604">
            <text:p>3509,23</text:p>
          </table:table-cell>
          <table:table-cell table:style-name="ce7" table:formula="of:=-273.15+1/(3.35*10^-3+2.57*10^-4*LN([.C125]/10000)+2.63*10^-6*LN([.C125]/10000)^2+6.75*10^-8*LN([.C125]/10000)^3)" office:value-type="float" office:value="51.1379198062818">
            <text:p>51,14</text:p>
          </table:table-cell>
          <table:table-cell table:style-name="ce11" table:formula="of:=MIN([.D125];255)" office:value-type="float" office:value="51.1379198062818">
            <text:p>51</text:p>
          </table:table-cell>
          <table:table-cell table:number-columns-repeated="251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formula="of:=(2*[.A126]+512)*5/1024" office:value-type="float" office:value="3.7109375">
            <text:p>3,71</text:p>
          </table:table-cell>
          <table:table-cell table:style-name="ce7" table:formula="of:=10000/(5/(5-[.B126])-1)" office:value-type="float" office:value="3473.68421052632">
            <text:p>3473,68</text:p>
          </table:table-cell>
          <table:table-cell table:style-name="ce7" table:formula="of:=-273.15+1/(3.35*10^-3+2.57*10^-4*LN([.C126]/10000)+2.63*10^-6*LN([.C126]/10000)^2+6.75*10^-8*LN([.C126]/10000)^3)" office:value-type="float" office:value="51.4076510003611">
            <text:p>51,41</text:p>
          </table:table-cell>
          <table:table-cell table:style-name="ce11" table:formula="of:=MIN([.D126];255)" office:value-type="float" office:value="51.4076510003611">
            <text:p>51</text:p>
          </table:table-cell>
          <table:table-cell table:number-columns-repeated="251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formula="of:=(2*[.A127]+512)*5/1024" office:value-type="float" office:value="3.720703125">
            <text:p>3,72</text:p>
          </table:table-cell>
          <table:table-cell table:style-name="ce7" table:formula="of:=10000/(5/(5-[.B127])-1)" office:value-type="float" office:value="3438.32020997375">
            <text:p>3438,32</text:p>
          </table:table-cell>
          <table:table-cell table:style-name="ce7" table:formula="of:=-273.15+1/(3.35*10^-3+2.57*10^-4*LN([.C127]/10000)+2.63*10^-6*LN([.C127]/10000)^2+6.75*10^-8*LN([.C127]/10000)^3)" office:value-type="float" office:value="51.6791182965792">
            <text:p>51,68</text:p>
          </table:table-cell>
          <table:table-cell table:style-name="ce11" table:formula="of:=MIN([.D127];255)" office:value-type="float" office:value="51.6791182965792">
            <text:p>52</text:p>
          </table:table-cell>
          <table:table-cell table:number-columns-repeated="251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formula="of:=(2*[.A128]+512)*5/1024" office:value-type="float" office:value="3.73046875">
            <text:p>3,73</text:p>
          </table:table-cell>
          <table:table-cell table:style-name="ce7" table:formula="of:=10000/(5/(5-[.B128])-1)" office:value-type="float" office:value="3403.14136125654">
            <text:p>3403,14</text:p>
          </table:table-cell>
          <table:table-cell table:style-name="ce7" table:formula="of:=-273.15+1/(3.35*10^-3+2.57*10^-4*LN([.C128]/10000)+2.63*10^-6*LN([.C128]/10000)^2+6.75*10^-8*LN([.C128]/10000)^3)" office:value-type="float" office:value="51.9523528921687">
            <text:p>51,95</text:p>
          </table:table-cell>
          <table:table-cell table:style-name="ce11" table:formula="of:=MIN([.D128];255)" office:value-type="float" office:value="51.9523528921687">
            <text:p>52</text:p>
          </table:table-cell>
          <table:table-cell table:number-columns-repeated="251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formula="of:=(2*[.A129]+512)*5/1024" office:value-type="float" office:value="3.740234375">
            <text:p>3,74</text:p>
          </table:table-cell>
          <table:table-cell table:style-name="ce7" table:formula="of:=10000/(5/(5-[.B129])-1)" office:value-type="float" office:value="3368.14621409922">
            <text:p>3368,15</text:p>
          </table:table-cell>
          <table:table-cell table:style-name="ce7" table:formula="of:=-273.15+1/(3.35*10^-3+2.57*10^-4*LN([.C129]/10000)+2.63*10^-6*LN([.C129]/10000)^2+6.75*10^-8*LN([.C129]/10000)^3)" office:value-type="float" office:value="52.2273867243665">
            <text:p>52,23</text:p>
          </table:table-cell>
          <table:table-cell table:style-name="ce11" table:formula="of:=MIN([.D129];255)" office:value-type="float" office:value="52.2273867243665">
            <text:p>52</text:p>
          </table:table-cell>
          <table:table-cell table:number-columns-repeated="251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formula="of:=(2*[.A130]+512)*5/1024" office:value-type="float" office:value="3.75">
            <text:p>3,75</text:p>
          </table:table-cell>
          <table:table-cell table:style-name="ce7" table:formula="of:=10000/(5/(5-[.B130])-1)" office:value-type="float" office:value="3333.33333333333">
            <text:p>3333,33</text:p>
          </table:table-cell>
          <table:table-cell table:style-name="ce7" table:formula="of:=-273.15+1/(3.35*10^-3+2.57*10^-4*LN([.C130]/10000)+2.63*10^-6*LN([.C130]/10000)^2+6.75*10^-8*LN([.C130]/10000)^3)" office:value-type="float" office:value="52.5042524945969">
            <text:p>52,5</text:p>
          </table:table-cell>
          <table:table-cell table:style-name="ce11" table:formula="of:=MIN([.D130];255)" office:value-type="float" office:value="52.5042524945969">
            <text:p>53</text:p>
          </table:table-cell>
          <table:table-cell table:number-columns-repeated="251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formula="of:=(2*[.A131]+512)*5/1024" office:value-type="float" office:value="3.759765625">
            <text:p>3,76</text:p>
          </table:table-cell>
          <table:table-cell table:style-name="ce7" table:formula="of:=10000/(5/(5-[.B131])-1)" office:value-type="float" office:value="3298.7012987013">
            <text:p>3298,7</text:p>
          </table:table-cell>
          <table:table-cell table:style-name="ce7" table:formula="of:=-273.15+1/(3.35*10^-3+2.57*10^-4*LN([.C131]/10000)+2.63*10^-6*LN([.C131]/10000)^2+6.75*10^-8*LN([.C131]/10000)^3)" office:value-type="float" office:value="52.7829836936311">
            <text:p>52,78</text:p>
          </table:table-cell>
          <table:table-cell table:style-name="ce11" table:formula="of:=MIN([.D131];255)" office:value-type="float" office:value="52.7829836936311">
            <text:p>53</text:p>
          </table:table-cell>
          <table:table-cell table:number-columns-repeated="251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formula="of:=(2*[.A132]+512)*5/1024" office:value-type="float" office:value="3.76953125">
            <text:p>3,77</text:p>
          </table:table-cell>
          <table:table-cell table:style-name="ce7" table:formula="of:=10000/(5/(5-[.B132])-1)" office:value-type="float" office:value="3264.24870466321">
            <text:p>3264,25</text:p>
          </table:table-cell>
          <table:table-cell table:style-name="ce7" table:formula="of:=-273.15+1/(3.35*10^-3+2.57*10^-4*LN([.C132]/10000)+2.63*10^-6*LN([.C132]/10000)^2+6.75*10^-8*LN([.C132]/10000)^3)" office:value-type="float" office:value="53.0636146277742">
            <text:p>53,06</text:p>
          </table:table-cell>
          <table:table-cell table:style-name="ce11" table:formula="of:=MIN([.D132];255)" office:value-type="float" office:value="53.0636146277742">
            <text:p>53</text:p>
          </table:table-cell>
          <table:table-cell table:number-columns-repeated="251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formula="of:=(2*[.A133]+512)*5/1024" office:value-type="float" office:value="3.779296875">
            <text:p>3,78</text:p>
          </table:table-cell>
          <table:table-cell table:style-name="ce7" table:formula="of:=10000/(5/(5-[.B133])-1)" office:value-type="float" office:value="3229.97416020672">
            <text:p>3229,97</text:p>
          </table:table-cell>
          <table:table-cell table:style-name="ce7" table:formula="of:=-273.15+1/(3.35*10^-3+2.57*10^-4*LN([.C133]/10000)+2.63*10^-6*LN([.C133]/10000)^2+6.75*10^-8*LN([.C133]/10000)^3)" office:value-type="float" office:value="53.3461804461273">
            <text:p>53,35</text:p>
          </table:table-cell>
          <table:table-cell table:style-name="ce11" table:formula="of:=MIN([.D133];255)" office:value-type="float" office:value="53.3461804461273">
            <text:p>53</text:p>
          </table:table-cell>
          <table:table-cell table:number-columns-repeated="251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formula="of:=(2*[.A134]+512)*5/1024" office:value-type="float" office:value="3.7890625">
            <text:p>3,79</text:p>
          </table:table-cell>
          <table:table-cell table:style-name="ce7" table:formula="of:=10000/(5/(5-[.B134])-1)" office:value-type="float" office:value="3195.87628865979">
            <text:p>3195,88</text:p>
          </table:table-cell>
          <table:table-cell table:style-name="ce7" table:formula="of:=-273.15+1/(3.35*10^-3+2.57*10^-4*LN([.C134]/10000)+2.63*10^-6*LN([.C134]/10000)^2+6.75*10^-8*LN([.C134]/10000)^3)" office:value-type="float" office:value="53.6307171689792">
            <text:p>53,63</text:p>
          </table:table-cell>
          <table:table-cell table:style-name="ce11" table:formula="of:=MIN([.D134];255)" office:value-type="float" office:value="53.6307171689792">
            <text:p>54</text:p>
          </table:table-cell>
          <table:table-cell table:number-columns-repeated="251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formula="of:=(2*[.A135]+512)*5/1024" office:value-type="float" office:value="3.798828125">
            <text:p>3,8</text:p>
          </table:table-cell>
          <table:table-cell table:style-name="ce7" table:formula="of:=10000/(5/(5-[.B135])-1)" office:value-type="float" office:value="3161.95372750643">
            <text:p>3161,95</text:p>
          </table:table-cell>
          <table:table-cell table:style-name="ce7" table:formula="of:=-273.15+1/(3.35*10^-3+2.57*10^-4*LN([.C135]/10000)+2.63*10^-6*LN([.C135]/10000)^2+6.75*10^-8*LN([.C135]/10000)^3)" office:value-type="float" office:value="53.9172617173851">
            <text:p>53,92</text:p>
          </table:table-cell>
          <table:table-cell table:style-name="ce11" table:formula="of:=MIN([.D135];255)" office:value-type="float" office:value="53.9172617173851">
            <text:p>54</text:p>
          </table:table-cell>
          <table:table-cell table:number-columns-repeated="251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formula="of:=(2*[.A136]+512)*5/1024" office:value-type="float" office:value="3.80859375">
            <text:p>3,81</text:p>
          </table:table-cell>
          <table:table-cell table:style-name="ce7" table:formula="of:=10000/(5/(5-[.B136])-1)" office:value-type="float" office:value="3128.20512820513">
            <text:p>3128,21</text:p>
          </table:table-cell>
          <table:table-cell table:style-name="ce7" table:formula="of:=-273.15+1/(3.35*10^-3+2.57*10^-4*LN([.C136]/10000)+2.63*10^-6*LN([.C136]/10000)^2+6.75*10^-8*LN([.C136]/10000)^3)" office:value-type="float" office:value="54.2058519439905">
            <text:p>54,21</text:p>
          </table:table-cell>
          <table:table-cell table:style-name="ce11" table:formula="of:=MIN([.D136];255)" office:value-type="float" office:value="54.2058519439905">
            <text:p>54</text:p>
          </table:table-cell>
          <table:table-cell table:number-columns-repeated="251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formula="of:=(2*[.A137]+512)*5/1024" office:value-type="float" office:value="3.818359375">
            <text:p>3,82</text:p>
          </table:table-cell>
          <table:table-cell table:style-name="ce7" table:formula="of:=10000/(5/(5-[.B137])-1)" office:value-type="float" office:value="3094.62915601023">
            <text:p>3094,63</text:p>
          </table:table-cell>
          <table:table-cell table:style-name="ce7" table:formula="of:=-273.15+1/(3.35*10^-3+2.57*10^-4*LN([.C137]/10000)+2.63*10^-6*LN([.C137]/10000)^2+6.75*10^-8*LN([.C137]/10000)^3)" office:value-type="float" office:value="54.4965266651648">
            <text:p>54,5</text:p>
          </table:table-cell>
          <table:table-cell table:style-name="ce11" table:formula="of:=MIN([.D137];255)" office:value-type="float" office:value="54.4965266651648">
            <text:p>54</text:p>
          </table:table-cell>
          <table:table-cell table:number-columns-repeated="251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formula="of:=(2*[.A138]+512)*5/1024" office:value-type="float" office:value="3.828125">
            <text:p>3,83</text:p>
          </table:table-cell>
          <table:table-cell table:style-name="ce7" table:formula="of:=10000/(5/(5-[.B138])-1)" office:value-type="float" office:value="3061.22448979592">
            <text:p>3061,22</text:p>
          </table:table-cell>
          <table:table-cell table:style-name="ce7" table:formula="of:=-273.15+1/(3.35*10^-3+2.57*10^-4*LN([.C138]/10000)+2.63*10^-6*LN([.C138]/10000)^2+6.75*10^-8*LN([.C138]/10000)^3)" office:value-type="float" office:value="54.7893256945115">
            <text:p>54,79</text:p>
          </table:table-cell>
          <table:table-cell table:style-name="ce11" table:formula="of:=MIN([.D138];255)" office:value-type="float" office:value="54.7893256945115">
            <text:p>55</text:p>
          </table:table-cell>
          <table:table-cell table:number-columns-repeated="251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formula="of:=(2*[.A139]+512)*5/1024" office:value-type="float" office:value="3.837890625">
            <text:p>3,84</text:p>
          </table:table-cell>
          <table:table-cell table:style-name="ce7" table:formula="of:=10000/(5/(5-[.B139])-1)" office:value-type="float" office:value="3027.98982188295">
            <text:p>3027,99</text:p>
          </table:table-cell>
          <table:table-cell table:style-name="ce7" table:formula="of:=-273.15+1/(3.35*10^-3+2.57*10^-4*LN([.C139]/10000)+2.63*10^-6*LN([.C139]/10000)^2+6.75*10^-8*LN([.C139]/10000)^3)" office:value-type="float" office:value="55.0842898778261">
            <text:p>55,08</text:p>
          </table:table-cell>
          <table:table-cell table:style-name="ce11" table:formula="of:=MIN([.D139];255)" office:value-type="float" office:value="55.0842898778261">
            <text:p>55</text:p>
          </table:table-cell>
          <table:table-cell table:number-columns-repeated="251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formula="of:=(2*[.A140]+512)*5/1024" office:value-type="float" office:value="3.84765625">
            <text:p>3,85</text:p>
          </table:table-cell>
          <table:table-cell table:style-name="ce7" table:formula="of:=10000/(5/(5-[.B140])-1)" office:value-type="float" office:value="2994.92385786802">
            <text:p>2994,92</text:p>
          </table:table-cell>
          <table:table-cell table:style-name="ce7" table:formula="of:=-273.15+1/(3.35*10^-3+2.57*10^-4*LN([.C140]/10000)+2.63*10^-6*LN([.C140]/10000)^2+6.75*10^-8*LN([.C140]/10000)^3)" office:value-type="float" office:value="55.3814611295769">
            <text:p>55,38</text:p>
          </table:table-cell>
          <table:table-cell table:style-name="ce11" table:formula="of:=MIN([.D140];255)" office:value-type="float" office:value="55.3814611295769">
            <text:p>55</text:p>
          </table:table-cell>
          <table:table-cell table:number-columns-repeated="251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formula="of:=(2*[.A141]+512)*5/1024" office:value-type="float" office:value="3.857421875">
            <text:p>3,86</text:p>
          </table:table-cell>
          <table:table-cell table:style-name="ce7" table:formula="of:=10000/(5/(5-[.B141])-1)" office:value-type="float" office:value="2962.0253164557">
            <text:p>2962,03</text:p>
          </table:table-cell>
          <table:table-cell table:style-name="ce7" table:formula="of:=-273.15+1/(3.35*10^-3+2.57*10^-4*LN([.C141]/10000)+2.63*10^-6*LN([.C141]/10000)^2+6.75*10^-8*LN([.C141]/10000)^3)" office:value-type="float" office:value="55.6808824709894">
            <text:p>55,68</text:p>
          </table:table-cell>
          <table:table-cell table:style-name="ce11" table:formula="of:=MIN([.D141];255)" office:value-type="float" office:value="55.6808824709894">
            <text:p>56</text:p>
          </table:table-cell>
          <table:table-cell table:number-columns-repeated="251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formula="of:=(2*[.A142]+512)*5/1024" office:value-type="float" office:value="3.8671875">
            <text:p>3,87</text:p>
          </table:table-cell>
          <table:table-cell table:style-name="ce7" table:formula="of:=10000/(5/(5-[.B142])-1)" office:value-type="float" office:value="2929.29292929293">
            <text:p>2929,29</text:p>
          </table:table-cell>
          <table:table-cell table:style-name="ce7" table:formula="of:=-273.15+1/(3.35*10^-3+2.57*10^-4*LN([.C142]/10000)+2.63*10^-6*LN([.C142]/10000)^2+6.75*10^-8*LN([.C142]/10000)^3)" office:value-type="float" office:value="55.9825980698193">
            <text:p>55,98</text:p>
          </table:table-cell>
          <table:table-cell table:style-name="ce11" table:formula="of:=MIN([.D142];255)" office:value-type="float" office:value="55.9825980698193">
            <text:p>56</text:p>
          </table:table-cell>
          <table:table-cell table:number-columns-repeated="251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formula="of:=(2*[.A143]+512)*5/1024" office:value-type="float" office:value="3.876953125">
            <text:p>3,88</text:p>
          </table:table-cell>
          <table:table-cell table:style-name="ce7" table:formula="of:=10000/(5/(5-[.B143])-1)" office:value-type="float" office:value="2896.72544080605">
            <text:p>2896,73</text:p>
          </table:table-cell>
          <table:table-cell table:style-name="ce7" table:formula="of:=-273.15+1/(3.35*10^-3+2.57*10^-4*LN([.C143]/10000)+2.63*10^-6*LN([.C143]/10000)^2+6.75*10^-8*LN([.C143]/10000)^3)" office:value-type="float" office:value="56.2866532819036">
            <text:p>56,29</text:p>
          </table:table-cell>
          <table:table-cell table:style-name="ce11" table:formula="of:=MIN([.D143];255)" office:value-type="float" office:value="56.2866532819036">
            <text:p>56</text:p>
          </table:table-cell>
          <table:table-cell table:number-columns-repeated="251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formula="of:=(2*[.A144]+512)*5/1024" office:value-type="float" office:value="3.88671875">
            <text:p>3,89</text:p>
          </table:table-cell>
          <table:table-cell table:style-name="ce7" table:formula="of:=10000/(5/(5-[.B144])-1)" office:value-type="float" office:value="2864.3216080402">
            <text:p>2864,32</text:p>
          </table:table-cell>
          <table:table-cell table:style-name="ce7" table:formula="of:=-273.15+1/(3.35*10^-3+2.57*10^-4*LN([.C144]/10000)+2.63*10^-6*LN([.C144]/10000)^2+6.75*10^-8*LN([.C144]/10000)^3)" office:value-type="float" office:value="56.593094694587">
            <text:p>56,59</text:p>
          </table:table-cell>
          <table:table-cell table:style-name="ce11" table:formula="of:=MIN([.D144];255)" office:value-type="float" office:value="56.593094694587">
            <text:p>57</text:p>
          </table:table-cell>
          <table:table-cell table:number-columns-repeated="251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formula="of:=(2*[.A145]+512)*5/1024" office:value-type="float" office:value="3.896484375">
            <text:p>3,9</text:p>
          </table:table-cell>
          <table:table-cell table:style-name="ce7" table:formula="of:=10000/(5/(5-[.B145])-1)" office:value-type="float" office:value="2832.08020050125">
            <text:p>2832,08</text:p>
          </table:table-cell>
          <table:table-cell table:style-name="ce7" table:formula="of:=-273.15+1/(3.35*10^-3+2.57*10^-4*LN([.C145]/10000)+2.63*10^-6*LN([.C145]/10000)^2+6.75*10^-8*LN([.C145]/10000)^3)" office:value-type="float" office:value="56.9019701721247">
            <text:p>56,9</text:p>
          </table:table-cell>
          <table:table-cell table:style-name="ce11" table:formula="of:=MIN([.D145];255)" office:value-type="float" office:value="56.9019701721247">
            <text:p>57</text:p>
          </table:table-cell>
          <table:table-cell table:number-columns-repeated="251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formula="of:=(2*[.A146]+512)*5/1024" office:value-type="float" office:value="3.90625">
            <text:p>3,91</text:p>
          </table:table-cell>
          <table:table-cell table:style-name="ce7" table:formula="of:=10000/(5/(5-[.B146])-1)" office:value-type="float" office:value="2800">
            <text:p>2800</text:p>
          </table:table-cell>
          <table:table-cell table:style-name="ce7" table:formula="of:=-273.15+1/(3.35*10^-3+2.57*10^-4*LN([.C146]/10000)+2.63*10^-6*LN([.C146]/10000)^2+6.75*10^-8*LN([.C146]/10000)^3)" office:value-type="float" office:value="57.2133289031703">
            <text:p>57,21</text:p>
          </table:table-cell>
          <table:table-cell table:style-name="ce11" table:formula="of:=MIN([.D146];255)" office:value-type="float" office:value="57.2133289031703">
            <text:p>57</text:p>
          </table:table-cell>
          <table:table-cell table:number-columns-repeated="251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formula="of:=(2*[.A147]+512)*5/1024" office:value-type="float" office:value="3.916015625">
            <text:p>3,92</text:p>
          </table:table-cell>
          <table:table-cell table:style-name="ce7" table:formula="of:=10000/(5/(5-[.B147])-1)" office:value-type="float" office:value="2768.07980049875">
            <text:p>2768,08</text:p>
          </table:table-cell>
          <table:table-cell table:style-name="ce7" table:formula="of:=-273.15+1/(3.35*10^-3+2.57*10^-4*LN([.C147]/10000)+2.63*10^-6*LN([.C147]/10000)^2+6.75*10^-8*LN([.C147]/10000)^3)" office:value-type="float" office:value="57.5272214504658">
            <text:p>57,53</text:p>
          </table:table-cell>
          <table:table-cell table:style-name="ce11" table:formula="of:=MIN([.D147];255)" office:value-type="float" office:value="57.5272214504658">
            <text:p>58</text:p>
          </table:table-cell>
          <table:table-cell table:number-columns-repeated="251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formula="of:=(2*[.A148]+512)*5/1024" office:value-type="float" office:value="3.92578125">
            <text:p>3,93</text:p>
          </table:table-cell>
          <table:table-cell table:style-name="ce7" table:formula="of:=10000/(5/(5-[.B148])-1)" office:value-type="float" office:value="2736.3184079602">
            <text:p>2736,32</text:p>
          </table:table-cell>
          <table:table-cell table:style-name="ce7" table:formula="of:=-273.15+1/(3.35*10^-3+2.57*10^-4*LN([.C148]/10000)+2.63*10^-6*LN([.C148]/10000)^2+6.75*10^-8*LN([.C148]/10000)^3)" office:value-type="float" office:value="57.8436998028545">
            <text:p>57,84</text:p>
          </table:table-cell>
          <table:table-cell table:style-name="ce11" table:formula="of:=MIN([.D148];255)" office:value-type="float" office:value="57.8436998028545">
            <text:p>58</text:p>
          </table:table-cell>
          <table:table-cell table:number-columns-repeated="251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formula="of:=(2*[.A149]+512)*5/1024" office:value-type="float" office:value="3.935546875">
            <text:p>3,94</text:p>
          </table:table-cell>
          <table:table-cell table:style-name="ce7" table:formula="of:=10000/(5/(5-[.B149])-1)" office:value-type="float" office:value="2704.71464019851">
            <text:p>2704,71</text:p>
          </table:table-cell>
          <table:table-cell table:style-name="ce7" table:formula="of:=-273.15+1/(3.35*10^-3+2.57*10^-4*LN([.C149]/10000)+2.63*10^-6*LN([.C149]/10000)^2+6.75*10^-8*LN([.C149]/10000)^3)" office:value-type="float" office:value="58.162817429749">
            <text:p>58,16</text:p>
          </table:table-cell>
          <table:table-cell table:style-name="ce11" table:formula="of:=MIN([.D149];255)" office:value-type="float" office:value="58.162817429749">
            <text:p>58</text:p>
          </table:table-cell>
          <table:table-cell table:number-columns-repeated="251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formula="of:=(2*[.A150]+512)*5/1024" office:value-type="float" office:value="3.9453125">
            <text:p>3,95</text:p>
          </table:table-cell>
          <table:table-cell table:style-name="ce7" table:formula="of:=10000/(5/(5-[.B150])-1)" office:value-type="float" office:value="2673.26732673267">
            <text:p>2673,27</text:p>
          </table:table-cell>
          <table:table-cell table:style-name="ce7" table:formula="of:=-273.15+1/(3.35*10^-3+2.57*10^-4*LN([.C150]/10000)+2.63*10^-6*LN([.C150]/10000)^2+6.75*10^-8*LN([.C150]/10000)^3)" office:value-type="float" office:value="58.4846293381959">
            <text:p>58,48</text:p>
          </table:table-cell>
          <table:table-cell table:style-name="ce11" table:formula="of:=MIN([.D150];255)" office:value-type="float" office:value="58.4846293381959">
            <text:p>58</text:p>
          </table:table-cell>
          <table:table-cell table:number-columns-repeated="251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formula="of:=(2*[.A151]+512)*5/1024" office:value-type="float" office:value="3.955078125">
            <text:p>3,96</text:p>
          </table:table-cell>
          <table:table-cell table:style-name="ce7" table:formula="of:=10000/(5/(5-[.B151])-1)" office:value-type="float" office:value="2641.97530864198">
            <text:p>2641,98</text:p>
          </table:table-cell>
          <table:table-cell table:style-name="ce7" table:formula="of:=-273.15+1/(3.35*10^-3+2.57*10^-4*LN([.C151]/10000)+2.63*10^-6*LN([.C151]/10000)^2+6.75*10^-8*LN([.C151]/10000)^3)" office:value-type="float" office:value="58.8091921326825">
            <text:p>58,81</text:p>
          </table:table-cell>
          <table:table-cell table:style-name="ce11" table:formula="of:=MIN([.D151];255)" office:value-type="float" office:value="58.8091921326825">
            <text:p>59</text:p>
          </table:table-cell>
          <table:table-cell table:number-columns-repeated="251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formula="of:=(2*[.A152]+512)*5/1024" office:value-type="float" office:value="3.96484375">
            <text:p>3,96</text:p>
          </table:table-cell>
          <table:table-cell table:style-name="ce7" table:formula="of:=10000/(5/(5-[.B152])-1)" office:value-type="float" office:value="2610.83743842365">
            <text:p>2610,84</text:p>
          </table:table-cell>
          <table:table-cell table:style-name="ce7" table:formula="of:=-273.15+1/(3.35*10^-3+2.57*10^-4*LN([.C152]/10000)+2.63*10^-6*LN([.C152]/10000)^2+6.75*10^-8*LN([.C152]/10000)^3)" office:value-type="float" office:value="59.1365640778491">
            <text:p>59,14</text:p>
          </table:table-cell>
          <table:table-cell table:style-name="ce11" table:formula="of:=MIN([.D152];255)" office:value-type="float" office:value="59.1365640778491">
            <text:p>59</text:p>
          </table:table-cell>
          <table:table-cell table:number-columns-repeated="251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formula="of:=(2*[.A153]+512)*5/1024" office:value-type="float" office:value="3.974609375">
            <text:p>3,97</text:p>
          </table:table-cell>
          <table:table-cell table:style-name="ce7" table:formula="of:=10000/(5/(5-[.B153])-1)" office:value-type="float" office:value="2579.85257985258">
            <text:p>2579,85</text:p>
          </table:table-cell>
          <table:table-cell table:style-name="ce7" table:formula="of:=-273.15+1/(3.35*10^-3+2.57*10^-4*LN([.C153]/10000)+2.63*10^-6*LN([.C153]/10000)^2+6.75*10^-8*LN([.C153]/10000)^3)" office:value-type="float" office:value="59.4668051642735">
            <text:p>59,47</text:p>
          </table:table-cell>
          <table:table-cell table:style-name="ce11" table:formula="of:=MIN([.D153];255)" office:value-type="float" office:value="59.4668051642735">
            <text:p>59</text:p>
          </table:table-cell>
          <table:table-cell table:number-columns-repeated="251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formula="of:=(2*[.A154]+512)*5/1024" office:value-type="float" office:value="3.984375">
            <text:p>3,98</text:p>
          </table:table-cell>
          <table:table-cell table:style-name="ce7" table:formula="of:=10000/(5/(5-[.B154])-1)" office:value-type="float" office:value="2549.01960784314">
            <text:p>2549,02</text:p>
          </table:table-cell>
          <table:table-cell table:style-name="ce7" table:formula="of:=-273.15+1/(3.35*10^-3+2.57*10^-4*LN([.C154]/10000)+2.63*10^-6*LN([.C154]/10000)^2+6.75*10^-8*LN([.C154]/10000)^3)" office:value-type="float" office:value="59.7999771775119">
            <text:p>59,8</text:p>
          </table:table-cell>
          <table:table-cell table:style-name="ce11" table:formula="of:=MIN([.D154];255)" office:value-type="float" office:value="59.7999771775119">
            <text:p>60</text:p>
          </table:table-cell>
          <table:table-cell table:number-columns-repeated="251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formula="of:=(2*[.A155]+512)*5/1024" office:value-type="float" office:value="3.994140625">
            <text:p>3,99</text:p>
          </table:table-cell>
          <table:table-cell table:style-name="ce7" table:formula="of:=10000/(5/(5-[.B155])-1)" office:value-type="float" office:value="2518.33740831296">
            <text:p>2518,34</text:p>
          </table:table-cell>
          <table:table-cell table:style-name="ce7" table:formula="of:=-273.15+1/(3.35*10^-3+2.57*10^-4*LN([.C155]/10000)+2.63*10^-6*LN([.C155]/10000)^2+6.75*10^-8*LN([.C155]/10000)^3)" office:value-type="float" office:value="60.1361437705889">
            <text:p>60,14</text:p>
          </table:table-cell>
          <table:table-cell table:style-name="ce11" table:formula="of:=MIN([.D155];255)" office:value-type="float" office:value="60.1361437705889">
            <text:p>60</text:p>
          </table:table-cell>
          <table:table-cell table:number-columns-repeated="251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formula="of:=(2*[.A156]+512)*5/1024" office:value-type="float" office:value="4.00390625">
            <text:p>4</text:p>
          </table:table-cell>
          <table:table-cell table:style-name="ce7" table:formula="of:=10000/(5/(5-[.B156])-1)" office:value-type="float" office:value="2487.80487804878">
            <text:p>2487,8</text:p>
          </table:table-cell>
          <table:table-cell table:style-name="ce7" table:formula="of:=-273.15+1/(3.35*10^-3+2.57*10^-4*LN([.C156]/10000)+2.63*10^-6*LN([.C156]/10000)^2+6.75*10^-8*LN([.C156]/10000)^3)" office:value-type="float" office:value="60.4753705401461">
            <text:p>60,48</text:p>
          </table:table-cell>
          <table:table-cell table:style-name="ce11" table:formula="of:=MIN([.D156];255)" office:value-type="float" office:value="60.4753705401461">
            <text:p>60</text:p>
          </table:table-cell>
          <table:table-cell table:number-columns-repeated="251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formula="of:=(2*[.A157]+512)*5/1024" office:value-type="float" office:value="4.013671875">
            <text:p>4,01</text:p>
          </table:table-cell>
          <table:table-cell table:style-name="ce7" table:formula="of:=10000/(5/(5-[.B157])-1)" office:value-type="float" office:value="2457.42092457421">
            <text:p>2457,42</text:p>
          </table:table-cell>
          <table:table-cell table:style-name="ce7" table:formula="of:=-273.15+1/(3.35*10^-3+2.57*10^-4*LN([.C157]/10000)+2.63*10^-6*LN([.C157]/10000)^2+6.75*10^-8*LN([.C157]/10000)^3)" office:value-type="float" office:value="60.817725106471">
            <text:p>60,82</text:p>
          </table:table-cell>
          <table:table-cell table:style-name="ce11" table:formula="of:=MIN([.D157];255)" office:value-type="float" office:value="60.817725106471">
            <text:p>61</text:p>
          </table:table-cell>
          <table:table-cell table:number-columns-repeated="251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formula="of:=(2*[.A158]+512)*5/1024" office:value-type="float" office:value="4.0234375">
            <text:p>4,02</text:p>
          </table:table-cell>
          <table:table-cell table:style-name="ce7" table:formula="of:=10000/(5/(5-[.B158])-1)" office:value-type="float" office:value="2427.18446601942">
            <text:p>2427,18</text:p>
          </table:table-cell>
          <table:table-cell table:style-name="ce7" table:formula="of:=-273.15+1/(3.35*10^-3+2.57*10^-4*LN([.C158]/10000)+2.63*10^-6*LN([.C158]/10000)^2+6.75*10^-8*LN([.C158]/10000)^3)" office:value-type="float" office:value="61.1632771976452">
            <text:p>61,16</text:p>
          </table:table-cell>
          <table:table-cell table:style-name="ce11" table:formula="of:=MIN([.D158];255)" office:value-type="float" office:value="61.1632771976452">
            <text:p>61</text:p>
          </table:table-cell>
          <table:table-cell table:number-columns-repeated="251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formula="of:=(2*[.A159]+512)*5/1024" office:value-type="float" office:value="4.033203125">
            <text:p>4,03</text:p>
          </table:table-cell>
          <table:table-cell table:style-name="ce7" table:formula="of:=10000/(5/(5-[.B159])-1)" office:value-type="float" office:value="2397.09443099274">
            <text:p>2397,09</text:p>
          </table:table-cell>
          <table:table-cell table:style-name="ce7" table:formula="of:=-273.15+1/(3.35*10^-3+2.57*10^-4*LN([.C159]/10000)+2.63*10^-6*LN([.C159]/10000)^2+6.75*10^-8*LN([.C159]/10000)^3)" office:value-type="float" office:value="61.5120987380691">
            <text:p>61,51</text:p>
          </table:table-cell>
          <table:table-cell table:style-name="ce11" table:formula="of:=MIN([.D159];255)" office:value-type="float" office:value="61.5120987380691">
            <text:p>62</text:p>
          </table:table-cell>
          <table:table-cell table:number-columns-repeated="251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formula="of:=(2*[.A160]+512)*5/1024" office:value-type="float" office:value="4.04296875">
            <text:p>4,04</text:p>
          </table:table-cell>
          <table:table-cell table:style-name="ce7" table:formula="of:=10000/(5/(5-[.B160])-1)" office:value-type="float" office:value="2367.14975845411">
            <text:p>2367,15</text:p>
          </table:table-cell>
          <table:table-cell table:style-name="ce7" table:formula="of:=-273.15+1/(3.35*10^-3+2.57*10^-4*LN([.C160]/10000)+2.63*10^-6*LN([.C160]/10000)^2+6.75*10^-8*LN([.C160]/10000)^3)" office:value-type="float" office:value="61.8642639416339">
            <text:p>61,86</text:p>
          </table:table-cell>
          <table:table-cell table:style-name="ce11" table:formula="of:=MIN([.D160];255)" office:value-type="float" office:value="61.8642639416339">
            <text:p>62</text:p>
          </table:table-cell>
          <table:table-cell table:number-columns-repeated="251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formula="of:=(2*[.A161]+512)*5/1024" office:value-type="float" office:value="4.052734375">
            <text:p>4,05</text:p>
          </table:table-cell>
          <table:table-cell table:style-name="ce7" table:formula="of:=10000/(5/(5-[.B161])-1)" office:value-type="float" office:value="2337.34939759036">
            <text:p>2337,35</text:p>
          </table:table-cell>
          <table:table-cell table:style-name="ce7" table:formula="of:=-273.15+1/(3.35*10^-3+2.57*10^-4*LN([.C161]/10000)+2.63*10^-6*LN([.C161]/10000)^2+6.75*10^-8*LN([.C161]/10000)^3)" office:value-type="float" office:value="62.219849409842">
            <text:p>62,22</text:p>
          </table:table-cell>
          <table:table-cell table:style-name="ce11" table:formula="of:=MIN([.D161];255)" office:value-type="float" office:value="62.219849409842">
            <text:p>62</text:p>
          </table:table-cell>
          <table:table-cell table:number-columns-repeated="251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formula="of:=(2*[.A162]+512)*5/1024" office:value-type="float" office:value="4.0625">
            <text:p>4,06</text:p>
          </table:table-cell>
          <table:table-cell table:style-name="ce7" table:formula="of:=10000/(5/(5-[.B162])-1)" office:value-type="float" office:value="2307.69230769231">
            <text:p>2307,69</text:p>
          </table:table-cell>
          <table:table-cell table:style-name="ce7" table:formula="of:=-273.15+1/(3.35*10^-3+2.57*10^-4*LN([.C162]/10000)+2.63*10^-6*LN([.C162]/10000)^2+6.75*10^-8*LN([.C162]/10000)^3)" office:value-type="float" office:value="62.5789342351858">
            <text:p>62,58</text:p>
          </table:table-cell>
          <table:table-cell table:style-name="ce11" table:formula="of:=MIN([.D162];255)" office:value-type="float" office:value="62.5789342351858">
            <text:p>63</text:p>
          </table:table-cell>
          <table:table-cell table:number-columns-repeated="251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formula="of:=(2*[.A163]+512)*5/1024" office:value-type="float" office:value="4.072265625">
            <text:p>4,07</text:p>
          </table:table-cell>
          <table:table-cell table:style-name="ce7" table:formula="of:=10000/(5/(5-[.B163])-1)" office:value-type="float" office:value="2278.17745803357">
            <text:p>2278,18</text:p>
          </table:table-cell>
          <table:table-cell table:style-name="ce7" table:formula="of:=-273.15+1/(3.35*10^-3+2.57*10^-4*LN([.C163]/10000)+2.63*10^-6*LN([.C163]/10000)^2+6.75*10^-8*LN([.C163]/10000)^3)" office:value-type="float" office:value="62.9416001101307">
            <text:p>62,94</text:p>
          </table:table-cell>
          <table:table-cell table:style-name="ce11" table:formula="of:=MIN([.D163];255)" office:value-type="float" office:value="62.9416001101307">
            <text:p>63</text:p>
          </table:table-cell>
          <table:table-cell table:number-columns-repeated="251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formula="of:=(2*[.A164]+512)*5/1024" office:value-type="float" office:value="4.08203125">
            <text:p>4,08</text:p>
          </table:table-cell>
          <table:table-cell table:style-name="ce7" table:formula="of:=10000/(5/(5-[.B164])-1)" office:value-type="float" office:value="2248.8038277512">
            <text:p>2248,8</text:p>
          </table:table-cell>
          <table:table-cell table:style-name="ce7" table:formula="of:=-273.15+1/(3.35*10^-3+2.57*10^-4*LN([.C164]/10000)+2.63*10^-6*LN([.C164]/10000)^2+6.75*10^-8*LN([.C164]/10000)^3)" office:value-type="float" office:value="63.3079314420663">
            <text:p>63,31</text:p>
          </table:table-cell>
          <table:table-cell table:style-name="ce11" table:formula="of:=MIN([.D164];255)" office:value-type="float" office:value="63.3079314420663">
            <text:p>63</text:p>
          </table:table-cell>
          <table:table-cell table:number-columns-repeated="251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formula="of:=(2*[.A165]+512)*5/1024" office:value-type="float" office:value="4.091796875">
            <text:p>4,09</text:p>
          </table:table-cell>
          <table:table-cell table:style-name="ce7" table:formula="of:=10000/(5/(5-[.B165])-1)" office:value-type="float" office:value="2219.57040572792">
            <text:p>2219,57</text:p>
          </table:table-cell>
          <table:table-cell table:style-name="ce7" table:formula="of:=-273.15+1/(3.35*10^-3+2.57*10^-4*LN([.C165]/10000)+2.63*10^-6*LN([.C165]/10000)^2+6.75*10^-8*LN([.C165]/10000)^3)" office:value-type="float" office:value="63.6780154746211">
            <text:p>63,68</text:p>
          </table:table-cell>
          <table:table-cell table:style-name="ce11" table:formula="of:=MIN([.D165];255)" office:value-type="float" office:value="63.6780154746211">
            <text:p>64</text:p>
          </table:table-cell>
          <table:table-cell table:number-columns-repeated="251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formula="of:=(2*[.A166]+512)*5/1024" office:value-type="float" office:value="4.1015625">
            <text:p>4,1</text:p>
          </table:table-cell>
          <table:table-cell table:style-name="ce7" table:formula="of:=10000/(5/(5-[.B166])-1)" office:value-type="float" office:value="2190.47619047619">
            <text:p>2190,48</text:p>
          </table:table-cell>
          <table:table-cell table:style-name="ce7" table:formula="of:=-273.15+1/(3.35*10^-3+2.57*10^-4*LN([.C166]/10000)+2.63*10^-6*LN([.C166]/10000)^2+6.75*10^-8*LN([.C166]/10000)^3)" office:value-type="float" office:value="64.0519424157665">
            <text:p>64,05</text:p>
          </table:table-cell>
          <table:table-cell table:style-name="ce11" table:formula="of:=MIN([.D166];255)" office:value-type="float" office:value="64.0519424157665">
            <text:p>64</text:p>
          </table:table-cell>
          <table:table-cell table:number-columns-repeated="251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formula="of:=(2*[.A167]+512)*5/1024" office:value-type="float" office:value="4.111328125">
            <text:p>4,11</text:p>
          </table:table-cell>
          <table:table-cell table:style-name="ce7" table:formula="of:=10000/(5/(5-[.B167])-1)" office:value-type="float" office:value="2161.52019002375">
            <text:p>2161,52</text:p>
          </table:table-cell>
          <table:table-cell table:style-name="ce7" table:formula="of:=-273.15+1/(3.35*10^-3+2.57*10^-4*LN([.C167]/10000)+2.63*10^-6*LN([.C167]/10000)^2+6.75*10^-8*LN([.C167]/10000)^3)" office:value-type="float" office:value="64.429805573168">
            <text:p>64,43</text:p>
          </table:table-cell>
          <table:table-cell table:style-name="ce11" table:formula="of:=MIN([.D167];255)" office:value-type="float" office:value="64.429805573168">
            <text:p>64</text:p>
          </table:table-cell>
          <table:table-cell table:number-columns-repeated="251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formula="of:=(2*[.A168]+512)*5/1024" office:value-type="float" office:value="4.12109375">
            <text:p>4,12</text:p>
          </table:table-cell>
          <table:table-cell table:style-name="ce7" table:formula="of:=10000/(5/(5-[.B168])-1)" office:value-type="float" office:value="2132.70142180095">
            <text:p>2132,7</text:p>
          </table:table-cell>
          <table:table-cell table:style-name="ce7" table:formula="of:=-273.15+1/(3.35*10^-3+2.57*10^-4*LN([.C168]/10000)+2.63*10^-6*LN([.C168]/10000)^2+6.75*10^-8*LN([.C168]/10000)^3)" office:value-type="float" office:value="64.8117014972802">
            <text:p>64,81</text:p>
          </table:table-cell>
          <table:table-cell table:style-name="ce11" table:formula="of:=MIN([.D168];255)" office:value-type="float" office:value="64.8117014972802">
            <text:p>65</text:p>
          </table:table-cell>
          <table:table-cell table:number-columns-repeated="251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formula="of:=(2*[.A169]+512)*5/1024" office:value-type="float" office:value="4.130859375">
            <text:p>4,13</text:p>
          </table:table-cell>
          <table:table-cell table:style-name="ce7" table:formula="of:=10000/(5/(5-[.B169])-1)" office:value-type="float" office:value="2104.01891252955">
            <text:p>2104,02</text:p>
          </table:table-cell>
          <table:table-cell table:style-name="ce7" table:formula="of:=-273.15+1/(3.35*10^-3+2.57*10^-4*LN([.C169]/10000)+2.63*10^-6*LN([.C169]/10000)^2+6.75*10^-8*LN([.C169]/10000)^3)" office:value-type="float" office:value="65.1977301327195">
            <text:p>65,2</text:p>
          </table:table-cell>
          <table:table-cell table:style-name="ce11" table:formula="of:=MIN([.D169];255)" office:value-type="float" office:value="65.1977301327195">
            <text:p>65</text:p>
          </table:table-cell>
          <table:table-cell table:number-columns-repeated="251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formula="of:=(2*[.A170]+512)*5/1024" office:value-type="float" office:value="4.140625">
            <text:p>4,14</text:p>
          </table:table-cell>
          <table:table-cell table:style-name="ce7" table:formula="of:=10000/(5/(5-[.B170])-1)" office:value-type="float" office:value="2075.47169811321">
            <text:p>2075,47</text:p>
          </table:table-cell>
          <table:table-cell table:style-name="ce7" table:formula="of:=-273.15+1/(3.35*10^-3+2.57*10^-4*LN([.C170]/10000)+2.63*10^-6*LN([.C170]/10000)^2+6.75*10^-8*LN([.C170]/10000)^3)" office:value-type="float" office:value="65.5879949784933">
            <text:p>65,59</text:p>
          </table:table-cell>
          <table:table-cell table:style-name="ce11" table:formula="of:=MIN([.D170];255)" office:value-type="float" office:value="65.5879949784933">
            <text:p>66</text:p>
          </table:table-cell>
          <table:table-cell table:number-columns-repeated="251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formula="of:=(2*[.A171]+512)*5/1024" office:value-type="float" office:value="4.150390625">
            <text:p>4,15</text:p>
          </table:table-cell>
          <table:table-cell table:style-name="ce7" table:formula="of:=10000/(5/(5-[.B171])-1)" office:value-type="float" office:value="2047.05882352941">
            <text:p>2047,06</text:p>
          </table:table-cell>
          <table:table-cell table:style-name="ce7" table:formula="of:=-273.15+1/(3.35*10^-3+2.57*10^-4*LN([.C171]/10000)+2.63*10^-6*LN([.C171]/10000)^2+6.75*10^-8*LN([.C171]/10000)^3)" office:value-type="float" office:value="65.9826032577122">
            <text:p>65,98</text:p>
          </table:table-cell>
          <table:table-cell table:style-name="ce11" table:formula="of:=MIN([.D171];255)" office:value-type="float" office:value="65.9826032577122">
            <text:p>66</text:p>
          </table:table-cell>
          <table:table-cell table:number-columns-repeated="251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formula="of:=(2*[.A172]+512)*5/1024" office:value-type="float" office:value="4.16015625">
            <text:p>4,16</text:p>
          </table:table-cell>
          <table:table-cell table:style-name="ce7" table:formula="of:=10000/(5/(5-[.B172])-1)" office:value-type="float" office:value="2018.779342723">
            <text:p>2018,78</text:p>
          </table:table-cell>
          <table:table-cell table:style-name="ce7" table:formula="of:=-273.15+1/(3.35*10^-3+2.57*10^-4*LN([.C172]/10000)+2.63*10^-6*LN([.C172]/10000)^2+6.75*10^-8*LN([.C172]/10000)^3)" office:value-type="float" office:value="66.3816660974628">
            <text:p>66,38</text:p>
          </table:table-cell>
          <table:table-cell table:style-name="ce11" table:formula="of:=MIN([.D172];255)" office:value-type="float" office:value="66.3816660974628">
            <text:p>66</text:p>
          </table:table-cell>
          <table:table-cell table:number-columns-repeated="251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formula="of:=(2*[.A173]+512)*5/1024" office:value-type="float" office:value="4.169921875">
            <text:p>4,17</text:p>
          </table:table-cell>
          <table:table-cell table:style-name="ce7" table:formula="of:=10000/(5/(5-[.B173])-1)" office:value-type="float" office:value="1990.63231850117">
            <text:p>1990,63</text:p>
          </table:table-cell>
          <table:table-cell table:style-name="ce7" table:formula="of:=-273.15+1/(3.35*10^-3+2.57*10^-4*LN([.C173]/10000)+2.63*10^-6*LN([.C173]/10000)^2+6.75*10^-8*LN([.C173]/10000)^3)" office:value-type="float" office:value="66.7852987195765">
            <text:p>66,79</text:p>
          </table:table-cell>
          <table:table-cell table:style-name="ce11" table:formula="of:=MIN([.D173];255)" office:value-type="float" office:value="66.7852987195765">
            <text:p>67</text:p>
          </table:table-cell>
          <table:table-cell table:number-columns-repeated="251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formula="of:=(2*[.A174]+512)*5/1024" office:value-type="float" office:value="4.1796875">
            <text:p>4,18</text:p>
          </table:table-cell>
          <table:table-cell table:style-name="ce7" table:formula="of:=10000/(5/(5-[.B174])-1)" office:value-type="float" office:value="1962.61682242991">
            <text:p>1962,62</text:p>
          </table:table-cell>
          <table:table-cell table:style-name="ce7" table:formula="of:=-273.15+1/(3.35*10^-3+2.57*10^-4*LN([.C174]/10000)+2.63*10^-6*LN([.C174]/10000)^2+6.75*10^-8*LN([.C174]/10000)^3)" office:value-type="float" office:value="67.1936206430914">
            <text:p>67,19</text:p>
          </table:table-cell>
          <table:table-cell table:style-name="ce11" table:formula="of:=MIN([.D174];255)" office:value-type="float" office:value="67.1936206430914">
            <text:p>67</text:p>
          </table:table-cell>
          <table:table-cell table:number-columns-repeated="251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formula="of:=(2*[.A175]+512)*5/1024" office:value-type="float" office:value="4.189453125">
            <text:p>4,19</text:p>
          </table:table-cell>
          <table:table-cell table:style-name="ce7" table:formula="of:=10000/(5/(5-[.B175])-1)" office:value-type="float" office:value="1934.73193473193">
            <text:p>1934,73</text:p>
          </table:table-cell>
          <table:table-cell table:style-name="ce7" table:formula="of:=-273.15+1/(3.35*10^-3+2.57*10^-4*LN([.C175]/10000)+2.63*10^-6*LN([.C175]/10000)^2+6.75*10^-8*LN([.C175]/10000)^3)" office:value-type="float" office:value="67.6067558992744">
            <text:p>67,61</text:p>
          </table:table-cell>
          <table:table-cell table:style-name="ce11" table:formula="of:=MIN([.D175];255)" office:value-type="float" office:value="67.6067558992744">
            <text:p>68</text:p>
          </table:table-cell>
          <table:table-cell table:number-columns-repeated="251"/>
        </table:table-row>
        <table:table-row table:style-name="ro3">
          <table:table-cell table:formula="of:=[.A175]+1" office:value-type="float" office:value="174">
            <text:p>174</text:p>
          </table:table-cell>
          <table:table-cell table:formula="of:=(2*[.A176]+512)*5/1024" office:value-type="float" office:value="4.19921875">
            <text:p>4,2</text:p>
          </table:table-cell>
          <table:table-cell table:style-name="ce7" table:formula="of:=10000/(5/(5-[.B176])-1)" office:value-type="float" office:value="1906.97674418605">
            <text:p>1906,98</text:p>
          </table:table-cell>
          <table:table-cell table:style-name="ce7" table:formula="of:=-273.15+1/(3.35*10^-3+2.57*10^-4*LN([.C176]/10000)+2.63*10^-6*LN([.C176]/10000)^2+6.75*10^-8*LN([.C176]/10000)^3)" office:value-type="float" office:value="68.0248332601451">
            <text:p>68,02</text:p>
          </table:table-cell>
          <table:table-cell table:style-name="ce11" table:formula="of:=MIN([.D176];255)" office:value-type="float" office:value="68.0248332601451">
            <text:p>68</text:p>
          </table:table-cell>
          <table:table-cell table:number-columns-repeated="251"/>
        </table:table-row>
        <table:table-row table:style-name="ro3">
          <table:table-cell table:formula="of:=[.A176]+1" office:value-type="float" office:value="175">
            <text:p>175</text:p>
          </table:table-cell>
          <table:table-cell table:formula="of:=(2*[.A177]+512)*5/1024" office:value-type="float" office:value="4.208984375">
            <text:p>4,21</text:p>
          </table:table-cell>
          <table:table-cell table:style-name="ce7" table:formula="of:=10000/(5/(5-[.B177])-1)" office:value-type="float" office:value="1879.35034802784">
            <text:p>1879,35</text:p>
          </table:table-cell>
          <table:table-cell table:style-name="ce7" table:formula="of:=-273.15+1/(3.35*10^-3+2.57*10^-4*LN([.C177]/10000)+2.63*10^-6*LN([.C177]/10000)^2+6.75*10^-8*LN([.C177]/10000)^3)" office:value-type="float" office:value="68.4479864815258">
            <text:p>68,45</text:p>
          </table:table-cell>
          <table:table-cell table:style-name="ce11" table:formula="of:=MIN([.D177];255)" office:value-type="float" office:value="68.4479864815258">
            <text:p>68</text:p>
          </table:table-cell>
          <table:table-cell table:number-columns-repeated="251"/>
        </table:table-row>
        <table:table-row table:style-name="ro3">
          <table:table-cell table:formula="of:=[.A177]+1" office:value-type="float" office:value="176">
            <text:p>176</text:p>
          </table:table-cell>
          <table:table-cell table:formula="of:=(2*[.A178]+512)*5/1024" office:value-type="float" office:value="4.21875">
            <text:p>4,22</text:p>
          </table:table-cell>
          <table:table-cell table:style-name="ce7" table:formula="of:=10000/(5/(5-[.B178])-1)" office:value-type="float" office:value="1851.85185185185">
            <text:p>1851,85</text:p>
          </table:table-cell>
          <table:table-cell table:style-name="ce7" table:formula="of:=-273.15+1/(3.35*10^-3+2.57*10^-4*LN([.C178]/10000)+2.63*10^-6*LN([.C178]/10000)^2+6.75*10^-8*LN([.C178]/10000)^3)" office:value-type="float" office:value="68.8763545617355">
            <text:p>68,88</text:p>
          </table:table-cell>
          <table:table-cell table:style-name="ce11" table:formula="of:=MIN([.D178];255)" office:value-type="float" office:value="68.8763545617355">
            <text:p>69</text:p>
          </table:table-cell>
          <table:table-cell table:number-columns-repeated="251"/>
        </table:table-row>
        <table:table-row table:style-name="ro3">
          <table:table-cell table:formula="of:=[.A178]+1" office:value-type="float" office:value="177">
            <text:p>177</text:p>
          </table:table-cell>
          <table:table-cell table:formula="of:=(2*[.A179]+512)*5/1024" office:value-type="float" office:value="4.228515625">
            <text:p>4,23</text:p>
          </table:table-cell>
          <table:table-cell table:style-name="ce7" table:formula="of:=10000/(5/(5-[.B179])-1)" office:value-type="float" office:value="1824.48036951501">
            <text:p>1824,48</text:p>
          </table:table-cell>
          <table:table-cell table:style-name="ce7" table:formula="of:=-273.15+1/(3.35*10^-3+2.57*10^-4*LN([.C179]/10000)+2.63*10^-6*LN([.C179]/10000)^2+6.75*10^-8*LN([.C179]/10000)^3)" office:value-type="float" office:value="69.3100820171438">
            <text:p>69,31</text:p>
          </table:table-cell>
          <table:table-cell table:style-name="ce11" table:formula="of:=MIN([.D179];255)" office:value-type="float" office:value="69.3100820171438">
            <text:p>69</text:p>
          </table:table-cell>
          <table:table-cell table:number-columns-repeated="251"/>
        </table:table-row>
        <table:table-row table:style-name="ro3">
          <table:table-cell table:formula="of:=[.A179]+1" office:value-type="float" office:value="178">
            <text:p>178</text:p>
          </table:table-cell>
          <table:table-cell table:formula="of:=(2*[.A180]+512)*5/1024" office:value-type="float" office:value="4.23828125">
            <text:p>4,24</text:p>
          </table:table-cell>
          <table:table-cell table:style-name="ce7" table:formula="of:=10000/(5/(5-[.B180])-1)" office:value-type="float" office:value="1797.23502304147">
            <text:p>1797,24</text:p>
          </table:table-cell>
          <table:table-cell table:style-name="ce7" table:formula="of:=-273.15+1/(3.35*10^-3+2.57*10^-4*LN([.C180]/10000)+2.63*10^-6*LN([.C180]/10000)^2+6.75*10^-8*LN([.C180]/10000)^3)" office:value-type="float" office:value="69.7493191759153">
            <text:p>69,75</text:p>
          </table:table-cell>
          <table:table-cell table:style-name="ce11" table:formula="of:=MIN([.D180];255)" office:value-type="float" office:value="69.7493191759153">
            <text:p>70</text:p>
          </table:table-cell>
          <table:table-cell table:number-columns-repeated="251"/>
        </table:table-row>
        <table:table-row table:style-name="ro3">
          <table:table-cell table:formula="of:=[.A180]+1" office:value-type="float" office:value="179">
            <text:p>179</text:p>
          </table:table-cell>
          <table:table-cell table:formula="of:=(2*[.A181]+512)*5/1024" office:value-type="float" office:value="4.248046875">
            <text:p>4,25</text:p>
          </table:table-cell>
          <table:table-cell table:style-name="ce7" table:formula="of:=10000/(5/(5-[.B181])-1)" office:value-type="float" office:value="1770.11494252874">
            <text:p>1770,11</text:p>
          </table:table-cell>
          <table:table-cell table:style-name="ce7" table:formula="of:=-273.15+1/(3.35*10^-3+2.57*10^-4*LN([.C181]/10000)+2.63*10^-6*LN([.C181]/10000)^2+6.75*10^-8*LN([.C181]/10000)^3)" office:value-type="float" office:value="70.1942224913961">
            <text:p>70,19</text:p>
          </table:table-cell>
          <table:table-cell table:style-name="ce11" table:formula="of:=MIN([.D181];255)" office:value-type="float" office:value="70.1942224913961">
            <text:p>70</text:p>
          </table:table-cell>
          <table:table-cell table:number-columns-repeated="251"/>
        </table:table-row>
        <table:table-row table:style-name="ro3">
          <table:table-cell table:formula="of:=[.A181]+1" office:value-type="float" office:value="180">
            <text:p>180</text:p>
          </table:table-cell>
          <table:table-cell table:formula="of:=(2*[.A182]+512)*5/1024" office:value-type="float" office:value="4.2578125">
            <text:p>4,26</text:p>
          </table:table-cell>
          <table:table-cell table:style-name="ce7" table:formula="of:=10000/(5/(5-[.B182])-1)" office:value-type="float" office:value="1743.11926605505">
            <text:p>1743,12</text:p>
          </table:table-cell>
          <table:table-cell table:style-name="ce7" table:formula="of:=-273.15+1/(3.35*10^-3+2.57*10^-4*LN([.C182]/10000)+2.63*10^-6*LN([.C182]/10000)^2+6.75*10^-8*LN([.C182]/10000)^3)" office:value-type="float" office:value="70.6449548767315">
            <text:p>70,64</text:p>
          </table:table-cell>
          <table:table-cell table:style-name="ce11" table:formula="of:=MIN([.D182];255)" office:value-type="float" office:value="70.6449548767315">
            <text:p>71</text:p>
          </table:table-cell>
          <table:table-cell table:number-columns-repeated="251"/>
        </table:table-row>
        <table:table-row table:style-name="ro3">
          <table:table-cell table:formula="of:=[.A182]+1" office:value-type="float" office:value="181">
            <text:p>181</text:p>
          </table:table-cell>
          <table:table-cell table:formula="of:=(2*[.A183]+512)*5/1024" office:value-type="float" office:value="4.267578125">
            <text:p>4,27</text:p>
          </table:table-cell>
          <table:table-cell table:style-name="ce7" table:formula="of:=10000/(5/(5-[.B183])-1)" office:value-type="float" office:value="1716.2471395881">
            <text:p>1716,25</text:p>
          </table:table-cell>
          <table:table-cell table:style-name="ce7" table:formula="of:=-273.15+1/(3.35*10^-3+2.57*10^-4*LN([.C183]/10000)+2.63*10^-6*LN([.C183]/10000)^2+6.75*10^-8*LN([.C183]/10000)^3)" office:value-type="float" office:value="71.1016860624551">
            <text:p>71,1</text:p>
          </table:table-cell>
          <table:table-cell table:style-name="ce11" table:formula="of:=MIN([.D183];255)" office:value-type="float" office:value="71.1016860624551">
            <text:p>71</text:p>
          </table:table-cell>
          <table:table-cell table:number-columns-repeated="251"/>
        </table:table-row>
        <table:table-row table:style-name="ro3">
          <table:table-cell table:formula="of:=[.A183]+1" office:value-type="float" office:value="182">
            <text:p>182</text:p>
          </table:table-cell>
          <table:table-cell table:formula="of:=(2*[.A184]+512)*5/1024" office:value-type="float" office:value="4.27734375">
            <text:p>4,28</text:p>
          </table:table-cell>
          <table:table-cell table:style-name="ce7" table:formula="of:=10000/(5/(5-[.B184])-1)" office:value-type="float" office:value="1689.49771689498">
            <text:p>1689,5</text:p>
          </table:table-cell>
          <table:table-cell table:style-name="ce7" table:formula="of:=-273.15+1/(3.35*10^-3+2.57*10^-4*LN([.C184]/10000)+2.63*10^-6*LN([.C184]/10000)^2+6.75*10^-8*LN([.C184]/10000)^3)" office:value-type="float" office:value="71.5645929789597">
            <text:p>71,56</text:p>
          </table:table-cell>
          <table:table-cell table:style-name="ce11" table:formula="of:=MIN([.D184];255)" office:value-type="float" office:value="71.5645929789597">
            <text:p>72</text:p>
          </table:table-cell>
          <table:table-cell table:number-columns-repeated="251"/>
        </table:table-row>
        <table:table-row table:style-name="ro3">
          <table:table-cell table:formula="of:=[.A184]+1" office:value-type="float" office:value="183">
            <text:p>183</text:p>
          </table:table-cell>
          <table:table-cell table:formula="of:=(2*[.A185]+512)*5/1024" office:value-type="float" office:value="4.287109375">
            <text:p>4,29</text:p>
          </table:table-cell>
          <table:table-cell table:style-name="ce7" table:formula="of:=10000/(5/(5-[.B185])-1)" office:value-type="float" office:value="1662.8701594533">
            <text:p>1662,87</text:p>
          </table:table-cell>
          <table:table-cell table:style-name="ce7" table:formula="of:=-273.15+1/(3.35*10^-3+2.57*10^-4*LN([.C185]/10000)+2.63*10^-6*LN([.C185]/10000)^2+6.75*10^-8*LN([.C185]/10000)^3)" office:value-type="float" office:value="72.0338601659416">
            <text:p>72,03</text:p>
          </table:table-cell>
          <table:table-cell table:style-name="ce11" table:formula="of:=MIN([.D185];255)" office:value-type="float" office:value="72.0338601659416">
            <text:p>72</text:p>
          </table:table-cell>
          <table:table-cell table:number-columns-repeated="251"/>
        </table:table-row>
        <table:table-row table:style-name="ro3">
          <table:table-cell table:formula="of:=[.A185]+1" office:value-type="float" office:value="184">
            <text:p>184</text:p>
          </table:table-cell>
          <table:table-cell table:formula="of:=(2*[.A186]+512)*5/1024" office:value-type="float" office:value="4.296875">
            <text:p>4,3</text:p>
          </table:table-cell>
          <table:table-cell table:style-name="ce7" table:formula="of:=10000/(5/(5-[.B186])-1)" office:value-type="float" office:value="1636.36363636364">
            <text:p>1636,36</text:p>
          </table:table-cell>
          <table:table-cell table:style-name="ce7" table:formula="of:=-273.15+1/(3.35*10^-3+2.57*10^-4*LN([.C186]/10000)+2.63*10^-6*LN([.C186]/10000)^2+6.75*10^-8*LN([.C186]/10000)^3)" office:value-type="float" office:value="72.5096802111258">
            <text:p>72,51</text:p>
          </table:table-cell>
          <table:table-cell table:style-name="ce11" table:formula="of:=MIN([.D186];255)" office:value-type="float" office:value="72.5096802111258">
            <text:p>73</text:p>
          </table:table-cell>
          <table:table-cell table:number-columns-repeated="251"/>
        </table:table-row>
        <table:table-row table:style-name="ro3">
          <table:table-cell table:formula="of:=[.A186]+1" office:value-type="float" office:value="185">
            <text:p>185</text:p>
          </table:table-cell>
          <table:table-cell table:formula="of:=(2*[.A187]+512)*5/1024" office:value-type="float" office:value="4.306640625">
            <text:p>4,31</text:p>
          </table:table-cell>
          <table:table-cell table:style-name="ce7" table:formula="of:=10000/(5/(5-[.B187])-1)" office:value-type="float" office:value="1609.97732426304">
            <text:p>1609,98</text:p>
          </table:table-cell>
          <table:table-cell table:style-name="ce7" table:formula="of:=-273.15+1/(3.35*10^-3+2.57*10^-4*LN([.C187]/10000)+2.63*10^-6*LN([.C187]/10000)^2+6.75*10^-8*LN([.C187]/10000)^3)" office:value-type="float" office:value="72.9922542208035">
            <text:p>72,99</text:p>
          </table:table-cell>
          <table:table-cell table:style-name="ce11" table:formula="of:=MIN([.D187];255)" office:value-type="float" office:value="72.9922542208035">
            <text:p>73</text:p>
          </table:table-cell>
          <table:table-cell table:number-columns-repeated="251"/>
        </table:table-row>
        <table:table-row table:style-name="ro3">
          <table:table-cell table:formula="of:=[.A187]+1" office:value-type="float" office:value="186">
            <text:p>186</text:p>
          </table:table-cell>
          <table:table-cell table:formula="of:=(2*[.A188]+512)*5/1024" office:value-type="float" office:value="4.31640625">
            <text:p>4,32</text:p>
          </table:table-cell>
          <table:table-cell table:style-name="ce7" table:formula="of:=10000/(5/(5-[.B188])-1)" office:value-type="float" office:value="1583.71040723982">
            <text:p>1583,71</text:p>
          </table:table-cell>
          <table:table-cell table:style-name="ce7" table:formula="of:=-273.15+1/(3.35*10^-3+2.57*10^-4*LN([.C188]/10000)+2.63*10^-6*LN([.C188]/10000)^2+6.75*10^-8*LN([.C188]/10000)^3)" office:value-type="float" office:value="73.481792324979">
            <text:p>73,48</text:p>
          </table:table-cell>
          <table:table-cell table:style-name="ce11" table:formula="of:=MIN([.D188];255)" office:value-type="float" office:value="73.481792324979">
            <text:p>73</text:p>
          </table:table-cell>
          <table:table-cell table:number-columns-repeated="251"/>
        </table:table-row>
        <table:table-row table:style-name="ro3">
          <table:table-cell table:formula="of:=[.A188]+1" office:value-type="float" office:value="187">
            <text:p>187</text:p>
          </table:table-cell>
          <table:table-cell table:formula="of:=(2*[.A189]+512)*5/1024" office:value-type="float" office:value="4.326171875">
            <text:p>4,33</text:p>
          </table:table-cell>
          <table:table-cell table:style-name="ce7" table:formula="of:=10000/(5/(5-[.B189])-1)" office:value-type="float" office:value="1557.56207674944">
            <text:p>1557,56</text:p>
          </table:table-cell>
          <table:table-cell table:style-name="ce7" table:formula="of:=-273.15+1/(3.35*10^-3+2.57*10^-4*LN([.C189]/10000)+2.63*10^-6*LN([.C189]/10000)^2+6.75*10^-8*LN([.C189]/10000)^3)" office:value-type="float" office:value="73.9785142202059">
            <text:p>73,98</text:p>
          </table:table-cell>
          <table:table-cell table:style-name="ce11" table:formula="of:=MIN([.D189];255)" office:value-type="float" office:value="73.9785142202059">
            <text:p>74</text:p>
          </table:table-cell>
          <table:table-cell table:number-columns-repeated="251"/>
        </table:table-row>
        <table:table-row table:style-name="ro3">
          <table:table-cell table:formula="of:=[.A189]+1" office:value-type="float" office:value="188">
            <text:p>188</text:p>
          </table:table-cell>
          <table:table-cell table:formula="of:=(2*[.A190]+512)*5/1024" office:value-type="float" office:value="4.3359375">
            <text:p>4,34</text:p>
          </table:table-cell>
          <table:table-cell table:style-name="ce7" table:formula="of:=10000/(5/(5-[.B190])-1)" office:value-type="float" office:value="1531.53153153153">
            <text:p>1531,53</text:p>
          </table:table-cell>
          <table:table-cell table:style-name="ce7" table:formula="of:=-273.15+1/(3.35*10^-3+2.57*10^-4*LN([.C190]/10000)+2.63*10^-6*LN([.C190]/10000)^2+6.75*10^-8*LN([.C190]/10000)^3)" office:value-type="float" office:value="74.4826497535221">
            <text:p>74,48</text:p>
          </table:table-cell>
          <table:table-cell table:style-name="ce11" table:formula="of:=MIN([.D190];255)" office:value-type="float" office:value="74.4826497535221">
            <text:p>74</text:p>
          </table:table-cell>
          <table:table-cell table:number-columns-repeated="251"/>
        </table:table-row>
        <table:table-row table:style-name="ro3">
          <table:table-cell table:formula="of:=[.A190]+1" office:value-type="float" office:value="189">
            <text:p>189</text:p>
          </table:table-cell>
          <table:table-cell table:formula="of:=(2*[.A191]+512)*5/1024" office:value-type="float" office:value="4.345703125">
            <text:p>4,35</text:p>
          </table:table-cell>
          <table:table-cell table:style-name="ce7" table:formula="of:=10000/(5/(5-[.B191])-1)" office:value-type="float" office:value="1505.61797752809">
            <text:p>1505,62</text:p>
          </table:table-cell>
          <table:table-cell table:style-name="ce7" table:formula="of:=-273.15+1/(3.35*10^-3+2.57*10^-4*LN([.C191]/10000)+2.63*10^-6*LN([.C191]/10000)^2+6.75*10^-8*LN([.C191]/10000)^3)" office:value-type="float" office:value="74.9944395512529">
            <text:p>74,99</text:p>
          </table:table-cell>
          <table:table-cell table:style-name="ce11" table:formula="of:=MIN([.D191];255)" office:value-type="float" office:value="74.9944395512529">
            <text:p>75</text:p>
          </table:table-cell>
          <table:table-cell table:number-columns-repeated="251"/>
        </table:table-row>
        <table:table-row table:style-name="ro3">
          <table:table-cell table:formula="of:=[.A191]+1" office:value-type="float" office:value="190">
            <text:p>190</text:p>
          </table:table-cell>
          <table:table-cell table:formula="of:=(2*[.A192]+512)*5/1024" office:value-type="float" office:value="4.35546875">
            <text:p>4,36</text:p>
          </table:table-cell>
          <table:table-cell table:style-name="ce7" table:formula="of:=10000/(5/(5-[.B192])-1)" office:value-type="float" office:value="1479.82062780269">
            <text:p>1479,82</text:p>
          </table:table-cell>
          <table:table-cell table:style-name="ce7" table:formula="of:=-273.15+1/(3.35*10^-3+2.57*10^-4*LN([.C192]/10000)+2.63*10^-6*LN([.C192]/10000)^2+6.75*10^-8*LN([.C192]/10000)^3)" office:value-type="float" office:value="75.5141356968608">
            <text:p>75,51</text:p>
          </table:table-cell>
          <table:table-cell table:style-name="ce11" table:formula="of:=MIN([.D192];255)" office:value-type="float" office:value="75.5141356968608">
            <text:p>76</text:p>
          </table:table-cell>
          <table:table-cell table:number-columns-repeated="251"/>
        </table:table-row>
        <table:table-row table:style-name="ro3">
          <table:table-cell table:formula="of:=[.A192]+1" office:value-type="float" office:value="191">
            <text:p>191</text:p>
          </table:table-cell>
          <table:table-cell table:formula="of:=(2*[.A193]+512)*5/1024" office:value-type="float" office:value="4.365234375">
            <text:p>4,37</text:p>
          </table:table-cell>
          <table:table-cell table:style-name="ce7" table:formula="of:=10000/(5/(5-[.B193])-1)" office:value-type="float" office:value="1454.13870246085">
            <text:p>1454,14</text:p>
          </table:table-cell>
          <table:table-cell table:style-name="ce7" table:formula="of:=-273.15+1/(3.35*10^-3+2.57*10^-4*LN([.C193]/10000)+2.63*10^-6*LN([.C193]/10000)^2+6.75*10^-8*LN([.C193]/10000)^3)" office:value-type="float" office:value="76.0420024624789">
            <text:p>76,04</text:p>
          </table:table-cell>
          <table:table-cell table:style-name="ce11" table:formula="of:=MIN([.D193];255)" office:value-type="float" office:value="76.0420024624789">
            <text:p>76</text:p>
          </table:table-cell>
          <table:table-cell table:number-columns-repeated="251"/>
        </table:table-row>
        <table:table-row table:style-name="ro3">
          <table:table-cell table:formula="of:=[.A193]+1" office:value-type="float" office:value="192">
            <text:p>192</text:p>
          </table:table-cell>
          <table:table-cell table:formula="of:=(2*[.A194]+512)*5/1024" office:value-type="float" office:value="4.375">
            <text:p>4,38</text:p>
          </table:table-cell>
          <table:table-cell table:style-name="ce7" table:formula="of:=10000/(5/(5-[.B194])-1)" office:value-type="float" office:value="1428.57142857143">
            <text:p>1428,57</text:p>
          </table:table-cell>
          <table:table-cell table:style-name="ce7" table:formula="of:=-273.15+1/(3.35*10^-3+2.57*10^-4*LN([.C194]/10000)+2.63*10^-6*LN([.C194]/10000)^2+6.75*10^-8*LN([.C194]/10000)^3)" office:value-type="float" office:value="76.578317099285">
            <text:p>76,58</text:p>
          </table:table-cell>
          <table:table-cell table:style-name="ce11" table:formula="of:=MIN([.D194];255)" office:value-type="float" office:value="76.578317099285">
            <text:p>77</text:p>
          </table:table-cell>
          <table:table-cell table:number-columns-repeated="251"/>
        </table:table-row>
        <table:table-row table:style-name="ro3">
          <table:table-cell table:formula="of:=[.A194]+1" office:value-type="float" office:value="193">
            <text:p>193</text:p>
          </table:table-cell>
          <table:table-cell table:formula="of:=(2*[.A195]+512)*5/1024" office:value-type="float" office:value="4.384765625">
            <text:p>4,38</text:p>
          </table:table-cell>
          <table:table-cell table:style-name="ce7" table:formula="of:=10000/(5/(5-[.B195])-1)" office:value-type="float" office:value="1403.11804008909">
            <text:p>1403,12</text:p>
          </table:table-cell>
          <table:table-cell table:style-name="ce7" table:formula="of:=-273.15+1/(3.35*10^-3+2.57*10^-4*LN([.C195]/10000)+2.63*10^-6*LN([.C195]/10000)^2+6.75*10^-8*LN([.C195]/10000)^3)" office:value-type="float" office:value="77.1233706924535">
            <text:p>77,12</text:p>
          </table:table-cell>
          <table:table-cell table:style-name="ce11" table:formula="of:=MIN([.D195];255)" office:value-type="float" office:value="77.1233706924535">
            <text:p>77</text:p>
          </table:table-cell>
          <table:table-cell table:number-columns-repeated="251"/>
        </table:table-row>
        <table:table-row table:style-name="ro3">
          <table:table-cell table:formula="of:=[.A195]+1" office:value-type="float" office:value="194">
            <text:p>194</text:p>
          </table:table-cell>
          <table:table-cell table:formula="of:=(2*[.A196]+512)*5/1024" office:value-type="float" office:value="4.39453125">
            <text:p>4,39</text:p>
          </table:table-cell>
          <table:table-cell table:style-name="ce7" table:formula="of:=10000/(5/(5-[.B196])-1)" office:value-type="float" office:value="1377.77777777778">
            <text:p>1377,78</text:p>
          </table:table-cell>
          <table:table-cell table:style-name="ce7" table:formula="of:=-273.15+1/(3.35*10^-3+2.57*10^-4*LN([.C196]/10000)+2.63*10^-6*LN([.C196]/10000)^2+6.75*10^-8*LN([.C196]/10000)^3)" office:value-type="float" office:value="77.6774690870886">
            <text:p>77,68</text:p>
          </table:table-cell>
          <table:table-cell table:style-name="ce11" table:formula="of:=MIN([.D196];255)" office:value-type="float" office:value="77.6774690870886">
            <text:p>78</text:p>
          </table:table-cell>
          <table:table-cell table:number-columns-repeated="251"/>
        </table:table-row>
        <table:table-row table:style-name="ro3">
          <table:table-cell table:formula="of:=[.A196]+1" office:value-type="float" office:value="195">
            <text:p>195</text:p>
          </table:table-cell>
          <table:table-cell table:formula="of:=(2*[.A197]+512)*5/1024" office:value-type="float" office:value="4.404296875">
            <text:p>4,4</text:p>
          </table:table-cell>
          <table:table-cell table:style-name="ce7" table:formula="of:=10000/(5/(5-[.B197])-1)" office:value-type="float" office:value="1352.54988913526">
            <text:p>1352,55</text:p>
          </table:table-cell>
          <table:table-cell table:style-name="ce7" table:formula="of:=-273.15+1/(3.35*10^-3+2.57*10^-4*LN([.C197]/10000)+2.63*10^-6*LN([.C197]/10000)^2+6.75*10^-8*LN([.C197]/10000)^3)" office:value-type="float" office:value="78.2409338922874">
            <text:p>78,24</text:p>
          </table:table-cell>
          <table:table-cell table:style-name="ce11" table:formula="of:=MIN([.D197];255)" office:value-type="float" office:value="78.2409338922874">
            <text:p>78</text:p>
          </table:table-cell>
          <table:table-cell table:number-columns-repeated="251"/>
        </table:table-row>
        <table:table-row table:style-name="ro3">
          <table:table-cell table:formula="of:=[.A197]+1" office:value-type="float" office:value="196">
            <text:p>196</text:p>
          </table:table-cell>
          <table:table-cell table:formula="of:=(2*[.A198]+512)*5/1024" office:value-type="float" office:value="4.4140625">
            <text:p>4,41</text:p>
          </table:table-cell>
          <table:table-cell table:style-name="ce7" table:formula="of:=10000/(5/(5-[.B198])-1)" office:value-type="float" office:value="1327.43362831858">
            <text:p>1327,43</text:p>
          </table:table-cell>
          <table:table-cell table:style-name="ce7" table:formula="of:=-273.15+1/(3.35*10^-3+2.57*10^-4*LN([.C198]/10000)+2.63*10^-6*LN([.C198]/10000)^2+6.75*10^-8*LN([.C198]/10000)^3)" office:value-type="float" office:value="78.8141035713345">
            <text:p>78,81</text:p>
          </table:table-cell>
          <table:table-cell table:style-name="ce11" table:formula="of:=MIN([.D198];255)" office:value-type="float" office:value="78.8141035713345">
            <text:p>79</text:p>
          </table:table-cell>
          <table:table-cell table:number-columns-repeated="251"/>
        </table:table-row>
        <table:table-row table:style-name="ro3">
          <table:table-cell table:formula="of:=[.A198]+1" office:value-type="float" office:value="197">
            <text:p>197</text:p>
          </table:table-cell>
          <table:table-cell table:formula="of:=(2*[.A199]+512)*5/1024" office:value-type="float" office:value="4.423828125">
            <text:p>4,42</text:p>
          </table:table-cell>
          <table:table-cell table:style-name="ce7" table:formula="of:=10000/(5/(5-[.B199])-1)" office:value-type="float" office:value="1302.42825607064">
            <text:p>1302,43</text:p>
          </table:table-cell>
          <table:table-cell table:style-name="ce7" table:formula="of:=-273.15+1/(3.35*10^-3+2.57*10^-4*LN([.C199]/10000)+2.63*10^-6*LN([.C199]/10000)^2+6.75*10^-8*LN([.C199]/10000)^3)" office:value-type="float" office:value="79.3973346269996">
            <text:p>79,4</text:p>
          </table:table-cell>
          <table:table-cell table:style-name="ce11" table:formula="of:=MIN([.D199];255)" office:value-type="float" office:value="79.3973346269996">
            <text:p>79</text:p>
          </table:table-cell>
          <table:table-cell table:number-columns-repeated="251"/>
        </table:table-row>
        <table:table-row table:style-name="ro3">
          <table:table-cell table:formula="of:=[.A199]+1" office:value-type="float" office:value="198">
            <text:p>198</text:p>
          </table:table-cell>
          <table:table-cell table:formula="of:=(2*[.A200]+512)*5/1024" office:value-type="float" office:value="4.43359375">
            <text:p>4,43</text:p>
          </table:table-cell>
          <table:table-cell table:style-name="ce7" table:formula="of:=10000/(5/(5-[.B200])-1)" office:value-type="float" office:value="1277.53303964758">
            <text:p>1277,53</text:p>
          </table:table-cell>
          <table:table-cell table:style-name="ce7" table:formula="of:=-273.15+1/(3.35*10^-3+2.57*10^-4*LN([.C200]/10000)+2.63*10^-6*LN([.C200]/10000)^2+6.75*10^-8*LN([.C200]/10000)^3)" office:value-type="float" office:value="79.9910028920097">
            <text:p>79,99</text:p>
          </table:table-cell>
          <table:table-cell table:style-name="ce11" table:formula="of:=MIN([.D200];255)" office:value-type="float" office:value="79.9910028920097">
            <text:p>80</text:p>
          </table:table-cell>
          <table:table-cell table:number-columns-repeated="251"/>
        </table:table-row>
        <table:table-row table:style-name="ro3">
          <table:table-cell table:formula="of:=[.A200]+1" office:value-type="float" office:value="199">
            <text:p>199</text:p>
          </table:table-cell>
          <table:table-cell table:formula="of:=(2*[.A201]+512)*5/1024" office:value-type="float" office:value="4.443359375">
            <text:p>4,44</text:p>
          </table:table-cell>
          <table:table-cell table:style-name="ce7" table:formula="of:=10000/(5/(5-[.B201])-1)" office:value-type="float" office:value="1252.74725274725">
            <text:p>1252,75</text:p>
          </table:table-cell>
          <table:table-cell table:style-name="ce7" table:formula="of:=-273.15+1/(3.35*10^-3+2.57*10^-4*LN([.C201]/10000)+2.63*10^-6*LN([.C201]/10000)^2+6.75*10^-8*LN([.C201]/10000)^3)" office:value-type="float" office:value="80.5955049360354">
            <text:p>80,6</text:p>
          </table:table-cell>
          <table:table-cell table:style-name="ce11" table:formula="of:=MIN([.D201];255)" office:value-type="float" office:value="80.5955049360354">
            <text:p>81</text:p>
          </table:table-cell>
          <table:table-cell table:number-columns-repeated="251"/>
        </table:table-row>
        <table:table-row table:style-name="ro3">
          <table:table-cell table:formula="of:=[.A201]+1" office:value-type="float" office:value="200">
            <text:p>200</text:p>
          </table:table-cell>
          <table:table-cell table:formula="of:=(2*[.A202]+512)*5/1024" office:value-type="float" office:value="4.453125">
            <text:p>4,45</text:p>
          </table:table-cell>
          <table:table-cell table:style-name="ce7" table:formula="of:=10000/(5/(5-[.B202])-1)" office:value-type="float" office:value="1228.0701754386">
            <text:p>1228,07</text:p>
          </table:table-cell>
          <table:table-cell table:style-name="ce7" table:formula="of:=-273.15+1/(3.35*10^-3+2.57*10^-4*LN([.C202]/10000)+2.63*10^-6*LN([.C202]/10000)^2+6.75*10^-8*LN([.C202]/10000)^3)" office:value-type="float" office:value="81.2112596019688">
            <text:p>81,21</text:p>
          </table:table-cell>
          <table:table-cell table:style-name="ce11" table:formula="of:=MIN([.D202];255)" office:value-type="float" office:value="81.2112596019688">
            <text:p>81</text:p>
          </table:table-cell>
          <table:table-cell table:number-columns-repeated="251"/>
        </table:table-row>
        <table:table-row table:style-name="ro3">
          <table:table-cell table:formula="of:=[.A202]+1" office:value-type="float" office:value="201">
            <text:p>201</text:p>
          </table:table-cell>
          <table:table-cell table:formula="of:=(2*[.A203]+512)*5/1024" office:value-type="float" office:value="4.462890625">
            <text:p>4,46</text:p>
          </table:table-cell>
          <table:table-cell table:style-name="ce7" table:formula="of:=10000/(5/(5-[.B203])-1)" office:value-type="float" office:value="1203.5010940919">
            <text:p>1203,5</text:p>
          </table:table-cell>
          <table:table-cell table:style-name="ce7" table:formula="of:=-273.15+1/(3.35*10^-3+2.57*10^-4*LN([.C203]/10000)+2.63*10^-6*LN([.C203]/10000)^2+6.75*10^-8*LN([.C203]/10000)^3)" office:value-type="float" office:value="81.8387096859378">
            <text:p>81,84</text:p>
          </table:table-cell>
          <table:table-cell table:style-name="ce11" table:formula="of:=MIN([.D203];255)" office:value-type="float" office:value="81.8387096859378">
            <text:p>82</text:p>
          </table:table-cell>
          <table:table-cell table:number-columns-repeated="251"/>
        </table:table-row>
        <table:table-row table:style-name="ro3">
          <table:table-cell table:formula="of:=[.A203]+1" office:value-type="float" office:value="202">
            <text:p>202</text:p>
          </table:table-cell>
          <table:table-cell table:formula="of:=(2*[.A204]+512)*5/1024" office:value-type="float" office:value="4.47265625">
            <text:p>4,47</text:p>
          </table:table-cell>
          <table:table-cell table:style-name="ce7" table:formula="of:=10000/(5/(5-[.B204])-1)" office:value-type="float" office:value="1179.03930131004">
            <text:p>1179,04</text:p>
          </table:table-cell>
          <table:table-cell table:style-name="ce7" table:formula="of:=-273.15+1/(3.35*10^-3+2.57*10^-4*LN([.C204]/10000)+2.63*10^-6*LN([.C204]/10000)^2+6.75*10^-8*LN([.C204]/10000)^3)" office:value-type="float" office:value="82.4783237774037">
            <text:p>82,48</text:p>
          </table:table-cell>
          <table:table-cell table:style-name="ce11" table:formula="of:=MIN([.D204];255)" office:value-type="float" office:value="82.4783237774037">
            <text:p>82</text:p>
          </table:table-cell>
          <table:table-cell table:number-columns-repeated="251"/>
        </table:table-row>
        <table:table-row table:style-name="ro3">
          <table:table-cell table:formula="of:=[.A204]+1" office:value-type="float" office:value="203">
            <text:p>203</text:p>
          </table:table-cell>
          <table:table-cell table:formula="of:=(2*[.A205]+512)*5/1024" office:value-type="float" office:value="4.482421875">
            <text:p>4,48</text:p>
          </table:table-cell>
          <table:table-cell table:style-name="ce7" table:formula="of:=10000/(5/(5-[.B205])-1)" office:value-type="float" office:value="1154.68409586057">
            <text:p>1154,68</text:p>
          </table:table-cell>
          <table:table-cell table:style-name="ce7" table:formula="of:=-273.15+1/(3.35*10^-3+2.57*10^-4*LN([.C205]/10000)+2.63*10^-6*LN([.C205]/10000)^2+6.75*10^-8*LN([.C205]/10000)^3)" office:value-type="float" office:value="83.1305982778945">
            <text:p>83,13</text:p>
          </table:table-cell>
          <table:table-cell table:style-name="ce11" table:formula="of:=MIN([.D205];255)" office:value-type="float" office:value="83.1305982778945">
            <text:p>83</text:p>
          </table:table-cell>
          <table:table-cell table:number-columns-repeated="251"/>
        </table:table-row>
        <table:table-row table:style-name="ro3">
          <table:table-cell table:formula="of:=[.A205]+1" office:value-type="float" office:value="204">
            <text:p>204</text:p>
          </table:table-cell>
          <table:table-cell table:formula="of:=(2*[.A206]+512)*5/1024" office:value-type="float" office:value="4.4921875">
            <text:p>4,49</text:p>
          </table:table-cell>
          <table:table-cell table:style-name="ce7" table:formula="of:=10000/(5/(5-[.B206])-1)" office:value-type="float" office:value="1130.4347826087">
            <text:p>1130,43</text:p>
          </table:table-cell>
          <table:table-cell table:style-name="ce7" table:formula="of:=-273.15+1/(3.35*10^-3+2.57*10^-4*LN([.C206]/10000)+2.63*10^-6*LN([.C206]/10000)^2+6.75*10^-8*LN([.C206]/10000)^3)" office:value-type="float" office:value="83.7960596194734">
            <text:p>83,8</text:p>
          </table:table-cell>
          <table:table-cell table:style-name="ce11" table:formula="of:=MIN([.D206];255)" office:value-type="float" office:value="83.7960596194734">
            <text:p>84</text:p>
          </table:table-cell>
          <table:table-cell table:number-columns-repeated="251"/>
        </table:table-row>
        <table:table-row table:style-name="ro3">
          <table:table-cell table:formula="of:=[.A206]+1" office:value-type="float" office:value="205">
            <text:p>205</text:p>
          </table:table-cell>
          <table:table-cell table:formula="of:=(2*[.A207]+512)*5/1024" office:value-type="float" office:value="4.501953125">
            <text:p>4,5</text:p>
          </table:table-cell>
          <table:table-cell table:style-name="ce7" table:formula="of:=10000/(5/(5-[.B207])-1)" office:value-type="float" office:value="1106.29067245119">
            <text:p>1106,29</text:p>
          </table:table-cell>
          <table:table-cell table:style-name="ce7" table:formula="of:=-273.15+1/(3.35*10^-3+2.57*10^-4*LN([.C207]/10000)+2.63*10^-6*LN([.C207]/10000)^2+6.75*10^-8*LN([.C207]/10000)^3)" office:value-type="float" office:value="84.4752667069899">
            <text:p>84,48</text:p>
          </table:table-cell>
          <table:table-cell table:style-name="ce11" table:formula="of:=MIN([.D207];255)" office:value-type="float" office:value="84.4752667069899">
            <text:p>84</text:p>
          </table:table-cell>
          <table:table-cell table:number-columns-repeated="251"/>
        </table:table-row>
        <table:table-row table:style-name="ro3">
          <table:table-cell table:formula="of:=[.A207]+1" office:value-type="float" office:value="206">
            <text:p>206</text:p>
          </table:table-cell>
          <table:table-cell table:formula="of:=(2*[.A208]+512)*5/1024" office:value-type="float" office:value="4.51171875">
            <text:p>4,51</text:p>
          </table:table-cell>
          <table:table-cell table:style-name="ce7" table:formula="of:=10000/(5/(5-[.B208])-1)" office:value-type="float" office:value="1082.25108225108">
            <text:p>1082,25</text:p>
          </table:table-cell>
          <table:table-cell table:style-name="ce7" table:formula="of:=-273.15+1/(3.35*10^-3+2.57*10^-4*LN([.C208]/10000)+2.63*10^-6*LN([.C208]/10000)^2+6.75*10^-8*LN([.C208]/10000)^3)" office:value-type="float" office:value="85.1688136116017">
            <text:p>85,17</text:p>
          </table:table-cell>
          <table:table-cell table:style-name="ce11" table:formula="of:=MIN([.D208];255)" office:value-type="float" office:value="85.1688136116017">
            <text:p>85</text:p>
          </table:table-cell>
          <table:table-cell table:number-columns-repeated="251"/>
        </table:table-row>
        <table:table-row table:style-name="ro3">
          <table:table-cell table:formula="of:=[.A208]+1" office:value-type="float" office:value="207">
            <text:p>207</text:p>
          </table:table-cell>
          <table:table-cell table:formula="of:=(2*[.A209]+512)*5/1024" office:value-type="float" office:value="4.521484375">
            <text:p>4,52</text:p>
          </table:table-cell>
          <table:table-cell table:style-name="ce7" table:formula="of:=10000/(5/(5-[.B209])-1)" office:value-type="float" office:value="1058.31533477322">
            <text:p>1058,32</text:p>
          </table:table-cell>
          <table:table-cell table:style-name="ce7" table:formula="of:=-273.15+1/(3.35*10^-3+2.57*10^-4*LN([.C209]/10000)+2.63*10^-6*LN([.C209]/10000)^2+6.75*10^-8*LN([.C209]/10000)^3)" office:value-type="float" office:value="85.8773325470474">
            <text:p>85,88</text:p>
          </table:table-cell>
          <table:table-cell table:style-name="ce11" table:formula="of:=MIN([.D209];255)" office:value-type="float" office:value="85.8773325470474">
            <text:p>86</text:p>
          </table:table-cell>
          <table:table-cell table:number-columns-repeated="251"/>
        </table:table-row>
        <table:table-row table:style-name="ro3">
          <table:table-cell table:formula="of:=[.A209]+1" office:value-type="float" office:value="208">
            <text:p>208</text:p>
          </table:table-cell>
          <table:table-cell table:formula="of:=(2*[.A210]+512)*5/1024" office:value-type="float" office:value="4.53125">
            <text:p>4,53</text:p>
          </table:table-cell>
          <table:table-cell table:style-name="ce7" table:formula="of:=10000/(5/(5-[.B210])-1)" office:value-type="float" office:value="1034.48275862069">
            <text:p>1034,48</text:p>
          </table:table-cell>
          <table:table-cell table:style-name="ce7" table:formula="of:=-273.15+1/(3.35*10^-3+2.57*10^-4*LN([.C210]/10000)+2.63*10^-6*LN([.C210]/10000)^2+6.75*10^-8*LN([.C210]/10000)^3)" office:value-type="float" office:value="86.6014971648406">
            <text:p>86,6</text:p>
          </table:table-cell>
          <table:table-cell table:style-name="ce11" table:formula="of:=MIN([.D210];255)" office:value-type="float" office:value="86.6014971648406">
            <text:p>87</text:p>
          </table:table-cell>
          <table:table-cell table:number-columns-repeated="251"/>
        </table:table-row>
        <table:table-row table:style-name="ro3">
          <table:table-cell table:formula="of:=[.A210]+1" office:value-type="float" office:value="209">
            <text:p>209</text:p>
          </table:table-cell>
          <table:table-cell table:formula="of:=(2*[.A211]+512)*5/1024" office:value-type="float" office:value="4.541015625">
            <text:p>4,54</text:p>
          </table:table-cell>
          <table:table-cell table:style-name="ce7" table:formula="of:=10000/(5/(5-[.B211])-1)" office:value-type="float" office:value="1010.75268817204">
            <text:p>1010,75</text:p>
          </table:table-cell>
          <table:table-cell table:style-name="ce7" table:formula="of:=-273.15+1/(3.35*10^-3+2.57*10^-4*LN([.C211]/10000)+2.63*10^-6*LN([.C211]/10000)^2+6.75*10^-8*LN([.C211]/10000)^3)" office:value-type="float" office:value="87.3420262100383">
            <text:p>87,34</text:p>
          </table:table-cell>
          <table:table-cell table:style-name="ce11" table:formula="of:=MIN([.D211];255)" office:value-type="float" office:value="87.3420262100383">
            <text:p>87</text:p>
          </table:table-cell>
          <table:table-cell table:number-columns-repeated="251"/>
        </table:table-row>
        <table:table-row table:style-name="ro3">
          <table:table-cell table:formula="of:=[.A211]+1" office:value-type="float" office:value="210">
            <text:p>210</text:p>
          </table:table-cell>
          <table:table-cell table:formula="of:=(2*[.A212]+512)*5/1024" office:value-type="float" office:value="4.55078125">
            <text:p>4,55</text:p>
          </table:table-cell>
          <table:table-cell table:style-name="ce7" table:formula="of:=10000/(5/(5-[.B212])-1)" office:value-type="float" office:value="987.124463519313">
            <text:p>987,12</text:p>
          </table:table-cell>
          <table:table-cell table:style-name="ce7" table:formula="of:=-273.15+1/(3.35*10^-3+2.57*10^-4*LN([.C212]/10000)+2.63*10^-6*LN([.C212]/10000)^2+6.75*10^-8*LN([.C212]/10000)^3)" office:value-type="float" office:value="88.0996875856982">
            <text:p>88,1</text:p>
          </table:table-cell>
          <table:table-cell table:style-name="ce11" table:formula="of:=MIN([.D212];255)" office:value-type="float" office:value="88.0996875856982">
            <text:p>88</text:p>
          </table:table-cell>
          <table:table-cell table:number-columns-repeated="251"/>
        </table:table-row>
        <table:table-row table:style-name="ro3">
          <table:table-cell table:formula="of:=[.A212]+1" office:value-type="float" office:value="211">
            <text:p>211</text:p>
          </table:table-cell>
          <table:table-cell table:formula="of:=(2*[.A213]+512)*5/1024" office:value-type="float" office:value="4.560546875">
            <text:p>4,56</text:p>
          </table:table-cell>
          <table:table-cell table:style-name="ce7" table:formula="of:=10000/(5/(5-[.B213])-1)" office:value-type="float" office:value="963.597430406852">
            <text:p>963,6</text:p>
          </table:table-cell>
          <table:table-cell table:style-name="ce7" table:formula="of:=-273.15+1/(3.35*10^-3+2.57*10^-4*LN([.C213]/10000)+2.63*10^-6*LN([.C213]/10000)^2+6.75*10^-8*LN([.C213]/10000)^3)" office:value-type="float" office:value="88.8753028817694">
            <text:p>88,88</text:p>
          </table:table-cell>
          <table:table-cell table:style-name="ce11" table:formula="of:=MIN([.D213];255)" office:value-type="float" office:value="88.8753028817694">
            <text:p>89</text:p>
          </table:table-cell>
          <table:table-cell table:number-columns-repeated="251"/>
        </table:table-row>
        <table:table-row table:style-name="ro3">
          <table:table-cell table:formula="of:=[.A213]+1" office:value-type="float" office:value="212">
            <text:p>212</text:p>
          </table:table-cell>
          <table:table-cell table:formula="of:=(2*[.A214]+512)*5/1024" office:value-type="float" office:value="4.5703125">
            <text:p>4,57</text:p>
          </table:table-cell>
          <table:table-cell table:style-name="ce7" table:formula="of:=10000/(5/(5-[.B214])-1)" office:value-type="float" office:value="940.17094017094">
            <text:p>940,17</text:p>
          </table:table-cell>
          <table:table-cell table:style-name="ce7" table:formula="of:=-273.15+1/(3.35*10^-3+2.57*10^-4*LN([.C214]/10000)+2.63*10^-6*LN([.C214]/10000)^2+6.75*10^-8*LN([.C214]/10000)^3)" office:value-type="float" office:value="89.6697524331892">
            <text:p>89,67</text:p>
          </table:table-cell>
          <table:table-cell table:style-name="ce11" table:formula="of:=MIN([.D214];255)" office:value-type="float" office:value="89.6697524331892">
            <text:p>90</text:p>
          </table:table-cell>
          <table:table-cell table:number-columns-repeated="251"/>
        </table:table-row>
        <table:table-row table:style-name="ro3">
          <table:table-cell table:formula="of:=[.A214]+1" office:value-type="float" office:value="213">
            <text:p>213</text:p>
          </table:table-cell>
          <table:table-cell table:formula="of:=(2*[.A215]+512)*5/1024" office:value-type="float" office:value="4.580078125">
            <text:p>4,58</text:p>
          </table:table-cell>
          <table:table-cell table:style-name="ce7" table:formula="of:=10000/(5/(5-[.B215])-1)" office:value-type="float" office:value="916.844349680171">
            <text:p>916,84</text:p>
          </table:table-cell>
          <table:table-cell table:style-name="ce7" table:formula="of:=-273.15+1/(3.35*10^-3+2.57*10^-4*LN([.C215]/10000)+2.63*10^-6*LN([.C215]/10000)^2+6.75*10^-8*LN([.C215]/10000)^3)" office:value-type="float" office:value="90.483980982707">
            <text:p>90,48</text:p>
          </table:table-cell>
          <table:table-cell table:style-name="ce11" table:formula="of:=MIN([.D215];255)" office:value-type="float" office:value="90.483980982707">
            <text:p>90</text:p>
          </table:table-cell>
          <table:table-cell table:number-columns-repeated="251"/>
        </table:table-row>
        <table:table-row table:style-name="ro3">
          <table:table-cell table:formula="of:=[.A215]+1" office:value-type="float" office:value="214">
            <text:p>214</text:p>
          </table:table-cell>
          <table:table-cell table:formula="of:=(2*[.A216]+512)*5/1024" office:value-type="float" office:value="4.58984375">
            <text:p>4,59</text:p>
          </table:table-cell>
          <table:table-cell table:style-name="ce7" table:formula="of:=10000/(5/(5-[.B216])-1)" office:value-type="float" office:value="893.617021276596">
            <text:p>893,62</text:p>
          </table:table-cell>
          <table:table-cell table:style-name="ce7" table:formula="of:=-273.15+1/(3.35*10^-3+2.57*10^-4*LN([.C216]/10000)+2.63*10^-6*LN([.C216]/10000)^2+6.75*10^-8*LN([.C216]/10000)^3)" office:value-type="float" office:value="91.3190040367717">
            <text:p>91,32</text:p>
          </table:table-cell>
          <table:table-cell table:style-name="ce11" table:formula="of:=MIN([.D216];255)" office:value-type="float" office:value="91.3190040367717">
            <text:p>91</text:p>
          </table:table-cell>
          <table:table-cell table:number-columns-repeated="251"/>
        </table:table-row>
        <table:table-row table:style-name="ro3">
          <table:table-cell table:formula="of:=[.A216]+1" office:value-type="float" office:value="215">
            <text:p>215</text:p>
          </table:table-cell>
          <table:table-cell table:formula="of:=(2*[.A217]+512)*5/1024" office:value-type="float" office:value="4.599609375">
            <text:p>4,6</text:p>
          </table:table-cell>
          <table:table-cell table:style-name="ce7" table:formula="of:=10000/(5/(5-[.B217])-1)" office:value-type="float" office:value="870.488322717622">
            <text:p>870,49</text:p>
          </table:table-cell>
          <table:table-cell table:style-name="ce7" table:formula="of:=-273.15+1/(3.35*10^-3+2.57*10^-4*LN([.C217]/10000)+2.63*10^-6*LN([.C217]/10000)^2+6.75*10^-8*LN([.C217]/10000)^3)" office:value-type="float" office:value="92.1759150181828">
            <text:p>92,18</text:p>
          </table:table-cell>
          <table:table-cell table:style-name="ce11" table:formula="of:=MIN([.D217];255)" office:value-type="float" office:value="92.1759150181828">
            <text:p>92</text:p>
          </table:table-cell>
          <table:table-cell table:number-columns-repeated="251"/>
        </table:table-row>
        <table:table-row table:style-name="ro3">
          <table:table-cell table:formula="of:=[.A217]+1" office:value-type="float" office:value="216">
            <text:p>216</text:p>
          </table:table-cell>
          <table:table-cell table:formula="of:=(2*[.A218]+512)*5/1024" office:value-type="float" office:value="4.609375">
            <text:p>4,61</text:p>
          </table:table-cell>
          <table:table-cell table:style-name="ce7" table:formula="of:=10000/(5/(5-[.B218])-1)" office:value-type="float" office:value="847.457627118644">
            <text:p>847,46</text:p>
          </table:table-cell>
          <table:table-cell table:style-name="ce7" table:formula="of:=-273.15+1/(3.35*10^-3+2.57*10^-4*LN([.C218]/10000)+2.63*10^-6*LN([.C218]/10000)^2+6.75*10^-8*LN([.C218]/10000)^3)" office:value-type="float" office:value="93.0558933376764">
            <text:p>93,06</text:p>
          </table:table-cell>
          <table:table-cell table:style-name="ce11" table:formula="of:=MIN([.D218];255)" office:value-type="float" office:value="93.0558933376764">
            <text:p>93</text:p>
          </table:table-cell>
          <table:table-cell table:number-columns-repeated="251"/>
        </table:table-row>
        <table:table-row table:style-name="ro3">
          <table:table-cell table:formula="of:=[.A218]+1" office:value-type="float" office:value="217">
            <text:p>217</text:p>
          </table:table-cell>
          <table:table-cell table:formula="of:=(2*[.A219]+512)*5/1024" office:value-type="float" office:value="4.619140625">
            <text:p>4,62</text:p>
          </table:table-cell>
          <table:table-cell table:style-name="ce7" table:formula="of:=10000/(5/(5-[.B219])-1)" office:value-type="float" office:value="824.524312896406">
            <text:p>824,52</text:p>
          </table:table-cell>
          <table:table-cell table:style-name="ce7" table:formula="of:=-273.15+1/(3.35*10^-3+2.57*10^-4*LN([.C219]/10000)+2.63*10^-6*LN([.C219]/10000)^2+6.75*10^-8*LN([.C219]/10000)^3)" office:value-type="float" office:value="93.9602135289546">
            <text:p>93,96</text:p>
          </table:table-cell>
          <table:table-cell table:style-name="ce11" table:formula="of:=MIN([.D219];255)" office:value-type="float" office:value="93.9602135289546">
            <text:p>94</text:p>
          </table:table-cell>
          <table:table-cell table:number-columns-repeated="251"/>
        </table:table-row>
        <table:table-row table:style-name="ro3">
          <table:table-cell table:formula="of:=[.A219]+1" office:value-type="float" office:value="218">
            <text:p>218</text:p>
          </table:table-cell>
          <table:table-cell table:formula="of:=(2*[.A220]+512)*5/1024" office:value-type="float" office:value="4.62890625">
            <text:p>4,63</text:p>
          </table:table-cell>
          <table:table-cell table:style-name="ce7" table:formula="of:=10000/(5/(5-[.B220])-1)" office:value-type="float" office:value="801.68776371308">
            <text:p>801,69</text:p>
          </table:table-cell>
          <table:table-cell table:style-name="ce7" table:formula="of:=-273.15+1/(3.35*10^-3+2.57*10^-4*LN([.C220]/10000)+2.63*10^-6*LN([.C220]/10000)^2+6.75*10^-8*LN([.C220]/10000)^3)" office:value-type="float" office:value="94.8902556187483">
            <text:p>94,89</text:p>
          </table:table-cell>
          <table:table-cell table:style-name="ce11" table:formula="of:=MIN([.D220];255)" office:value-type="float" office:value="94.8902556187483">
            <text:p>95</text:p>
          </table:table-cell>
          <table:table-cell table:number-columns-repeated="251"/>
        </table:table-row>
        <table:table-row table:style-name="ro3">
          <table:table-cell table:formula="of:=[.A220]+1" office:value-type="float" office:value="219">
            <text:p>219</text:p>
          </table:table-cell>
          <table:table-cell table:formula="of:=(2*[.A221]+512)*5/1024" office:value-type="float" office:value="4.638671875">
            <text:p>4,64</text:p>
          </table:table-cell>
          <table:table-cell table:style-name="ce7" table:formula="of:=10000/(5/(5-[.B221])-1)" office:value-type="float" office:value="778.947368421053">
            <text:p>778,95</text:p>
          </table:table-cell>
          <table:table-cell table:style-name="ce7" table:formula="of:=-273.15+1/(3.35*10^-3+2.57*10^-4*LN([.C221]/10000)+2.63*10^-6*LN([.C221]/10000)^2+6.75*10^-8*LN([.C221]/10000)^3)" office:value-type="float" office:value="95.8475169365538">
            <text:p>95,85</text:p>
          </table:table-cell>
          <table:table-cell table:style-name="ce11" table:formula="of:=MIN([.D221];255)" office:value-type="float" office:value="95.8475169365538">
            <text:p>96</text:p>
          </table:table-cell>
          <table:table-cell table:number-columns-repeated="251"/>
        </table:table-row>
        <table:table-row table:style-name="ro3">
          <table:table-cell table:formula="of:=[.A221]+1" office:value-type="float" office:value="220">
            <text:p>220</text:p>
          </table:table-cell>
          <table:table-cell table:formula="of:=(2*[.A222]+512)*5/1024" office:value-type="float" office:value="4.6484375">
            <text:p>4,65</text:p>
          </table:table-cell>
          <table:table-cell table:style-name="ce7" table:formula="of:=10000/(5/(5-[.B222])-1)" office:value-type="float" office:value="756.302521008403">
            <text:p>756,3</text:p>
          </table:table-cell>
          <table:table-cell table:style-name="ce7" table:formula="of:=-273.15+1/(3.35*10^-3+2.57*10^-4*LN([.C222]/10000)+2.63*10^-6*LN([.C222]/10000)^2+6.75*10^-8*LN([.C222]/10000)^3)" office:value-type="float" office:value="96.8336256091652">
            <text:p>96,83</text:p>
          </table:table-cell>
          <table:table-cell table:style-name="ce11" table:formula="of:=MIN([.D222];255)" office:value-type="float" office:value="96.8336256091652">
            <text:p>97</text:p>
          </table:table-cell>
          <table:table-cell table:number-columns-repeated="251"/>
        </table:table-row>
        <table:table-row table:style-name="ro3">
          <table:table-cell table:formula="of:=[.A222]+1" office:value-type="float" office:value="221">
            <text:p>221</text:p>
          </table:table-cell>
          <table:table-cell table:formula="of:=(2*[.A223]+512)*5/1024" office:value-type="float" office:value="4.658203125">
            <text:p>4,66</text:p>
          </table:table-cell>
          <table:table-cell table:style-name="ce7" table:formula="of:=10000/(5/(5-[.B223])-1)" office:value-type="float" office:value="733.752620545073">
            <text:p>733,75</text:p>
          </table:table-cell>
          <table:table-cell table:style-name="ce7" table:formula="of:=-273.15+1/(3.35*10^-3+2.57*10^-4*LN([.C223]/10000)+2.63*10^-6*LN([.C223]/10000)^2+6.75*10^-8*LN([.C223]/10000)^3)" office:value-type="float" office:value="97.8503560350004">
            <text:p>97,85</text:p>
          </table:table-cell>
          <table:table-cell table:style-name="ce11" table:formula="of:=MIN([.D223];255)" office:value-type="float" office:value="97.8503560350004">
            <text:p>98</text:p>
          </table:table-cell>
          <table:table-cell table:number-columns-repeated="251"/>
        </table:table-row>
        <table:table-row table:style-name="ro3">
          <table:table-cell table:formula="of:=[.A223]+1" office:value-type="float" office:value="222">
            <text:p>222</text:p>
          </table:table-cell>
          <table:table-cell table:formula="of:=(2*[.A224]+512)*5/1024" office:value-type="float" office:value="4.66796875">
            <text:p>4,67</text:p>
          </table:table-cell>
          <table:table-cell table:style-name="ce7" table:formula="of:=10000/(5/(5-[.B224])-1)" office:value-type="float" office:value="711.297071129707">
            <text:p>711,3</text:p>
          </table:table-cell>
          <table:table-cell table:style-name="ce7" table:formula="of:=-273.15+1/(3.35*10^-3+2.57*10^-4*LN([.C224]/10000)+2.63*10^-6*LN([.C224]/10000)^2+6.75*10^-8*LN([.C224]/10000)^3)" office:value-type="float" office:value="98.8996466949911">
            <text:p>98,9</text:p>
          </table:table-cell>
          <table:table-cell table:style-name="ce11" table:formula="of:=MIN([.D224];255)" office:value-type="float" office:value="98.8996466949911">
            <text:p>99</text:p>
          </table:table-cell>
          <table:table-cell table:number-columns-repeated="251"/>
        </table:table-row>
        <table:table-row table:style-name="ro3">
          <table:table-cell table:formula="of:=[.A224]+1" office:value-type="float" office:value="223">
            <text:p>223</text:p>
          </table:table-cell>
          <table:table-cell table:formula="of:=(2*[.A225]+512)*5/1024" office:value-type="float" office:value="4.677734375">
            <text:p>4,68</text:p>
          </table:table-cell>
          <table:table-cell table:style-name="ce7" table:formula="of:=10000/(5/(5-[.B225])-1)" office:value-type="float" office:value="688.935281837161">
            <text:p>688,94</text:p>
          </table:table-cell>
          <table:table-cell table:style-name="ce7" table:formula="of:=-273.15+1/(3.35*10^-3+2.57*10^-4*LN([.C225]/10000)+2.63*10^-6*LN([.C225]/10000)^2+6.75*10^-8*LN([.C225]/10000)^3)" office:value-type="float" office:value="99.9836207337585">
            <text:p>99,98</text:p>
          </table:table-cell>
          <table:table-cell table:style-name="ce11" table:formula="of:=MIN([.D225];255)" office:value-type="float" office:value="99.9836207337585">
            <text:p>100</text:p>
          </table:table-cell>
          <table:table-cell table:number-columns-repeated="251"/>
        </table:table-row>
        <table:table-row table:style-name="ro3">
          <table:table-cell table:formula="of:=[.A225]+1" office:value-type="float" office:value="224">
            <text:p>224</text:p>
          </table:table-cell>
          <table:table-cell table:formula="of:=(2*[.A226]+512)*5/1024" office:value-type="float" office:value="4.6875">
            <text:p>4,69</text:p>
          </table:table-cell>
          <table:table-cell table:style-name="ce7" table:formula="of:=10000/(5/(5-[.B226])-1)" office:value-type="float" office:value="666.666666666667">
            <text:p>666,67</text:p>
          </table:table-cell>
          <table:table-cell table:style-name="ce7" table:formula="of:=-273.15+1/(3.35*10^-3+2.57*10^-4*LN([.C226]/10000)+2.63*10^-6*LN([.C226]/10000)^2+6.75*10^-8*LN([.C226]/10000)^3)" office:value-type="float" office:value="101.104609841252">
            <text:p>101,1</text:p>
          </table:table-cell>
          <table:table-cell table:style-name="ce11" table:formula="of:=MIN([.D226];255)" office:value-type="float" office:value="101.104609841252">
            <text:p>101</text:p>
          </table:table-cell>
          <table:table-cell table:number-columns-repeated="251"/>
        </table:table-row>
        <table:table-row table:style-name="ro3">
          <table:table-cell table:formula="of:=[.A226]+1" office:value-type="float" office:value="225">
            <text:p>225</text:p>
          </table:table-cell>
          <table:table-cell table:formula="of:=(2*[.A227]+512)*5/1024" office:value-type="float" office:value="4.697265625">
            <text:p>4,7</text:p>
          </table:table-cell>
          <table:table-cell table:style-name="ce7" table:formula="of:=10000/(5/(5-[.B227])-1)" office:value-type="float" office:value="644.490644490645">
            <text:p>644,49</text:p>
          </table:table-cell>
          <table:table-cell table:style-name="ce7" table:formula="of:=-273.15+1/(3.35*10^-3+2.57*10^-4*LN([.C227]/10000)+2.63*10^-6*LN([.C227]/10000)^2+6.75*10^-8*LN([.C227]/10000)^3)" office:value-type="float" office:value="102.265182086697">
            <text:p>102,27</text:p>
          </table:table-cell>
          <table:table-cell table:style-name="ce11" table:formula="of:=MIN([.D227];255)" office:value-type="float" office:value="102.265182086697">
            <text:p>102</text:p>
          </table:table-cell>
          <table:table-cell table:number-columns-repeated="251"/>
        </table:table-row>
        <table:table-row table:style-name="ro3">
          <table:table-cell table:formula="of:=[.A227]+1" office:value-type="float" office:value="226">
            <text:p>226</text:p>
          </table:table-cell>
          <table:table-cell table:formula="of:=(2*[.A228]+512)*5/1024" office:value-type="float" office:value="4.70703125">
            <text:p>4,71</text:p>
          </table:table-cell>
          <table:table-cell table:style-name="ce7" table:formula="of:=10000/(5/(5-[.B228])-1)" office:value-type="float" office:value="622.406639004149">
            <text:p>622,41</text:p>
          </table:table-cell>
          <table:table-cell table:style-name="ce7" table:formula="of:=-273.15+1/(3.35*10^-3+2.57*10^-4*LN([.C228]/10000)+2.63*10^-6*LN([.C228]/10000)^2+6.75*10^-8*LN([.C228]/10000)^3)" office:value-type="float" office:value="103.468174511224">
            <text:p>103,47</text:p>
          </table:table-cell>
          <table:table-cell table:style-name="ce11" table:formula="of:=MIN([.D228];255)" office:value-type="float" office:value="103.468174511224">
            <text:p>103</text:p>
          </table:table-cell>
          <table:table-cell table:number-columns-repeated="251"/>
        </table:table-row>
        <table:table-row table:style-name="ro3">
          <table:table-cell table:formula="of:=[.A228]+1" office:value-type="float" office:value="227">
            <text:p>227</text:p>
          </table:table-cell>
          <table:table-cell table:formula="of:=(2*[.A229]+512)*5/1024" office:value-type="float" office:value="4.716796875">
            <text:p>4,72</text:p>
          </table:table-cell>
          <table:table-cell table:style-name="ce7" table:formula="of:=10000/(5/(5-[.B229])-1)" office:value-type="float" office:value="600.414078674948">
            <text:p>600,41</text:p>
          </table:table-cell>
          <table:table-cell table:style-name="ce7" table:formula="of:=-273.15+1/(3.35*10^-3+2.57*10^-4*LN([.C229]/10000)+2.63*10^-6*LN([.C229]/10000)^2+6.75*10^-8*LN([.C229]/10000)^3)" office:value-type="float" office:value="104.716731483286">
            <text:p>104,72</text:p>
          </table:table-cell>
          <table:table-cell table:style-name="ce11" table:formula="of:=MIN([.D229];255)" office:value-type="float" office:value="104.716731483286">
            <text:p>105</text:p>
          </table:table-cell>
          <table:table-cell table:number-columns-repeated="251"/>
        </table:table-row>
        <table:table-row table:style-name="ro3">
          <table:table-cell table:formula="of:=[.A229]+1" office:value-type="float" office:value="228">
            <text:p>228</text:p>
          </table:table-cell>
          <table:table-cell table:formula="of:=(2*[.A230]+512)*5/1024" office:value-type="float" office:value="4.7265625">
            <text:p>4,73</text:p>
          </table:table-cell>
          <table:table-cell table:style-name="ce7" table:formula="of:=10000/(5/(5-[.B230])-1)" office:value-type="float" office:value="578.512396694215">
            <text:p>578,51</text:p>
          </table:table-cell>
          <table:table-cell table:style-name="ce7" table:formula="of:=-273.15+1/(3.35*10^-3+2.57*10^-4*LN([.C230]/10000)+2.63*10^-6*LN([.C230]/10000)^2+6.75*10^-8*LN([.C230]/10000)^3)" office:value-type="float" office:value="106.014350075793">
            <text:p>106,01</text:p>
          </table:table-cell>
          <table:table-cell table:style-name="ce11" table:formula="of:=MIN([.D230];255)" office:value-type="float" office:value="106.014350075793">
            <text:p>106</text:p>
          </table:table-cell>
          <table:table-cell table:number-columns-repeated="251"/>
        </table:table-row>
        <table:table-row table:style-name="ro3">
          <table:table-cell table:formula="of:=[.A230]+1" office:value-type="float" office:value="229">
            <text:p>229</text:p>
          </table:table-cell>
          <table:table-cell table:formula="of:=(2*[.A231]+512)*5/1024" office:value-type="float" office:value="4.736328125">
            <text:p>4,74</text:p>
          </table:table-cell>
          <table:table-cell table:style-name="ce7" table:formula="of:=10000/(5/(5-[.B231])-1)" office:value-type="float" office:value="556.701030927835">
            <text:p>556,7</text:p>
          </table:table-cell>
          <table:table-cell table:style-name="ce7" table:formula="of:=-273.15+1/(3.35*10^-3+2.57*10^-4*LN([.C231]/10000)+2.63*10^-6*LN([.C231]/10000)^2+6.75*10^-8*LN([.C231]/10000)^3)" office:value-type="float" office:value="107.364934055258">
            <text:p>107,36</text:p>
          </table:table-cell>
          <table:table-cell table:style-name="ce11" table:formula="of:=MIN([.D231];255)" office:value-type="float" office:value="107.364934055258">
            <text:p>107</text:p>
          </table:table-cell>
          <table:table-cell table:number-columns-repeated="251"/>
        </table:table-row>
        <table:table-row table:style-name="ro3">
          <table:table-cell table:formula="of:=[.A231]+1" office:value-type="float" office:value="230">
            <text:p>230</text:p>
          </table:table-cell>
          <table:table-cell table:formula="of:=(2*[.A232]+512)*5/1024" office:value-type="float" office:value="4.74609375">
            <text:p>4,75</text:p>
          </table:table-cell>
          <table:table-cell table:style-name="ce7" table:formula="of:=10000/(5/(5-[.B232])-1)" office:value-type="float" office:value="534.979423868313">
            <text:p>534,98</text:p>
          </table:table-cell>
          <table:table-cell table:style-name="ce7" table:formula="of:=-273.15+1/(3.35*10^-3+2.57*10^-4*LN([.C232]/10000)+2.63*10^-6*LN([.C232]/10000)^2+6.75*10^-8*LN([.C232]/10000)^3)" office:value-type="float" office:value="108.772858507598">
            <text:p>108,77</text:p>
          </table:table-cell>
          <table:table-cell table:style-name="ce11" table:formula="of:=MIN([.D232];255)" office:value-type="float" office:value="108.772858507598">
            <text:p>109</text:p>
          </table:table-cell>
          <table:table-cell table:number-columns-repeated="251"/>
        </table:table-row>
        <table:table-row table:style-name="ro3">
          <table:table-cell table:formula="of:=[.A232]+1" office:value-type="float" office:value="231">
            <text:p>231</text:p>
          </table:table-cell>
          <table:table-cell table:formula="of:=(2*[.A233]+512)*5/1024" office:value-type="float" office:value="4.755859375">
            <text:p>4,76</text:p>
          </table:table-cell>
          <table:table-cell table:style-name="ce7" table:formula="of:=10000/(5/(5-[.B233])-1)" office:value-type="float" office:value="513.347022587269">
            <text:p>513,35</text:p>
          </table:table-cell>
          <table:table-cell table:style-name="ce7" table:formula="of:=-273.15+1/(3.35*10^-3+2.57*10^-4*LN([.C233]/10000)+2.63*10^-6*LN([.C233]/10000)^2+6.75*10^-8*LN([.C233]/10000)^3)" office:value-type="float" office:value="110.243047700217">
            <text:p>110,24</text:p>
          </table:table-cell>
          <table:table-cell table:style-name="ce11" table:formula="of:=MIN([.D233];255)" office:value-type="float" office:value="110.243047700217">
            <text:p>110</text:p>
          </table:table-cell>
          <table:table-cell table:number-columns-repeated="251"/>
        </table:table-row>
        <table:table-row table:style-name="ro3">
          <table:table-cell table:formula="of:=[.A233]+1" office:value-type="float" office:value="232">
            <text:p>232</text:p>
          </table:table-cell>
          <table:table-cell table:formula="of:=(2*[.A234]+512)*5/1024" office:value-type="float" office:value="4.765625">
            <text:p>4,77</text:p>
          </table:table-cell>
          <table:table-cell table:style-name="ce7" table:formula="of:=10000/(5/(5-[.B234])-1)" office:value-type="float" office:value="491.803278688525">
            <text:p>491,8</text:p>
          </table:table-cell>
          <table:table-cell table:style-name="ce7" table:formula="of:=-273.15+1/(3.35*10^-3+2.57*10^-4*LN([.C234]/10000)+2.63*10^-6*LN([.C234]/10000)^2+6.75*10^-8*LN([.C234]/10000)^3)" office:value-type="float" office:value="111.781069548588">
            <text:p>111,78</text:p>
          </table:table-cell>
          <table:table-cell table:style-name="ce11" table:formula="of:=MIN([.D234];255)" office:value-type="float" office:value="111.781069548588">
            <text:p>112</text:p>
          </table:table-cell>
          <table:table-cell table:number-columns-repeated="251"/>
        </table:table-row>
        <table:table-row table:style-name="ro3">
          <table:table-cell table:formula="of:=[.A234]+1" office:value-type="float" office:value="233">
            <text:p>233</text:p>
          </table:table-cell>
          <table:table-cell table:formula="of:=(2*[.A235]+512)*5/1024" office:value-type="float" office:value="4.775390625">
            <text:p>4,78</text:p>
          </table:table-cell>
          <table:table-cell table:style-name="ce7" table:formula="of:=10000/(5/(5-[.B235])-1)" office:value-type="float" office:value="470.347648261759">
            <text:p>470,35</text:p>
          </table:table-cell>
          <table:table-cell table:style-name="ce7" table:formula="of:=-273.15+1/(3.35*10^-3+2.57*10^-4*LN([.C235]/10000)+2.63*10^-6*LN([.C235]/10000)^2+6.75*10^-8*LN([.C235]/10000)^3)" office:value-type="float" office:value="113.393251094243">
            <text:p>113,39</text:p>
          </table:table-cell>
          <table:table-cell table:style-name="ce11" table:formula="of:=MIN([.D235];255)" office:value-type="float" office:value="113.393251094243">
            <text:p>113</text:p>
          </table:table-cell>
          <table:table-cell table:number-columns-repeated="251"/>
        </table:table-row>
        <table:table-row table:style-name="ro3">
          <table:table-cell table:formula="of:=[.A235]+1" office:value-type="float" office:value="234">
            <text:p>234</text:p>
          </table:table-cell>
          <table:table-cell table:formula="of:=(2*[.A236]+512)*5/1024" office:value-type="float" office:value="4.78515625">
            <text:p>4,79</text:p>
          </table:table-cell>
          <table:table-cell table:style-name="ce7" table:formula="of:=10000/(5/(5-[.B236])-1)" office:value-type="float" office:value="448.979591836735">
            <text:p>448,98</text:p>
          </table:table-cell>
          <table:table-cell table:style-name="ce7" table:formula="of:=-273.15+1/(3.35*10^-3+2.57*10^-4*LN([.C236]/10000)+2.63*10^-6*LN([.C236]/10000)^2+6.75*10^-8*LN([.C236]/10000)^3)" office:value-type="float" office:value="115.086820820989">
            <text:p>115,09</text:p>
          </table:table-cell>
          <table:table-cell table:style-name="ce11" table:formula="of:=MIN([.D236];255)" office:value-type="float" office:value="115.086820820989">
            <text:p>115</text:p>
          </table:table-cell>
          <table:table-cell table:number-columns-repeated="251"/>
        </table:table-row>
        <table:table-row table:style-name="ro3">
          <table:table-cell table:formula="of:=[.A236]+1" office:value-type="float" office:value="235">
            <text:p>235</text:p>
          </table:table-cell>
          <table:table-cell table:formula="of:=(2*[.A237]+512)*5/1024" office:value-type="float" office:value="4.794921875">
            <text:p>4,79</text:p>
          </table:table-cell>
          <table:table-cell table:style-name="ce7" table:formula="of:=10000/(5/(5-[.B237])-1)" office:value-type="float" office:value="427.698574338086">
            <text:p>427,7</text:p>
          </table:table-cell>
          <table:table-cell table:style-name="ce7" table:formula="of:=-273.15+1/(3.35*10^-3+2.57*10^-4*LN([.C237]/10000)+2.63*10^-6*LN([.C237]/10000)^2+6.75*10^-8*LN([.C237]/10000)^3)" office:value-type="float" office:value="116.870085601836">
            <text:p>116,87</text:p>
          </table:table-cell>
          <table:table-cell table:style-name="ce11" table:formula="of:=MIN([.D237];255)" office:value-type="float" office:value="116.870085601836">
            <text:p>117</text:p>
          </table:table-cell>
          <table:table-cell table:number-columns-repeated="251"/>
        </table:table-row>
        <table:table-row table:style-name="ro3">
          <table:table-cell table:formula="of:=[.A237]+1" office:value-type="float" office:value="236">
            <text:p>236</text:p>
          </table:table-cell>
          <table:table-cell table:formula="of:=(2*[.A238]+512)*5/1024" office:value-type="float" office:value="4.8046875">
            <text:p>4,8</text:p>
          </table:table-cell>
          <table:table-cell table:style-name="ce7" table:formula="of:=10000/(5/(5-[.B238])-1)" office:value-type="float" office:value="406.50406504065">
            <text:p>406,5</text:p>
          </table:table-cell>
          <table:table-cell table:style-name="ce7" table:formula="of:=-273.15+1/(3.35*10^-3+2.57*10^-4*LN([.C238]/10000)+2.63*10^-6*LN([.C238]/10000)^2+6.75*10^-8*LN([.C238]/10000)^3)" office:value-type="float" office:value="118.752652827519">
            <text:p>118,75</text:p>
          </table:table-cell>
          <table:table-cell table:style-name="ce11" table:formula="of:=MIN([.D238];255)" office:value-type="float" office:value="118.752652827519">
            <text:p>119</text:p>
          </table:table-cell>
          <table:table-cell table:number-columns-repeated="251"/>
        </table:table-row>
        <table:table-row table:style-name="ro3">
          <table:table-cell table:formula="of:=[.A238]+1" office:value-type="float" office:value="237">
            <text:p>237</text:p>
          </table:table-cell>
          <table:table-cell table:formula="of:=(2*[.A239]+512)*5/1024" office:value-type="float" office:value="4.814453125">
            <text:p>4,81</text:p>
          </table:table-cell>
          <table:table-cell table:style-name="ce7" table:formula="of:=10000/(5/(5-[.B239])-1)" office:value-type="float" office:value="385.395537525355">
            <text:p>385,4</text:p>
          </table:table-cell>
          <table:table-cell table:style-name="ce7" table:formula="of:=-273.15+1/(3.35*10^-3+2.57*10^-4*LN([.C239]/10000)+2.63*10^-6*LN([.C239]/10000)^2+6.75*10^-8*LN([.C239]/10000)^3)" office:value-type="float" office:value="120.745712195949">
            <text:p>120,75</text:p>
          </table:table-cell>
          <table:table-cell table:style-name="ce11" table:formula="of:=MIN([.D239];255)" office:value-type="float" office:value="120.745712195949">
            <text:p>121</text:p>
          </table:table-cell>
          <table:table-cell table:number-columns-repeated="251"/>
        </table:table-row>
        <table:table-row table:style-name="ro3">
          <table:table-cell table:formula="of:=[.A239]+1" office:value-type="float" office:value="238">
            <text:p>238</text:p>
          </table:table-cell>
          <table:table-cell table:formula="of:=(2*[.A240]+512)*5/1024" office:value-type="float" office:value="4.82421875">
            <text:p>4,82</text:p>
          </table:table-cell>
          <table:table-cell table:style-name="ce7" table:formula="of:=10000/(5/(5-[.B240])-1)" office:value-type="float" office:value="364.372469635628">
            <text:p>364,37</text:p>
          </table:table-cell>
          <table:table-cell table:style-name="ce7" table:formula="of:=-273.15+1/(3.35*10^-3+2.57*10^-4*LN([.C240]/10000)+2.63*10^-6*LN([.C240]/10000)^2+6.75*10^-8*LN([.C240]/10000)^3)" office:value-type="float" office:value="122.86239732794">
            <text:p>122,86</text:p>
          </table:table-cell>
          <table:table-cell table:style-name="ce11" table:formula="of:=MIN([.D240];255)" office:value-type="float" office:value="122.86239732794">
            <text:p>123</text:p>
          </table:table-cell>
          <table:table-cell table:number-columns-repeated="251"/>
        </table:table-row>
        <table:table-row table:style-name="ro3">
          <table:table-cell table:formula="of:=[.A240]+1" office:value-type="float" office:value="239">
            <text:p>239</text:p>
          </table:table-cell>
          <table:table-cell table:formula="of:=(2*[.A241]+512)*5/1024" office:value-type="float" office:value="4.833984375">
            <text:p>4,83</text:p>
          </table:table-cell>
          <table:table-cell table:style-name="ce7" table:formula="of:=10000/(5/(5-[.B241])-1)" office:value-type="float" office:value="343.434343434343">
            <text:p>343,43</text:p>
          </table:table-cell>
          <table:table-cell table:style-name="ce7" table:formula="of:=-273.15+1/(3.35*10^-3+2.57*10^-4*LN([.C241]/10000)+2.63*10^-6*LN([.C241]/10000)^2+6.75*10^-8*LN([.C241]/10000)^3)" office:value-type="float" office:value="125.118255751628">
            <text:p>125,12</text:p>
          </table:table-cell>
          <table:table-cell table:style-name="ce11" table:formula="of:=MIN([.D241];255)" office:value-type="float" office:value="125.118255751628">
            <text:p>125</text:p>
          </table:table-cell>
          <table:table-cell table:number-columns-repeated="251"/>
        </table:table-row>
        <table:table-row table:style-name="ro3">
          <table:table-cell table:formula="of:=[.A241]+1" office:value-type="float" office:value="240">
            <text:p>240</text:p>
          </table:table-cell>
          <table:table-cell table:formula="of:=(2*[.A242]+512)*5/1024" office:value-type="float" office:value="4.84375">
            <text:p>4,84</text:p>
          </table:table-cell>
          <table:table-cell table:style-name="ce7" table:formula="of:=10000/(5/(5-[.B242])-1)" office:value-type="float" office:value="322.58064516129">
            <text:p>322,58</text:p>
          </table:table-cell>
          <table:table-cell table:style-name="ce7" table:formula="of:=-273.15+1/(3.35*10^-3+2.57*10^-4*LN([.C242]/10000)+2.63*10^-6*LN([.C242]/10000)^2+6.75*10^-8*LN([.C242]/10000)^3)" office:value-type="float" office:value="127.531868383102">
            <text:p>127,53</text:p>
          </table:table-cell>
          <table:table-cell table:style-name="ce11" table:formula="of:=MIN([.D242];255)" office:value-type="float" office:value="127.531868383102">
            <text:p>128</text:p>
          </table:table-cell>
          <table:table-cell table:number-columns-repeated="251"/>
        </table:table-row>
        <table:table-row table:style-name="ro3">
          <table:table-cell table:formula="of:=[.A242]+1" office:value-type="float" office:value="241">
            <text:p>241</text:p>
          </table:table-cell>
          <table:table-cell table:formula="of:=(2*[.A243]+512)*5/1024" office:value-type="float" office:value="4.853515625">
            <text:p>4,85</text:p>
          </table:table-cell>
          <table:table-cell table:style-name="ce7" table:formula="of:=10000/(5/(5-[.B243])-1)" office:value-type="float" office:value="301.810865191147">
            <text:p>301,81</text:p>
          </table:table-cell>
          <table:table-cell table:style-name="ce7" table:formula="of:=-273.15+1/(3.35*10^-3+2.57*10^-4*LN([.C243]/10000)+2.63*10^-6*LN([.C243]/10000)^2+6.75*10^-8*LN([.C243]/10000)^3)" office:value-type="float" office:value="130.125678951368">
            <text:p>130,13</text:p>
          </table:table-cell>
          <table:table-cell table:style-name="ce11" table:formula="of:=MIN([.D243];255)" office:value-type="float" office:value="130.125678951368">
            <text:p>130</text:p>
          </table:table-cell>
          <table:table-cell table:number-columns-repeated="251"/>
        </table:table-row>
        <table:table-row table:style-name="ro3">
          <table:table-cell table:formula="of:=[.A243]+1" office:value-type="float" office:value="242">
            <text:p>242</text:p>
          </table:table-cell>
          <table:table-cell table:formula="of:=(2*[.A244]+512)*5/1024" office:value-type="float" office:value="4.86328125">
            <text:p>4,86</text:p>
          </table:table-cell>
          <table:table-cell table:style-name="ce7" table:formula="of:=10000/(5/(5-[.B244])-1)" office:value-type="float" office:value="281.124497991968">
            <text:p>281,12</text:p>
          </table:table-cell>
          <table:table-cell table:style-name="ce7" table:formula="of:=-273.15+1/(3.35*10^-3+2.57*10^-4*LN([.C244]/10000)+2.63*10^-6*LN([.C244]/10000)^2+6.75*10^-8*LN([.C244]/10000)^3)" office:value-type="float" office:value="132.9271242006">
            <text:p>132,93</text:p>
          </table:table-cell>
          <table:table-cell table:style-name="ce11" table:formula="of:=MIN([.D244];255)" office:value-type="float" office:value="132.9271242006">
            <text:p>133</text:p>
          </table:table-cell>
          <table:table-cell table:number-columns-repeated="251"/>
        </table:table-row>
        <table:table-row table:style-name="ro3">
          <table:table-cell table:formula="of:=[.A244]+1" office:value-type="float" office:value="243">
            <text:p>243</text:p>
          </table:table-cell>
          <table:table-cell table:formula="of:=(2*[.A245]+512)*5/1024" office:value-type="float" office:value="4.873046875">
            <text:p>4,87</text:p>
          </table:table-cell>
          <table:table-cell table:style-name="ce7" table:formula="of:=10000/(5/(5-[.B245])-1)" office:value-type="float" office:value="260.521042084168">
            <text:p>260,52</text:p>
          </table:table-cell>
          <table:table-cell table:style-name="ce7" table:formula="of:=-273.15+1/(3.35*10^-3+2.57*10^-4*LN([.C245]/10000)+2.63*10^-6*LN([.C245]/10000)^2+6.75*10^-8*LN([.C245]/10000)^3)" office:value-type="float" office:value="135.970204797594">
            <text:p>135,97</text:p>
          </table:table-cell>
          <table:table-cell table:style-name="ce11" table:formula="of:=MIN([.D245];255)" office:value-type="float" office:value="135.970204797594">
            <text:p>136</text:p>
          </table:table-cell>
          <table:table-cell table:number-columns-repeated="251"/>
        </table:table-row>
        <table:table-row table:style-name="ro3">
          <table:table-cell table:formula="of:=[.A245]+1" office:value-type="float" office:value="244">
            <text:p>244</text:p>
          </table:table-cell>
          <table:table-cell table:formula="of:=(2*[.A246]+512)*5/1024" office:value-type="float" office:value="4.8828125">
            <text:p>4,88</text:p>
          </table:table-cell>
          <table:table-cell table:style-name="ce7" table:formula="of:=10000/(5/(5-[.B246])-1)" office:value-type="float" office:value="240">
            <text:p>240</text:p>
          </table:table-cell>
          <table:table-cell table:style-name="ce7" table:formula="of:=-273.15+1/(3.35*10^-3+2.57*10^-4*LN([.C246]/10000)+2.63*10^-6*LN([.C246]/10000)^2+6.75*10^-8*LN([.C246]/10000)^3)" office:value-type="float" office:value="139.297718660087">
            <text:p>139,3</text:p>
          </table:table-cell>
          <table:table-cell table:style-name="ce11" table:formula="of:=MIN([.D246];255)" office:value-type="float" office:value="139.297718660087">
            <text:p>139</text:p>
          </table:table-cell>
          <table:table-cell table:number-columns-repeated="251"/>
        </table:table-row>
        <table:table-row table:style-name="ro3">
          <table:table-cell table:formula="of:=[.A246]+1" office:value-type="float" office:value="245">
            <text:p>245</text:p>
          </table:table-cell>
          <table:table-cell table:formula="of:=(2*[.A247]+512)*5/1024" office:value-type="float" office:value="4.892578125">
            <text:p>4,89</text:p>
          </table:table-cell>
          <table:table-cell table:style-name="ce7" table:formula="of:=10000/(5/(5-[.B247])-1)" office:value-type="float" office:value="219.560878243513">
            <text:p>219,56</text:p>
          </table:table-cell>
          <table:table-cell table:style-name="ce7" table:formula="of:=-273.15+1/(3.35*10^-3+2.57*10^-4*LN([.C247]/10000)+2.63*10^-6*LN([.C247]/10000)^2+6.75*10^-8*LN([.C247]/10000)^3)" office:value-type="float" office:value="142.964519500643">
            <text:p>142,96</text:p>
          </table:table-cell>
          <table:table-cell table:style-name="ce11" table:formula="of:=MIN([.D247];255)" office:value-type="float" office:value="142.964519500643">
            <text:p>143</text:p>
          </table:table-cell>
          <table:table-cell table:number-columns-repeated="251"/>
        </table:table-row>
        <table:table-row table:style-name="ro3">
          <table:table-cell table:formula="of:=[.A247]+1" office:value-type="float" office:value="246">
            <text:p>246</text:p>
          </table:table-cell>
          <table:table-cell table:formula="of:=(2*[.A248]+512)*5/1024" office:value-type="float" office:value="4.90234375">
            <text:p>4,9</text:p>
          </table:table-cell>
          <table:table-cell table:style-name="ce7" table:formula="of:=10000/(5/(5-[.B248])-1)" office:value-type="float" office:value="199.203187250996">
            <text:p>199,2</text:p>
          </table:table-cell>
          <table:table-cell table:style-name="ce7" table:formula="of:=-273.15+1/(3.35*10^-3+2.57*10^-4*LN([.C248]/10000)+2.63*10^-6*LN([.C248]/10000)^2+6.75*10^-8*LN([.C248]/10000)^3)" office:value-type="float" office:value="147.042416684329">
            <text:p>147,04</text:p>
          </table:table-cell>
          <table:table-cell table:style-name="ce11" table:formula="of:=MIN([.D248];255)" office:value-type="float" office:value="147.042416684329">
            <text:p>147</text:p>
          </table:table-cell>
          <table:table-cell table:number-columns-repeated="251"/>
        </table:table-row>
        <table:table-row table:style-name="ro3">
          <table:table-cell table:formula="of:=[.A248]+1" office:value-type="float" office:value="247">
            <text:p>247</text:p>
          </table:table-cell>
          <table:table-cell table:formula="of:=(2*[.A249]+512)*5/1024" office:value-type="float" office:value="4.912109375">
            <text:p>4,91</text:p>
          </table:table-cell>
          <table:table-cell table:style-name="ce7" table:formula="of:=10000/(5/(5-[.B249])-1)" office:value-type="float" office:value="178.926441351889">
            <text:p>178,93</text:p>
          </table:table-cell>
          <table:table-cell table:style-name="ce7" table:formula="of:=-273.15+1/(3.35*10^-3+2.57*10^-4*LN([.C249]/10000)+2.63*10^-6*LN([.C249]/10000)^2+6.75*10^-8*LN([.C249]/10000)^3)" office:value-type="float" office:value="151.627809021848">
            <text:p>151,63</text:p>
          </table:table-cell>
          <table:table-cell table:style-name="ce11" table:formula="of:=MIN([.D249];255)" office:value-type="float" office:value="151.627809021848">
            <text:p>152</text:p>
          </table:table-cell>
          <table:table-cell table:number-columns-repeated="251"/>
        </table:table-row>
        <table:table-row table:style-name="ro3">
          <table:table-cell table:formula="of:=[.A249]+1" office:value-type="float" office:value="248">
            <text:p>248</text:p>
          </table:table-cell>
          <table:table-cell table:formula="of:=(2*[.A250]+512)*5/1024" office:value-type="float" office:value="4.921875">
            <text:p>4,92</text:p>
          </table:table-cell>
          <table:table-cell table:style-name="ce7" table:formula="of:=10000/(5/(5-[.B250])-1)" office:value-type="float" office:value="158.730158730159">
            <text:p>158,73</text:p>
          </table:table-cell>
          <table:table-cell table:style-name="ce7" table:formula="of:=-273.15+1/(3.35*10^-3+2.57*10^-4*LN([.C250]/10000)+2.63*10^-6*LN([.C250]/10000)^2+6.75*10^-8*LN([.C250]/10000)^3)" office:value-type="float" office:value="156.854092338801">
            <text:p>156,85</text:p>
          </table:table-cell>
          <table:table-cell table:style-name="ce11" table:formula="of:=MIN([.D250];255)" office:value-type="float" office:value="156.854092338801">
            <text:p>157</text:p>
          </table:table-cell>
          <table:table-cell table:number-columns-repeated="251"/>
        </table:table-row>
        <table:table-row table:style-name="ro3">
          <table:table-cell table:formula="of:=[.A250]+1" office:value-type="float" office:value="249">
            <text:p>249</text:p>
          </table:table-cell>
          <table:table-cell table:formula="of:=(2*[.A251]+512)*5/1024" office:value-type="float" office:value="4.931640625">
            <text:p>4,93</text:p>
          </table:table-cell>
          <table:table-cell table:style-name="ce7" table:formula="of:=10000/(5/(5-[.B251])-1)" office:value-type="float" office:value="138.613861386139">
            <text:p>138,61</text:p>
          </table:table-cell>
          <table:table-cell table:style-name="ce7" table:formula="of:=-273.15+1/(3.35*10^-3+2.57*10^-4*LN([.C251]/10000)+2.63*10^-6*LN([.C251]/10000)^2+6.75*10^-8*LN([.C251]/10000)^3)" office:value-type="float" office:value="162.912892263187">
            <text:p>162,91</text:p>
          </table:table-cell>
          <table:table-cell table:style-name="ce11" table:formula="of:=MIN([.D251];255)" office:value-type="float" office:value="162.912892263187">
            <text:p>163</text:p>
          </table:table-cell>
          <table:table-cell table:number-columns-repeated="251"/>
        </table:table-row>
        <table:table-row table:style-name="ro3">
          <table:table-cell table:formula="of:=[.A251]+1" office:value-type="float" office:value="250">
            <text:p>250</text:p>
          </table:table-cell>
          <table:table-cell table:formula="of:=(2*[.A252]+512)*5/1024" office:value-type="float" office:value="4.94140625">
            <text:p>4,94</text:p>
          </table:table-cell>
          <table:table-cell table:style-name="ce7" table:formula="of:=10000/(5/(5-[.B252])-1)" office:value-type="float" office:value="118.577075098814">
            <text:p>118,58</text:p>
          </table:table-cell>
          <table:table-cell table:style-name="ce7" table:formula="of:=-273.15+1/(3.35*10^-3+2.57*10^-4*LN([.C252]/10000)+2.63*10^-6*LN([.C252]/10000)^2+6.75*10^-8*LN([.C252]/10000)^3)" office:value-type="float" office:value="170.092806700783">
            <text:p>170,09</text:p>
          </table:table-cell>
          <table:table-cell table:style-name="ce11" table:formula="of:=MIN([.D252];255)" office:value-type="float" office:value="170.092806700783">
            <text:p>170</text:p>
          </table:table-cell>
          <table:table-cell table:number-columns-repeated="251"/>
        </table:table-row>
        <table:table-row table:style-name="ro3">
          <table:table-cell table:formula="of:=[.A252]+1" office:value-type="float" office:value="251">
            <text:p>251</text:p>
          </table:table-cell>
          <table:table-cell table:formula="of:=(2*[.A253]+512)*5/1024" office:value-type="float" office:value="4.951171875">
            <text:p>4,95</text:p>
          </table:table-cell>
          <table:table-cell table:style-name="ce7" table:formula="of:=10000/(5/(5-[.B253])-1)" office:value-type="float" office:value="98.6193293885601">
            <text:p>98,62</text:p>
          </table:table-cell>
          <table:table-cell table:style-name="ce7" table:formula="of:=-273.15+1/(3.35*10^-3+2.57*10^-4*LN([.C253]/10000)+2.63*10^-6*LN([.C253]/10000)^2+6.75*10^-8*LN([.C253]/10000)^3)" office:value-type="float" office:value="178.856162161565">
            <text:p>178,86</text:p>
          </table:table-cell>
          <table:table-cell table:style-name="ce11" table:formula="of:=MIN([.D253];255)" office:value-type="float" office:value="178.856162161565">
            <text:p>179</text:p>
          </table:table-cell>
          <table:table-cell table:number-columns-repeated="251"/>
        </table:table-row>
        <table:table-row table:style-name="ro3">
          <table:table-cell table:formula="of:=[.A253]+1" office:value-type="float" office:value="252">
            <text:p>252</text:p>
          </table:table-cell>
          <table:table-cell table:formula="of:=(2*[.A254]+512)*5/1024" office:value-type="float" office:value="4.9609375">
            <text:p>4,96</text:p>
          </table:table-cell>
          <table:table-cell table:style-name="ce7" table:formula="of:=10000/(5/(5-[.B254])-1)" office:value-type="float" office:value="78.740157480315">
            <text:p>78,74</text:p>
          </table:table-cell>
          <table:table-cell table:style-name="ce7" table:formula="of:=-273.15+1/(3.35*10^-3+2.57*10^-4*LN([.C254]/10000)+2.63*10^-6*LN([.C254]/10000)^2+6.75*10^-8*LN([.C254]/10000)^3)" office:value-type="float" office:value="190.00876193847">
            <text:p>190,01</text:p>
          </table:table-cell>
          <table:table-cell table:style-name="ce11" table:formula="of:=MIN([.D254];255)" office:value-type="float" office:value="190.00876193847">
            <text:p>190</text:p>
          </table:table-cell>
          <table:table-cell table:number-columns-repeated="251"/>
        </table:table-row>
        <table:table-row table:style-name="ro3">
          <table:table-cell table:formula="of:=[.A254]+1" office:value-type="float" office:value="253">
            <text:p>253</text:p>
          </table:table-cell>
          <table:table-cell table:formula="of:=(2*[.A255]+512)*5/1024" office:value-type="float" office:value="4.970703125">
            <text:p>4,97</text:p>
          </table:table-cell>
          <table:table-cell table:style-name="ce7" table:formula="of:=10000/(5/(5-[.B255])-1)" office:value-type="float" office:value="58.9390962671906">
            <text:p>58,94</text:p>
          </table:table-cell>
          <table:table-cell table:style-name="ce7" table:formula="of:=-273.15+1/(3.35*10^-3+2.57*10^-4*LN([.C255]/10000)+2.63*10^-6*LN([.C255]/10000)^2+6.75*10^-8*LN([.C255]/10000)^3)" office:value-type="float" office:value="205.138599582362">
            <text:p>205,14</text:p>
          </table:table-cell>
          <table:table-cell table:style-name="ce11" table:formula="of:=MIN([.D255];255)" office:value-type="float" office:value="205.138599582362">
            <text:p>205</text:p>
          </table:table-cell>
          <table:table-cell table:number-columns-repeated="251"/>
        </table:table-row>
        <table:table-row table:style-name="ro3">
          <table:table-cell table:formula="of:=[.A255]+1" office:value-type="float" office:value="254">
            <text:p>254</text:p>
          </table:table-cell>
          <table:table-cell table:formula="of:=(2*[.A256]+512)*5/1024" office:value-type="float" office:value="4.98046875">
            <text:p>4,98</text:p>
          </table:table-cell>
          <table:table-cell table:style-name="ce7" table:formula="of:=10000/(5/(5-[.B256])-1)" office:value-type="float" office:value="39.2156862745098">
            <text:p>39,22</text:p>
          </table:table-cell>
          <table:table-cell table:style-name="ce7" table:formula="of:=-273.15+1/(3.35*10^-3+2.57*10^-4*LN([.C256]/10000)+2.63*10^-6*LN([.C256]/10000)^2+6.75*10^-8*LN([.C256]/10000)^3)" office:value-type="float" office:value="228.061422319437">
            <text:p>228,06</text:p>
          </table:table-cell>
          <table:table-cell table:style-name="ce11" table:formula="of:=MIN([.D256];255)" office:value-type="float" office:value="228.061422319437">
            <text:p>228</text:p>
          </table:table-cell>
          <table:table-cell table:number-columns-repeated="251"/>
        </table:table-row>
        <table:table-row table:style-name="ro3">
          <table:table-cell table:formula="of:=[.A256]+1" office:value-type="float" office:value="255">
            <text:p>255</text:p>
          </table:table-cell>
          <table:table-cell table:formula="of:=(2*[.A257]+512)*5/1024" office:value-type="float" office:value="4.990234375">
            <text:p>4,99</text:p>
          </table:table-cell>
          <table:table-cell table:style-name="ce7" table:formula="of:=10000/(5/(5-[.B257])-1)" office:value-type="float" office:value="19.5694716242661">
            <text:p>19,57</text:p>
          </table:table-cell>
          <table:table-cell table:style-name="ce7" table:formula="of:=-273.15+1/(3.35*10^-3+2.57*10^-4*LN([.C257]/10000)+2.63*10^-6*LN([.C257]/10000)^2+6.75*10^-8*LN([.C257]/10000)^3)" office:value-type="float" office:value="272.353778439629">
            <text:p>272,35</text:p>
          </table:table-cell>
          <table:table-cell table:style-name="ce11" table:formula="of:=MIN([.D257];255)" office:value-type="float" office:value="255">
            <text:p>255</text:p>
          </table:table-cell>
          <table:table-cell table:number-columns-repeated="251"/>
        </table:table-row>
        <table:table-row table:style-name="ro4" table:number-rows-repeated="769">
          <table:table-cell table:number-columns-repeated="2"/>
          <table:table-cell table:style-name="ce7" table:number-columns-repeated="2"/>
          <table:table-cell table:style-name="ce12"/>
          <table:table-cell table:number-columns-repeated="251"/>
        </table:table-row>
        <table:table-row table:style-name="ro4" table:number-rows-repeated="38">
          <table:table-cell table:number-columns-repeated="256"/>
        </table:table-row>
        <table:table-row table:style-name="ro2" table:number-rows-repeated="6447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ce9"/>
        <table:table-column table:style-name="co1" table:default-cell-style-name="Default"/>
        <table:table-row table:style-name="ro2">
          <table:table-cell table:style-name="Default"/>
          <table:table-cell/>
        </table:table-row>
        <table:table-row table:style-name="ro2">
          <table:table-cell table:style-name="ce8" table:formula="of:=-273.15+1/(3.354016*10^-3+2.56985*10^-4*LN(#REF!2/10000)+2.620131*10^-6*LN(#REF!2/10000)^2+6.383091*10^-8*LN(#REF!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/10000)+2.63*10^-6*LN(#REF!3/10000)^2+6.75*10^-8*LN(#REF!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/10000)+2.63*10^-6*LN(#REF!4/10000)^2+6.75*10^-8*LN(#REF!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/10000)+2.63*10^-6*LN(#REF!5/10000)^2+6.75*10^-8*LN(#REF!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/10000)+2.63*10^-6*LN(#REF!6/10000)^2+6.75*10^-8*LN(#REF!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/10000)+2.63*10^-6*LN(#REF!7/10000)^2+6.75*10^-8*LN(#REF!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/10000)+2.63*10^-6*LN(#REF!8/10000)^2+6.75*10^-8*LN(#REF!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/10000)+2.63*10^-6*LN(#REF!9/10000)^2+6.75*10^-8*LN(#REF!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/10000)+2.63*10^-6*LN(#REF!10/10000)^2+6.75*10^-8*LN(#REF!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/10000)+2.63*10^-6*LN(#REF!11/10000)^2+6.75*10^-8*LN(#REF!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/10000)+2.63*10^-6*LN(#REF!12/10000)^2+6.75*10^-8*LN(#REF!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/10000)+2.63*10^-6*LN(#REF!13/10000)^2+6.75*10^-8*LN(#REF!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/10000)+2.63*10^-6*LN(#REF!14/10000)^2+6.75*10^-8*LN(#REF!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/10000)+2.63*10^-6*LN(#REF!15/10000)^2+6.75*10^-8*LN(#REF!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/10000)+2.63*10^-6*LN(#REF!16/10000)^2+6.75*10^-8*LN(#REF!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/10000)+2.63*10^-6*LN(#REF!17/10000)^2+6.75*10^-8*LN(#REF!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/10000)+2.63*10^-6*LN(#REF!18/10000)^2+6.75*10^-8*LN(#REF!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/10000)+2.63*10^-6*LN(#REF!19/10000)^2+6.75*10^-8*LN(#REF!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/10000)+2.63*10^-6*LN(#REF!20/10000)^2+6.75*10^-8*LN(#REF!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/10000)+2.63*10^-6*LN(#REF!21/10000)^2+6.75*10^-8*LN(#REF!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/10000)+2.63*10^-6*LN(#REF!22/10000)^2+6.75*10^-8*LN(#REF!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/10000)+2.63*10^-6*LN(#REF!23/10000)^2+6.75*10^-8*LN(#REF!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/10000)+2.63*10^-6*LN(#REF!24/10000)^2+6.75*10^-8*LN(#REF!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/10000)+2.63*10^-6*LN(#REF!25/10000)^2+6.75*10^-8*LN(#REF!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/10000)+2.63*10^-6*LN(#REF!26/10000)^2+6.75*10^-8*LN(#REF!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/10000)+2.63*10^-6*LN(#REF!27/10000)^2+6.75*10^-8*LN(#REF!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/10000)+2.63*10^-6*LN(#REF!28/10000)^2+6.75*10^-8*LN(#REF!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/10000)+2.63*10^-6*LN(#REF!29/10000)^2+6.75*10^-8*LN(#REF!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/10000)+2.63*10^-6*LN(#REF!30/10000)^2+6.75*10^-8*LN(#REF!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/10000)+2.63*10^-6*LN(#REF!31/10000)^2+6.75*10^-8*LN(#REF!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/10000)+2.63*10^-6*LN(#REF!32/10000)^2+6.75*10^-8*LN(#REF!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/10000)+2.63*10^-6*LN(#REF!33/10000)^2+6.75*10^-8*LN(#REF!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/10000)+2.63*10^-6*LN(#REF!34/10000)^2+6.75*10^-8*LN(#REF!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/10000)+2.63*10^-6*LN(#REF!35/10000)^2+6.75*10^-8*LN(#REF!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/10000)+2.63*10^-6*LN(#REF!36/10000)^2+6.75*10^-8*LN(#REF!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/10000)+2.63*10^-6*LN(#REF!37/10000)^2+6.75*10^-8*LN(#REF!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/10000)+2.63*10^-6*LN(#REF!38/10000)^2+6.75*10^-8*LN(#REF!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/10000)+2.63*10^-6*LN(#REF!39/10000)^2+6.75*10^-8*LN(#REF!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/10000)+2.63*10^-6*LN(#REF!40/10000)^2+6.75*10^-8*LN(#REF!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/10000)+2.63*10^-6*LN(#REF!41/10000)^2+6.75*10^-8*LN(#REF!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/10000)+2.63*10^-6*LN(#REF!42/10000)^2+6.75*10^-8*LN(#REF!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/10000)+2.63*10^-6*LN(#REF!43/10000)^2+6.75*10^-8*LN(#REF!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/10000)+2.63*10^-6*LN(#REF!44/10000)^2+6.75*10^-8*LN(#REF!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/10000)+2.63*10^-6*LN(#REF!45/10000)^2+6.75*10^-8*LN(#REF!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/10000)+2.63*10^-6*LN(#REF!46/10000)^2+6.75*10^-8*LN(#REF!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/10000)+2.63*10^-6*LN(#REF!47/10000)^2+6.75*10^-8*LN(#REF!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/10000)+2.63*10^-6*LN(#REF!48/10000)^2+6.75*10^-8*LN(#REF!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/10000)+2.63*10^-6*LN(#REF!49/10000)^2+6.75*10^-8*LN(#REF!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/10000)+2.63*10^-6*LN(#REF!50/10000)^2+6.75*10^-8*LN(#REF!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/10000)+2.63*10^-6*LN(#REF!51/10000)^2+6.75*10^-8*LN(#REF!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/10000)+2.63*10^-6*LN(#REF!52/10000)^2+6.75*10^-8*LN(#REF!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/10000)+2.63*10^-6*LN(#REF!53/10000)^2+6.75*10^-8*LN(#REF!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/10000)+2.63*10^-6*LN(#REF!54/10000)^2+6.75*10^-8*LN(#REF!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/10000)+2.63*10^-6*LN(#REF!55/10000)^2+6.75*10^-8*LN(#REF!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/10000)+2.63*10^-6*LN(#REF!56/10000)^2+6.75*10^-8*LN(#REF!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/10000)+2.63*10^-6*LN(#REF!57/10000)^2+6.75*10^-8*LN(#REF!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/10000)+2.63*10^-6*LN(#REF!58/10000)^2+6.75*10^-8*LN(#REF!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/10000)+2.63*10^-6*LN(#REF!59/10000)^2+6.75*10^-8*LN(#REF!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/10000)+2.63*10^-6*LN(#REF!60/10000)^2+6.75*10^-8*LN(#REF!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/10000)+2.63*10^-6*LN(#REF!61/10000)^2+6.75*10^-8*LN(#REF!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/10000)+2.63*10^-6*LN(#REF!62/10000)^2+6.75*10^-8*LN(#REF!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/10000)+2.63*10^-6*LN(#REF!63/10000)^2+6.75*10^-8*LN(#REF!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/10000)+2.63*10^-6*LN(#REF!64/10000)^2+6.75*10^-8*LN(#REF!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/10000)+2.63*10^-6*LN(#REF!65/10000)^2+6.75*10^-8*LN(#REF!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/10000)+2.63*10^-6*LN(#REF!66/10000)^2+6.75*10^-8*LN(#REF!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/10000)+2.63*10^-6*LN(#REF!67/10000)^2+6.75*10^-8*LN(#REF!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/10000)+2.63*10^-6*LN(#REF!68/10000)^2+6.75*10^-8*LN(#REF!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/10000)+2.63*10^-6*LN(#REF!69/10000)^2+6.75*10^-8*LN(#REF!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/10000)+2.63*10^-6*LN(#REF!70/10000)^2+6.75*10^-8*LN(#REF!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/10000)+2.63*10^-6*LN(#REF!71/10000)^2+6.75*10^-8*LN(#REF!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/10000)+2.63*10^-6*LN(#REF!72/10000)^2+6.75*10^-8*LN(#REF!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/10000)+2.63*10^-6*LN(#REF!73/10000)^2+6.75*10^-8*LN(#REF!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/10000)+2.63*10^-6*LN(#REF!74/10000)^2+6.75*10^-8*LN(#REF!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/10000)+2.63*10^-6*LN(#REF!75/10000)^2+6.75*10^-8*LN(#REF!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/10000)+2.63*10^-6*LN(#REF!76/10000)^2+6.75*10^-8*LN(#REF!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/10000)+2.63*10^-6*LN(#REF!77/10000)^2+6.75*10^-8*LN(#REF!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/10000)+2.63*10^-6*LN(#REF!78/10000)^2+6.75*10^-8*LN(#REF!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/10000)+2.63*10^-6*LN(#REF!79/10000)^2+6.75*10^-8*LN(#REF!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/10000)+2.63*10^-6*LN(#REF!80/10000)^2+6.75*10^-8*LN(#REF!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/10000)+2.63*10^-6*LN(#REF!81/10000)^2+6.75*10^-8*LN(#REF!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/10000)+2.63*10^-6*LN(#REF!82/10000)^2+6.75*10^-8*LN(#REF!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/10000)+2.63*10^-6*LN(#REF!83/10000)^2+6.75*10^-8*LN(#REF!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/10000)+2.63*10^-6*LN(#REF!84/10000)^2+6.75*10^-8*LN(#REF!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/10000)+2.63*10^-6*LN(#REF!85/10000)^2+6.75*10^-8*LN(#REF!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/10000)+2.63*10^-6*LN(#REF!86/10000)^2+6.75*10^-8*LN(#REF!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/10000)+2.63*10^-6*LN(#REF!87/10000)^2+6.75*10^-8*LN(#REF!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/10000)+2.63*10^-6*LN(#REF!88/10000)^2+6.75*10^-8*LN(#REF!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/10000)+2.63*10^-6*LN(#REF!89/10000)^2+6.75*10^-8*LN(#REF!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/10000)+2.63*10^-6*LN(#REF!90/10000)^2+6.75*10^-8*LN(#REF!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/10000)+2.63*10^-6*LN(#REF!91/10000)^2+6.75*10^-8*LN(#REF!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/10000)+2.63*10^-6*LN(#REF!92/10000)^2+6.75*10^-8*LN(#REF!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/10000)+2.63*10^-6*LN(#REF!93/10000)^2+6.75*10^-8*LN(#REF!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/10000)+2.63*10^-6*LN(#REF!94/10000)^2+6.75*10^-8*LN(#REF!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/10000)+2.63*10^-6*LN(#REF!95/10000)^2+6.75*10^-8*LN(#REF!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/10000)+2.63*10^-6*LN(#REF!96/10000)^2+6.75*10^-8*LN(#REF!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/10000)+2.63*10^-6*LN(#REF!97/10000)^2+6.75*10^-8*LN(#REF!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/10000)+2.63*10^-6*LN(#REF!98/10000)^2+6.75*10^-8*LN(#REF!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/10000)+2.63*10^-6*LN(#REF!99/10000)^2+6.75*10^-8*LN(#REF!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/10000)+2.63*10^-6*LN(#REF!100/10000)^2+6.75*10^-8*LN(#REF!1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/10000)+2.63*10^-6*LN(#REF!101/10000)^2+6.75*10^-8*LN(#REF!1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2/10000)+2.63*10^-6*LN(#REF!102/10000)^2+6.75*10^-8*LN(#REF!1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3/10000)+2.63*10^-6*LN(#REF!103/10000)^2+6.75*10^-8*LN(#REF!1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4/10000)+2.63*10^-6*LN(#REF!104/10000)^2+6.75*10^-8*LN(#REF!1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5/10000)+2.63*10^-6*LN(#REF!105/10000)^2+6.75*10^-8*LN(#REF!1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6/10000)+2.63*10^-6*LN(#REF!106/10000)^2+6.75*10^-8*LN(#REF!1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7/10000)+2.63*10^-6*LN(#REF!107/10000)^2+6.75*10^-8*LN(#REF!1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8/10000)+2.63*10^-6*LN(#REF!108/10000)^2+6.75*10^-8*LN(#REF!1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9/10000)+2.63*10^-6*LN(#REF!109/10000)^2+6.75*10^-8*LN(#REF!1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0/10000)+2.63*10^-6*LN(#REF!110/10000)^2+6.75*10^-8*LN(#REF!1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1/10000)+2.63*10^-6*LN(#REF!111/10000)^2+6.75*10^-8*LN(#REF!1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2/10000)+2.63*10^-6*LN(#REF!112/10000)^2+6.75*10^-8*LN(#REF!1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3/10000)+2.63*10^-6*LN(#REF!113/10000)^2+6.75*10^-8*LN(#REF!1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4/10000)+2.63*10^-6*LN(#REF!114/10000)^2+6.75*10^-8*LN(#REF!1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5/10000)+2.63*10^-6*LN(#REF!115/10000)^2+6.75*10^-8*LN(#REF!1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6/10000)+2.63*10^-6*LN(#REF!116/10000)^2+6.75*10^-8*LN(#REF!1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7/10000)+2.63*10^-6*LN(#REF!117/10000)^2+6.75*10^-8*LN(#REF!1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8/10000)+2.63*10^-6*LN(#REF!118/10000)^2+6.75*10^-8*LN(#REF!1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19/10000)+2.63*10^-6*LN(#REF!119/10000)^2+6.75*10^-8*LN(#REF!1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0/10000)+2.63*10^-6*LN(#REF!120/10000)^2+6.75*10^-8*LN(#REF!1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1/10000)+2.63*10^-6*LN(#REF!121/10000)^2+6.75*10^-8*LN(#REF!1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2/10000)+2.63*10^-6*LN(#REF!122/10000)^2+6.75*10^-8*LN(#REF!1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3/10000)+2.63*10^-6*LN(#REF!123/10000)^2+6.75*10^-8*LN(#REF!1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4/10000)+2.63*10^-6*LN(#REF!124/10000)^2+6.75*10^-8*LN(#REF!1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5/10000)+2.63*10^-6*LN(#REF!125/10000)^2+6.75*10^-8*LN(#REF!1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6/10000)+2.63*10^-6*LN(#REF!126/10000)^2+6.75*10^-8*LN(#REF!1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7/10000)+2.63*10^-6*LN(#REF!127/10000)^2+6.75*10^-8*LN(#REF!1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8/10000)+2.63*10^-6*LN(#REF!128/10000)^2+6.75*10^-8*LN(#REF!1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29/10000)+2.63*10^-6*LN(#REF!129/10000)^2+6.75*10^-8*LN(#REF!1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0/10000)+2.63*10^-6*LN(#REF!130/10000)^2+6.75*10^-8*LN(#REF!1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1/10000)+2.63*10^-6*LN(#REF!131/10000)^2+6.75*10^-8*LN(#REF!1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2/10000)+2.63*10^-6*LN(#REF!132/10000)^2+6.75*10^-8*LN(#REF!1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3/10000)+2.63*10^-6*LN(#REF!133/10000)^2+6.75*10^-8*LN(#REF!1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4/10000)+2.63*10^-6*LN(#REF!134/10000)^2+6.75*10^-8*LN(#REF!1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5/10000)+2.63*10^-6*LN(#REF!135/10000)^2+6.75*10^-8*LN(#REF!1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6/10000)+2.63*10^-6*LN(#REF!136/10000)^2+6.75*10^-8*LN(#REF!1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7/10000)+2.63*10^-6*LN(#REF!137/10000)^2+6.75*10^-8*LN(#REF!1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8/10000)+2.63*10^-6*LN(#REF!138/10000)^2+6.75*10^-8*LN(#REF!1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39/10000)+2.63*10^-6*LN(#REF!139/10000)^2+6.75*10^-8*LN(#REF!1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0/10000)+2.63*10^-6*LN(#REF!140/10000)^2+6.75*10^-8*LN(#REF!1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1/10000)+2.63*10^-6*LN(#REF!141/10000)^2+6.75*10^-8*LN(#REF!1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2/10000)+2.63*10^-6*LN(#REF!142/10000)^2+6.75*10^-8*LN(#REF!1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3/10000)+2.63*10^-6*LN(#REF!143/10000)^2+6.75*10^-8*LN(#REF!1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4/10000)+2.63*10^-6*LN(#REF!144/10000)^2+6.75*10^-8*LN(#REF!1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5/10000)+2.63*10^-6*LN(#REF!145/10000)^2+6.75*10^-8*LN(#REF!1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6/10000)+2.63*10^-6*LN(#REF!146/10000)^2+6.75*10^-8*LN(#REF!1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7/10000)+2.63*10^-6*LN(#REF!147/10000)^2+6.75*10^-8*LN(#REF!1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8/10000)+2.63*10^-6*LN(#REF!148/10000)^2+6.75*10^-8*LN(#REF!1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49/10000)+2.63*10^-6*LN(#REF!149/10000)^2+6.75*10^-8*LN(#REF!1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0/10000)+2.63*10^-6*LN(#REF!150/10000)^2+6.75*10^-8*LN(#REF!1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1/10000)+2.63*10^-6*LN(#REF!151/10000)^2+6.75*10^-8*LN(#REF!1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2/10000)+2.63*10^-6*LN(#REF!152/10000)^2+6.75*10^-8*LN(#REF!1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3/10000)+2.63*10^-6*LN(#REF!153/10000)^2+6.75*10^-8*LN(#REF!1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4/10000)+2.63*10^-6*LN(#REF!154/10000)^2+6.75*10^-8*LN(#REF!1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5/10000)+2.63*10^-6*LN(#REF!155/10000)^2+6.75*10^-8*LN(#REF!1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6/10000)+2.63*10^-6*LN(#REF!156/10000)^2+6.75*10^-8*LN(#REF!1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7/10000)+2.63*10^-6*LN(#REF!157/10000)^2+6.75*10^-8*LN(#REF!1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8/10000)+2.63*10^-6*LN(#REF!158/10000)^2+6.75*10^-8*LN(#REF!1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59/10000)+2.63*10^-6*LN(#REF!159/10000)^2+6.75*10^-8*LN(#REF!1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0/10000)+2.63*10^-6*LN(#REF!160/10000)^2+6.75*10^-8*LN(#REF!1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1/10000)+2.63*10^-6*LN(#REF!161/10000)^2+6.75*10^-8*LN(#REF!1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2/10000)+2.63*10^-6*LN(#REF!162/10000)^2+6.75*10^-8*LN(#REF!1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3/10000)+2.63*10^-6*LN(#REF!163/10000)^2+6.75*10^-8*LN(#REF!1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4/10000)+2.63*10^-6*LN(#REF!164/10000)^2+6.75*10^-8*LN(#REF!1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5/10000)+2.63*10^-6*LN(#REF!165/10000)^2+6.75*10^-8*LN(#REF!1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6/10000)+2.63*10^-6*LN(#REF!166/10000)^2+6.75*10^-8*LN(#REF!1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7/10000)+2.63*10^-6*LN(#REF!167/10000)^2+6.75*10^-8*LN(#REF!1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8/10000)+2.63*10^-6*LN(#REF!168/10000)^2+6.75*10^-8*LN(#REF!1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69/10000)+2.63*10^-6*LN(#REF!169/10000)^2+6.75*10^-8*LN(#REF!1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0/10000)+2.63*10^-6*LN(#REF!170/10000)^2+6.75*10^-8*LN(#REF!1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1/10000)+2.63*10^-6*LN(#REF!171/10000)^2+6.75*10^-8*LN(#REF!1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2/10000)+2.63*10^-6*LN(#REF!172/10000)^2+6.75*10^-8*LN(#REF!1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3/10000)+2.63*10^-6*LN(#REF!173/10000)^2+6.75*10^-8*LN(#REF!1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4/10000)+2.63*10^-6*LN(#REF!174/10000)^2+6.75*10^-8*LN(#REF!1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5/10000)+2.63*10^-6*LN(#REF!175/10000)^2+6.75*10^-8*LN(#REF!1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6/10000)+2.63*10^-6*LN(#REF!176/10000)^2+6.75*10^-8*LN(#REF!1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7/10000)+2.63*10^-6*LN(#REF!177/10000)^2+6.75*10^-8*LN(#REF!1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8/10000)+2.63*10^-6*LN(#REF!178/10000)^2+6.75*10^-8*LN(#REF!1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79/10000)+2.63*10^-6*LN(#REF!179/10000)^2+6.75*10^-8*LN(#REF!1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0/10000)+2.63*10^-6*LN(#REF!180/10000)^2+6.75*10^-8*LN(#REF!1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1/10000)+2.63*10^-6*LN(#REF!181/10000)^2+6.75*10^-8*LN(#REF!1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2/10000)+2.63*10^-6*LN(#REF!182/10000)^2+6.75*10^-8*LN(#REF!1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3/10000)+2.63*10^-6*LN(#REF!183/10000)^2+6.75*10^-8*LN(#REF!1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4/10000)+2.63*10^-6*LN(#REF!184/10000)^2+6.75*10^-8*LN(#REF!1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5/10000)+2.63*10^-6*LN(#REF!185/10000)^2+6.75*10^-8*LN(#REF!1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6/10000)+2.63*10^-6*LN(#REF!186/10000)^2+6.75*10^-8*LN(#REF!1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7/10000)+2.63*10^-6*LN(#REF!187/10000)^2+6.75*10^-8*LN(#REF!1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8/10000)+2.63*10^-6*LN(#REF!188/10000)^2+6.75*10^-8*LN(#REF!1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89/10000)+2.63*10^-6*LN(#REF!189/10000)^2+6.75*10^-8*LN(#REF!1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0/10000)+2.63*10^-6*LN(#REF!190/10000)^2+6.75*10^-8*LN(#REF!1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1/10000)+2.63*10^-6*LN(#REF!191/10000)^2+6.75*10^-8*LN(#REF!1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2/10000)+2.63*10^-6*LN(#REF!192/10000)^2+6.75*10^-8*LN(#REF!1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3/10000)+2.63*10^-6*LN(#REF!193/10000)^2+6.75*10^-8*LN(#REF!1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4/10000)+2.63*10^-6*LN(#REF!194/10000)^2+6.75*10^-8*LN(#REF!1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5/10000)+2.63*10^-6*LN(#REF!195/10000)^2+6.75*10^-8*LN(#REF!1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6/10000)+2.63*10^-6*LN(#REF!196/10000)^2+6.75*10^-8*LN(#REF!1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7/10000)+2.63*10^-6*LN(#REF!197/10000)^2+6.75*10^-8*LN(#REF!1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8/10000)+2.63*10^-6*LN(#REF!198/10000)^2+6.75*10^-8*LN(#REF!1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99/10000)+2.63*10^-6*LN(#REF!199/10000)^2+6.75*10^-8*LN(#REF!1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0/10000)+2.63*10^-6*LN(#REF!200/10000)^2+6.75*10^-8*LN(#REF!2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1/10000)+2.63*10^-6*LN(#REF!201/10000)^2+6.75*10^-8*LN(#REF!2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2/10000)+2.63*10^-6*LN(#REF!202/10000)^2+6.75*10^-8*LN(#REF!2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3/10000)+2.63*10^-6*LN(#REF!203/10000)^2+6.75*10^-8*LN(#REF!2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4/10000)+2.63*10^-6*LN(#REF!204/10000)^2+6.75*10^-8*LN(#REF!2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5/10000)+2.63*10^-6*LN(#REF!205/10000)^2+6.75*10^-8*LN(#REF!2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6/10000)+2.63*10^-6*LN(#REF!206/10000)^2+6.75*10^-8*LN(#REF!2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7/10000)+2.63*10^-6*LN(#REF!207/10000)^2+6.75*10^-8*LN(#REF!2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8/10000)+2.63*10^-6*LN(#REF!208/10000)^2+6.75*10^-8*LN(#REF!2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09/10000)+2.63*10^-6*LN(#REF!209/10000)^2+6.75*10^-8*LN(#REF!2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0/10000)+2.63*10^-6*LN(#REF!210/10000)^2+6.75*10^-8*LN(#REF!2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1/10000)+2.63*10^-6*LN(#REF!211/10000)^2+6.75*10^-8*LN(#REF!2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2/10000)+2.63*10^-6*LN(#REF!212/10000)^2+6.75*10^-8*LN(#REF!2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3/10000)+2.63*10^-6*LN(#REF!213/10000)^2+6.75*10^-8*LN(#REF!2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4/10000)+2.63*10^-6*LN(#REF!214/10000)^2+6.75*10^-8*LN(#REF!2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5/10000)+2.63*10^-6*LN(#REF!215/10000)^2+6.75*10^-8*LN(#REF!2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6/10000)+2.63*10^-6*LN(#REF!216/10000)^2+6.75*10^-8*LN(#REF!2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7/10000)+2.63*10^-6*LN(#REF!217/10000)^2+6.75*10^-8*LN(#REF!2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8/10000)+2.63*10^-6*LN(#REF!218/10000)^2+6.75*10^-8*LN(#REF!2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19/10000)+2.63*10^-6*LN(#REF!219/10000)^2+6.75*10^-8*LN(#REF!2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0/10000)+2.63*10^-6*LN(#REF!220/10000)^2+6.75*10^-8*LN(#REF!2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1/10000)+2.63*10^-6*LN(#REF!221/10000)^2+6.75*10^-8*LN(#REF!2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2/10000)+2.63*10^-6*LN(#REF!222/10000)^2+6.75*10^-8*LN(#REF!2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3/10000)+2.63*10^-6*LN(#REF!223/10000)^2+6.75*10^-8*LN(#REF!2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4/10000)+2.63*10^-6*LN(#REF!224/10000)^2+6.75*10^-8*LN(#REF!2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5/10000)+2.63*10^-6*LN(#REF!225/10000)^2+6.75*10^-8*LN(#REF!2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6/10000)+2.63*10^-6*LN(#REF!226/10000)^2+6.75*10^-8*LN(#REF!2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7/10000)+2.63*10^-6*LN(#REF!227/10000)^2+6.75*10^-8*LN(#REF!2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8/10000)+2.63*10^-6*LN(#REF!228/10000)^2+6.75*10^-8*LN(#REF!2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29/10000)+2.63*10^-6*LN(#REF!229/10000)^2+6.75*10^-8*LN(#REF!2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0/10000)+2.63*10^-6*LN(#REF!230/10000)^2+6.75*10^-8*LN(#REF!2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1/10000)+2.63*10^-6*LN(#REF!231/10000)^2+6.75*10^-8*LN(#REF!2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2/10000)+2.63*10^-6*LN(#REF!232/10000)^2+6.75*10^-8*LN(#REF!2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3/10000)+2.63*10^-6*LN(#REF!233/10000)^2+6.75*10^-8*LN(#REF!2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4/10000)+2.63*10^-6*LN(#REF!234/10000)^2+6.75*10^-8*LN(#REF!2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5/10000)+2.63*10^-6*LN(#REF!235/10000)^2+6.75*10^-8*LN(#REF!2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6/10000)+2.63*10^-6*LN(#REF!236/10000)^2+6.75*10^-8*LN(#REF!2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7/10000)+2.63*10^-6*LN(#REF!237/10000)^2+6.75*10^-8*LN(#REF!2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8/10000)+2.63*10^-6*LN(#REF!238/10000)^2+6.75*10^-8*LN(#REF!2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39/10000)+2.63*10^-6*LN(#REF!239/10000)^2+6.75*10^-8*LN(#REF!2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0/10000)+2.63*10^-6*LN(#REF!240/10000)^2+6.75*10^-8*LN(#REF!2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1/10000)+2.63*10^-6*LN(#REF!241/10000)^2+6.75*10^-8*LN(#REF!2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2/10000)+2.63*10^-6*LN(#REF!242/10000)^2+6.75*10^-8*LN(#REF!2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3/10000)+2.63*10^-6*LN(#REF!243/10000)^2+6.75*10^-8*LN(#REF!2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4/10000)+2.63*10^-6*LN(#REF!244/10000)^2+6.75*10^-8*LN(#REF!2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5/10000)+2.63*10^-6*LN(#REF!245/10000)^2+6.75*10^-8*LN(#REF!2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6/10000)+2.63*10^-6*LN(#REF!246/10000)^2+6.75*10^-8*LN(#REF!2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7/10000)+2.63*10^-6*LN(#REF!247/10000)^2+6.75*10^-8*LN(#REF!2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8/10000)+2.63*10^-6*LN(#REF!248/10000)^2+6.75*10^-8*LN(#REF!2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49/10000)+2.63*10^-6*LN(#REF!249/10000)^2+6.75*10^-8*LN(#REF!2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0/10000)+2.63*10^-6*LN(#REF!250/10000)^2+6.75*10^-8*LN(#REF!2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1/10000)+2.63*10^-6*LN(#REF!251/10000)^2+6.75*10^-8*LN(#REF!2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2/10000)+2.63*10^-6*LN(#REF!252/10000)^2+6.75*10^-8*LN(#REF!2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3/10000)+2.63*10^-6*LN(#REF!253/10000)^2+6.75*10^-8*LN(#REF!2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4/10000)+2.63*10^-6*LN(#REF!254/10000)^2+6.75*10^-8*LN(#REF!2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5/10000)+2.63*10^-6*LN(#REF!255/10000)^2+6.75*10^-8*LN(#REF!2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6/10000)+2.63*10^-6*LN(#REF!256/10000)^2+6.75*10^-8*LN(#REF!2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7/10000)+2.63*10^-6*LN(#REF!257/10000)^2+6.75*10^-8*LN(#REF!2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8/10000)+2.63*10^-6*LN(#REF!258/10000)^2+6.75*10^-8*LN(#REF!2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59/10000)+2.63*10^-6*LN(#REF!259/10000)^2+6.75*10^-8*LN(#REF!2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0/10000)+2.63*10^-6*LN(#REF!260/10000)^2+6.75*10^-8*LN(#REF!2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1/10000)+2.63*10^-6*LN(#REF!261/10000)^2+6.75*10^-8*LN(#REF!2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2/10000)+2.63*10^-6*LN(#REF!262/10000)^2+6.75*10^-8*LN(#REF!2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3/10000)+2.63*10^-6*LN(#REF!263/10000)^2+6.75*10^-8*LN(#REF!2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4/10000)+2.63*10^-6*LN(#REF!264/10000)^2+6.75*10^-8*LN(#REF!2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5/10000)+2.63*10^-6*LN(#REF!265/10000)^2+6.75*10^-8*LN(#REF!2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6/10000)+2.63*10^-6*LN(#REF!266/10000)^2+6.75*10^-8*LN(#REF!2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7/10000)+2.63*10^-6*LN(#REF!267/10000)^2+6.75*10^-8*LN(#REF!2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8/10000)+2.63*10^-6*LN(#REF!268/10000)^2+6.75*10^-8*LN(#REF!2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69/10000)+2.63*10^-6*LN(#REF!269/10000)^2+6.75*10^-8*LN(#REF!2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0/10000)+2.63*10^-6*LN(#REF!270/10000)^2+6.75*10^-8*LN(#REF!2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1/10000)+2.63*10^-6*LN(#REF!271/10000)^2+6.75*10^-8*LN(#REF!2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2/10000)+2.63*10^-6*LN(#REF!272/10000)^2+6.75*10^-8*LN(#REF!2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3/10000)+2.63*10^-6*LN(#REF!273/10000)^2+6.75*10^-8*LN(#REF!2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4/10000)+2.63*10^-6*LN(#REF!274/10000)^2+6.75*10^-8*LN(#REF!2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5/10000)+2.63*10^-6*LN(#REF!275/10000)^2+6.75*10^-8*LN(#REF!2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6/10000)+2.63*10^-6*LN(#REF!276/10000)^2+6.75*10^-8*LN(#REF!2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7/10000)+2.63*10^-6*LN(#REF!277/10000)^2+6.75*10^-8*LN(#REF!2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8/10000)+2.63*10^-6*LN(#REF!278/10000)^2+6.75*10^-8*LN(#REF!2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79/10000)+2.63*10^-6*LN(#REF!279/10000)^2+6.75*10^-8*LN(#REF!2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0/10000)+2.63*10^-6*LN(#REF!280/10000)^2+6.75*10^-8*LN(#REF!2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1/10000)+2.63*10^-6*LN(#REF!281/10000)^2+6.75*10^-8*LN(#REF!2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2/10000)+2.63*10^-6*LN(#REF!282/10000)^2+6.75*10^-8*LN(#REF!2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3/10000)+2.63*10^-6*LN(#REF!283/10000)^2+6.75*10^-8*LN(#REF!2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4/10000)+2.63*10^-6*LN(#REF!284/10000)^2+6.75*10^-8*LN(#REF!2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5/10000)+2.63*10^-6*LN(#REF!285/10000)^2+6.75*10^-8*LN(#REF!2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6/10000)+2.63*10^-6*LN(#REF!286/10000)^2+6.75*10^-8*LN(#REF!2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7/10000)+2.63*10^-6*LN(#REF!287/10000)^2+6.75*10^-8*LN(#REF!2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8/10000)+2.63*10^-6*LN(#REF!288/10000)^2+6.75*10^-8*LN(#REF!2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89/10000)+2.63*10^-6*LN(#REF!289/10000)^2+6.75*10^-8*LN(#REF!2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0/10000)+2.63*10^-6*LN(#REF!290/10000)^2+6.75*10^-8*LN(#REF!2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1/10000)+2.63*10^-6*LN(#REF!291/10000)^2+6.75*10^-8*LN(#REF!2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2/10000)+2.63*10^-6*LN(#REF!292/10000)^2+6.75*10^-8*LN(#REF!2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3/10000)+2.63*10^-6*LN(#REF!293/10000)^2+6.75*10^-8*LN(#REF!2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4/10000)+2.63*10^-6*LN(#REF!294/10000)^2+6.75*10^-8*LN(#REF!2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5/10000)+2.63*10^-6*LN(#REF!295/10000)^2+6.75*10^-8*LN(#REF!2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6/10000)+2.63*10^-6*LN(#REF!296/10000)^2+6.75*10^-8*LN(#REF!2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7/10000)+2.63*10^-6*LN(#REF!297/10000)^2+6.75*10^-8*LN(#REF!2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8/10000)+2.63*10^-6*LN(#REF!298/10000)^2+6.75*10^-8*LN(#REF!2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299/10000)+2.63*10^-6*LN(#REF!299/10000)^2+6.75*10^-8*LN(#REF!2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0/10000)+2.63*10^-6*LN(#REF!300/10000)^2+6.75*10^-8*LN(#REF!3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1/10000)+2.63*10^-6*LN(#REF!301/10000)^2+6.75*10^-8*LN(#REF!3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2/10000)+2.63*10^-6*LN(#REF!302/10000)^2+6.75*10^-8*LN(#REF!3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3/10000)+2.63*10^-6*LN(#REF!303/10000)^2+6.75*10^-8*LN(#REF!3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4/10000)+2.63*10^-6*LN(#REF!304/10000)^2+6.75*10^-8*LN(#REF!3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5/10000)+2.63*10^-6*LN(#REF!305/10000)^2+6.75*10^-8*LN(#REF!3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6/10000)+2.63*10^-6*LN(#REF!306/10000)^2+6.75*10^-8*LN(#REF!3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7/10000)+2.63*10^-6*LN(#REF!307/10000)^2+6.75*10^-8*LN(#REF!3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8/10000)+2.63*10^-6*LN(#REF!308/10000)^2+6.75*10^-8*LN(#REF!3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09/10000)+2.63*10^-6*LN(#REF!309/10000)^2+6.75*10^-8*LN(#REF!3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0/10000)+2.63*10^-6*LN(#REF!310/10000)^2+6.75*10^-8*LN(#REF!3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1/10000)+2.63*10^-6*LN(#REF!311/10000)^2+6.75*10^-8*LN(#REF!3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2/10000)+2.63*10^-6*LN(#REF!312/10000)^2+6.75*10^-8*LN(#REF!3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3/10000)+2.63*10^-6*LN(#REF!313/10000)^2+6.75*10^-8*LN(#REF!3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4/10000)+2.63*10^-6*LN(#REF!314/10000)^2+6.75*10^-8*LN(#REF!3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5/10000)+2.63*10^-6*LN(#REF!315/10000)^2+6.75*10^-8*LN(#REF!3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6/10000)+2.63*10^-6*LN(#REF!316/10000)^2+6.75*10^-8*LN(#REF!3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7/10000)+2.63*10^-6*LN(#REF!317/10000)^2+6.75*10^-8*LN(#REF!3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8/10000)+2.63*10^-6*LN(#REF!318/10000)^2+6.75*10^-8*LN(#REF!3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19/10000)+2.63*10^-6*LN(#REF!319/10000)^2+6.75*10^-8*LN(#REF!3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0/10000)+2.63*10^-6*LN(#REF!320/10000)^2+6.75*10^-8*LN(#REF!3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1/10000)+2.63*10^-6*LN(#REF!321/10000)^2+6.75*10^-8*LN(#REF!3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2/10000)+2.63*10^-6*LN(#REF!322/10000)^2+6.75*10^-8*LN(#REF!3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3/10000)+2.63*10^-6*LN(#REF!323/10000)^2+6.75*10^-8*LN(#REF!3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4/10000)+2.63*10^-6*LN(#REF!324/10000)^2+6.75*10^-8*LN(#REF!3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5/10000)+2.63*10^-6*LN(#REF!325/10000)^2+6.75*10^-8*LN(#REF!3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6/10000)+2.63*10^-6*LN(#REF!326/10000)^2+6.75*10^-8*LN(#REF!3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7/10000)+2.63*10^-6*LN(#REF!327/10000)^2+6.75*10^-8*LN(#REF!3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8/10000)+2.63*10^-6*LN(#REF!328/10000)^2+6.75*10^-8*LN(#REF!3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29/10000)+2.63*10^-6*LN(#REF!329/10000)^2+6.75*10^-8*LN(#REF!3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0/10000)+2.63*10^-6*LN(#REF!330/10000)^2+6.75*10^-8*LN(#REF!3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1/10000)+2.63*10^-6*LN(#REF!331/10000)^2+6.75*10^-8*LN(#REF!3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2/10000)+2.63*10^-6*LN(#REF!332/10000)^2+6.75*10^-8*LN(#REF!3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3/10000)+2.63*10^-6*LN(#REF!333/10000)^2+6.75*10^-8*LN(#REF!3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4/10000)+2.63*10^-6*LN(#REF!334/10000)^2+6.75*10^-8*LN(#REF!3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5/10000)+2.63*10^-6*LN(#REF!335/10000)^2+6.75*10^-8*LN(#REF!3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6/10000)+2.63*10^-6*LN(#REF!336/10000)^2+6.75*10^-8*LN(#REF!3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7/10000)+2.63*10^-6*LN(#REF!337/10000)^2+6.75*10^-8*LN(#REF!3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8/10000)+2.63*10^-6*LN(#REF!338/10000)^2+6.75*10^-8*LN(#REF!3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39/10000)+2.63*10^-6*LN(#REF!339/10000)^2+6.75*10^-8*LN(#REF!3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0/10000)+2.63*10^-6*LN(#REF!340/10000)^2+6.75*10^-8*LN(#REF!3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1/10000)+2.63*10^-6*LN(#REF!341/10000)^2+6.75*10^-8*LN(#REF!3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2/10000)+2.63*10^-6*LN(#REF!342/10000)^2+6.75*10^-8*LN(#REF!3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3/10000)+2.63*10^-6*LN(#REF!343/10000)^2+6.75*10^-8*LN(#REF!3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4/10000)+2.63*10^-6*LN(#REF!344/10000)^2+6.75*10^-8*LN(#REF!3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5/10000)+2.63*10^-6*LN(#REF!345/10000)^2+6.75*10^-8*LN(#REF!3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6/10000)+2.63*10^-6*LN(#REF!346/10000)^2+6.75*10^-8*LN(#REF!3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7/10000)+2.63*10^-6*LN(#REF!347/10000)^2+6.75*10^-8*LN(#REF!3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8/10000)+2.63*10^-6*LN(#REF!348/10000)^2+6.75*10^-8*LN(#REF!3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49/10000)+2.63*10^-6*LN(#REF!349/10000)^2+6.75*10^-8*LN(#REF!3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0/10000)+2.63*10^-6*LN(#REF!350/10000)^2+6.75*10^-8*LN(#REF!3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1/10000)+2.63*10^-6*LN(#REF!351/10000)^2+6.75*10^-8*LN(#REF!3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2/10000)+2.63*10^-6*LN(#REF!352/10000)^2+6.75*10^-8*LN(#REF!3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3/10000)+2.63*10^-6*LN(#REF!353/10000)^2+6.75*10^-8*LN(#REF!3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4/10000)+2.63*10^-6*LN(#REF!354/10000)^2+6.75*10^-8*LN(#REF!3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5/10000)+2.63*10^-6*LN(#REF!355/10000)^2+6.75*10^-8*LN(#REF!3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6/10000)+2.63*10^-6*LN(#REF!356/10000)^2+6.75*10^-8*LN(#REF!3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7/10000)+2.63*10^-6*LN(#REF!357/10000)^2+6.75*10^-8*LN(#REF!3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8/10000)+2.63*10^-6*LN(#REF!358/10000)^2+6.75*10^-8*LN(#REF!3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59/10000)+2.63*10^-6*LN(#REF!359/10000)^2+6.75*10^-8*LN(#REF!3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0/10000)+2.63*10^-6*LN(#REF!360/10000)^2+6.75*10^-8*LN(#REF!3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1/10000)+2.63*10^-6*LN(#REF!361/10000)^2+6.75*10^-8*LN(#REF!3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2/10000)+2.63*10^-6*LN(#REF!362/10000)^2+6.75*10^-8*LN(#REF!3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3/10000)+2.63*10^-6*LN(#REF!363/10000)^2+6.75*10^-8*LN(#REF!3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4/10000)+2.63*10^-6*LN(#REF!364/10000)^2+6.75*10^-8*LN(#REF!3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5/10000)+2.63*10^-6*LN(#REF!365/10000)^2+6.75*10^-8*LN(#REF!3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6/10000)+2.63*10^-6*LN(#REF!366/10000)^2+6.75*10^-8*LN(#REF!3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7/10000)+2.63*10^-6*LN(#REF!367/10000)^2+6.75*10^-8*LN(#REF!3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8/10000)+2.63*10^-6*LN(#REF!368/10000)^2+6.75*10^-8*LN(#REF!3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69/10000)+2.63*10^-6*LN(#REF!369/10000)^2+6.75*10^-8*LN(#REF!3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0/10000)+2.63*10^-6*LN(#REF!370/10000)^2+6.75*10^-8*LN(#REF!3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1/10000)+2.63*10^-6*LN(#REF!371/10000)^2+6.75*10^-8*LN(#REF!3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2/10000)+2.63*10^-6*LN(#REF!372/10000)^2+6.75*10^-8*LN(#REF!3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3/10000)+2.63*10^-6*LN(#REF!373/10000)^2+6.75*10^-8*LN(#REF!3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4/10000)+2.63*10^-6*LN(#REF!374/10000)^2+6.75*10^-8*LN(#REF!3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5/10000)+2.63*10^-6*LN(#REF!375/10000)^2+6.75*10^-8*LN(#REF!3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6/10000)+2.63*10^-6*LN(#REF!376/10000)^2+6.75*10^-8*LN(#REF!3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7/10000)+2.63*10^-6*LN(#REF!377/10000)^2+6.75*10^-8*LN(#REF!3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8/10000)+2.63*10^-6*LN(#REF!378/10000)^2+6.75*10^-8*LN(#REF!3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79/10000)+2.63*10^-6*LN(#REF!379/10000)^2+6.75*10^-8*LN(#REF!3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0/10000)+2.63*10^-6*LN(#REF!380/10000)^2+6.75*10^-8*LN(#REF!3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1/10000)+2.63*10^-6*LN(#REF!381/10000)^2+6.75*10^-8*LN(#REF!3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2/10000)+2.63*10^-6*LN(#REF!382/10000)^2+6.75*10^-8*LN(#REF!3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3/10000)+2.63*10^-6*LN(#REF!383/10000)^2+6.75*10^-8*LN(#REF!3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4/10000)+2.63*10^-6*LN(#REF!384/10000)^2+6.75*10^-8*LN(#REF!3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5/10000)+2.63*10^-6*LN(#REF!385/10000)^2+6.75*10^-8*LN(#REF!3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6/10000)+2.63*10^-6*LN(#REF!386/10000)^2+6.75*10^-8*LN(#REF!3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7/10000)+2.63*10^-6*LN(#REF!387/10000)^2+6.75*10^-8*LN(#REF!3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8/10000)+2.63*10^-6*LN(#REF!388/10000)^2+6.75*10^-8*LN(#REF!3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89/10000)+2.63*10^-6*LN(#REF!389/10000)^2+6.75*10^-8*LN(#REF!3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0/10000)+2.63*10^-6*LN(#REF!390/10000)^2+6.75*10^-8*LN(#REF!3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1/10000)+2.63*10^-6*LN(#REF!391/10000)^2+6.75*10^-8*LN(#REF!3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2/10000)+2.63*10^-6*LN(#REF!392/10000)^2+6.75*10^-8*LN(#REF!3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3/10000)+2.63*10^-6*LN(#REF!393/10000)^2+6.75*10^-8*LN(#REF!3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4/10000)+2.63*10^-6*LN(#REF!394/10000)^2+6.75*10^-8*LN(#REF!3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5/10000)+2.63*10^-6*LN(#REF!395/10000)^2+6.75*10^-8*LN(#REF!3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6/10000)+2.63*10^-6*LN(#REF!396/10000)^2+6.75*10^-8*LN(#REF!3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7/10000)+2.63*10^-6*LN(#REF!397/10000)^2+6.75*10^-8*LN(#REF!3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8/10000)+2.63*10^-6*LN(#REF!398/10000)^2+6.75*10^-8*LN(#REF!3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399/10000)+2.63*10^-6*LN(#REF!399/10000)^2+6.75*10^-8*LN(#REF!3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0/10000)+2.63*10^-6*LN(#REF!400/10000)^2+6.75*10^-8*LN(#REF!4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1/10000)+2.63*10^-6*LN(#REF!401/10000)^2+6.75*10^-8*LN(#REF!4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2/10000)+2.63*10^-6*LN(#REF!402/10000)^2+6.75*10^-8*LN(#REF!4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3/10000)+2.63*10^-6*LN(#REF!403/10000)^2+6.75*10^-8*LN(#REF!4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4/10000)+2.63*10^-6*LN(#REF!404/10000)^2+6.75*10^-8*LN(#REF!4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5/10000)+2.63*10^-6*LN(#REF!405/10000)^2+6.75*10^-8*LN(#REF!4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6/10000)+2.63*10^-6*LN(#REF!406/10000)^2+6.75*10^-8*LN(#REF!4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7/10000)+2.63*10^-6*LN(#REF!407/10000)^2+6.75*10^-8*LN(#REF!4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8/10000)+2.63*10^-6*LN(#REF!408/10000)^2+6.75*10^-8*LN(#REF!4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09/10000)+2.63*10^-6*LN(#REF!409/10000)^2+6.75*10^-8*LN(#REF!4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0/10000)+2.63*10^-6*LN(#REF!410/10000)^2+6.75*10^-8*LN(#REF!4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1/10000)+2.63*10^-6*LN(#REF!411/10000)^2+6.75*10^-8*LN(#REF!4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2/10000)+2.63*10^-6*LN(#REF!412/10000)^2+6.75*10^-8*LN(#REF!4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3/10000)+2.63*10^-6*LN(#REF!413/10000)^2+6.75*10^-8*LN(#REF!4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4/10000)+2.63*10^-6*LN(#REF!414/10000)^2+6.75*10^-8*LN(#REF!4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5/10000)+2.63*10^-6*LN(#REF!415/10000)^2+6.75*10^-8*LN(#REF!4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6/10000)+2.63*10^-6*LN(#REF!416/10000)^2+6.75*10^-8*LN(#REF!4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7/10000)+2.63*10^-6*LN(#REF!417/10000)^2+6.75*10^-8*LN(#REF!4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8/10000)+2.63*10^-6*LN(#REF!418/10000)^2+6.75*10^-8*LN(#REF!4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19/10000)+2.63*10^-6*LN(#REF!419/10000)^2+6.75*10^-8*LN(#REF!4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0/10000)+2.63*10^-6*LN(#REF!420/10000)^2+6.75*10^-8*LN(#REF!4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1/10000)+2.63*10^-6*LN(#REF!421/10000)^2+6.75*10^-8*LN(#REF!4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2/10000)+2.63*10^-6*LN(#REF!422/10000)^2+6.75*10^-8*LN(#REF!4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3/10000)+2.63*10^-6*LN(#REF!423/10000)^2+6.75*10^-8*LN(#REF!4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4/10000)+2.63*10^-6*LN(#REF!424/10000)^2+6.75*10^-8*LN(#REF!4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5/10000)+2.63*10^-6*LN(#REF!425/10000)^2+6.75*10^-8*LN(#REF!4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6/10000)+2.63*10^-6*LN(#REF!426/10000)^2+6.75*10^-8*LN(#REF!4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7/10000)+2.63*10^-6*LN(#REF!427/10000)^2+6.75*10^-8*LN(#REF!4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8/10000)+2.63*10^-6*LN(#REF!428/10000)^2+6.75*10^-8*LN(#REF!4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29/10000)+2.63*10^-6*LN(#REF!429/10000)^2+6.75*10^-8*LN(#REF!4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0/10000)+2.63*10^-6*LN(#REF!430/10000)^2+6.75*10^-8*LN(#REF!4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1/10000)+2.63*10^-6*LN(#REF!431/10000)^2+6.75*10^-8*LN(#REF!4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2/10000)+2.63*10^-6*LN(#REF!432/10000)^2+6.75*10^-8*LN(#REF!4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3/10000)+2.63*10^-6*LN(#REF!433/10000)^2+6.75*10^-8*LN(#REF!4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4/10000)+2.63*10^-6*LN(#REF!434/10000)^2+6.75*10^-8*LN(#REF!4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5/10000)+2.63*10^-6*LN(#REF!435/10000)^2+6.75*10^-8*LN(#REF!4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6/10000)+2.63*10^-6*LN(#REF!436/10000)^2+6.75*10^-8*LN(#REF!4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7/10000)+2.63*10^-6*LN(#REF!437/10000)^2+6.75*10^-8*LN(#REF!4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8/10000)+2.63*10^-6*LN(#REF!438/10000)^2+6.75*10^-8*LN(#REF!4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39/10000)+2.63*10^-6*LN(#REF!439/10000)^2+6.75*10^-8*LN(#REF!4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0/10000)+2.63*10^-6*LN(#REF!440/10000)^2+6.75*10^-8*LN(#REF!4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1/10000)+2.63*10^-6*LN(#REF!441/10000)^2+6.75*10^-8*LN(#REF!4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2/10000)+2.63*10^-6*LN(#REF!442/10000)^2+6.75*10^-8*LN(#REF!4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3/10000)+2.63*10^-6*LN(#REF!443/10000)^2+6.75*10^-8*LN(#REF!4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4/10000)+2.63*10^-6*LN(#REF!444/10000)^2+6.75*10^-8*LN(#REF!4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5/10000)+2.63*10^-6*LN(#REF!445/10000)^2+6.75*10^-8*LN(#REF!4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6/10000)+2.63*10^-6*LN(#REF!446/10000)^2+6.75*10^-8*LN(#REF!4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7/10000)+2.63*10^-6*LN(#REF!447/10000)^2+6.75*10^-8*LN(#REF!4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8/10000)+2.63*10^-6*LN(#REF!448/10000)^2+6.75*10^-8*LN(#REF!4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49/10000)+2.63*10^-6*LN(#REF!449/10000)^2+6.75*10^-8*LN(#REF!4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0/10000)+2.63*10^-6*LN(#REF!450/10000)^2+6.75*10^-8*LN(#REF!4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1/10000)+2.63*10^-6*LN(#REF!451/10000)^2+6.75*10^-8*LN(#REF!4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2/10000)+2.63*10^-6*LN(#REF!452/10000)^2+6.75*10^-8*LN(#REF!4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3/10000)+2.63*10^-6*LN(#REF!453/10000)^2+6.75*10^-8*LN(#REF!4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4/10000)+2.63*10^-6*LN(#REF!454/10000)^2+6.75*10^-8*LN(#REF!4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5/10000)+2.63*10^-6*LN(#REF!455/10000)^2+6.75*10^-8*LN(#REF!4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6/10000)+2.63*10^-6*LN(#REF!456/10000)^2+6.75*10^-8*LN(#REF!4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7/10000)+2.63*10^-6*LN(#REF!457/10000)^2+6.75*10^-8*LN(#REF!4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8/10000)+2.63*10^-6*LN(#REF!458/10000)^2+6.75*10^-8*LN(#REF!4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59/10000)+2.63*10^-6*LN(#REF!459/10000)^2+6.75*10^-8*LN(#REF!4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0/10000)+2.63*10^-6*LN(#REF!460/10000)^2+6.75*10^-8*LN(#REF!4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1/10000)+2.63*10^-6*LN(#REF!461/10000)^2+6.75*10^-8*LN(#REF!4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2/10000)+2.63*10^-6*LN(#REF!462/10000)^2+6.75*10^-8*LN(#REF!4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3/10000)+2.63*10^-6*LN(#REF!463/10000)^2+6.75*10^-8*LN(#REF!4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4/10000)+2.63*10^-6*LN(#REF!464/10000)^2+6.75*10^-8*LN(#REF!4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5/10000)+2.63*10^-6*LN(#REF!465/10000)^2+6.75*10^-8*LN(#REF!4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6/10000)+2.63*10^-6*LN(#REF!466/10000)^2+6.75*10^-8*LN(#REF!4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7/10000)+2.63*10^-6*LN(#REF!467/10000)^2+6.75*10^-8*LN(#REF!4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8/10000)+2.63*10^-6*LN(#REF!468/10000)^2+6.75*10^-8*LN(#REF!4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69/10000)+2.63*10^-6*LN(#REF!469/10000)^2+6.75*10^-8*LN(#REF!4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0/10000)+2.63*10^-6*LN(#REF!470/10000)^2+6.75*10^-8*LN(#REF!4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1/10000)+2.63*10^-6*LN(#REF!471/10000)^2+6.75*10^-8*LN(#REF!4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2/10000)+2.63*10^-6*LN(#REF!472/10000)^2+6.75*10^-8*LN(#REF!4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3/10000)+2.63*10^-6*LN(#REF!473/10000)^2+6.75*10^-8*LN(#REF!4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4/10000)+2.63*10^-6*LN(#REF!474/10000)^2+6.75*10^-8*LN(#REF!4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5/10000)+2.63*10^-6*LN(#REF!475/10000)^2+6.75*10^-8*LN(#REF!4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6/10000)+2.63*10^-6*LN(#REF!476/10000)^2+6.75*10^-8*LN(#REF!4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7/10000)+2.63*10^-6*LN(#REF!477/10000)^2+6.75*10^-8*LN(#REF!4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8/10000)+2.63*10^-6*LN(#REF!478/10000)^2+6.75*10^-8*LN(#REF!4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79/10000)+2.63*10^-6*LN(#REF!479/10000)^2+6.75*10^-8*LN(#REF!4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0/10000)+2.63*10^-6*LN(#REF!480/10000)^2+6.75*10^-8*LN(#REF!4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1/10000)+2.63*10^-6*LN(#REF!481/10000)^2+6.75*10^-8*LN(#REF!4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2/10000)+2.63*10^-6*LN(#REF!482/10000)^2+6.75*10^-8*LN(#REF!4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3/10000)+2.63*10^-6*LN(#REF!483/10000)^2+6.75*10^-8*LN(#REF!4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4/10000)+2.63*10^-6*LN(#REF!484/10000)^2+6.75*10^-8*LN(#REF!4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5/10000)+2.63*10^-6*LN(#REF!485/10000)^2+6.75*10^-8*LN(#REF!4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6/10000)+2.63*10^-6*LN(#REF!486/10000)^2+6.75*10^-8*LN(#REF!4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7/10000)+2.63*10^-6*LN(#REF!487/10000)^2+6.75*10^-8*LN(#REF!4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8/10000)+2.63*10^-6*LN(#REF!488/10000)^2+6.75*10^-8*LN(#REF!4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89/10000)+2.63*10^-6*LN(#REF!489/10000)^2+6.75*10^-8*LN(#REF!4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0/10000)+2.63*10^-6*LN(#REF!490/10000)^2+6.75*10^-8*LN(#REF!4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1/10000)+2.63*10^-6*LN(#REF!491/10000)^2+6.75*10^-8*LN(#REF!4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2/10000)+2.63*10^-6*LN(#REF!492/10000)^2+6.75*10^-8*LN(#REF!4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3/10000)+2.63*10^-6*LN(#REF!493/10000)^2+6.75*10^-8*LN(#REF!4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4/10000)+2.63*10^-6*LN(#REF!494/10000)^2+6.75*10^-8*LN(#REF!4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5/10000)+2.63*10^-6*LN(#REF!495/10000)^2+6.75*10^-8*LN(#REF!4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6/10000)+2.63*10^-6*LN(#REF!496/10000)^2+6.75*10^-8*LN(#REF!4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7/10000)+2.63*10^-6*LN(#REF!497/10000)^2+6.75*10^-8*LN(#REF!4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8/10000)+2.63*10^-6*LN(#REF!498/10000)^2+6.75*10^-8*LN(#REF!4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499/10000)+2.63*10^-6*LN(#REF!499/10000)^2+6.75*10^-8*LN(#REF!4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0/10000)+2.63*10^-6*LN(#REF!500/10000)^2+6.75*10^-8*LN(#REF!5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1/10000)+2.63*10^-6*LN(#REF!501/10000)^2+6.75*10^-8*LN(#REF!5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2/10000)+2.63*10^-6*LN(#REF!502/10000)^2+6.75*10^-8*LN(#REF!5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3/10000)+2.63*10^-6*LN(#REF!503/10000)^2+6.75*10^-8*LN(#REF!5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4/10000)+2.63*10^-6*LN(#REF!504/10000)^2+6.75*10^-8*LN(#REF!5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5/10000)+2.63*10^-6*LN(#REF!505/10000)^2+6.75*10^-8*LN(#REF!5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6/10000)+2.63*10^-6*LN(#REF!506/10000)^2+6.75*10^-8*LN(#REF!5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7/10000)+2.63*10^-6*LN(#REF!507/10000)^2+6.75*10^-8*LN(#REF!5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8/10000)+2.63*10^-6*LN(#REF!508/10000)^2+6.75*10^-8*LN(#REF!5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09/10000)+2.63*10^-6*LN(#REF!509/10000)^2+6.75*10^-8*LN(#REF!5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0/10000)+2.63*10^-6*LN(#REF!510/10000)^2+6.75*10^-8*LN(#REF!5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1/10000)+2.63*10^-6*LN(#REF!511/10000)^2+6.75*10^-8*LN(#REF!5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2/10000)+2.63*10^-6*LN(#REF!512/10000)^2+6.75*10^-8*LN(#REF!5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3/10000)+2.63*10^-6*LN(#REF!513/10000)^2+6.75*10^-8*LN(#REF!5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4/10000)+2.63*10^-6*LN(#REF!514/10000)^2+6.75*10^-8*LN(#REF!5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5/10000)+2.63*10^-6*LN(#REF!515/10000)^2+6.75*10^-8*LN(#REF!5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6/10000)+2.63*10^-6*LN(#REF!516/10000)^2+6.75*10^-8*LN(#REF!5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7/10000)+2.63*10^-6*LN(#REF!517/10000)^2+6.75*10^-8*LN(#REF!5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8/10000)+2.63*10^-6*LN(#REF!518/10000)^2+6.75*10^-8*LN(#REF!5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19/10000)+2.63*10^-6*LN(#REF!519/10000)^2+6.75*10^-8*LN(#REF!5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0/10000)+2.63*10^-6*LN(#REF!520/10000)^2+6.75*10^-8*LN(#REF!5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1/10000)+2.63*10^-6*LN(#REF!521/10000)^2+6.75*10^-8*LN(#REF!5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2/10000)+2.63*10^-6*LN(#REF!522/10000)^2+6.75*10^-8*LN(#REF!5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3/10000)+2.63*10^-6*LN(#REF!523/10000)^2+6.75*10^-8*LN(#REF!5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4/10000)+2.63*10^-6*LN(#REF!524/10000)^2+6.75*10^-8*LN(#REF!5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5/10000)+2.63*10^-6*LN(#REF!525/10000)^2+6.75*10^-8*LN(#REF!5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6/10000)+2.63*10^-6*LN(#REF!526/10000)^2+6.75*10^-8*LN(#REF!5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7/10000)+2.63*10^-6*LN(#REF!527/10000)^2+6.75*10^-8*LN(#REF!5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8/10000)+2.63*10^-6*LN(#REF!528/10000)^2+6.75*10^-8*LN(#REF!5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29/10000)+2.63*10^-6*LN(#REF!529/10000)^2+6.75*10^-8*LN(#REF!5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0/10000)+2.63*10^-6*LN(#REF!530/10000)^2+6.75*10^-8*LN(#REF!5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1/10000)+2.63*10^-6*LN(#REF!531/10000)^2+6.75*10^-8*LN(#REF!5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2/10000)+2.63*10^-6*LN(#REF!532/10000)^2+6.75*10^-8*LN(#REF!5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3/10000)+2.63*10^-6*LN(#REF!533/10000)^2+6.75*10^-8*LN(#REF!5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4/10000)+2.63*10^-6*LN(#REF!534/10000)^2+6.75*10^-8*LN(#REF!5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5/10000)+2.63*10^-6*LN(#REF!535/10000)^2+6.75*10^-8*LN(#REF!5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6/10000)+2.63*10^-6*LN(#REF!536/10000)^2+6.75*10^-8*LN(#REF!5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7/10000)+2.63*10^-6*LN(#REF!537/10000)^2+6.75*10^-8*LN(#REF!5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8/10000)+2.63*10^-6*LN(#REF!538/10000)^2+6.75*10^-8*LN(#REF!5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39/10000)+2.63*10^-6*LN(#REF!539/10000)^2+6.75*10^-8*LN(#REF!5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0/10000)+2.63*10^-6*LN(#REF!540/10000)^2+6.75*10^-8*LN(#REF!5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1/10000)+2.63*10^-6*LN(#REF!541/10000)^2+6.75*10^-8*LN(#REF!5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2/10000)+2.63*10^-6*LN(#REF!542/10000)^2+6.75*10^-8*LN(#REF!5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3/10000)+2.63*10^-6*LN(#REF!543/10000)^2+6.75*10^-8*LN(#REF!5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4/10000)+2.63*10^-6*LN(#REF!544/10000)^2+6.75*10^-8*LN(#REF!5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5/10000)+2.63*10^-6*LN(#REF!545/10000)^2+6.75*10^-8*LN(#REF!5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6/10000)+2.63*10^-6*LN(#REF!546/10000)^2+6.75*10^-8*LN(#REF!5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7/10000)+2.63*10^-6*LN(#REF!547/10000)^2+6.75*10^-8*LN(#REF!5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8/10000)+2.63*10^-6*LN(#REF!548/10000)^2+6.75*10^-8*LN(#REF!5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49/10000)+2.63*10^-6*LN(#REF!549/10000)^2+6.75*10^-8*LN(#REF!5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0/10000)+2.63*10^-6*LN(#REF!550/10000)^2+6.75*10^-8*LN(#REF!5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1/10000)+2.63*10^-6*LN(#REF!551/10000)^2+6.75*10^-8*LN(#REF!5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2/10000)+2.63*10^-6*LN(#REF!552/10000)^2+6.75*10^-8*LN(#REF!5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3/10000)+2.63*10^-6*LN(#REF!553/10000)^2+6.75*10^-8*LN(#REF!5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4/10000)+2.63*10^-6*LN(#REF!554/10000)^2+6.75*10^-8*LN(#REF!5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5/10000)+2.63*10^-6*LN(#REF!555/10000)^2+6.75*10^-8*LN(#REF!5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6/10000)+2.63*10^-6*LN(#REF!556/10000)^2+6.75*10^-8*LN(#REF!5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7/10000)+2.63*10^-6*LN(#REF!557/10000)^2+6.75*10^-8*LN(#REF!5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8/10000)+2.63*10^-6*LN(#REF!558/10000)^2+6.75*10^-8*LN(#REF!5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59/10000)+2.63*10^-6*LN(#REF!559/10000)^2+6.75*10^-8*LN(#REF!5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0/10000)+2.63*10^-6*LN(#REF!560/10000)^2+6.75*10^-8*LN(#REF!5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1/10000)+2.63*10^-6*LN(#REF!561/10000)^2+6.75*10^-8*LN(#REF!5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2/10000)+2.63*10^-6*LN(#REF!562/10000)^2+6.75*10^-8*LN(#REF!5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3/10000)+2.63*10^-6*LN(#REF!563/10000)^2+6.75*10^-8*LN(#REF!5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4/10000)+2.63*10^-6*LN(#REF!564/10000)^2+6.75*10^-8*LN(#REF!5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5/10000)+2.63*10^-6*LN(#REF!565/10000)^2+6.75*10^-8*LN(#REF!5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6/10000)+2.63*10^-6*LN(#REF!566/10000)^2+6.75*10^-8*LN(#REF!5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7/10000)+2.63*10^-6*LN(#REF!567/10000)^2+6.75*10^-8*LN(#REF!5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8/10000)+2.63*10^-6*LN(#REF!568/10000)^2+6.75*10^-8*LN(#REF!5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69/10000)+2.63*10^-6*LN(#REF!569/10000)^2+6.75*10^-8*LN(#REF!5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0/10000)+2.63*10^-6*LN(#REF!570/10000)^2+6.75*10^-8*LN(#REF!5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1/10000)+2.63*10^-6*LN(#REF!571/10000)^2+6.75*10^-8*LN(#REF!5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2/10000)+2.63*10^-6*LN(#REF!572/10000)^2+6.75*10^-8*LN(#REF!5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3/10000)+2.63*10^-6*LN(#REF!573/10000)^2+6.75*10^-8*LN(#REF!5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4/10000)+2.63*10^-6*LN(#REF!574/10000)^2+6.75*10^-8*LN(#REF!5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5/10000)+2.63*10^-6*LN(#REF!575/10000)^2+6.75*10^-8*LN(#REF!5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6/10000)+2.63*10^-6*LN(#REF!576/10000)^2+6.75*10^-8*LN(#REF!5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7/10000)+2.63*10^-6*LN(#REF!577/10000)^2+6.75*10^-8*LN(#REF!5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8/10000)+2.63*10^-6*LN(#REF!578/10000)^2+6.75*10^-8*LN(#REF!5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79/10000)+2.63*10^-6*LN(#REF!579/10000)^2+6.75*10^-8*LN(#REF!5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0/10000)+2.63*10^-6*LN(#REF!580/10000)^2+6.75*10^-8*LN(#REF!5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1/10000)+2.63*10^-6*LN(#REF!581/10000)^2+6.75*10^-8*LN(#REF!5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2/10000)+2.63*10^-6*LN(#REF!582/10000)^2+6.75*10^-8*LN(#REF!5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3/10000)+2.63*10^-6*LN(#REF!583/10000)^2+6.75*10^-8*LN(#REF!5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4/10000)+2.63*10^-6*LN(#REF!584/10000)^2+6.75*10^-8*LN(#REF!5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5/10000)+2.63*10^-6*LN(#REF!585/10000)^2+6.75*10^-8*LN(#REF!5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6/10000)+2.63*10^-6*LN(#REF!586/10000)^2+6.75*10^-8*LN(#REF!5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7/10000)+2.63*10^-6*LN(#REF!587/10000)^2+6.75*10^-8*LN(#REF!5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8/10000)+2.63*10^-6*LN(#REF!588/10000)^2+6.75*10^-8*LN(#REF!5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89/10000)+2.63*10^-6*LN(#REF!589/10000)^2+6.75*10^-8*LN(#REF!5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0/10000)+2.63*10^-6*LN(#REF!590/10000)^2+6.75*10^-8*LN(#REF!5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1/10000)+2.63*10^-6*LN(#REF!591/10000)^2+6.75*10^-8*LN(#REF!5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2/10000)+2.63*10^-6*LN(#REF!592/10000)^2+6.75*10^-8*LN(#REF!5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3/10000)+2.63*10^-6*LN(#REF!593/10000)^2+6.75*10^-8*LN(#REF!5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4/10000)+2.63*10^-6*LN(#REF!594/10000)^2+6.75*10^-8*LN(#REF!5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5/10000)+2.63*10^-6*LN(#REF!595/10000)^2+6.75*10^-8*LN(#REF!5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6/10000)+2.63*10^-6*LN(#REF!596/10000)^2+6.75*10^-8*LN(#REF!5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7/10000)+2.63*10^-6*LN(#REF!597/10000)^2+6.75*10^-8*LN(#REF!5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8/10000)+2.63*10^-6*LN(#REF!598/10000)^2+6.75*10^-8*LN(#REF!5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599/10000)+2.63*10^-6*LN(#REF!599/10000)^2+6.75*10^-8*LN(#REF!5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0/10000)+2.63*10^-6*LN(#REF!600/10000)^2+6.75*10^-8*LN(#REF!6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1/10000)+2.63*10^-6*LN(#REF!601/10000)^2+6.75*10^-8*LN(#REF!6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2/10000)+2.63*10^-6*LN(#REF!602/10000)^2+6.75*10^-8*LN(#REF!6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3/10000)+2.63*10^-6*LN(#REF!603/10000)^2+6.75*10^-8*LN(#REF!6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4/10000)+2.63*10^-6*LN(#REF!604/10000)^2+6.75*10^-8*LN(#REF!6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5/10000)+2.63*10^-6*LN(#REF!605/10000)^2+6.75*10^-8*LN(#REF!6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6/10000)+2.63*10^-6*LN(#REF!606/10000)^2+6.75*10^-8*LN(#REF!6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7/10000)+2.63*10^-6*LN(#REF!607/10000)^2+6.75*10^-8*LN(#REF!6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8/10000)+2.63*10^-6*LN(#REF!608/10000)^2+6.75*10^-8*LN(#REF!6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09/10000)+2.63*10^-6*LN(#REF!609/10000)^2+6.75*10^-8*LN(#REF!6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0/10000)+2.63*10^-6*LN(#REF!610/10000)^2+6.75*10^-8*LN(#REF!6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1/10000)+2.63*10^-6*LN(#REF!611/10000)^2+6.75*10^-8*LN(#REF!6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2/10000)+2.63*10^-6*LN(#REF!612/10000)^2+6.75*10^-8*LN(#REF!6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3/10000)+2.63*10^-6*LN(#REF!613/10000)^2+6.75*10^-8*LN(#REF!6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4/10000)+2.63*10^-6*LN(#REF!614/10000)^2+6.75*10^-8*LN(#REF!6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5/10000)+2.63*10^-6*LN(#REF!615/10000)^2+6.75*10^-8*LN(#REF!6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6/10000)+2.63*10^-6*LN(#REF!616/10000)^2+6.75*10^-8*LN(#REF!6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7/10000)+2.63*10^-6*LN(#REF!617/10000)^2+6.75*10^-8*LN(#REF!6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8/10000)+2.63*10^-6*LN(#REF!618/10000)^2+6.75*10^-8*LN(#REF!6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19/10000)+2.63*10^-6*LN(#REF!619/10000)^2+6.75*10^-8*LN(#REF!6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0/10000)+2.63*10^-6*LN(#REF!620/10000)^2+6.75*10^-8*LN(#REF!6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1/10000)+2.63*10^-6*LN(#REF!621/10000)^2+6.75*10^-8*LN(#REF!6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2/10000)+2.63*10^-6*LN(#REF!622/10000)^2+6.75*10^-8*LN(#REF!6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3/10000)+2.63*10^-6*LN(#REF!623/10000)^2+6.75*10^-8*LN(#REF!6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4/10000)+2.63*10^-6*LN(#REF!624/10000)^2+6.75*10^-8*LN(#REF!6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5/10000)+2.63*10^-6*LN(#REF!625/10000)^2+6.75*10^-8*LN(#REF!6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6/10000)+2.63*10^-6*LN(#REF!626/10000)^2+6.75*10^-8*LN(#REF!6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7/10000)+2.63*10^-6*LN(#REF!627/10000)^2+6.75*10^-8*LN(#REF!6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8/10000)+2.63*10^-6*LN(#REF!628/10000)^2+6.75*10^-8*LN(#REF!6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29/10000)+2.63*10^-6*LN(#REF!629/10000)^2+6.75*10^-8*LN(#REF!6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0/10000)+2.63*10^-6*LN(#REF!630/10000)^2+6.75*10^-8*LN(#REF!6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1/10000)+2.63*10^-6*LN(#REF!631/10000)^2+6.75*10^-8*LN(#REF!6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2/10000)+2.63*10^-6*LN(#REF!632/10000)^2+6.75*10^-8*LN(#REF!6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3/10000)+2.63*10^-6*LN(#REF!633/10000)^2+6.75*10^-8*LN(#REF!6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4/10000)+2.63*10^-6*LN(#REF!634/10000)^2+6.75*10^-8*LN(#REF!6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5/10000)+2.63*10^-6*LN(#REF!635/10000)^2+6.75*10^-8*LN(#REF!6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6/10000)+2.63*10^-6*LN(#REF!636/10000)^2+6.75*10^-8*LN(#REF!6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7/10000)+2.63*10^-6*LN(#REF!637/10000)^2+6.75*10^-8*LN(#REF!6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8/10000)+2.63*10^-6*LN(#REF!638/10000)^2+6.75*10^-8*LN(#REF!6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39/10000)+2.63*10^-6*LN(#REF!639/10000)^2+6.75*10^-8*LN(#REF!6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0/10000)+2.63*10^-6*LN(#REF!640/10000)^2+6.75*10^-8*LN(#REF!6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1/10000)+2.63*10^-6*LN(#REF!641/10000)^2+6.75*10^-8*LN(#REF!6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2/10000)+2.63*10^-6*LN(#REF!642/10000)^2+6.75*10^-8*LN(#REF!6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3/10000)+2.63*10^-6*LN(#REF!643/10000)^2+6.75*10^-8*LN(#REF!6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4/10000)+2.63*10^-6*LN(#REF!644/10000)^2+6.75*10^-8*LN(#REF!6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5/10000)+2.63*10^-6*LN(#REF!645/10000)^2+6.75*10^-8*LN(#REF!6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6/10000)+2.63*10^-6*LN(#REF!646/10000)^2+6.75*10^-8*LN(#REF!6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7/10000)+2.63*10^-6*LN(#REF!647/10000)^2+6.75*10^-8*LN(#REF!6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8/10000)+2.63*10^-6*LN(#REF!648/10000)^2+6.75*10^-8*LN(#REF!6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49/10000)+2.63*10^-6*LN(#REF!649/10000)^2+6.75*10^-8*LN(#REF!6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0/10000)+2.63*10^-6*LN(#REF!650/10000)^2+6.75*10^-8*LN(#REF!6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1/10000)+2.63*10^-6*LN(#REF!651/10000)^2+6.75*10^-8*LN(#REF!6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2/10000)+2.63*10^-6*LN(#REF!652/10000)^2+6.75*10^-8*LN(#REF!6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3/10000)+2.63*10^-6*LN(#REF!653/10000)^2+6.75*10^-8*LN(#REF!6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4/10000)+2.63*10^-6*LN(#REF!654/10000)^2+6.75*10^-8*LN(#REF!6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5/10000)+2.63*10^-6*LN(#REF!655/10000)^2+6.75*10^-8*LN(#REF!6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6/10000)+2.63*10^-6*LN(#REF!656/10000)^2+6.75*10^-8*LN(#REF!6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7/10000)+2.63*10^-6*LN(#REF!657/10000)^2+6.75*10^-8*LN(#REF!6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8/10000)+2.63*10^-6*LN(#REF!658/10000)^2+6.75*10^-8*LN(#REF!6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59/10000)+2.63*10^-6*LN(#REF!659/10000)^2+6.75*10^-8*LN(#REF!6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0/10000)+2.63*10^-6*LN(#REF!660/10000)^2+6.75*10^-8*LN(#REF!6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1/10000)+2.63*10^-6*LN(#REF!661/10000)^2+6.75*10^-8*LN(#REF!6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2/10000)+2.63*10^-6*LN(#REF!662/10000)^2+6.75*10^-8*LN(#REF!6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3/10000)+2.63*10^-6*LN(#REF!663/10000)^2+6.75*10^-8*LN(#REF!6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4/10000)+2.63*10^-6*LN(#REF!664/10000)^2+6.75*10^-8*LN(#REF!6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5/10000)+2.63*10^-6*LN(#REF!665/10000)^2+6.75*10^-8*LN(#REF!6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6/10000)+2.63*10^-6*LN(#REF!666/10000)^2+6.75*10^-8*LN(#REF!6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7/10000)+2.63*10^-6*LN(#REF!667/10000)^2+6.75*10^-8*LN(#REF!6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8/10000)+2.63*10^-6*LN(#REF!668/10000)^2+6.75*10^-8*LN(#REF!6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69/10000)+2.63*10^-6*LN(#REF!669/10000)^2+6.75*10^-8*LN(#REF!6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0/10000)+2.63*10^-6*LN(#REF!670/10000)^2+6.75*10^-8*LN(#REF!6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1/10000)+2.63*10^-6*LN(#REF!671/10000)^2+6.75*10^-8*LN(#REF!6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2/10000)+2.63*10^-6*LN(#REF!672/10000)^2+6.75*10^-8*LN(#REF!6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3/10000)+2.63*10^-6*LN(#REF!673/10000)^2+6.75*10^-8*LN(#REF!6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4/10000)+2.63*10^-6*LN(#REF!674/10000)^2+6.75*10^-8*LN(#REF!6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5/10000)+2.63*10^-6*LN(#REF!675/10000)^2+6.75*10^-8*LN(#REF!6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6/10000)+2.63*10^-6*LN(#REF!676/10000)^2+6.75*10^-8*LN(#REF!6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7/10000)+2.63*10^-6*LN(#REF!677/10000)^2+6.75*10^-8*LN(#REF!6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8/10000)+2.63*10^-6*LN(#REF!678/10000)^2+6.75*10^-8*LN(#REF!6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79/10000)+2.63*10^-6*LN(#REF!679/10000)^2+6.75*10^-8*LN(#REF!6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0/10000)+2.63*10^-6*LN(#REF!680/10000)^2+6.75*10^-8*LN(#REF!6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1/10000)+2.63*10^-6*LN(#REF!681/10000)^2+6.75*10^-8*LN(#REF!6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2/10000)+2.63*10^-6*LN(#REF!682/10000)^2+6.75*10^-8*LN(#REF!6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3/10000)+2.63*10^-6*LN(#REF!683/10000)^2+6.75*10^-8*LN(#REF!6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4/10000)+2.63*10^-6*LN(#REF!684/10000)^2+6.75*10^-8*LN(#REF!6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5/10000)+2.63*10^-6*LN(#REF!685/10000)^2+6.75*10^-8*LN(#REF!6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6/10000)+2.63*10^-6*LN(#REF!686/10000)^2+6.75*10^-8*LN(#REF!6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7/10000)+2.63*10^-6*LN(#REF!687/10000)^2+6.75*10^-8*LN(#REF!6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8/10000)+2.63*10^-6*LN(#REF!688/10000)^2+6.75*10^-8*LN(#REF!6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89/10000)+2.63*10^-6*LN(#REF!689/10000)^2+6.75*10^-8*LN(#REF!6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0/10000)+2.63*10^-6*LN(#REF!690/10000)^2+6.75*10^-8*LN(#REF!6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1/10000)+2.63*10^-6*LN(#REF!691/10000)^2+6.75*10^-8*LN(#REF!6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2/10000)+2.63*10^-6*LN(#REF!692/10000)^2+6.75*10^-8*LN(#REF!6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3/10000)+2.63*10^-6*LN(#REF!693/10000)^2+6.75*10^-8*LN(#REF!6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4/10000)+2.63*10^-6*LN(#REF!694/10000)^2+6.75*10^-8*LN(#REF!6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5/10000)+2.63*10^-6*LN(#REF!695/10000)^2+6.75*10^-8*LN(#REF!6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6/10000)+2.63*10^-6*LN(#REF!696/10000)^2+6.75*10^-8*LN(#REF!6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7/10000)+2.63*10^-6*LN(#REF!697/10000)^2+6.75*10^-8*LN(#REF!6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8/10000)+2.63*10^-6*LN(#REF!698/10000)^2+6.75*10^-8*LN(#REF!6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699/10000)+2.63*10^-6*LN(#REF!699/10000)^2+6.75*10^-8*LN(#REF!6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0/10000)+2.63*10^-6*LN(#REF!700/10000)^2+6.75*10^-8*LN(#REF!7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1/10000)+2.63*10^-6*LN(#REF!701/10000)^2+6.75*10^-8*LN(#REF!7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2/10000)+2.63*10^-6*LN(#REF!702/10000)^2+6.75*10^-8*LN(#REF!7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3/10000)+2.63*10^-6*LN(#REF!703/10000)^2+6.75*10^-8*LN(#REF!7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4/10000)+2.63*10^-6*LN(#REF!704/10000)^2+6.75*10^-8*LN(#REF!7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5/10000)+2.63*10^-6*LN(#REF!705/10000)^2+6.75*10^-8*LN(#REF!7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6/10000)+2.63*10^-6*LN(#REF!706/10000)^2+6.75*10^-8*LN(#REF!7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7/10000)+2.63*10^-6*LN(#REF!707/10000)^2+6.75*10^-8*LN(#REF!7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8/10000)+2.63*10^-6*LN(#REF!708/10000)^2+6.75*10^-8*LN(#REF!7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09/10000)+2.63*10^-6*LN(#REF!709/10000)^2+6.75*10^-8*LN(#REF!7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0/10000)+2.63*10^-6*LN(#REF!710/10000)^2+6.75*10^-8*LN(#REF!7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1/10000)+2.63*10^-6*LN(#REF!711/10000)^2+6.75*10^-8*LN(#REF!7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2/10000)+2.63*10^-6*LN(#REF!712/10000)^2+6.75*10^-8*LN(#REF!7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3/10000)+2.63*10^-6*LN(#REF!713/10000)^2+6.75*10^-8*LN(#REF!7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4/10000)+2.63*10^-6*LN(#REF!714/10000)^2+6.75*10^-8*LN(#REF!7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5/10000)+2.63*10^-6*LN(#REF!715/10000)^2+6.75*10^-8*LN(#REF!7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6/10000)+2.63*10^-6*LN(#REF!716/10000)^2+6.75*10^-8*LN(#REF!7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7/10000)+2.63*10^-6*LN(#REF!717/10000)^2+6.75*10^-8*LN(#REF!7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8/10000)+2.63*10^-6*LN(#REF!718/10000)^2+6.75*10^-8*LN(#REF!7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19/10000)+2.63*10^-6*LN(#REF!719/10000)^2+6.75*10^-8*LN(#REF!7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0/10000)+2.63*10^-6*LN(#REF!720/10000)^2+6.75*10^-8*LN(#REF!7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1/10000)+2.63*10^-6*LN(#REF!721/10000)^2+6.75*10^-8*LN(#REF!7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2/10000)+2.63*10^-6*LN(#REF!722/10000)^2+6.75*10^-8*LN(#REF!7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3/10000)+2.63*10^-6*LN(#REF!723/10000)^2+6.75*10^-8*LN(#REF!7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4/10000)+2.63*10^-6*LN(#REF!724/10000)^2+6.75*10^-8*LN(#REF!7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5/10000)+2.63*10^-6*LN(#REF!725/10000)^2+6.75*10^-8*LN(#REF!7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6/10000)+2.63*10^-6*LN(#REF!726/10000)^2+6.75*10^-8*LN(#REF!7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7/10000)+2.63*10^-6*LN(#REF!727/10000)^2+6.75*10^-8*LN(#REF!7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8/10000)+2.63*10^-6*LN(#REF!728/10000)^2+6.75*10^-8*LN(#REF!7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29/10000)+2.63*10^-6*LN(#REF!729/10000)^2+6.75*10^-8*LN(#REF!7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0/10000)+2.63*10^-6*LN(#REF!730/10000)^2+6.75*10^-8*LN(#REF!7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1/10000)+2.63*10^-6*LN(#REF!731/10000)^2+6.75*10^-8*LN(#REF!7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2/10000)+2.63*10^-6*LN(#REF!732/10000)^2+6.75*10^-8*LN(#REF!7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3/10000)+2.63*10^-6*LN(#REF!733/10000)^2+6.75*10^-8*LN(#REF!7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4/10000)+2.63*10^-6*LN(#REF!734/10000)^2+6.75*10^-8*LN(#REF!7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5/10000)+2.63*10^-6*LN(#REF!735/10000)^2+6.75*10^-8*LN(#REF!7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6/10000)+2.63*10^-6*LN(#REF!736/10000)^2+6.75*10^-8*LN(#REF!7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7/10000)+2.63*10^-6*LN(#REF!737/10000)^2+6.75*10^-8*LN(#REF!7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8/10000)+2.63*10^-6*LN(#REF!738/10000)^2+6.75*10^-8*LN(#REF!7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39/10000)+2.63*10^-6*LN(#REF!739/10000)^2+6.75*10^-8*LN(#REF!7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0/10000)+2.63*10^-6*LN(#REF!740/10000)^2+6.75*10^-8*LN(#REF!7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1/10000)+2.63*10^-6*LN(#REF!741/10000)^2+6.75*10^-8*LN(#REF!7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2/10000)+2.63*10^-6*LN(#REF!742/10000)^2+6.75*10^-8*LN(#REF!7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3/10000)+2.63*10^-6*LN(#REF!743/10000)^2+6.75*10^-8*LN(#REF!7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4/10000)+2.63*10^-6*LN(#REF!744/10000)^2+6.75*10^-8*LN(#REF!7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5/10000)+2.63*10^-6*LN(#REF!745/10000)^2+6.75*10^-8*LN(#REF!7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6/10000)+2.63*10^-6*LN(#REF!746/10000)^2+6.75*10^-8*LN(#REF!7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7/10000)+2.63*10^-6*LN(#REF!747/10000)^2+6.75*10^-8*LN(#REF!7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8/10000)+2.63*10^-6*LN(#REF!748/10000)^2+6.75*10^-8*LN(#REF!7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49/10000)+2.63*10^-6*LN(#REF!749/10000)^2+6.75*10^-8*LN(#REF!7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0/10000)+2.63*10^-6*LN(#REF!750/10000)^2+6.75*10^-8*LN(#REF!7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1/10000)+2.63*10^-6*LN(#REF!751/10000)^2+6.75*10^-8*LN(#REF!7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2/10000)+2.63*10^-6*LN(#REF!752/10000)^2+6.75*10^-8*LN(#REF!7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3/10000)+2.63*10^-6*LN(#REF!753/10000)^2+6.75*10^-8*LN(#REF!7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4/10000)+2.63*10^-6*LN(#REF!754/10000)^2+6.75*10^-8*LN(#REF!7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5/10000)+2.63*10^-6*LN(#REF!755/10000)^2+6.75*10^-8*LN(#REF!7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6/10000)+2.63*10^-6*LN(#REF!756/10000)^2+6.75*10^-8*LN(#REF!7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7/10000)+2.63*10^-6*LN(#REF!757/10000)^2+6.75*10^-8*LN(#REF!7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8/10000)+2.63*10^-6*LN(#REF!758/10000)^2+6.75*10^-8*LN(#REF!7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59/10000)+2.63*10^-6*LN(#REF!759/10000)^2+6.75*10^-8*LN(#REF!7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0/10000)+2.63*10^-6*LN(#REF!760/10000)^2+6.75*10^-8*LN(#REF!7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1/10000)+2.63*10^-6*LN(#REF!761/10000)^2+6.75*10^-8*LN(#REF!7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2/10000)+2.63*10^-6*LN(#REF!762/10000)^2+6.75*10^-8*LN(#REF!7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3/10000)+2.63*10^-6*LN(#REF!763/10000)^2+6.75*10^-8*LN(#REF!7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4/10000)+2.63*10^-6*LN(#REF!764/10000)^2+6.75*10^-8*LN(#REF!7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5/10000)+2.63*10^-6*LN(#REF!765/10000)^2+6.75*10^-8*LN(#REF!7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6/10000)+2.63*10^-6*LN(#REF!766/10000)^2+6.75*10^-8*LN(#REF!7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7/10000)+2.63*10^-6*LN(#REF!767/10000)^2+6.75*10^-8*LN(#REF!7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8/10000)+2.63*10^-6*LN(#REF!768/10000)^2+6.75*10^-8*LN(#REF!7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69/10000)+2.63*10^-6*LN(#REF!769/10000)^2+6.75*10^-8*LN(#REF!7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0/10000)+2.63*10^-6*LN(#REF!770/10000)^2+6.75*10^-8*LN(#REF!7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1/10000)+2.63*10^-6*LN(#REF!771/10000)^2+6.75*10^-8*LN(#REF!7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2/10000)+2.63*10^-6*LN(#REF!772/10000)^2+6.75*10^-8*LN(#REF!7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3/10000)+2.63*10^-6*LN(#REF!773/10000)^2+6.75*10^-8*LN(#REF!7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4/10000)+2.63*10^-6*LN(#REF!774/10000)^2+6.75*10^-8*LN(#REF!7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5/10000)+2.63*10^-6*LN(#REF!775/10000)^2+6.75*10^-8*LN(#REF!7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6/10000)+2.63*10^-6*LN(#REF!776/10000)^2+6.75*10^-8*LN(#REF!7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7/10000)+2.63*10^-6*LN(#REF!777/10000)^2+6.75*10^-8*LN(#REF!7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8/10000)+2.63*10^-6*LN(#REF!778/10000)^2+6.75*10^-8*LN(#REF!7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79/10000)+2.63*10^-6*LN(#REF!779/10000)^2+6.75*10^-8*LN(#REF!7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0/10000)+2.63*10^-6*LN(#REF!780/10000)^2+6.75*10^-8*LN(#REF!7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1/10000)+2.63*10^-6*LN(#REF!781/10000)^2+6.75*10^-8*LN(#REF!7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2/10000)+2.63*10^-6*LN(#REF!782/10000)^2+6.75*10^-8*LN(#REF!7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3/10000)+2.63*10^-6*LN(#REF!783/10000)^2+6.75*10^-8*LN(#REF!7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4/10000)+2.63*10^-6*LN(#REF!784/10000)^2+6.75*10^-8*LN(#REF!7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5/10000)+2.63*10^-6*LN(#REF!785/10000)^2+6.75*10^-8*LN(#REF!7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6/10000)+2.63*10^-6*LN(#REF!786/10000)^2+6.75*10^-8*LN(#REF!7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7/10000)+2.63*10^-6*LN(#REF!787/10000)^2+6.75*10^-8*LN(#REF!7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8/10000)+2.63*10^-6*LN(#REF!788/10000)^2+6.75*10^-8*LN(#REF!7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89/10000)+2.63*10^-6*LN(#REF!789/10000)^2+6.75*10^-8*LN(#REF!7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0/10000)+2.63*10^-6*LN(#REF!790/10000)^2+6.75*10^-8*LN(#REF!7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1/10000)+2.63*10^-6*LN(#REF!791/10000)^2+6.75*10^-8*LN(#REF!7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2/10000)+2.63*10^-6*LN(#REF!792/10000)^2+6.75*10^-8*LN(#REF!7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3/10000)+2.63*10^-6*LN(#REF!793/10000)^2+6.75*10^-8*LN(#REF!7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4/10000)+2.63*10^-6*LN(#REF!794/10000)^2+6.75*10^-8*LN(#REF!7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5/10000)+2.63*10^-6*LN(#REF!795/10000)^2+6.75*10^-8*LN(#REF!7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6/10000)+2.63*10^-6*LN(#REF!796/10000)^2+6.75*10^-8*LN(#REF!7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7/10000)+2.63*10^-6*LN(#REF!797/10000)^2+6.75*10^-8*LN(#REF!7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8/10000)+2.63*10^-6*LN(#REF!798/10000)^2+6.75*10^-8*LN(#REF!7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799/10000)+2.63*10^-6*LN(#REF!799/10000)^2+6.75*10^-8*LN(#REF!7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0/10000)+2.63*10^-6*LN(#REF!800/10000)^2+6.75*10^-8*LN(#REF!8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1/10000)+2.63*10^-6*LN(#REF!801/10000)^2+6.75*10^-8*LN(#REF!8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2/10000)+2.63*10^-6*LN(#REF!802/10000)^2+6.75*10^-8*LN(#REF!8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3/10000)+2.63*10^-6*LN(#REF!803/10000)^2+6.75*10^-8*LN(#REF!8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4/10000)+2.63*10^-6*LN(#REF!804/10000)^2+6.75*10^-8*LN(#REF!8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5/10000)+2.63*10^-6*LN(#REF!805/10000)^2+6.75*10^-8*LN(#REF!8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6/10000)+2.63*10^-6*LN(#REF!806/10000)^2+6.75*10^-8*LN(#REF!8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7/10000)+2.63*10^-6*LN(#REF!807/10000)^2+6.75*10^-8*LN(#REF!8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8/10000)+2.63*10^-6*LN(#REF!808/10000)^2+6.75*10^-8*LN(#REF!8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09/10000)+2.63*10^-6*LN(#REF!809/10000)^2+6.75*10^-8*LN(#REF!8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0/10000)+2.63*10^-6*LN(#REF!810/10000)^2+6.75*10^-8*LN(#REF!8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1/10000)+2.63*10^-6*LN(#REF!811/10000)^2+6.75*10^-8*LN(#REF!8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2/10000)+2.63*10^-6*LN(#REF!812/10000)^2+6.75*10^-8*LN(#REF!8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3/10000)+2.63*10^-6*LN(#REF!813/10000)^2+6.75*10^-8*LN(#REF!8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4/10000)+2.63*10^-6*LN(#REF!814/10000)^2+6.75*10^-8*LN(#REF!8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5/10000)+2.63*10^-6*LN(#REF!815/10000)^2+6.75*10^-8*LN(#REF!8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6/10000)+2.63*10^-6*LN(#REF!816/10000)^2+6.75*10^-8*LN(#REF!8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7/10000)+2.63*10^-6*LN(#REF!817/10000)^2+6.75*10^-8*LN(#REF!8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8/10000)+2.63*10^-6*LN(#REF!818/10000)^2+6.75*10^-8*LN(#REF!8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19/10000)+2.63*10^-6*LN(#REF!819/10000)^2+6.75*10^-8*LN(#REF!8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0/10000)+2.63*10^-6*LN(#REF!820/10000)^2+6.75*10^-8*LN(#REF!8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1/10000)+2.63*10^-6*LN(#REF!821/10000)^2+6.75*10^-8*LN(#REF!8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2/10000)+2.63*10^-6*LN(#REF!822/10000)^2+6.75*10^-8*LN(#REF!8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3/10000)+2.63*10^-6*LN(#REF!823/10000)^2+6.75*10^-8*LN(#REF!8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4/10000)+2.63*10^-6*LN(#REF!824/10000)^2+6.75*10^-8*LN(#REF!8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5/10000)+2.63*10^-6*LN(#REF!825/10000)^2+6.75*10^-8*LN(#REF!8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6/10000)+2.63*10^-6*LN(#REF!826/10000)^2+6.75*10^-8*LN(#REF!8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7/10000)+2.63*10^-6*LN(#REF!827/10000)^2+6.75*10^-8*LN(#REF!8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8/10000)+2.63*10^-6*LN(#REF!828/10000)^2+6.75*10^-8*LN(#REF!8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29/10000)+2.63*10^-6*LN(#REF!829/10000)^2+6.75*10^-8*LN(#REF!8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0/10000)+2.63*10^-6*LN(#REF!830/10000)^2+6.75*10^-8*LN(#REF!8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1/10000)+2.63*10^-6*LN(#REF!831/10000)^2+6.75*10^-8*LN(#REF!8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2/10000)+2.63*10^-6*LN(#REF!832/10000)^2+6.75*10^-8*LN(#REF!8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3/10000)+2.63*10^-6*LN(#REF!833/10000)^2+6.75*10^-8*LN(#REF!8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4/10000)+2.63*10^-6*LN(#REF!834/10000)^2+6.75*10^-8*LN(#REF!8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5/10000)+2.63*10^-6*LN(#REF!835/10000)^2+6.75*10^-8*LN(#REF!8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6/10000)+2.63*10^-6*LN(#REF!836/10000)^2+6.75*10^-8*LN(#REF!8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7/10000)+2.63*10^-6*LN(#REF!837/10000)^2+6.75*10^-8*LN(#REF!8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8/10000)+2.63*10^-6*LN(#REF!838/10000)^2+6.75*10^-8*LN(#REF!8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39/10000)+2.63*10^-6*LN(#REF!839/10000)^2+6.75*10^-8*LN(#REF!8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0/10000)+2.63*10^-6*LN(#REF!840/10000)^2+6.75*10^-8*LN(#REF!8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1/10000)+2.63*10^-6*LN(#REF!841/10000)^2+6.75*10^-8*LN(#REF!8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2/10000)+2.63*10^-6*LN(#REF!842/10000)^2+6.75*10^-8*LN(#REF!8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3/10000)+2.63*10^-6*LN(#REF!843/10000)^2+6.75*10^-8*LN(#REF!8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4/10000)+2.63*10^-6*LN(#REF!844/10000)^2+6.75*10^-8*LN(#REF!8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5/10000)+2.63*10^-6*LN(#REF!845/10000)^2+6.75*10^-8*LN(#REF!8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6/10000)+2.63*10^-6*LN(#REF!846/10000)^2+6.75*10^-8*LN(#REF!8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7/10000)+2.63*10^-6*LN(#REF!847/10000)^2+6.75*10^-8*LN(#REF!8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8/10000)+2.63*10^-6*LN(#REF!848/10000)^2+6.75*10^-8*LN(#REF!8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49/10000)+2.63*10^-6*LN(#REF!849/10000)^2+6.75*10^-8*LN(#REF!8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0/10000)+2.63*10^-6*LN(#REF!850/10000)^2+6.75*10^-8*LN(#REF!8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1/10000)+2.63*10^-6*LN(#REF!851/10000)^2+6.75*10^-8*LN(#REF!8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2/10000)+2.63*10^-6*LN(#REF!852/10000)^2+6.75*10^-8*LN(#REF!8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3/10000)+2.63*10^-6*LN(#REF!853/10000)^2+6.75*10^-8*LN(#REF!8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4/10000)+2.63*10^-6*LN(#REF!854/10000)^2+6.75*10^-8*LN(#REF!8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5/10000)+2.63*10^-6*LN(#REF!855/10000)^2+6.75*10^-8*LN(#REF!8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6/10000)+2.63*10^-6*LN(#REF!856/10000)^2+6.75*10^-8*LN(#REF!8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7/10000)+2.63*10^-6*LN(#REF!857/10000)^2+6.75*10^-8*LN(#REF!8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8/10000)+2.63*10^-6*LN(#REF!858/10000)^2+6.75*10^-8*LN(#REF!8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59/10000)+2.63*10^-6*LN(#REF!859/10000)^2+6.75*10^-8*LN(#REF!8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0/10000)+2.63*10^-6*LN(#REF!860/10000)^2+6.75*10^-8*LN(#REF!8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1/10000)+2.63*10^-6*LN(#REF!861/10000)^2+6.75*10^-8*LN(#REF!8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2/10000)+2.63*10^-6*LN(#REF!862/10000)^2+6.75*10^-8*LN(#REF!8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3/10000)+2.63*10^-6*LN(#REF!863/10000)^2+6.75*10^-8*LN(#REF!8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4/10000)+2.63*10^-6*LN(#REF!864/10000)^2+6.75*10^-8*LN(#REF!8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5/10000)+2.63*10^-6*LN(#REF!865/10000)^2+6.75*10^-8*LN(#REF!8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6/10000)+2.63*10^-6*LN(#REF!866/10000)^2+6.75*10^-8*LN(#REF!8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7/10000)+2.63*10^-6*LN(#REF!867/10000)^2+6.75*10^-8*LN(#REF!8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8/10000)+2.63*10^-6*LN(#REF!868/10000)^2+6.75*10^-8*LN(#REF!8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69/10000)+2.63*10^-6*LN(#REF!869/10000)^2+6.75*10^-8*LN(#REF!8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0/10000)+2.63*10^-6*LN(#REF!870/10000)^2+6.75*10^-8*LN(#REF!8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1/10000)+2.63*10^-6*LN(#REF!871/10000)^2+6.75*10^-8*LN(#REF!8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2/10000)+2.63*10^-6*LN(#REF!872/10000)^2+6.75*10^-8*LN(#REF!8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3/10000)+2.63*10^-6*LN(#REF!873/10000)^2+6.75*10^-8*LN(#REF!8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4/10000)+2.63*10^-6*LN(#REF!874/10000)^2+6.75*10^-8*LN(#REF!8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5/10000)+2.63*10^-6*LN(#REF!875/10000)^2+6.75*10^-8*LN(#REF!8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6/10000)+2.63*10^-6*LN(#REF!876/10000)^2+6.75*10^-8*LN(#REF!8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7/10000)+2.63*10^-6*LN(#REF!877/10000)^2+6.75*10^-8*LN(#REF!8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8/10000)+2.63*10^-6*LN(#REF!878/10000)^2+6.75*10^-8*LN(#REF!8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79/10000)+2.63*10^-6*LN(#REF!879/10000)^2+6.75*10^-8*LN(#REF!8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0/10000)+2.63*10^-6*LN(#REF!880/10000)^2+6.75*10^-8*LN(#REF!8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1/10000)+2.63*10^-6*LN(#REF!881/10000)^2+6.75*10^-8*LN(#REF!8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2/10000)+2.63*10^-6*LN(#REF!882/10000)^2+6.75*10^-8*LN(#REF!8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3/10000)+2.63*10^-6*LN(#REF!883/10000)^2+6.75*10^-8*LN(#REF!8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4/10000)+2.63*10^-6*LN(#REF!884/10000)^2+6.75*10^-8*LN(#REF!8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5/10000)+2.63*10^-6*LN(#REF!885/10000)^2+6.75*10^-8*LN(#REF!8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6/10000)+2.63*10^-6*LN(#REF!886/10000)^2+6.75*10^-8*LN(#REF!8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7/10000)+2.63*10^-6*LN(#REF!887/10000)^2+6.75*10^-8*LN(#REF!8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8/10000)+2.63*10^-6*LN(#REF!888/10000)^2+6.75*10^-8*LN(#REF!8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89/10000)+2.63*10^-6*LN(#REF!889/10000)^2+6.75*10^-8*LN(#REF!8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0/10000)+2.63*10^-6*LN(#REF!890/10000)^2+6.75*10^-8*LN(#REF!8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1/10000)+2.63*10^-6*LN(#REF!891/10000)^2+6.75*10^-8*LN(#REF!8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2/10000)+2.63*10^-6*LN(#REF!892/10000)^2+6.75*10^-8*LN(#REF!8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3/10000)+2.63*10^-6*LN(#REF!893/10000)^2+6.75*10^-8*LN(#REF!8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4/10000)+2.63*10^-6*LN(#REF!894/10000)^2+6.75*10^-8*LN(#REF!8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5/10000)+2.63*10^-6*LN(#REF!895/10000)^2+6.75*10^-8*LN(#REF!8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6/10000)+2.63*10^-6*LN(#REF!896/10000)^2+6.75*10^-8*LN(#REF!8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7/10000)+2.63*10^-6*LN(#REF!897/10000)^2+6.75*10^-8*LN(#REF!8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8/10000)+2.63*10^-6*LN(#REF!898/10000)^2+6.75*10^-8*LN(#REF!8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899/10000)+2.63*10^-6*LN(#REF!899/10000)^2+6.75*10^-8*LN(#REF!8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0/10000)+2.63*10^-6*LN(#REF!900/10000)^2+6.75*10^-8*LN(#REF!9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1/10000)+2.63*10^-6*LN(#REF!901/10000)^2+6.75*10^-8*LN(#REF!9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2/10000)+2.63*10^-6*LN(#REF!902/10000)^2+6.75*10^-8*LN(#REF!9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3/10000)+2.63*10^-6*LN(#REF!903/10000)^2+6.75*10^-8*LN(#REF!9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4/10000)+2.63*10^-6*LN(#REF!904/10000)^2+6.75*10^-8*LN(#REF!9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5/10000)+2.63*10^-6*LN(#REF!905/10000)^2+6.75*10^-8*LN(#REF!9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6/10000)+2.63*10^-6*LN(#REF!906/10000)^2+6.75*10^-8*LN(#REF!9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7/10000)+2.63*10^-6*LN(#REF!907/10000)^2+6.75*10^-8*LN(#REF!9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8/10000)+2.63*10^-6*LN(#REF!908/10000)^2+6.75*10^-8*LN(#REF!9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09/10000)+2.63*10^-6*LN(#REF!909/10000)^2+6.75*10^-8*LN(#REF!9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0/10000)+2.63*10^-6*LN(#REF!910/10000)^2+6.75*10^-8*LN(#REF!9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1/10000)+2.63*10^-6*LN(#REF!911/10000)^2+6.75*10^-8*LN(#REF!9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2/10000)+2.63*10^-6*LN(#REF!912/10000)^2+6.75*10^-8*LN(#REF!9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3/10000)+2.63*10^-6*LN(#REF!913/10000)^2+6.75*10^-8*LN(#REF!9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4/10000)+2.63*10^-6*LN(#REF!914/10000)^2+6.75*10^-8*LN(#REF!9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5/10000)+2.63*10^-6*LN(#REF!915/10000)^2+6.75*10^-8*LN(#REF!9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6/10000)+2.63*10^-6*LN(#REF!916/10000)^2+6.75*10^-8*LN(#REF!9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7/10000)+2.63*10^-6*LN(#REF!917/10000)^2+6.75*10^-8*LN(#REF!9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8/10000)+2.63*10^-6*LN(#REF!918/10000)^2+6.75*10^-8*LN(#REF!9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19/10000)+2.63*10^-6*LN(#REF!919/10000)^2+6.75*10^-8*LN(#REF!9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0/10000)+2.63*10^-6*LN(#REF!920/10000)^2+6.75*10^-8*LN(#REF!9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1/10000)+2.63*10^-6*LN(#REF!921/10000)^2+6.75*10^-8*LN(#REF!9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2/10000)+2.63*10^-6*LN(#REF!922/10000)^2+6.75*10^-8*LN(#REF!9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3/10000)+2.63*10^-6*LN(#REF!923/10000)^2+6.75*10^-8*LN(#REF!9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4/10000)+2.63*10^-6*LN(#REF!924/10000)^2+6.75*10^-8*LN(#REF!9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5/10000)+2.63*10^-6*LN(#REF!925/10000)^2+6.75*10^-8*LN(#REF!9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6/10000)+2.63*10^-6*LN(#REF!926/10000)^2+6.75*10^-8*LN(#REF!92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7/10000)+2.63*10^-6*LN(#REF!927/10000)^2+6.75*10^-8*LN(#REF!92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8/10000)+2.63*10^-6*LN(#REF!928/10000)^2+6.75*10^-8*LN(#REF!92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29/10000)+2.63*10^-6*LN(#REF!929/10000)^2+6.75*10^-8*LN(#REF!92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0/10000)+2.63*10^-6*LN(#REF!930/10000)^2+6.75*10^-8*LN(#REF!93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1/10000)+2.63*10^-6*LN(#REF!931/10000)^2+6.75*10^-8*LN(#REF!93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2/10000)+2.63*10^-6*LN(#REF!932/10000)^2+6.75*10^-8*LN(#REF!93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3/10000)+2.63*10^-6*LN(#REF!933/10000)^2+6.75*10^-8*LN(#REF!93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4/10000)+2.63*10^-6*LN(#REF!934/10000)^2+6.75*10^-8*LN(#REF!93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5/10000)+2.63*10^-6*LN(#REF!935/10000)^2+6.75*10^-8*LN(#REF!93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6/10000)+2.63*10^-6*LN(#REF!936/10000)^2+6.75*10^-8*LN(#REF!93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7/10000)+2.63*10^-6*LN(#REF!937/10000)^2+6.75*10^-8*LN(#REF!93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8/10000)+2.63*10^-6*LN(#REF!938/10000)^2+6.75*10^-8*LN(#REF!93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39/10000)+2.63*10^-6*LN(#REF!939/10000)^2+6.75*10^-8*LN(#REF!93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0/10000)+2.63*10^-6*LN(#REF!940/10000)^2+6.75*10^-8*LN(#REF!94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1/10000)+2.63*10^-6*LN(#REF!941/10000)^2+6.75*10^-8*LN(#REF!94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2/10000)+2.63*10^-6*LN(#REF!942/10000)^2+6.75*10^-8*LN(#REF!94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3/10000)+2.63*10^-6*LN(#REF!943/10000)^2+6.75*10^-8*LN(#REF!94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4/10000)+2.63*10^-6*LN(#REF!944/10000)^2+6.75*10^-8*LN(#REF!94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5/10000)+2.63*10^-6*LN(#REF!945/10000)^2+6.75*10^-8*LN(#REF!94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6/10000)+2.63*10^-6*LN(#REF!946/10000)^2+6.75*10^-8*LN(#REF!94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7/10000)+2.63*10^-6*LN(#REF!947/10000)^2+6.75*10^-8*LN(#REF!94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8/10000)+2.63*10^-6*LN(#REF!948/10000)^2+6.75*10^-8*LN(#REF!94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49/10000)+2.63*10^-6*LN(#REF!949/10000)^2+6.75*10^-8*LN(#REF!94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0/10000)+2.63*10^-6*LN(#REF!950/10000)^2+6.75*10^-8*LN(#REF!95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1/10000)+2.63*10^-6*LN(#REF!951/10000)^2+6.75*10^-8*LN(#REF!95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2/10000)+2.63*10^-6*LN(#REF!952/10000)^2+6.75*10^-8*LN(#REF!95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3/10000)+2.63*10^-6*LN(#REF!953/10000)^2+6.75*10^-8*LN(#REF!95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4/10000)+2.63*10^-6*LN(#REF!954/10000)^2+6.75*10^-8*LN(#REF!95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5/10000)+2.63*10^-6*LN(#REF!955/10000)^2+6.75*10^-8*LN(#REF!95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6/10000)+2.63*10^-6*LN(#REF!956/10000)^2+6.75*10^-8*LN(#REF!95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7/10000)+2.63*10^-6*LN(#REF!957/10000)^2+6.75*10^-8*LN(#REF!95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8/10000)+2.63*10^-6*LN(#REF!958/10000)^2+6.75*10^-8*LN(#REF!95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59/10000)+2.63*10^-6*LN(#REF!959/10000)^2+6.75*10^-8*LN(#REF!95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0/10000)+2.63*10^-6*LN(#REF!960/10000)^2+6.75*10^-8*LN(#REF!96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1/10000)+2.63*10^-6*LN(#REF!961/10000)^2+6.75*10^-8*LN(#REF!96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2/10000)+2.63*10^-6*LN(#REF!962/10000)^2+6.75*10^-8*LN(#REF!96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3/10000)+2.63*10^-6*LN(#REF!963/10000)^2+6.75*10^-8*LN(#REF!96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4/10000)+2.63*10^-6*LN(#REF!964/10000)^2+6.75*10^-8*LN(#REF!96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5/10000)+2.63*10^-6*LN(#REF!965/10000)^2+6.75*10^-8*LN(#REF!96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6/10000)+2.63*10^-6*LN(#REF!966/10000)^2+6.75*10^-8*LN(#REF!96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7/10000)+2.63*10^-6*LN(#REF!967/10000)^2+6.75*10^-8*LN(#REF!96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8/10000)+2.63*10^-6*LN(#REF!968/10000)^2+6.75*10^-8*LN(#REF!96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69/10000)+2.63*10^-6*LN(#REF!969/10000)^2+6.75*10^-8*LN(#REF!96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0/10000)+2.63*10^-6*LN(#REF!970/10000)^2+6.75*10^-8*LN(#REF!97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1/10000)+2.63*10^-6*LN(#REF!971/10000)^2+6.75*10^-8*LN(#REF!97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2/10000)+2.63*10^-6*LN(#REF!972/10000)^2+6.75*10^-8*LN(#REF!97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3/10000)+2.63*10^-6*LN(#REF!973/10000)^2+6.75*10^-8*LN(#REF!97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4/10000)+2.63*10^-6*LN(#REF!974/10000)^2+6.75*10^-8*LN(#REF!97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5/10000)+2.63*10^-6*LN(#REF!975/10000)^2+6.75*10^-8*LN(#REF!97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6/10000)+2.63*10^-6*LN(#REF!976/10000)^2+6.75*10^-8*LN(#REF!97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7/10000)+2.63*10^-6*LN(#REF!977/10000)^2+6.75*10^-8*LN(#REF!97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8/10000)+2.63*10^-6*LN(#REF!978/10000)^2+6.75*10^-8*LN(#REF!97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79/10000)+2.63*10^-6*LN(#REF!979/10000)^2+6.75*10^-8*LN(#REF!97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0/10000)+2.63*10^-6*LN(#REF!980/10000)^2+6.75*10^-8*LN(#REF!98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1/10000)+2.63*10^-6*LN(#REF!981/10000)^2+6.75*10^-8*LN(#REF!98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2/10000)+2.63*10^-6*LN(#REF!982/10000)^2+6.75*10^-8*LN(#REF!98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3/10000)+2.63*10^-6*LN(#REF!983/10000)^2+6.75*10^-8*LN(#REF!98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4/10000)+2.63*10^-6*LN(#REF!984/10000)^2+6.75*10^-8*LN(#REF!98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5/10000)+2.63*10^-6*LN(#REF!985/10000)^2+6.75*10^-8*LN(#REF!98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6/10000)+2.63*10^-6*LN(#REF!986/10000)^2+6.75*10^-8*LN(#REF!98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7/10000)+2.63*10^-6*LN(#REF!987/10000)^2+6.75*10^-8*LN(#REF!98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8/10000)+2.63*10^-6*LN(#REF!988/10000)^2+6.75*10^-8*LN(#REF!98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89/10000)+2.63*10^-6*LN(#REF!989/10000)^2+6.75*10^-8*LN(#REF!98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0/10000)+2.63*10^-6*LN(#REF!990/10000)^2+6.75*10^-8*LN(#REF!99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1/10000)+2.63*10^-6*LN(#REF!991/10000)^2+6.75*10^-8*LN(#REF!99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2/10000)+2.63*10^-6*LN(#REF!992/10000)^2+6.75*10^-8*LN(#REF!99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3/10000)+2.63*10^-6*LN(#REF!993/10000)^2+6.75*10^-8*LN(#REF!99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4/10000)+2.63*10^-6*LN(#REF!994/10000)^2+6.75*10^-8*LN(#REF!99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5/10000)+2.63*10^-6*LN(#REF!995/10000)^2+6.75*10^-8*LN(#REF!99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6/10000)+2.63*10^-6*LN(#REF!996/10000)^2+6.75*10^-8*LN(#REF!99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7/10000)+2.63*10^-6*LN(#REF!997/10000)^2+6.75*10^-8*LN(#REF!99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8/10000)+2.63*10^-6*LN(#REF!998/10000)^2+6.75*10^-8*LN(#REF!99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999/10000)+2.63*10^-6*LN(#REF!999/10000)^2+6.75*10^-8*LN(#REF!99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0/10000)+2.63*10^-6*LN(#REF!1000/10000)^2+6.75*10^-8*LN(#REF!100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1/10000)+2.63*10^-6*LN(#REF!1001/10000)^2+6.75*10^-8*LN(#REF!100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2/10000)+2.63*10^-6*LN(#REF!1002/10000)^2+6.75*10^-8*LN(#REF!100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3/10000)+2.63*10^-6*LN(#REF!1003/10000)^2+6.75*10^-8*LN(#REF!100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4/10000)+2.63*10^-6*LN(#REF!1004/10000)^2+6.75*10^-8*LN(#REF!100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5/10000)+2.63*10^-6*LN(#REF!1005/10000)^2+6.75*10^-8*LN(#REF!100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6/10000)+2.63*10^-6*LN(#REF!1006/10000)^2+6.75*10^-8*LN(#REF!100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7/10000)+2.63*10^-6*LN(#REF!1007/10000)^2+6.75*10^-8*LN(#REF!100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8/10000)+2.63*10^-6*LN(#REF!1008/10000)^2+6.75*10^-8*LN(#REF!100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09/10000)+2.63*10^-6*LN(#REF!1009/10000)^2+6.75*10^-8*LN(#REF!100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0/10000)+2.63*10^-6*LN(#REF!1010/10000)^2+6.75*10^-8*LN(#REF!101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1/10000)+2.63*10^-6*LN(#REF!1011/10000)^2+6.75*10^-8*LN(#REF!101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2/10000)+2.63*10^-6*LN(#REF!1012/10000)^2+6.75*10^-8*LN(#REF!101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3/10000)+2.63*10^-6*LN(#REF!1013/10000)^2+6.75*10^-8*LN(#REF!101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4/10000)+2.63*10^-6*LN(#REF!1014/10000)^2+6.75*10^-8*LN(#REF!101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5/10000)+2.63*10^-6*LN(#REF!1015/10000)^2+6.75*10^-8*LN(#REF!101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6/10000)+2.63*10^-6*LN(#REF!1016/10000)^2+6.75*10^-8*LN(#REF!1016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7/10000)+2.63*10^-6*LN(#REF!1017/10000)^2+6.75*10^-8*LN(#REF!1017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8/10000)+2.63*10^-6*LN(#REF!1018/10000)^2+6.75*10^-8*LN(#REF!1018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19/10000)+2.63*10^-6*LN(#REF!1019/10000)^2+6.75*10^-8*LN(#REF!1019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20/10000)+2.63*10^-6*LN(#REF!1020/10000)^2+6.75*10^-8*LN(#REF!1020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21/10000)+2.63*10^-6*LN(#REF!1021/10000)^2+6.75*10^-8*LN(#REF!1021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22/10000)+2.63*10^-6*LN(#REF!1022/10000)^2+6.75*10^-8*LN(#REF!1022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23/10000)+2.63*10^-6*LN(#REF!1023/10000)^2+6.75*10^-8*LN(#REF!1023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24/10000)+2.63*10^-6*LN(#REF!1024/10000)^2+6.75*10^-8*LN(#REF!1024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8" table:formula="of:=-273.15+1/(3.35*10^-3+2.57*10^-4*LN(#REF!1025/10000)+2.63*10^-6*LN(#REF!1025/10000)^2+6.75*10^-8*LN(#REF!1025/10000)^3)" office:value-type="float" office:value="0">
            <text:p>#NAME?</text:p>
          </table:table-cell>
          <table:table-cell office:value-type="string">
            <text:p>,</text:p>
          </table:table-cell>
        </table:table-row>
        <table:table-row table:style-name="ro2" table:number-rows-repeated="645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.00.0000</text:date>, <text:time style:data-style-name="N2" text:time-value="0000-00-00T11:46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Cameron Stoker</meta:initial-creator>
    <meta:creation-date>2007-04-15T21:31:58</meta:creation-date>
    <dc:date>2013-05-09T12:05:37</dc:date>
    <dc:language>en-US</dc:language>
    <meta:editing-cycles>10</meta:editing-cycles>
    <meta:editing-duration>PT1H7M30S</meta:editing-duration>
    <dc:creator>Victor Antonovich</dc:creator>
    <meta:document-statistic meta:table-count="3" meta:cell-count="3333" meta:object-count="0"/>
    <meta:user-defined meta:name="Info 1"/>
    <meta:user-defined meta:name="Info 2"/>
    <meta:user-defined meta:name="Info 3"/>
    <meta:user-defined meta:name="Info 4"/>
  </office:meta>
</office:document-meta>
</file>